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微软雅黑" svg:font-family="微软雅黑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co1" style:family="table-column">
      <style:table-column-properties fo:break-before="auto" style:column-width="52.39mm"/>
    </style:style>
    <style:style style:name="co2" style:family="table-column">
      <style:table-column-properties fo:break-before="auto" style:column-width="38.1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41.8mm"/>
    </style:style>
    <style:style style:name="co5" style:family="table-column">
      <style:table-column-properties fo:break-before="auto" style:column-width="35.72mm"/>
    </style:style>
    <style:style style:name="co6" style:family="table-column">
      <style:table-column-properties fo:break-before="auto" style:column-width="27.52mm"/>
    </style:style>
    <style:style style:name="co7" style:family="table-column">
      <style:table-column-properties fo:break-before="auto" style:column-width="27.78mm"/>
    </style:style>
    <style:style style:name="co8" style:family="table-column">
      <style:table-column-properties fo:break-before="auto" style:column-width="51.59mm"/>
    </style:style>
    <style:style style:name="co9" style:family="table-column">
      <style:table-column-properties fo:break-before="auto" style:column-width="37.04mm"/>
    </style:style>
    <style:style style:name="co10" style:family="table-column">
      <style:table-column-properties fo:break-before="auto" style:column-width="31.49mm"/>
    </style:style>
    <style:style style:name="co11" style:family="table-column">
      <style:table-column-properties fo:break-before="auto" style:column-width="30.96mm"/>
    </style:style>
    <style:style style:name="co12" style:family="table-column">
      <style:table-column-properties fo:break-before="auto" style:column-width="22.23mm"/>
    </style:style>
    <style:style style:name="co13" style:family="table-column">
      <style:table-column-properties fo:break-before="auto" style:column-width="28.05mm"/>
    </style:style>
    <style:style style:name="co14" style:family="table-column">
      <style:table-column-properties fo:break-before="auto" style:column-width="24.34mm"/>
    </style:style>
    <style:style style:name="co15" style:family="table-column">
      <style:table-column-properties fo:break-before="auto" style:column-width="33.87mm"/>
    </style:style>
    <style:style style:name="co16" style:family="table-column">
      <style:table-column-properties fo:break-before="auto" style:column-width="23.28mm"/>
    </style:style>
    <style:style style:name="co17" style:family="table-column">
      <style:table-column-properties fo:break-before="auto" style:column-width="26.99mm"/>
    </style:style>
    <style:style style:name="co18" style:family="table-column">
      <style:table-column-properties fo:break-before="auto" style:column-width="36.78mm"/>
    </style:style>
    <style:style style:name="co19" style:family="table-column">
      <style:table-column-properties fo:break-before="auto" style:column-width="40.75mm"/>
    </style:style>
    <style:style style:name="co20" style:family="table-column">
      <style:table-column-properties fo:break-before="auto" style:column-width="32.54mm"/>
    </style:style>
    <style:style style:name="co21" style:family="table-column">
      <style:table-column-properties fo:break-before="auto" style:column-width="39.42mm"/>
    </style:style>
    <style:style style:name="co22" style:family="table-column">
      <style:table-column-properties fo:break-before="auto" style:column-width="41.54mm"/>
    </style:style>
    <style:style style:name="co23" style:family="table-column">
      <style:table-column-properties fo:break-before="auto" style:column-width="30.43mm"/>
    </style:style>
    <style:style style:name="co24" style:family="table-column">
      <style:table-column-properties fo:break-before="auto" style:column-width="30.16mm"/>
    </style:style>
    <style:style style:name="co25" style:family="table-column">
      <style:table-column-properties fo:break-before="auto" style:column-width="35.45mm"/>
    </style:style>
    <style:style style:name="co26" style:family="table-column">
      <style:table-column-properties fo:break-before="auto" style:column-width="59mm"/>
    </style:style>
    <style:style style:name="co27" style:family="table-column">
      <style:table-column-properties fo:break-before="auto" style:column-width="26.46mm"/>
    </style:style>
    <style:style style:name="co28" style:family="table-column">
      <style:table-column-properties fo:break-before="auto" style:column-width="53.9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6.09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8.47mm" fo:break-before="auto" style:use-optimal-row-height="false"/>
    </style:style>
    <style:style style:name="ro5" style:family="table-row">
      <style:table-row-properties style:row-height="14.29mm" fo:break-before="auto" style:use-optimal-row-height="true"/>
    </style:style>
    <style:style style:name="ro6" style:family="table-row">
      <style:table-row-properties style:row-height="4.76mm" fo:break-before="auto" style:use-optimal-row-height="false"/>
    </style:style>
    <style:style style:name="ro7" style:family="table-row">
      <style:table-row-properties style:row-height="6.58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6.6mm" fo:break-before="auto" style:use-optimal-row-height="true"/>
    </style:style>
    <style:style style:name="ro10" style:family="table-row">
      <style:table-row-properties style:row-height="18.77mm" fo:break-before="auto" style:use-optimal-row-height="true"/>
    </style:style>
    <style:style style:name="ro11" style:family="table-row">
      <style:table-row-properties style:row-height="5.27mm" fo:break-before="auto" style:use-optimal-row-height="true"/>
    </style:style>
    <style:style style:name="ro12" style:family="table-row">
      <style:table-row-properties style:row-height="16.4mm" fo:break-before="auto" style:use-optimal-row-height="false"/>
    </style:style>
    <style:style style:name="ro13" style:family="table-row">
      <style:table-row-properties style:row-height="5.03mm" fo:break-before="auto" style:use-optimal-row-height="true"/>
    </style:style>
    <style:style style:name="ro14" style:family="table-row">
      <style:table-row-properties style:row-height="10.92mm" fo:break-before="auto" style:use-optimal-row-height="false"/>
    </style:style>
    <style:style style:name="ro15" style:family="table-row">
      <style:table-row-properties style:row-height="7.06mm" fo:break-before="auto" style:use-optimal-row-height="false"/>
    </style:style>
    <style:style style:name="ro16" style:family="table-row">
      <style:table-row-properties style:row-height="7.13mm" fo:break-before="auto" style:use-optimal-row-height="true"/>
    </style:style>
    <style:style style:name="ro17" style:family="table-row">
      <style:table-row-properties style:row-height="5.29mm" fo:break-before="auto" style:use-optimal-row-height="true"/>
    </style:style>
    <style:style style:name="ro18" style:family="table-row">
      <style:table-row-properties style:row-height="7.76mm" fo:break-before="auto" style:use-optimal-row-height="false"/>
    </style:style>
    <style:style style:name="ro19" style:family="table-row">
      <style:table-row-properties style:row-height="19.05mm" fo:break-before="auto" style:use-optimal-row-height="true"/>
    </style:style>
    <style:style style:name="ta1" style:family="table" style:master-page-name="PageStyle_5f_市场信息管理汇总">
      <style:table-properties table:display="true" style:writing-mode="lr-tb"/>
    </style:style>
    <style:style style:name="ta2" style:family="table" style:master-page-name="PageStyle_5f_市场信息记录">
      <style:table-properties table:display="true" style:writing-mode="lr-tb"/>
    </style:style>
    <style:style style:name="ta3" style:family="table" style:master-page-name="PageStyle_5f_市场信息初步分析">
      <style:table-properties table:display="true" style:writing-mode="lr-tb"/>
    </style:style>
    <style:style style:name="ta4" style:family="table" style:master-page-name="PageStyle_5f_市场信息管理汇总-图表">
      <style:table-properties table:display="true" style:writing-mode="lr-tb"/>
    </style:style>
    <style:style style:name="ce1" style:family="table-cell" style:parent-style-name="Default" style:data-style-name="N0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微软雅黑" fo:font-size="11pt" fo:font-style="normal" fo:text-shadow="none" style:text-underline-style="none" fo:font-weight="bold" style:font-size-asian="11pt" style:font-style-asian="normal" style:font-weight-asian="bold" style:font-name-complex="微软雅黑" style:font-size-complex="11pt" style:font-style-complex="normal" style:font-weight-complex="bold"/>
    </style:style>
    <style:style style:name="ce2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微软雅黑" fo:font-size="12pt" fo:font-style="normal" fo:text-shadow="none" style:text-underline-style="none" fo:font-weight="normal" style:font-size-asian="12pt" style:font-style-asian="normal" style:font-weight-asian="normal" style:font-name-complex="微软雅黑" style:font-size-complex="12pt" style:font-style-complex="normal" style:font-weight-complex="normal"/>
    </style:style>
    <style:style style:name="ce3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name-complex="宋体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name-complex="宋体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name-complex="宋体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name-complex="宋体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name-complex="宋体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微软雅黑" fo:font-size="11pt" fo:font-style="normal" fo:text-shadow="none" style:text-underline-style="none" fo:font-weight="bold" style:font-size-asian="11pt" style:font-style-asian="normal" style:font-weight-asian="bold" style:font-name-complex="微软雅黑" style:font-size-complex="11pt" style:font-style-complex="normal" style:font-weight-complex="bold"/>
    </style:style>
    <style:style style:name="ce13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微软雅黑" fo:font-size="11pt" fo:font-style="normal" fo:text-shadow="none" style:text-underline-style="none" fo:font-weight="normal" style:font-size-asian="11pt" style:font-style-asian="normal" style:font-weight-asian="normal" style:font-name-complex="微软雅黑" style:font-size-complex="11pt" style:font-style-complex="normal" style:font-weight-complex="normal"/>
    </style:style>
    <style:style style:name="ce14" style:family="table-cell" style:parent-style-name="Default" style:data-style-name="N0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17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思源黑体 CN Regular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19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2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21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2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23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2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思源黑体 CN Regular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2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微软雅黑" fo:font-size="12pt" fo:font-style="normal" fo:text-shadow="none" style:text-underline-style="none" fo:font-weight="normal" style:font-size-asian="12pt" style:font-style-asian="normal" style:font-weight-asian="normal" style:font-name-complex="微软雅黑" style:font-size-complex="12pt" style:font-style-complex="normal" style:font-weight-complex="normal"/>
    </style:style>
    <style:style style:name="ce28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29" style:family="table-cell" style:parent-style-name="Default" style:data-style-name="N0">
      <style:table-cell-properties fo:background-color="#00b05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30" style:family="table-cell" style:parent-style-name="Default" style:data-style-name="N0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3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32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33" style:family="table-cell" style:parent-style-name="Default" style:data-style-name="N0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34" style:family="table-cell" style:parent-style-name="Default" style:data-style-name="N0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35" style:family="table-cell" style:parent-style-name="Default" style:data-style-name="N0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36" style:family="table-cell" style:parent-style-name="Default" style:data-style-name="N0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37" style:family="table-cell" style:parent-style-name="Default" style:data-style-name="N0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38" style:family="table-cell" style:parent-style-name="Default" style:data-style-name="N139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39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思源黑体 CN Regular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40" style:family="table-cell" style:parent-style-name="Default" style:data-style-name="N0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41" style:family="table-cell" style:parent-style-name="Default" style:data-style-name="N0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42" style:family="table-cell" style:parent-style-name="Default" style:data-style-name="N0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43" style:family="table-cell" style:parent-style-name="Default" style:data-style-name="N144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44" style:family="table-cell" style:parent-style-name="Default" style:data-style-name="N0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45" style:family="table-cell" style:parent-style-name="Default" style:data-style-name="N0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46" style:family="table-cell" style:parent-style-name="Default" style:data-style-name="N0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48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49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50" style:family="table-cell" style:parent-style-name="常规_20_2">
      <style:table-cell-properties fo:background-color="#ff00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1" style:family="table-cell" style:parent-style-name="常规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2" style:family="table-cell" style:parent-style-name="Default" style:data-style-name="N0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53" style:family="table-cell" style:parent-style-name="常规_20_2">
      <style:table-cell-properties style:rotation-align="none"/>
    </style:style>
    <style:style style:name="ce54" style:family="table-cell" style:parent-style-name="常规_20_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5" style:family="table-cell" style:parent-style-name="Default" style:data-style-name="N139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56" style:family="table-cell" style:parent-style-name="常规_20_2">
      <style:table-cell-properties style:rotation-align="none"/>
      <style:text-properties style:font-name="宋体" style:font-name-asian="思源黑体 CN Regular" style:font-name-complex="宋体"/>
    </style:style>
    <style:style style:name="ce57" style:family="table-cell" style:parent-style-name="常规_20_2">
      <style:table-cell-properties fo:background-color="#ff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8" style:family="table-cell" style:parent-style-name="Default" style:data-style-name="N139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59" style:family="table-cell" style:parent-style-name="Default" style:data-style-name="N139">
      <style:table-cell-properties fo:background-color="#ff00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60" style:family="table-cell" style:parent-style-name="常规_20_2">
      <style:table-cell-properties fo:background-color="#00b0f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1" style:family="table-cell" style:parent-style-name="Default" style:data-style-name="N139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62" style:family="table-cell" style:parent-style-name="常规_20_2">
      <style:table-cell-properties fo:background-color="#ff0000" style:diagonal-bl-tr="none" style:diagonal-tl-br="none" fo:border="0.74pt solid #000000" style:rotation-align="none"/>
    </style:style>
    <style:style style:name="ce63" style:family="table-cell" style:parent-style-name="Default" style:data-style-name="N139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64" style:family="table-cell" style:parent-style-name="常规_20_2">
      <style:table-cell-properties fo:background-color="#00b0f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65" style:family="table-cell" style:parent-style-name="常规_20_2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6" style:family="table-cell" style:parent-style-name="Default" style:data-style-name="N139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67" style:family="table-cell" style:parent-style-name="Default" style:data-style-name="N139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68" style:family="table-cell" style:parent-style-name="Default" style:data-style-name="N139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69" style:family="table-cell" style:parent-style-name="常规_20_2">
      <style:table-cell-properties fo:background-color="#fdead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0" style:family="table-cell" style:parent-style-name="常规_20_2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1" style:family="table-cell" style:parent-style-name="常规_20_2" style:data-style-name="N139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72" style:family="table-cell" style:parent-style-name="常规_20_2">
      <style:table-cell-properties fo:background-color="#fdead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3" style:family="table-cell" style:parent-style-name="Default" style:data-style-name="N139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74" style:family="table-cell" style:parent-style-name="Default" style:data-style-name="N139">
      <style:table-cell-properties fo:background-color="#66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75" style:family="table-cell" style:parent-style-name="常规_20_2">
      <style:table-cell-properties fo:background-color="#fdeada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6" style:family="table-cell" style:parent-style-name="常规_20_2">
      <style:table-cell-properties fo:background-color="#fac09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77" style:family="table-cell" style:parent-style-name="常规_20_2">
      <style:table-cell-properties fo:background-color="#fac09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8" style:family="table-cell" style:parent-style-name="Default" style:data-style-name="N139">
      <style:table-cell-properties fo:background-color="#66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79" style:family="table-cell" style:parent-style-name="常规_20_2">
      <style:table-cell-properties fo:background-color="#92d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0" style:family="table-cell" style:parent-style-name="常规_20_2">
      <style:table-cell-properties style:diagonal-bl-tr="none" style:diagonal-tl-br="none" fo:border="0.74pt solid #000000" style:rotation-align="none"/>
    </style:style>
    <style:style style:name="ce81" style:family="table-cell" style:parent-style-name="Default" style:data-style-name="N139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82" style:family="table-cell" style:parent-style-name="常规_20_2">
      <style:table-cell-properties fo:border-bottom="0.74pt solid #000000" fo:background-color="#92d05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83" style:family="table-cell" style:parent-style-name="常规_20_2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84" style:family="table-cell" style:parent-style-name="Default" style:data-style-name="N139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85" style:family="table-cell" style:parent-style-name="常规_20_2">
      <style:table-cell-properties fo:wrap-option="wrap" style:rotation-align="none"/>
    </style:style>
    <style:style style:name="ce86" style:family="table-cell" style:parent-style-name="常规_20_2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7" style:family="table-cell" style:parent-style-name="Default" style:data-style-name="N139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88" style:family="table-cell" style:parent-style-name="Default" style:data-style-name="N139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89" style:family="table-cell" style:parent-style-name="Default" style:data-style-name="N139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90" style:family="table-cell" style:parent-style-name="Default" style:data-style-name="N139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91" style:family="table-cell" style:parent-style-name="Default" style:data-style-name="N139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92" style:family="table-cell" style:parent-style-name="Default" style:data-style-name="N139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93" style:family="table-cell" style:parent-style-name="Default" style:data-style-name="N139">
      <style:table-cell-properties fo:background-color="#ff00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94" style:family="table-cell" style:parent-style-name="Default" style:data-style-name="N139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95" style:family="table-cell" style:parent-style-name="Default" style:data-style-name="N139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96" style:family="table-cell" style:parent-style-name="Default" style:data-style-name="N139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97" style:family="table-cell" style:parent-style-name="Default" style:data-style-name="N139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98" style:family="table-cell" style:parent-style-name="Default" style:data-style-name="N139">
      <style:table-cell-properties fo:background-color="#95b3d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99" style:family="table-cell" style:parent-style-name="Default" style:data-style-name="N139">
      <style:table-cell-properties fo:background-color="#95b3d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100" style:family="table-cell" style:parent-style-name="Default" style:data-style-name="N139">
      <style:table-cell-properties fo:background-color="#95b3d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101" style:family="table-cell" style:parent-style-name="Default" style:data-style-name="N139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02" style:family="table-cell" style:parent-style-name="Default">
      <style:text-properties style:font-name="宋体" style:font-name-asian="思源黑体 CN Regular" style:font-name-complex="宋体"/>
    </style:style>
    <style:style style:name="ce10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4.6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8.85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36.68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32.66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22.55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7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30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4.66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36.3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30.55mm" fo:min-width="29mm" fo:padding-top="1mm" fo:padding-bottom="1mm" fo:padding-left="1mm" fo:padding-right="1mm" draw:shadow="hidden" draw:shadow-offset-x="1mm" draw:shadow-offset-y="1mm" draw:caption-escape-direction="auto"/>
    </style:style>
    <style:style style:name="gr1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32.65mm" fo:min-width="29mm" fo:padding-top="1mm" fo:padding-bottom="1mm" fo:padding-left="1mm" fo:padding-right="1mm" draw:shadow="hidden" draw:shadow-offset-x="1mm" draw:shadow-offset-y="1mm" draw:caption-escape-direction="auto"/>
    </style:style>
    <style:style style:name="gr1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30.53mm" fo:min-width="29mm" fo:padding-top="1mm" fo:padding-bottom="1mm" fo:padding-left="1mm" fo:padding-right="1mm" draw:shadow="hidden" draw:shadow-offset-x="1mm" draw:shadow-offset-y="1mm" draw:caption-escape-direction="auto"/>
    </style:style>
    <style:style style:name="gr1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24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20.7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22.67mm" fo:min-width="29mm" fo:padding-top="1mm" fo:padding-bottom="1mm" fo:padding-left="1mm" fo:padding-right="1mm" draw:shadow="hidden" draw:shadow-offset-x="1mm" draw:shadow-offset-y="1mm" draw:caption-escape-direction="auto"/>
    </style:style>
    <style:style style:name="gr1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8.97mm" fo:min-width="29mm" fo:padding-top="1mm" fo:padding-bottom="1mm" fo:padding-left="1mm" fo:padding-right="1mm" draw:shadow="hidden" draw:shadow-offset-x="1mm" draw:shadow-offset-y="1mm" draw:caption-escape-direction="auto"/>
    </style:style>
    <style:style style:name="gr1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宋体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思源黑体 CN Regular" style:font-size-asian="9pt" style:language-asian="zh" style:country-asian="CN" style:font-style-asian="normal" style:font-weight-asian="bold" style:font-name-complex="宋体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宋体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思源黑体 CN Regular" style:font-size-asian="9pt" style:language-asian="zh" style:country-asian="CN" style:font-style-asian="normal" style:font-weight-asian="bold" style:font-name-complex="宋体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宋体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思源黑体 CN Regular" style:font-size-asian="11pt" style:language-asian="zh" style:country-asian="CN" style:font-style-asian="normal" style:font-weight-asian="normal" style:font-name-complex="宋体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宋体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思源黑体 CN Regular" style:font-size-asian="11pt" style:language-asian="zh" style:country-asian="CN" style:font-style-asian="normal" style:font-weight-asian="normal" style:font-name-complex="宋体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宋体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思源黑体 CN Regular" style:font-size-asian="9pt" style:language-asian="zh" style:country-asian="CN" style:font-style-asian="normal" style:font-weight-asian="bold" style:font-name-complex="宋体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text-position="0% 100%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思源黑体 CN Regular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宋体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思源黑体 CN Regular" style:font-size-asian="9pt" style:language-asian="zh" style:country-asian="CN" style:font-style-asian="normal" style:font-weight-asian="normal" style:font-name-complex="宋体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text-position="0% 100%" fo:font-family="Taho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思源黑体 CN Regular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宋体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思源黑体 CN Regular" style:font-size-asian="11pt" style:language-asian="zh" style:country-asian="CN" style:font-style-asian="normal" style:font-weight-asian="normal" style:font-name-complex="宋体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宋体" fo:font-size="9pt" fo:font-style="normal" fo:text-shadow="none" style:text-underline-style="none" fo:font-weight="bold" style:font-size-asian="9pt" style:font-style-asian="normal" style:font-weight-asian="bold" style:font-name-complex="宋体" style:font-size-complex="9pt" style:font-style-complex="normal" style:font-weight-complex="bold"/>
    </style:style>
    <style:style style:name="T7" style:family="text">
      <style:text-properties style:use-window-font-color="true" style:text-outline="false" style:text-line-through-style="none" style:text-line-through-type="none" style:text-position="0% 100%" fo:font-family="Tahoma" fo:font-size="9pt" fo:font-style="normal" fo:text-shadow="none" style:text-underline-style="none" fo:font-weight="bold" style:font-size-asian="9pt" style:font-style-asian="normal" style:font-weight-asian="bold" style:font-family-complex="Tahoma" style:font-size-complex="9pt" style:font-style-complex="normal" style:font-weight-complex="bold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宋体" fo:font-size="9pt" fo:font-style="normal" fo:text-shadow="none" style:text-underline-style="none" fo:font-weight="normal" style:font-size-asian="9pt" style:font-style-asian="normal" style:font-weight-asian="normal" style:font-name-complex="宋体" style:font-size-complex="9pt" style:font-style-complex="normal" style:font-weight-complex="normal"/>
    </style:style>
    <style:style style:name="T9" style:family="text">
      <style:text-properties style:use-window-font-color="true" style:text-outline="false" style:text-line-through-style="none" style:text-line-through-type="none" style:text-position="0% 100%" fo:font-family="Tahoma" fo:font-size="9pt" fo:font-style="normal" fo:text-shadow="none" style:text-underline-style="none" fo:font-weight="normal" style:font-size-asian="9pt" style:font-style-asian="normal" style:font-weight-asian="normal" style:font-family-complex="Tahoma" style:font-size-complex="9pt" style:font-style-complex="normal" style:font-weight-complex="normal"/>
    </style:style>
    <style:style style:name="T10" style:family="text">
      <style:text-properties fo:color="#000000" style:font-name="宋体" fo:font-size="11pt" fo:font-weight="bold" style:text-underline-style="none" style:text-underline-color="font-color" style:text-line-through-type="none" fo:font-style="normal" style:text-outline="false" fo:text-shadow="none" style:text-position="0%" style:font-name-complex="宋体" style:font-size-asian="11pt" style:font-size-complex="11pt" style:font-weight-asian="bold" style:font-weight-complex="bold" style:font-style-asian="normal" style:font-style-complex="normal"/>
    </style:style>
    <style:style style:name="T11" style:family="text">
      <style:text-properties style:font-name-complex="宋体" style:font-name="宋体" fo:font-weight="bold" style:font-weight-asian="bold" style:font-size-complex="11pt" style:font-size-asian="11pt" style:font-weight-complex="bold" style:text-line-through-type="none" style:text-underline-style="none" style:text-underline-color="font-color" style:font-style-asian="normal" fo:font-style="normal" fo:text-shadow="none" fo:font-size="11pt" fo:color="#000000" style:font-style-complex="normal" style:text-position="0%" style:text-outline="false"/>
    </style:style>
    <style:style style:name="T12" style:family="text">
      <style:text-properties style:font-name-complex="宋体" style:font-name="宋体" style:font-size-complex="11pt" style:font-size-asian="11pt" style:text-line-through-type="none" style:text-underline-style="none" style:text-underline-color="font-color" style:font-style-asian="normal" fo:font-style="normal" fo:text-shadow="none" fo:font-size="11pt" fo:color="#000000" style:font-style-complex="normal" style:text-position="0%" style:text-outline="false" style:font-weight-asian="normal" fo:font-weight="normal" style:font-weight-complex="normal"/>
    </style:style>
    <style:style style:name="T13" style:family="text">
      <style:text-properties style:font-name-complex="宋体" style:font-name="宋体" style:font-size-complex="11pt" style:font-size-asian="11pt" style:text-line-through-type="none" style:text-underline-style="none" style:text-underline-color="font-color" style:font-style-asian="normal" fo:font-style="normal" fo:text-shadow="none" fo:font-size="11pt" fo:color="#000000" style:font-style-complex="normal" style:text-position="0%" style:text-outline="false" fo:font-weight="bold" style:font-weight-asian="bold" style:font-weight-complex="bold"/>
    </style:style>
    <style:style style:name="T14" style:family="text">
      <style:text-properties style:font-name-complex="宋体" style:font-name="宋体" style:font-size-complex="11pt" style:font-size-asian="11pt" style:text-line-through-type="none" style:text-underline-style="none" style:text-underline-color="font-color" style:font-style-asian="normal" fo:font-style="normal" fo:text-shadow="none" fo:font-size="11pt" fo:color="#000000" style:font-style-complex="normal" style:text-position="0%" style:text-outline="false" fo:font-weight="normal" style:font-weight-complex="normal" style:font-weight-asian="normal"/>
    </style:style>
    <style:style style:name="T15" style:family="text">
      <style:text-properties style:font-name-complex="宋体" style:font-name="宋体" style:font-size-complex="11pt" style:font-size-asian="11pt" style:text-line-through-type="none" style:text-underline-style="none" style:text-underline-color="font-color" style:font-style-asian="normal" fo:font-style="normal" fo:text-shadow="none" fo:font-size="11pt" fo:color="#000000" style:font-style-complex="normal" style:text-position="0%" style:text-outline="false" fo:font-weight="bold" style:font-weight-complex="bold" style:font-weight-asian="bold"/>
    </style:style>
    <style:style style:name="T16" style:family="text">
      <style:text-properties style:font-name-complex="宋体" style:font-name="宋体" style:font-size-complex="11pt" style:font-size-asian="11pt" style:text-line-through-type="none" style:text-underline-style="none" style:text-underline-color="font-color" style:font-style-asian="normal" fo:font-style="normal" fo:text-shadow="none" fo:font-size="11pt" fo:color="#000000" style:font-style-complex="normal" style:text-position="0%" style:text-outline="false" style:font-weight-complex="normal" style:font-weight-asian="normal" fo:font-weight="normal"/>
    </style:style>
    <style:style style:name="T17" style:family="text">
      <style:text-properties style:font-name-complex="宋体" style:font-name="宋体" style:font-size-complex="11pt" style:font-size-asian="11pt" style:text-line-through-type="none" style:text-underline-style="none" style:text-underline-color="font-color" style:font-style-asian="normal" fo:font-style="normal" fo:text-shadow="none" fo:font-size="11pt" fo:color="#000000" style:font-style-complex="normal" style:text-position="0%" style:text-outline="false" style:font-weight-complex="bold" style:font-weight-asian="bold" fo:font-weight="bold"/>
    </style:style>
    <style:style style:name="T18" style:family="text">
      <style:text-properties style:font-name-complex="宋体" style:font-name="宋体" style:font-size-complex="11pt" style:font-size-asian="11pt" style:text-line-through-type="none" style:text-underline-style="none" style:text-underline-color="font-color" style:font-style-asian="normal" fo:font-style="normal" fo:text-shadow="none" fo:font-size="11pt" fo:color="#000000" style:font-style-complex="normal" style:text-position="0%" style:text-outline="fals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网优&quot;;&quot;通信设计&quot;;&quot;软件开发&quot;)" table:allow-empty-cell="true" table:display-list="unsorted" table:base-cell-address="市场信息初步分析.D11">
          <table:help-message table:display="true"/>
          <table:error-message table:message-type="stop" table:display="true"/>
        </table:content-validation>
        <table:content-validation table:name="val2" table:condition="of:cell-content-is-in-list(&quot;工程网优&quot;;&quot;日常网优&quot;;&quot;专项&quot;;&quot;无线&quot;;&quot;有线&quot;;&quot;JAVA&quot;;&quot;其他&quot;)" table:allow-empty-cell="true" table:display-list="unsorted" table:base-cell-address="市场信息初步分析.F3">
          <table:help-message table:display="true"/>
          <table:error-message table:message-type="stop" table:display="true"/>
        </table:content-validation>
        <table:content-validation table:name="val3" table:condition="of:cell-content-is-in-list(&quot;信息有效&quot;;&quot;信息无效&quot;)" table:allow-empty-cell="true" table:display-list="unsorted" table:base-cell-address="市场信息初步分析.O3">
          <table:help-message table:display="true"/>
          <table:error-message table:message-type="stop" table:display="true"/>
        </table:content-validation>
        <table:content-validation table:name="val4" table:condition="of:cell-content-is-in-list(&quot;新项目&quot;;&quot;在进行项目&quot;;&quot;已完成项目&quot;)" table:allow-empty-cell="true" table:display-list="unsorted" table:base-cell-address="市场信息初步分析.T3">
          <table:help-message table:display="true"/>
          <table:error-message table:message-type="stop" table:display="true"/>
        </table:content-validation>
        <table:content-validation table:name="val5" table:condition="of:cell-content-is-in-list(&quot;一级&quot;;&quot;二级&quot;;&quot;三级&quot;)" table:allow-empty-cell="true" table:display-list="unsorted" table:base-cell-address="市场信息初步分析.JI3">
          <table:help-message table:display="true"/>
          <table:error-message table:message-type="stop" table:display="true"/>
        </table:content-validation>
        <table:content-validation table:name="val6" table:condition="of:cell-content-is-in-list(&quot;新项目&quot;;&quot;已有项目&quot;)" table:allow-empty-cell="true" table:display-list="unsorted" table:base-cell-address="市场信息初步分析.JM3">
          <table:help-message table:display="true"/>
          <table:error-message table:message-type="stop" table:display="true"/>
        </table:content-validation>
      </table:content-validations>
      <table:table table:name="市场信息管理汇总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22"/>
        <table:table-column table:style-name="co8" table:default-cell-style-name="ce11"/>
        <table:table-column table:style-name="co9" table:default-cell-style-name="ce22"/>
        <table:table-column table:style-name="co10" table:default-cell-style-name="ce11"/>
        <table:table-column table:style-name="co11" table:default-cell-style-name="ce11"/>
        <table:table-column table:style-name="co12" table:number-columns-repeated="1013" table:default-cell-style-name="ce11"/>
        <table:table-row table:style-name="ro1">
          <table:table-cell table:style-name="ce1" office:value-type="string" calcext:value-type="string" table:number-columns-spanned="8" table:number-rows-spanned="1">
            <text:p>（8月21日）工作内容安排</text:p>
          </table:table-cell>
          <table:covered-table-cell table:number-columns-repeated="7" table:style-name="ce12"/>
          <table:table-cell table:style-name="ce26"/>
          <table:table-cell table:style-name="ce28" office:value-type="string" calcext:value-type="string" table:number-columns-spanned="3" table:number-rows-spanned="1">
            <text:p>（8月21日）工作内容安排</text:p>
          </table:table-cell>
          <table:covered-table-cell table:number-columns-repeated="2" table:style-name="ce28"/>
          <table:table-cell table:style-name="ce26" table:number-columns-repeated="1012"/>
        </table:table-row>
        <table:table-row table:style-name="ro2">
          <table:table-cell table:style-name="ce2" office:value-type="string" calcext:value-type="string">
            <text:p>组员</text:p>
          </table:table-cell>
          <table:table-cell table:style-name="ce13" office:value-type="string" calcext:value-type="string">
            <text:p>人员安排</text:p>
          </table:table-cell>
          <table:table-cell table:style-name="ce13" office:value-type="string" calcext:value-type="string" table:number-columns-spanned="5" table:number-rows-spanned="1">
            <text:p>工作内容</text:p>
          </table:table-cell>
          <table:covered-table-cell table:number-columns-repeated="4" table:style-name="ce13"/>
          <table:table-cell table:style-name="ce13" office:value-type="string" calcext:value-type="string">
            <text:p>工作量</text:p>
          </table:table-cell>
          <table:table-cell table:style-name="ce27" office:value-type="string" calcext:value-type="string">
            <text:p>备注</text:p>
          </table:table-cell>
          <table:table-cell table:style-name="ce29" office:value-type="string" calcext:value-type="string">
            <text:p>计划数量</text:p>
          </table:table-cell>
          <table:table-cell table:style-name="ce29" office:value-type="string" calcext:value-type="string">
            <text:p>完成数量</text:p>
          </table:table-cell>
          <table:table-cell table:style-name="ce29" office:value-type="string" calcext:value-type="string">
            <text:p>差异数量</text:p>
          </table:table-cell>
          <table:table-cell table:style-name="Default" table:number-columns-repeated="1012"/>
        </table:table-row>
        <table:table-row table:style-name="ro3">
          <table:table-cell table:style-name="ce3" office:value-type="string" calcext:value-type="string">
            <text:p>罗涛、曾强、黎舒华</text:p>
          </table:table-cell>
          <table:table-cell table:style-name="ce3" office:value-type="string" calcext:value-type="string">
            <text:p>罗涛、曾强</text:p>
          </table:table-cell>
          <table:table-cell table:style-name="ce3" office:value-type="string" calcext:value-type="string" table:number-columns-spanned="5" table:number-rows-spanned="1">
            <text:p>客户拜访（德达）</text:p>
          </table:table-cell>
          <table:covered-table-cell table:number-columns-repeated="3" table:style-name="ce19"/>
          <table:covered-table-cell table:style-name="ce21"/>
          <table:table-cell table:style-name="ce25" office:value-type="float" office:value="1" calcext:value-type="float">
            <text:p>1</text:p>
          </table:table-cell>
          <table:table-cell table:style-name="ce3" office:value-type="string" calcext:value-type="string">
            <text:p>外勤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number-columns-repeated="1012"/>
        </table:table-row>
        <table:table-row table:style-name="ro3">
          <table:table-cell table:style-name="ce3" office:value-type="string" calcext:value-type="string">
            <text:p>罗涛、曾强、黎舒华</text:p>
          </table:table-cell>
          <table:table-cell table:style-name="ce3" office:value-type="string" calcext:value-type="string">
            <text:p>罗涛、曾强</text:p>
          </table:table-cell>
          <table:table-cell table:style-name="ce3" table:number-columns-spanned="5" table:number-rows-spanned="1"/>
          <table:covered-table-cell table:number-columns-repeated="3" table:style-name="ce19"/>
          <table:covered-table-cell table:style-name="ce21"/>
          <table:table-cell table:style-name="ce25"/>
          <table:table-cell table:style-name="ce3" office:value-type="string" calcext:value-type="string">
            <text:p>外勤</text:p>
          </table:table-cell>
          <table:table-cell table:style-name="ce3" table:number-columns-repeated="3"/>
          <table:table-cell table:number-columns-repeated="1012"/>
        </table:table-row>
        <table:table-row table:style-name="ro3">
          <table:table-cell table:style-name="ce3" office:value-type="string" calcext:value-type="string">
            <text:p>罗涛、曾强、黎舒华</text:p>
          </table:table-cell>
          <table:table-cell table:style-name="ce3" office:value-type="string" calcext:value-type="string">
            <text:p>罗涛、曾强</text:p>
          </table:table-cell>
          <table:table-cell table:style-name="ce3" table:number-columns-spanned="5" table:number-rows-spanned="1"/>
          <table:covered-table-cell table:number-columns-repeated="3" table:style-name="ce19"/>
          <table:covered-table-cell table:style-name="ce21"/>
          <table:table-cell table:style-name="ce25"/>
          <table:table-cell table:style-name="ce3" office:value-type="string" calcext:value-type="string">
            <text:p>外勤</text:p>
          </table:table-cell>
          <table:table-cell table:style-name="ce3" table:number-columns-repeated="3"/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3" table:number-columns-spanned="5" table:number-rows-spanned="1"/>
          <table:covered-table-cell table:number-columns-repeated="3" table:style-name="ce19"/>
          <table:covered-table-cell table:style-name="ce21"/>
          <table:table-cell table:style-name="ce25"/>
          <table:table-cell table:style-name="ce3" table:number-columns-repeated="4"/>
          <table:table-cell table:number-columns-repeated="1012"/>
        </table:table-row>
        <table:table-row table:style-name="ro3" table:number-rows-repeated="3">
          <table:table-cell table:style-name="Default" table:number-columns-repeated="6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4">
          <table:table-cell table:style-name="ce4" office:value-type="string" calcext:value-type="string" table:number-columns-spanned="10" table:number-rows-spanned="1">
            <text:p>市场信息管理每日汇总(2017.08.21)</text:p>
          </table:table-cell>
          <table:covered-table-cell table:number-columns-repeated="9" table:style-name="ce14"/>
          <table:table-cell table:style-name="Default" table:number-columns-repeated="1014"/>
        </table:table-row>
        <table:table-row table:style-name="ro5">
          <table:table-cell table:style-name="ce5" office:value-type="string" calcext:value-type="string">
            <text:p>业务类型</text:p>
          </table:table-cell>
          <table:table-cell table:style-name="ce5" office:value-type="string" calcext:value-type="string">
            <office:annotation draw:style-name="gr1" draw:text-style-name="P2" svg:width="39.42mm" svg:height="16.67mm" svg:x="99.21mm" svg:y="45.5mm" draw:caption-point-x="-8.83mm" draw:caption-point-y="7.78mm">
              <dc:date>2017-10-17T00:00:00</dc:date>
              <text:p text:style-name="P1"><text:span text:style-name="T1">作者</text:span><text:span text:style-name="T1">:</text:span></text:p>
              <text:p text:style-name="P1"><text:span text:style-name="T1">从市场信息管理明细表</text:span><text:span text:style-name="T1">---</text:span><text:span text:style-name="T1">序号中链接来</text:span></text:p>
            </office:annotation>
            <text:p>现有市场信息</text:p>
          </table:table-cell>
          <table:table-cell table:style-name="ce5" office:value-type="string" calcext:value-type="string">
            <office:annotation draw:style-name="gr2" draw:text-style-name="P2" svg:width="40.75mm" svg:height="20.85mm" svg:x="133.87mm" svg:y="43.41mm" draw:caption-point-x="-8.83mm" draw:caption-point-y="9.87mm">
              <dc:date>2017-10-17T00:00:00</dc:date>
              <text:p text:style-name="P1"><text:span text:style-name="T1">作者</text:span><text:span text:style-name="T1">:</text:span></text:p>
              <text:p text:style-name="P1"><text:span text:style-name="T1">从市场信息管理</text:span><text:span text:style-name="T1">---</text:span><text:span text:style-name="T1">信息来源中筛选招投标的数量链接来</text:span></text:p>
            </office:annotation>
            <text:p>招投标数量</text:p>
          </table:table-cell>
          <table:table-cell table:style-name="ce5" office:value-type="string" calcext:value-type="string">
            <office:annotation draw:style-name="gr2" draw:text-style-name="P2" svg:width="43.39mm" svg:height="20.85mm" svg:x="175.68mm" svg:y="43.28mm" draw:caption-point-x="-8.83mm" draw:caption-point-y="10mm">
              <dc:date>2017-10-17T00:00:00</dc:date>
              <text:p text:style-name="P1"><text:span text:style-name="T1">作者</text:span><text:span text:style-name="T2">:</text:span></text:p>
              <text:p text:style-name="P1"><text:span text:style-name="T3">从市场信息管理明细表</text:span><text:span text:style-name="T4">-</text:span><text:span text:style-name="T3">信息来源中的市场拓展数量链接而来</text:span></text:p>
            </office:annotation>
            <text:p>市场招待获取的信息数量</text:p>
          </table:table-cell>
          <table:table-cell table:style-name="ce5" office:value-type="string" calcext:value-type="string">
            <office:annotation draw:style-name="gr2" draw:text-style-name="P2" svg:width="38.36mm" svg:height="20.85mm" svg:x="211.4mm" svg:y="43.41mm" draw:caption-point-x="-8.83mm" draw:caption-point-y="9.87mm">
              <dc:date>2017-10-17T00:00:00</dc:date>
              <text:p text:style-name="P1"><text:span text:style-name="T1">作者</text:span><text:span text:style-name="T1">:</text:span></text:p>
              <text:p text:style-name="P1"><text:span text:style-name="T1">从市场信息管理</text:span><text:span text:style-name="T1">---</text:span><text:span text:style-name="T1">信息来源中筛选客户介绍的数量链接来</text:span></text:p>
            </office:annotation>
            <text:p>介绍数量</text:p>
          </table:table-cell>
          <table:table-cell table:style-name="ce5" office:value-type="string" calcext:value-type="string">
            <text:p>商务洽谈获取的市场信息数量</text:p>
          </table:table-cell>
          <table:table-cell table:style-name="ce5" office:value-type="string" calcext:value-type="string">
            <office:annotation draw:style-name="gr3" draw:text-style-name="P2" svg:width="31.75mm" svg:height="38.68mm" svg:x="266.69mm" svg:y="45.34mm" draw:caption-point-x="-8.83mm" draw:caption-point-y="7.94mm">
              <dc:date>2017-10-17T00:00:00</dc:date>
              <text:p text:style-name="P1"><text:span text:style-name="T1">作者</text:span><text:span text:style-name="T1">:</text:span></text:p>
              <text:p text:style-name="P1"><text:span text:style-name="T1">从市场信息管理</text:span><text:span text:style-name="T1">---</text:span><text:span text:style-name="T1">是否为有效信息中筛选是的数量链接来</text:span></text:p>
              <text:p text:style-name="P1"><text:span text:style-name="T1"/></text:p>
              <text:p text:style-name="P1"><text:span text:style-name="T3">业务管理</text:span><text:span text:style-name="T3">-</text:span><text:span text:style-name="T3">项目测算</text:span><text:span text:style-name="T3">-</text:span><text:span text:style-name="T3">可执行项目数量</text:span></text:p>
            </office:annotation>
            <text:p>有效信息</text:p>
          </table:table-cell>
          <table:table-cell table:style-name="ce5" office:value-type="string" calcext:value-type="string">
            <office:annotation draw:style-name="gr4" draw:text-style-name="P4" svg:width="36.25mm" svg:height="34.66mm" svg:x="318.29mm" svg:y="45.5mm" draw:caption-point-x="-8.83mm" draw:caption-point-y="7.78mm">
              <dc:date>2017-10-17T00:00:00</dc:date>
              <text:p text:style-name="P3"><text:span text:style-name="T5"><text:s/></text:span></text:p>
            </office:annotation>
            <text:p>无效信息</text:p>
          </table:table-cell>
          <table:table-cell table:style-name="ce5" office:value-type="string" calcext:value-type="string">
            <office:annotation draw:style-name="gr5" draw:text-style-name="P2" svg:width="66.14mm" svg:height="24.55mm" svg:x="355.33mm" svg:y="43.94mm" draw:caption-point-x="-8.83mm" draw:caption-point-y="9.34mm">
              <dc:date>2017-10-17T00:00:00</dc:date>
              <text:p text:style-name="P1"><text:span text:style-name="T1">作者</text:span><text:span text:style-name="T1">:</text:span></text:p>
              <text:p text:style-name="P1"><text:span text:style-name="T1">从市场信息管理</text:span><text:span text:style-name="T1">---</text:span><text:span text:style-name="T1">是否转换为商机中筛选是的数量链接来</text:span></text:p>
              <text:p text:style-name="P1"><text:span text:style-name="T3">业务管理</text:span><text:span text:style-name="T3">-</text:span><text:span text:style-name="T3">招投标管理</text:span><text:span text:style-name="T3">-</text:span><text:span text:style-name="T3">招标信息数量</text:span></text:p>
              <text:p text:style-name="P1"><text:span text:style-name="T3"/></text:p>
            </office:annotation>
            <text:p>与商机关联的客户数量</text:p>
          </table:table-cell>
          <table:table-cell table:style-name="ce5" office:value-type="string" calcext:value-type="string">
            <office:annotation draw:style-name="gr6" draw:text-style-name="P2" svg:width="125.68mm" svg:height="19.84mm" svg:x="386.81mm" svg:y="43.79mm" draw:caption-point-x="-8.83mm" draw:caption-point-y="9.49mm">
              <dc:date>2017-10-17T00:00:00</dc:date>
              <text:p text:style-name="P1"><text:span text:style-name="T1">作者</text:span><text:span text:style-name="T1">:</text:span></text:p>
              <text:p text:style-name="P1"><text:span text:style-name="T1">从市场信息管理</text:span><text:span text:style-name="T1">---</text:span><text:span text:style-name="T1">竞争对手名称中链接来</text:span></text:p>
              <text:p text:style-name="P1"><text:span text:style-name="T3">业务管理</text:span><text:span text:style-name="T3">-</text:span><text:span text:style-name="T3">招投标管理</text:span><text:span text:style-name="T3">-</text:span><text:span text:style-name="T3">竞争对手</text:span></text:p>
              <text:p text:style-name="P1"><text:span text:style-name="T3"/></text:p>
            </office:annotation>
            <text:p>竞争对象数量</text:p>
          </table:table-cell>
          <table:table-cell table:style-name="ce5" office:value-type="string" calcext:value-type="string">
            <office:annotation draw:style-name="gr7" draw:text-style-name="P2" svg:width="54.24mm" svg:height="32.54mm" svg:x="417.77mm" svg:y="45.5mm" draw:caption-point-x="-8.83mm" draw:caption-point-y="7.78mm">
              <dc:date>2017-10-17T00:00:00</dc:date>
              <text:p text:style-name="P1"><text:span text:style-name="T1">作者</text:span><text:span text:style-name="T1">:</text:span></text:p>
              <text:p text:style-name="P1"><text:span text:style-name="T1">从市场信息管理</text:span><text:span text:style-name="T1">---</text:span><text:span text:style-name="T1">是否转换为商机中筛选是的数量链接来</text:span></text:p>
              <text:p text:style-name="P1"><text:span text:style-name="T3">业务管理</text:span><text:span text:style-name="T3">-</text:span><text:span text:style-name="T3">合同管理</text:span><text:span text:style-name="T3">-</text:span><text:span text:style-name="T3">已立项合同数量</text:span></text:p>
            </office:annotation>
            <text:p>已转换商机</text:p>
          </table:table-cell>
          <table:table-cell table:style-name="ce30" office:value-type="string" calcext:value-type="string">
            <office:annotation draw:style-name="gr1" draw:text-style-name="P2" svg:width="40.75mm" svg:height="16.67mm" svg:x="440mm" svg:y="45.5mm" draw:caption-point-x="-8.83mm" draw:caption-point-y="7.78mm">
              <dc:date>2017-10-17T00:00:00</dc:date>
              <text:p text:style-name="P1"><text:span text:style-name="T1">作者</text:span><text:span text:style-name="T1">:</text:span></text:p>
              <text:p text:style-name="P1"><text:span text:style-name="T1">从市场信息管理</text:span><text:span text:style-name="T1">---</text:span><text:span text:style-name="T1">总金额中链接来</text:span></text:p>
            </office:annotation>
            <text:p>预估转正金额</text:p>
          </table:table-cell>
          <table:table-cell table:style-name="ce38" office:value-type="string" calcext:value-type="string">
            <text:p>预估市场亏损金额</text:p>
          </table:table-cell>
          <table:table-cell table:style-name="ce5" office:value-type="string" calcext:value-type="string">
            <text:p>已初步分析数</text:p>
          </table:table-cell>
          <table:table-cell table:style-name="ce5" office:value-type="string" calcext:value-type="string">
            <text:p>转换为市场招待数</text:p>
          </table:table-cell>
          <table:table-cell table:style-name="ce5" office:value-type="string" calcext:value-type="string">
            <text:p>转换为商务洽谈数</text:p>
          </table:table-cell>
          <table:table-cell table:style-name="ce47" table:number-columns-repeated="68"/>
          <table:table-cell table:style-name="ce5" table:number-columns-repeated="940"/>
        </table:table-row>
        <table:table-row table:style-name="ro4">
          <table:table-cell table:style-name="ce6" office:value-type="string" calcext:value-type="string">
            <text:p>通信</text:p>
          </table:table-cell>
          <table:table-cell table:style-name="ce15" office:value-type="float" office:value="18" calcext:value-type="float">
            <text:p>18</text:p>
          </table:table-cell>
          <table:table-cell table:style-name="ce15" table:number-columns-repeated="4"/>
          <table:table-cell table:style-name="ce23" office:value-type="float" office:value="1" calcext:value-type="float">
            <text:p>1</text:p>
          </table:table-cell>
          <table:table-cell table:style-name="ce23" table:number-columns-repeated="5"/>
          <table:table-cell table:style-name="ce25" table:number-columns-repeated="4"/>
          <table:table-cell table:style-name="ce32" table:number-columns-repeated="68"/>
          <table:table-cell table:style-name="ce3" table:number-columns-repeated="940"/>
        </table:table-row>
        <table:table-row table:style-name="ro6">
          <table:table-cell table:style-name="ce6" office:value-type="string" calcext:value-type="string">
            <text:p>软件</text:p>
          </table:table-cell>
          <table:table-cell table:style-name="ce15" office:value-type="string" calcext:value-type="string">
            <text:p>根据市场信息收集日期有多少条</text:p>
          </table:table-cell>
          <table:table-cell table:style-name="ce18" office:value-type="string" calcext:value-type="string">
            <text:p>根据市场信息收集日期(信息来源为招投标的总条数)</text:p>
          </table:table-cell>
          <table:table-cell table:style-name="ce18" office:value-type="string" calcext:value-type="string">
            <text:p>根据市场信息收集日期(信息来源为市场招待的总条数)</text:p>
          </table:table-cell>
          <table:table-cell table:style-name="ce18" office:value-type="string" calcext:value-type="string">
            <text:p>根据市场信息收集日期(信息来源为介绍的总条数)</text:p>
          </table:table-cell>
          <table:table-cell table:style-name="ce18" office:value-type="string" calcext:value-type="string">
            <text:p>根据市场信息收集日期(信息来源为商务洽谈的总条数)</text:p>
          </table:table-cell>
          <table:table-cell table:style-name="ce24" office:value-type="string" calcext:value-type="string">
            <text:p>根据初步分析时间(是否有效信息字段为是的总条数)</text:p>
          </table:table-cell>
          <table:table-cell table:style-name="ce24" office:value-type="string" calcext:value-type="string">
            <text:p>根据初步分析时间(是否有效信息字段为否的总条数)</text:p>
          </table:table-cell>
          <table:table-cell table:style-name="ce24" office:value-type="string" calcext:value-type="string">
            <text:p>根据初步分析时间(是否转换商机字段为是的总条数)</text:p>
          </table:table-cell>
          <table:table-cell table:style-name="ce24" office:value-type="string" calcext:value-type="string">
            <text:p>根据市场信息收集日期(一条里面可能有多个)</text:p>
          </table:table-cell>
          <table:table-cell table:style-name="ce18" office:value-type="string" calcext:value-type="string">
            <text:p>根据初步分析时间(是否转换商机字段为是并且内部项目名称不为空的总条数)</text:p>
          </table:table-cell>
          <table:table-cell table:style-name="ce31" office:value-type="string" calcext:value-type="string">
            <text:p>根据信息收集日期(获取市场信息记录里面的预估转正金额总和)</text:p>
          </table:table-cell>
          <table:table-cell table:style-name="ce39" office:value-type="string" calcext:value-type="string">
            <text:p>根据信息收集日期(获取市场信息记录里面的预估市场亏损金额总和)</text:p>
          </table:table-cell>
          <table:table-cell table:style-name="ce39" office:value-type="string" calcext:value-type="string">
            <text:p>根据初步分析日期(是否初步分析为是的总条数)</text:p>
          </table:table-cell>
          <table:table-cell table:style-name="ce39" office:value-type="string" calcext:value-type="string">
            <text:p>根据初步分析时间(转换为市场招待字段为是的总条数)</text:p>
          </table:table-cell>
          <table:table-cell table:style-name="ce39" office:value-type="string" calcext:value-type="string">
            <text:p>根据初步分析时间(转换为商务洽谈字段为是的总条数)</text:p>
          </table:table-cell>
          <table:table-cell table:style-name="ce32" table:number-columns-repeated="68"/>
          <table:table-cell table:style-name="Default" table:number-columns-repeated="940"/>
        </table:table-row>
        <table:table-row table:style-name="ro6">
          <table:table-cell table:style-name="ce6" office:value-type="string" calcext:value-type="string">
            <text:p>信息系统集成</text:p>
          </table:table-cell>
          <table:table-cell table:style-name="ce15" table:number-columns-repeated="5"/>
          <table:table-cell table:style-name="ce23" table:number-columns-repeated="5"/>
          <table:table-cell table:style-name="ce25" table:number-columns-repeated="5"/>
          <table:table-cell table:style-name="ce32" table:number-columns-repeated="68"/>
          <table:table-cell table:style-name="Default" table:number-columns-repeated="940"/>
        </table:table-row>
        <table:table-row table:style-name="ro3">
          <table:table-cell table:style-name="ce6" office:value-type="string" calcext:value-type="string">
            <text:p>广告品牌营销、活动策划</text:p>
          </table:table-cell>
          <table:table-cell table:style-name="ce15" table:number-columns-repeated="5"/>
          <table:table-cell table:style-name="ce23" table:number-columns-repeated="5"/>
          <table:table-cell table:style-name="ce25" table:number-columns-repeated="5"/>
          <table:table-cell table:style-name="ce32" table:number-columns-repeated="68"/>
          <table:table-cell table:style-name="Default" table:number-columns-repeated="940"/>
        </table:table-row>
        <table:table-row table:style-name="ro3" table:number-rows-repeated="2">
          <table:table-cell table:style-name="ce7"/>
          <table:table-cell table:style-name="ce16" table:number-columns-repeated="4"/>
          <table:table-cell table:style-name="ce20" table:number-columns-repeated="5"/>
          <table:table-cell table:style-name="ce22"/>
          <table:table-cell table:style-name="ce32" table:number-columns-repeated="72"/>
          <table:table-cell table:number-columns-repeated="941"/>
        </table:table-row>
        <table:table-row table:style-name="ro5">
          <table:table-cell table:style-name="ce5" office:value-type="string" calcext:value-type="string">
            <text:p>业务类型</text:p>
          </table:table-cell>
          <table:table-cell table:style-name="ce5" office:value-type="string" calcext:value-type="string">
            <text:p>地区</text:p>
          </table:table-cell>
          <table:table-cell table:style-name="ce5" office:value-type="string" calcext:value-type="string">
            <office:annotation draw:style-name="gr8" draw:text-style-name="P2" svg:width="40.75mm" svg:height="16.66mm" svg:x="133.87mm" svg:y="95.77mm" draw:caption-point-x="-8.83mm" draw:caption-point-y="4.07mm">
              <dc:date>2017-10-17T00:00:00</dc:date>
              <text:p text:style-name="P1"><text:span text:style-name="T1">作者</text:span><text:span text:style-name="T1">:</text:span></text:p>
              <text:p text:style-name="P1"><text:span text:style-name="T1">从市场信息管理明细表</text:span><text:span text:style-name="T1">---</text:span><text:span text:style-name="T1">序号中链接来</text:span></text:p>
            </office:annotation>
            <text:p>现有市场信息</text:p>
          </table:table-cell>
          <table:table-cell table:style-name="ce5" office:value-type="string" calcext:value-type="string">
            <office:annotation draw:style-name="gr2" draw:text-style-name="P2" svg:width="39.69mm" svg:height="20.85mm" svg:x="175.68mm" svg:y="93.68mm" draw:caption-point-x="-8.83mm" draw:caption-point-y="6.16mm">
              <dc:date>2017-10-17T00:00:00</dc:date>
              <text:p text:style-name="P1"><text:span text:style-name="T1">作者</text:span><text:span text:style-name="T1">:</text:span></text:p>
              <text:p text:style-name="P1"><text:span text:style-name="T1">从市场信息管理</text:span><text:span text:style-name="T1">---</text:span><text:span text:style-name="T1">信息来源中筛选招投标的数量链接来</text:span></text:p>
            </office:annotation>
            <text:p>招投标数量</text:p>
          </table:table-cell>
          <table:table-cell table:style-name="ce5" office:value-type="string" calcext:value-type="string">
            <office:annotation draw:style-name="gr2" draw:text-style-name="P2" svg:width="42.06mm" svg:height="20.85mm" svg:x="211.4mm" svg:y="93.55mm" draw:caption-point-x="-8.83mm" draw:caption-point-y="6.29mm">
              <dc:date>2017-10-17T00:00:00</dc:date>
              <text:p text:style-name="P1"><text:span text:style-name="T1">作者</text:span><text:span text:style-name="T2">:</text:span></text:p>
              <text:p text:style-name="P1"><text:span text:style-name="T3">从市场信息管理明细表</text:span><text:span text:style-name="T4">-</text:span><text:span text:style-name="T3">信息来源中的市场拓展数量链接而来</text:span></text:p>
            </office:annotation>
            <text:p>市场招待获取的信息数量</text:p>
          </table:table-cell>
          <table:table-cell table:style-name="ce5" office:value-type="string" calcext:value-type="string">
            <office:annotation draw:style-name="gr2" draw:text-style-name="P2" svg:width="38.36mm" svg:height="20.85mm" svg:x="238.91mm" svg:y="93.68mm" draw:caption-point-x="-8.83mm" draw:caption-point-y="6.16mm">
              <dc:date>2017-10-17T00:00:00</dc:date>
              <text:p text:style-name="P1"><text:span text:style-name="T1">作者</text:span><text:span text:style-name="T1">:</text:span></text:p>
              <text:p text:style-name="P1"><text:span text:style-name="T1">从市场信息管理</text:span><text:span text:style-name="T1">---</text:span><text:span text:style-name="T1">信息来源中筛选客户介绍的数量链接来</text:span></text:p>
            </office:annotation>
            <text:p>介绍数量</text:p>
          </table:table-cell>
          <table:table-cell table:style-name="ce5" office:value-type="string" calcext:value-type="string">
            <text:p>商务洽谈获取的市场信息数量</text:p>
          </table:table-cell>
          <table:table-cell table:style-name="ce5" office:value-type="string" calcext:value-type="string">
            <office:annotation draw:style-name="gr9" draw:text-style-name="P2" svg:width="37.3mm" svg:height="38.36mm" svg:x="318.29mm" svg:y="95.77mm" draw:caption-point-x="-8.83mm" draw:caption-point-y="4.07mm">
              <dc:date>2017-10-17T00:00:00</dc:date>
              <text:p text:style-name="P1"><text:span text:style-name="T1">作者</text:span><text:span text:style-name="T1">:</text:span></text:p>
              <text:p text:style-name="P1"><text:span text:style-name="T1">从市场信息管理</text:span><text:span text:style-name="T1">---</text:span><text:span text:style-name="T1">是否为有效信息中筛选是的数量链接来</text:span></text:p>
              <text:p text:style-name="P1"><text:span text:style-name="T1"/></text:p>
              <text:p text:style-name="P1"><text:span text:style-name="T3">业务管理</text:span><text:span text:style-name="T3">-</text:span><text:span text:style-name="T3">项目测算</text:span><text:span text:style-name="T3">-</text:span><text:span text:style-name="T3">可执行项目数量</text:span></text:p>
            </office:annotation>
            <text:p>有效信息</text:p>
          </table:table-cell>
          <table:table-cell table:style-name="ce5" office:value-type="string" calcext:value-type="string">
            <office:annotation draw:style-name="gr4" draw:text-style-name="P4" svg:width="35.45mm" svg:height="34.66mm" svg:x="355.33mm" svg:y="95.77mm" draw:caption-point-x="-8.83mm" draw:caption-point-y="4.07mm">
              <dc:date>2017-10-17T00:00:00</dc:date>
              <text:p text:style-name="P3"><text:span text:style-name="T5"><text:s/></text:span></text:p>
            </office:annotation>
            <text:p>无效信息</text:p>
          </table:table-cell>
          <table:table-cell table:style-name="ce5" office:value-type="string" calcext:value-type="string">
            <office:annotation draw:style-name="gr5" draw:text-style-name="P2" svg:width="67.74mm" svg:height="24.55mm" svg:x="386.81mm" svg:y="94.21mm" draw:caption-point-x="-8.83mm" draw:caption-point-y="5.63mm">
              <dc:date>2017-10-17T00:00:00</dc:date>
              <text:p text:style-name="P1"><text:span text:style-name="T1">作者</text:span><text:span text:style-name="T1">:</text:span></text:p>
              <text:p text:style-name="P1"><text:span text:style-name="T1">从市场信息管理</text:span><text:span text:style-name="T1">---</text:span><text:span text:style-name="T1">是否转换为商机中筛选是的数量链接来</text:span></text:p>
              <text:p text:style-name="P1"><text:span text:style-name="T3">业务管理</text:span><text:span text:style-name="T3">-</text:span><text:span text:style-name="T3">招投标管理</text:span><text:span text:style-name="T3">-</text:span><text:span text:style-name="T3">招标信息数量</text:span></text:p>
              <text:p text:style-name="P1"><text:span text:style-name="T3"/></text:p>
            </office:annotation>
            <text:p>与商机关联的客户数量</text:p>
          </table:table-cell>
          <table:table-cell table:style-name="ce5" office:value-type="string" calcext:value-type="string">
            <office:annotation draw:style-name="gr6" draw:text-style-name="P2" svg:width="127.53mm" svg:height="19.84mm" svg:x="417.77mm" svg:y="94.05mm" draw:caption-point-x="-8.83mm" draw:caption-point-y="5.79mm">
              <dc:date>2017-10-17T00:00:00</dc:date>
              <text:p text:style-name="P1"><text:span text:style-name="T1">作者</text:span><text:span text:style-name="T1">:</text:span></text:p>
              <text:p text:style-name="P1"><text:span text:style-name="T1">从市场信息管理</text:span><text:span text:style-name="T1">---</text:span><text:span text:style-name="T1">竞争对手名称中链接来</text:span></text:p>
              <text:p text:style-name="P1"><text:span text:style-name="T3">业务管理</text:span><text:span text:style-name="T3">-</text:span><text:span text:style-name="T3">招投标管理</text:span><text:span text:style-name="T3">-</text:span><text:span text:style-name="T3">竞争对手</text:span></text:p>
              <text:p text:style-name="P1"><text:span text:style-name="T3"/></text:p>
            </office:annotation>
            <text:p>竞争对象数量</text:p>
          </table:table-cell>
          <table:table-cell table:style-name="ce5" office:value-type="string" calcext:value-type="string">
            <office:annotation draw:style-name="gr10" draw:text-style-name="P2" svg:width="54.24mm" svg:height="32.55mm" svg:x="440mm" svg:y="95.77mm" draw:caption-point-x="-8.83mm" draw:caption-point-y="4.07mm">
              <dc:date>2017-10-17T00:00:00</dc:date>
              <text:p text:style-name="P1"><text:span text:style-name="T1">作者</text:span><text:span text:style-name="T1">:</text:span></text:p>
              <text:p text:style-name="P1"><text:span text:style-name="T1">从市场信息管理</text:span><text:span text:style-name="T1">---</text:span><text:span text:style-name="T1">是否转换为商机中筛选是的数量链接来</text:span></text:p>
              <text:p text:style-name="P1"><text:span text:style-name="T3">业务管理</text:span><text:span text:style-name="T3">-</text:span><text:span text:style-name="T3">合同管理</text:span><text:span text:style-name="T3">-</text:span><text:span text:style-name="T3">已立项合同数量</text:span></text:p>
            </office:annotation>
            <text:p>已转换商机</text:p>
          </table:table-cell>
          <table:table-cell table:style-name="ce40" office:value-type="string" calcext:value-type="string">
            <office:annotation draw:style-name="gr8" draw:text-style-name="P2" svg:width="40.75mm" svg:height="16.66mm" svg:x="462.22mm" svg:y="95.77mm" draw:caption-point-x="-8.83mm" draw:caption-point-y="4.07mm">
              <dc:date>2017-10-17T00:00:00</dc:date>
              <text:p text:style-name="P1"><text:span text:style-name="T1">作者</text:span><text:span text:style-name="T1">:</text:span></text:p>
              <text:p text:style-name="P1"><text:span text:style-name="T1">从市场信息管理</text:span><text:span text:style-name="T1">---</text:span><text:span text:style-name="T1">总金额中链接来</text:span></text:p>
            </office:annotation>
            <text:p>预估转正金额</text:p>
          </table:table-cell>
          <table:table-cell table:style-name="ce38" office:value-type="string" calcext:value-type="string">
            <text:p>预估市场亏损金额</text:p>
          </table:table-cell>
          <table:table-cell table:style-name="ce5" office:value-type="string" calcext:value-type="string">
            <text:p>已初步分析数</text:p>
          </table:table-cell>
          <table:table-cell table:style-name="ce5" office:value-type="string" calcext:value-type="string">
            <text:p>转换为市场招待数</text:p>
          </table:table-cell>
          <table:table-cell table:style-name="ce5" office:value-type="string" calcext:value-type="string">
            <text:p>转换为商务洽谈数</text:p>
          </table:table-cell>
          <table:table-cell table:style-name="ce48" table:number-columns-repeated="66"/>
          <table:table-cell table:style-name="ce49" table:number-columns-repeated="941"/>
        </table:table-row>
        <table:table-row table:style-name="ro7">
          <table:table-cell table:style-name="ce8" office:value-type="string" calcext:value-type="string" table:number-columns-spanned="1" table:number-rows-spanned="2">
            <text:p>通信</text:p>
          </table:table-cell>
          <table:table-cell table:style-name="ce16" office:value-type="string" calcext:value-type="string">
            <text:p>广州</text:p>
          </table:table-cell>
          <table:table-cell table:style-name="ce16" office:value-type="float" office:value="23" calcext:value-type="float">
            <text:p>23</text:p>
          </table:table-cell>
          <table:table-cell table:style-name="ce16" table:number-columns-repeated="2"/>
          <table:table-cell table:style-name="ce20" table:number-columns-repeated="5"/>
          <table:table-cell table:style-name="ce22"/>
          <table:table-cell table:style-name="ce32" table:number-columns-repeated="72"/>
          <table:table-cell table:number-columns-repeated="941"/>
        </table:table-row>
        <table:table-row table:style-name="ro7">
          <table:covered-table-cell table:style-name="ce8"/>
          <table:table-cell table:style-name="ce16" office:value-type="string" calcext:value-type="string">
            <text:p>江门</text:p>
          </table:table-cell>
          <table:table-cell table:style-name="ce16" table:number-columns-repeated="3"/>
          <table:table-cell table:style-name="ce20" table:number-columns-repeated="5"/>
          <table:table-cell table:style-name="ce22"/>
          <table:table-cell table:style-name="ce32" table:number-columns-repeated="72"/>
          <table:table-cell table:number-columns-repeated="941"/>
        </table:table-row>
        <table:table-row table:style-name="ro8">
          <table:table-cell table:style-name="ce6" office:value-type="string" calcext:value-type="string">
            <text:p>软件</text:p>
          </table:table-cell>
          <table:table-cell table:style-name="ce16" table:number-columns-repeated="4"/>
          <table:table-cell table:style-name="ce20" table:number-columns-repeated="5"/>
          <table:table-cell table:style-name="ce22"/>
          <table:table-cell table:style-name="ce32" table:number-columns-repeated="72"/>
          <table:table-cell table:number-columns-repeated="941"/>
        </table:table-row>
        <table:table-row table:style-name="ro8">
          <table:table-cell table:style-name="ce6" office:value-type="string" calcext:value-type="string">
            <text:p>信息系统集成</text:p>
          </table:table-cell>
          <table:table-cell table:style-name="ce16" table:number-columns-repeated="4"/>
          <table:table-cell table:style-name="ce20" table:number-columns-repeated="5"/>
          <table:table-cell table:style-name="ce22"/>
          <table:table-cell table:style-name="ce32" table:number-columns-repeated="72"/>
          <table:table-cell table:number-columns-repeated="941"/>
        </table:table-row>
        <table:table-row table:style-name="ro8">
          <table:table-cell table:style-name="ce6" office:value-type="string" calcext:value-type="string">
            <text:p>广告品牌营销、活动策划</text:p>
          </table:table-cell>
          <table:table-cell table:style-name="ce16" table:number-columns-repeated="4"/>
          <table:table-cell table:style-name="ce20" table:number-columns-repeated="5"/>
          <table:table-cell table:style-name="ce22"/>
          <table:table-cell table:style-name="ce32" table:number-columns-repeated="72"/>
          <table:table-cell table:number-columns-repeated="941"/>
        </table:table-row>
        <table:table-row table:style-name="ro3" table:number-rows-repeated="3">
          <table:table-cell table:style-name="ce7"/>
          <table:table-cell table:style-name="ce16" table:number-columns-repeated="4"/>
          <table:table-cell table:style-name="ce20" table:number-columns-repeated="5"/>
          <table:table-cell table:style-name="ce22"/>
          <table:table-cell table:style-name="ce32" table:number-columns-repeated="72"/>
          <table:table-cell table:number-columns-repeated="941"/>
        </table:table-row>
        <table:table-row table:style-name="ro3" table:number-rows-repeated="2">
          <table:table-cell table:style-name="Default" table:number-columns-repeated="6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3">
          <table:table-cell table:style-name="ce4" office:value-type="string" calcext:value-type="string" table:number-columns-spanned="10" table:number-rows-spanned="1">
            <text:p><text:span text:style-name="T10">市场信息管理每周汇总（2017.8.21-2017.8.26）</text:span></text:p>
          </table:table-cell>
          <table:covered-table-cell table:number-columns-repeated="9" table:style-name="ce14"/>
          <table:table-cell table:style-name="Default" table:number-columns-repeated="1014"/>
        </table:table-row>
        <table:table-row table:style-name="ro5">
          <table:table-cell table:style-name="ce5" office:value-type="string" calcext:value-type="string">
            <text:p>业务类型</text:p>
          </table:table-cell>
          <table:table-cell table:style-name="ce5" office:value-type="string" calcext:value-type="string">
            <office:annotation draw:style-name="gr8" draw:text-style-name="P2" svg:width="39.42mm" svg:height="16.66mm" svg:x="94.45mm" svg:y="162.45mm" draw:caption-point-x="-4.07mm" draw:caption-point-y="8.02mm">
              <dc:date>2017-10-17T00:00:00</dc:date>
              <text:p text:style-name="P1"><text:span text:style-name="T1">作者</text:span><text:span text:style-name="T1">:</text:span></text:p>
              <text:p text:style-name="P1"><text:span text:style-name="T1">从市场信息管理明细表</text:span><text:span text:style-name="T1">---</text:span><text:span text:style-name="T1">序号中链接来</text:span></text:p>
            </office:annotation>
            <text:p>现有市场信息</text:p>
          </table:table-cell>
          <table:table-cell table:style-name="ce5" office:value-type="string" calcext:value-type="string">
            <office:annotation draw:style-name="gr2" draw:text-style-name="P2" svg:width="40.75mm" svg:height="20.85mm" svg:x="129.11mm" svg:y="160.36mm" draw:caption-point-x="-4.07mm" draw:caption-point-y="10.11mm">
              <dc:date>2017-10-17T00:00:00</dc:date>
              <text:p text:style-name="P1"><text:span text:style-name="T1">作者</text:span><text:span text:style-name="T1">:</text:span></text:p>
              <text:p text:style-name="P1"><text:span text:style-name="T1">从市场信息管理</text:span><text:span text:style-name="T1">---</text:span><text:span text:style-name="T1">信息来源中筛选招投标的数量链接来</text:span></text:p>
            </office:annotation>
            <text:p>招投标数量</text:p>
          </table:table-cell>
          <table:table-cell table:style-name="ce5" office:value-type="string" calcext:value-type="string">
            <office:annotation draw:style-name="gr2" draw:text-style-name="P2" svg:width="43.39mm" svg:height="20.85mm" svg:x="170.92mm" svg:y="160.23mm" draw:caption-point-x="-4.07mm" draw:caption-point-y="10.24mm">
              <dc:date>2017-10-17T00:00:00</dc:date>
              <text:p text:style-name="P1"><text:span text:style-name="T1">作者</text:span><text:span text:style-name="T2">:</text:span></text:p>
              <text:p text:style-name="P1"><text:span text:style-name="T3">从市场信息管理明细表</text:span><text:span text:style-name="T4">-</text:span><text:span text:style-name="T3">信息来源中的市场拓展数量链接而来</text:span></text:p>
            </office:annotation>
            <text:p>市场招待获取的信息数量</text:p>
          </table:table-cell>
          <table:table-cell table:style-name="ce5" office:value-type="string" calcext:value-type="string">
            <office:annotation draw:style-name="gr2" draw:text-style-name="P2" svg:width="38.36mm" svg:height="20.85mm" svg:x="206.64mm" svg:y="160.36mm" draw:caption-point-x="-4.07mm" draw:caption-point-y="10.11mm">
              <dc:date>2017-10-17T00:00:00</dc:date>
              <text:p text:style-name="P1"><text:span text:style-name="T1">作者</text:span><text:span text:style-name="T1">:</text:span></text:p>
              <text:p text:style-name="P1"><text:span text:style-name="T1">从市场信息管理</text:span><text:span text:style-name="T1">---</text:span><text:span text:style-name="T1">信息来源中筛选客户介绍的数量链接来</text:span></text:p>
            </office:annotation>
            <text:p>介绍数量</text:p>
          </table:table-cell>
          <table:table-cell table:style-name="ce5" office:value-type="string" calcext:value-type="string">
            <text:p>商务洽谈获取的市场信息数量</text:p>
          </table:table-cell>
          <table:table-cell table:style-name="ce5" office:value-type="string" calcext:value-type="string">
            <office:annotation draw:style-name="gr3" draw:text-style-name="P2" svg:width="31.75mm" svg:height="38.68mm" svg:x="261.93mm" svg:y="162.29mm" draw:caption-point-x="-4.07mm" draw:caption-point-y="8.18mm">
              <dc:date>2017-10-17T00:00:00</dc:date>
              <text:p text:style-name="P1"><text:span text:style-name="T1">作者</text:span><text:span text:style-name="T1">:</text:span></text:p>
              <text:p text:style-name="P1"><text:span text:style-name="T1">从市场信息管理</text:span><text:span text:style-name="T1">---</text:span><text:span text:style-name="T1">是否为有效信息中筛选是的数量链接来</text:span></text:p>
              <text:p text:style-name="P1"><text:span text:style-name="T1"/></text:p>
              <text:p text:style-name="P1"><text:span text:style-name="T3">业务管理</text:span><text:span text:style-name="T3">-</text:span><text:span text:style-name="T3">项目测算</text:span><text:span text:style-name="T3">-</text:span><text:span text:style-name="T3">可执行项目数量</text:span></text:p>
            </office:annotation>
            <text:p>有效信息</text:p>
          </table:table-cell>
          <table:table-cell table:style-name="ce5" office:value-type="string" calcext:value-type="string">
            <office:annotation draw:style-name="gr11" draw:text-style-name="P4" svg:width="36.25mm" svg:height="34.65mm" svg:x="313.53mm" svg:y="162.45mm" draw:caption-point-x="-4.07mm" draw:caption-point-y="8.02mm">
              <dc:date>2017-10-17T00:00:00</dc:date>
              <text:p text:style-name="P3"><text:span text:style-name="T5"><text:s/></text:span></text:p>
            </office:annotation>
            <text:p>无效信息</text:p>
          </table:table-cell>
          <table:table-cell table:style-name="ce5" office:value-type="string" calcext:value-type="string">
            <office:annotation draw:style-name="gr5" draw:text-style-name="P2" svg:width="66.14mm" svg:height="24.55mm" svg:x="350.57mm" svg:y="160.89mm" draw:caption-point-x="-4.07mm" draw:caption-point-y="9.58mm">
              <dc:date>2017-10-17T00:00:00</dc:date>
              <text:p text:style-name="P1"><text:span text:style-name="T1">作者</text:span><text:span text:style-name="T1">:</text:span></text:p>
              <text:p text:style-name="P1"><text:span text:style-name="T1">从市场信息管理</text:span><text:span text:style-name="T1">---</text:span><text:span text:style-name="T1">是否转换为商机中筛选是的数量链接来</text:span></text:p>
              <text:p text:style-name="P1"><text:span text:style-name="T3">业务管理</text:span><text:span text:style-name="T3">-</text:span><text:span text:style-name="T3">招投标管理</text:span><text:span text:style-name="T3">-</text:span><text:span text:style-name="T3">招标信息数量</text:span></text:p>
              <text:p text:style-name="P1"><text:span text:style-name="T3"/></text:p>
            </office:annotation>
            <text:p>与商机关联的客户数量</text:p>
          </table:table-cell>
          <table:table-cell table:style-name="ce5" office:value-type="string" calcext:value-type="string">
            <office:annotation draw:style-name="gr6" draw:text-style-name="P2" svg:width="125.68mm" svg:height="19.84mm" svg:x="382.05mm" svg:y="160.73mm" draw:caption-point-x="-4.07mm" draw:caption-point-y="9.74mm">
              <dc:date>2017-10-17T00:00:00</dc:date>
              <text:p text:style-name="P1"><text:span text:style-name="T1">作者</text:span><text:span text:style-name="T1">:</text:span></text:p>
              <text:p text:style-name="P1"><text:span text:style-name="T1">从市场信息管理</text:span><text:span text:style-name="T1">---</text:span><text:span text:style-name="T1">竞争对手名称中链接来</text:span></text:p>
              <text:p text:style-name="P1"><text:span text:style-name="T3">业务管理</text:span><text:span text:style-name="T3">-</text:span><text:span text:style-name="T3">招投标管理</text:span><text:span text:style-name="T3">-</text:span><text:span text:style-name="T3">竞争对手</text:span></text:p>
              <text:p text:style-name="P1"><text:span text:style-name="T3"/></text:p>
            </office:annotation>
            <text:p>竞争对象数量</text:p>
          </table:table-cell>
          <table:table-cell table:style-name="ce5" office:value-type="string" calcext:value-type="string">
            <office:annotation draw:style-name="gr12" draw:text-style-name="P2" svg:width="54.24mm" svg:height="32.53mm" svg:x="413.01mm" svg:y="162.45mm" draw:caption-point-x="-4.07mm" draw:caption-point-y="8.02mm">
              <dc:date>2017-10-17T00:00:00</dc:date>
              <text:p text:style-name="P1"><text:span text:style-name="T1">作者</text:span><text:span text:style-name="T1">:</text:span></text:p>
              <text:p text:style-name="P1"><text:span text:style-name="T1">从市场信息管理</text:span><text:span text:style-name="T1">---</text:span><text:span text:style-name="T1">是否转换为商机中筛选是的数量链接来</text:span></text:p>
              <text:p text:style-name="P1"><text:span text:style-name="T3">业务管理</text:span><text:span text:style-name="T3">-</text:span><text:span text:style-name="T3">合同管理</text:span><text:span text:style-name="T3">-</text:span><text:span text:style-name="T3">已立项合同数量</text:span></text:p>
            </office:annotation>
            <text:p>已转换商机</text:p>
          </table:table-cell>
          <table:table-cell table:style-name="ce33" office:value-type="string" calcext:value-type="string">
            <office:annotation draw:style-name="gr8" draw:text-style-name="P2" svg:width="40.75mm" svg:height="16.66mm" svg:x="435.24mm" svg:y="162.45mm" draw:caption-point-x="-4.07mm" draw:caption-point-y="8.02mm">
              <dc:date>2017-10-17T00:00:00</dc:date>
              <text:p text:style-name="P1"><text:span text:style-name="T1">作者</text:span><text:span text:style-name="T1">:</text:span></text:p>
              <text:p text:style-name="P1"><text:span text:style-name="T1">从市场信息管理</text:span><text:span text:style-name="T1">---</text:span><text:span text:style-name="T1">总金额中链接来</text:span></text:p>
            </office:annotation>
            <text:p>预估转正金额</text:p>
          </table:table-cell>
          <table:table-cell table:style-name="ce38" office:value-type="string" calcext:value-type="string">
            <text:p>预估市场亏损金额</text:p>
          </table:table-cell>
          <table:table-cell table:style-name="ce5" office:value-type="string" calcext:value-type="string">
            <text:p>已初步分析数</text:p>
          </table:table-cell>
          <table:table-cell table:style-name="ce5" office:value-type="string" calcext:value-type="string">
            <text:p>转换为市场招待数</text:p>
          </table:table-cell>
          <table:table-cell table:style-name="ce5" office:value-type="string" calcext:value-type="string">
            <text:p>转换为商务洽谈数</text:p>
          </table:table-cell>
          <table:table-cell table:style-name="ce47" table:number-columns-repeated="68"/>
          <table:table-cell table:style-name="ce5" table:number-columns-repeated="940"/>
        </table:table-row>
        <table:table-row table:style-name="ro4">
          <table:table-cell table:style-name="ce6" office:value-type="string" calcext:value-type="string">
            <text:p>通信</text:p>
          </table:table-cell>
          <table:table-cell table:style-name="ce15" office:value-type="float" office:value="18" calcext:value-type="float">
            <text:p>18</text:p>
          </table:table-cell>
          <table:table-cell table:style-name="ce15" table:number-columns-repeated="4"/>
          <table:table-cell table:style-name="ce23" office:value-type="float" office:value="1" calcext:value-type="float">
            <text:p>1</text:p>
          </table:table-cell>
          <table:table-cell table:style-name="ce23" table:number-columns-repeated="5"/>
          <table:table-cell table:style-name="ce25" table:number-columns-repeated="4"/>
          <table:table-cell table:style-name="ce32" table:number-columns-repeated="68"/>
          <table:table-cell table:style-name="ce3" table:number-columns-repeated="940"/>
        </table:table-row>
        <table:table-row table:style-name="ro6">
          <table:table-cell table:style-name="ce6" office:value-type="string" calcext:value-type="string">
            <text:p>软件</text:p>
          </table:table-cell>
          <table:table-cell table:style-name="ce15" table:number-columns-repeated="5"/>
          <table:table-cell table:style-name="ce23" table:number-columns-repeated="5"/>
          <table:table-cell table:style-name="ce25" table:number-columns-repeated="5"/>
          <table:table-cell table:style-name="ce32" table:number-columns-repeated="68"/>
          <table:table-cell table:style-name="Default" table:number-columns-repeated="940"/>
        </table:table-row>
        <table:table-row table:style-name="ro6">
          <table:table-cell table:style-name="ce6" office:value-type="string" calcext:value-type="string">
            <text:p>信息系统集成</text:p>
          </table:table-cell>
          <table:table-cell table:style-name="ce15" table:number-columns-repeated="5"/>
          <table:table-cell table:style-name="ce23" table:number-columns-repeated="5"/>
          <table:table-cell table:style-name="ce25" table:number-columns-repeated="5"/>
          <table:table-cell table:style-name="ce32" table:number-columns-repeated="68"/>
          <table:table-cell table:style-name="Default" table:number-columns-repeated="940"/>
        </table:table-row>
        <table:table-row table:style-name="ro3">
          <table:table-cell table:style-name="ce6" office:value-type="string" calcext:value-type="string">
            <text:p>广告品牌营销、活动策划</text:p>
          </table:table-cell>
          <table:table-cell table:style-name="ce15" table:number-columns-repeated="5"/>
          <table:table-cell table:style-name="ce23" table:number-columns-repeated="5"/>
          <table:table-cell table:style-name="ce25" table:number-columns-repeated="5"/>
          <table:table-cell table:style-name="ce32" table:number-columns-repeated="68"/>
          <table:table-cell table:style-name="Default" table:number-columns-repeated="940"/>
        </table:table-row>
        <table:table-row table:style-name="ro3" table:number-rows-repeated="2">
          <table:table-cell table:style-name="ce7"/>
          <table:table-cell table:style-name="ce16" table:number-columns-repeated="4"/>
          <table:table-cell table:style-name="ce20" table:number-columns-repeated="5"/>
          <table:table-cell table:style-name="ce22"/>
          <table:table-cell table:style-name="ce32" table:number-columns-repeated="72"/>
          <table:table-cell table:number-columns-repeated="941"/>
        </table:table-row>
        <table:table-row table:style-name="ro5">
          <table:table-cell table:style-name="ce5" office:value-type="string" calcext:value-type="string">
            <text:p>业务类型</text:p>
          </table:table-cell>
          <table:table-cell table:style-name="ce5" office:value-type="string" calcext:value-type="string">
            <text:p>地区</text:p>
          </table:table-cell>
          <table:table-cell table:style-name="ce5" office:value-type="string" calcext:value-type="string">
            <office:annotation draw:style-name="gr8" draw:text-style-name="P2" svg:width="40.75mm" svg:height="16.66mm" svg:x="129.11mm" svg:y="209.01mm" draw:caption-point-x="-4.07mm" draw:caption-point-y="8.03mm">
              <dc:date>2017-10-17T00:00:00</dc:date>
              <text:p text:style-name="P1"><text:span text:style-name="T1">作者</text:span><text:span text:style-name="T1">:</text:span></text:p>
              <text:p text:style-name="P1"><text:span text:style-name="T1">从市场信息管理明细表</text:span><text:span text:style-name="T1">---</text:span><text:span text:style-name="T1">序号中链接来</text:span></text:p>
            </office:annotation>
            <text:p>现有市场信息</text:p>
          </table:table-cell>
          <table:table-cell table:style-name="ce5" office:value-type="string" calcext:value-type="string">
            <office:annotation draw:style-name="gr2" draw:text-style-name="P2" svg:width="39.69mm" svg:height="20.85mm" svg:x="170.92mm" svg:y="206.92mm" draw:caption-point-x="-4.07mm" draw:caption-point-y="10.12mm">
              <dc:date>2017-10-17T00:00:00</dc:date>
              <text:p text:style-name="P1"><text:span text:style-name="T1">作者</text:span><text:span text:style-name="T1">:</text:span></text:p>
              <text:p text:style-name="P1"><text:span text:style-name="T1">从市场信息管理</text:span><text:span text:style-name="T1">---</text:span><text:span text:style-name="T1">信息来源中筛选招投标的数量链接来</text:span></text:p>
            </office:annotation>
            <text:p>招投标数量</text:p>
          </table:table-cell>
          <table:table-cell table:style-name="ce5" office:value-type="string" calcext:value-type="string">
            <office:annotation draw:style-name="gr2" draw:text-style-name="P2" svg:width="42.06mm" svg:height="20.85mm" svg:x="206.64mm" svg:y="206.79mm" draw:caption-point-x="-4.07mm" draw:caption-point-y="10.25mm">
              <dc:date>2017-10-17T00:00:00</dc:date>
              <text:p text:style-name="P1"><text:span text:style-name="T1">作者</text:span><text:span text:style-name="T2">:</text:span></text:p>
              <text:p text:style-name="P1"><text:span text:style-name="T3">从市场信息管理明细表</text:span><text:span text:style-name="T4">-</text:span><text:span text:style-name="T3">信息来源中的市场拓展数量链接而来</text:span></text:p>
            </office:annotation>
            <text:p>市场招待获取的信息数量</text:p>
          </table:table-cell>
          <table:table-cell table:style-name="ce5" office:value-type="string" calcext:value-type="string">
            <office:annotation draw:style-name="gr2" draw:text-style-name="P2" svg:width="38.36mm" svg:height="20.85mm" svg:x="234.15mm" svg:y="206.92mm" draw:caption-point-x="-4.07mm" draw:caption-point-y="10.12mm">
              <dc:date>2017-10-17T00:00:00</dc:date>
              <text:p text:style-name="P1"><text:span text:style-name="T1">作者</text:span><text:span text:style-name="T1">:</text:span></text:p>
              <text:p text:style-name="P1"><text:span text:style-name="T1">从市场信息管理</text:span><text:span text:style-name="T1">---</text:span><text:span text:style-name="T1">信息来源中筛选客户介绍的数量链接来</text:span></text:p>
            </office:annotation>
            <text:p>介绍数量</text:p>
          </table:table-cell>
          <table:table-cell table:style-name="ce5" office:value-type="string" calcext:value-type="string">
            <text:p>商务洽谈获取的市场信息数量</text:p>
          </table:table-cell>
          <table:table-cell table:style-name="ce5" office:value-type="string" calcext:value-type="string">
            <office:annotation draw:style-name="gr9" draw:text-style-name="P2" svg:width="37.3mm" svg:height="38.36mm" svg:x="313.53mm" svg:y="209.01mm" draw:caption-point-x="-4.07mm" draw:caption-point-y="8.03mm">
              <dc:date>2017-10-17T00:00:00</dc:date>
              <text:p text:style-name="P1"><text:span text:style-name="T1">作者</text:span><text:span text:style-name="T1">:</text:span></text:p>
              <text:p text:style-name="P1"><text:span text:style-name="T1">从市场信息管理</text:span><text:span text:style-name="T1">---</text:span><text:span text:style-name="T1">是否为有效信息中筛选是的数量链接来</text:span></text:p>
              <text:p text:style-name="P1"><text:span text:style-name="T1"/></text:p>
              <text:p text:style-name="P1"><text:span text:style-name="T3">业务管理</text:span><text:span text:style-name="T3">-</text:span><text:span text:style-name="T3">项目测算</text:span><text:span text:style-name="T3">-</text:span><text:span text:style-name="T3">可执行项目数量</text:span></text:p>
            </office:annotation>
            <text:p>有效信息</text:p>
          </table:table-cell>
          <table:table-cell table:style-name="ce5" office:value-type="string" calcext:value-type="string">
            <office:annotation draw:style-name="gr4" draw:text-style-name="P4" svg:width="35.45mm" svg:height="34.66mm" svg:x="350.57mm" svg:y="209.01mm" draw:caption-point-x="-4.07mm" draw:caption-point-y="8.03mm">
              <dc:date>2017-10-17T00:00:00</dc:date>
              <text:p text:style-name="P3"><text:span text:style-name="T5"><text:s/></text:span></text:p>
            </office:annotation>
            <text:p>无效信息</text:p>
          </table:table-cell>
          <table:table-cell table:style-name="ce5" office:value-type="string" calcext:value-type="string">
            <office:annotation draw:style-name="gr5" draw:text-style-name="P2" svg:width="64.57mm" svg:height="24.55mm" svg:x="382.05mm" svg:y="207.45mm" draw:caption-point-x="-4.07mm" draw:caption-point-y="9.59mm">
              <dc:date>2017-10-17T00:00:00</dc:date>
              <text:p text:style-name="P1"><text:span text:style-name="T1">作者</text:span><text:span text:style-name="T1">:</text:span></text:p>
              <text:p text:style-name="P1"><text:span text:style-name="T1">从市场信息管理</text:span><text:span text:style-name="T1">---</text:span><text:span text:style-name="T1">是否转换为商机中筛选是的数量链接来</text:span></text:p>
              <text:p text:style-name="P1"><text:span text:style-name="T3">业务管理</text:span><text:span text:style-name="T3">-</text:span><text:span text:style-name="T3">招投标管理</text:span><text:span text:style-name="T3">-</text:span><text:span text:style-name="T3">招标信息数量</text:span></text:p>
              <text:p text:style-name="P1"><text:span text:style-name="T3"/></text:p>
            </office:annotation>
            <text:p>与商机关联的客户数量</text:p>
          </table:table-cell>
          <table:table-cell table:style-name="ce5" office:value-type="string" calcext:value-type="string">
            <office:annotation draw:style-name="gr6" draw:text-style-name="P2" svg:width="124.36mm" svg:height="19.84mm" svg:x="413.01mm" svg:y="207.29mm" draw:caption-point-x="-4.07mm" draw:caption-point-y="9.75mm">
              <dc:date>2017-10-17T00:00:00</dc:date>
              <text:p text:style-name="P1"><text:span text:style-name="T1">作者</text:span><text:span text:style-name="T1">:</text:span></text:p>
              <text:p text:style-name="P1"><text:span text:style-name="T1">从市场信息管理</text:span><text:span text:style-name="T1">---</text:span><text:span text:style-name="T1">竞争对手名称中链接来</text:span></text:p>
              <text:p text:style-name="P1"><text:span text:style-name="T3">业务管理</text:span><text:span text:style-name="T3">-</text:span><text:span text:style-name="T3">招投标管理</text:span><text:span text:style-name="T3">-</text:span><text:span text:style-name="T3">竞争对手</text:span></text:p>
              <text:p text:style-name="P1"><text:span text:style-name="T3"/></text:p>
            </office:annotation>
            <text:p>竞争对象数量</text:p>
          </table:table-cell>
          <table:table-cell table:style-name="ce5" office:value-type="string" calcext:value-type="string">
            <office:annotation draw:style-name="gr10" draw:text-style-name="P2" svg:width="54.24mm" svg:height="32.55mm" svg:x="435.24mm" svg:y="209.01mm" draw:caption-point-x="-4.07mm" draw:caption-point-y="8.03mm">
              <dc:date>2017-10-17T00:00:00</dc:date>
              <text:p text:style-name="P1"><text:span text:style-name="T1">作者</text:span><text:span text:style-name="T1">:</text:span></text:p>
              <text:p text:style-name="P1"><text:span text:style-name="T1">从市场信息管理</text:span><text:span text:style-name="T1">---</text:span><text:span text:style-name="T1">是否转换为商机中筛选是的数量链接来</text:span></text:p>
              <text:p text:style-name="P1"><text:span text:style-name="T3">业务管理</text:span><text:span text:style-name="T3">-</text:span><text:span text:style-name="T3">合同管理</text:span><text:span text:style-name="T3">-</text:span><text:span text:style-name="T3">已立项合同数量</text:span></text:p>
            </office:annotation>
            <text:p>已转换商机</text:p>
          </table:table-cell>
          <table:table-cell table:style-name="ce41" office:value-type="string" calcext:value-type="string">
            <office:annotation draw:style-name="gr8" draw:text-style-name="P2" svg:width="40.75mm" svg:height="16.66mm" svg:x="457.46mm" svg:y="209.01mm" draw:caption-point-x="-4.07mm" draw:caption-point-y="8.03mm">
              <dc:date>2017-10-17T00:00:00</dc:date>
              <text:p text:style-name="P1"><text:span text:style-name="T1">作者</text:span><text:span text:style-name="T1">:</text:span></text:p>
              <text:p text:style-name="P1"><text:span text:style-name="T1">从市场信息管理</text:span><text:span text:style-name="T1">---</text:span><text:span text:style-name="T1">总金额中链接来</text:span></text:p>
            </office:annotation>
            <text:p>预估转正金额</text:p>
          </table:table-cell>
          <table:table-cell table:style-name="ce38" office:value-type="string" calcext:value-type="string">
            <text:p>预估市场亏损金额</text:p>
          </table:table-cell>
          <table:table-cell table:style-name="ce5" office:value-type="string" calcext:value-type="string">
            <text:p>已初步分析数</text:p>
          </table:table-cell>
          <table:table-cell table:style-name="ce5" office:value-type="string" calcext:value-type="string">
            <text:p>转换为市场招待数</text:p>
          </table:table-cell>
          <table:table-cell table:style-name="ce5" office:value-type="string" calcext:value-type="string">
            <text:p>转换为商务洽谈数</text:p>
          </table:table-cell>
          <table:table-cell table:style-name="ce48" table:number-columns-repeated="66"/>
          <table:table-cell table:style-name="ce49" table:number-columns-repeated="941"/>
        </table:table-row>
        <table:table-row table:style-name="ro3">
          <table:table-cell table:style-name="ce8" office:value-type="string" calcext:value-type="string" table:number-columns-spanned="1" table:number-rows-spanned="2">
            <text:p>通信</text:p>
          </table:table-cell>
          <table:table-cell table:style-name="ce16" office:value-type="string" calcext:value-type="string">
            <text:p>广州</text:p>
          </table:table-cell>
          <table:table-cell table:style-name="ce16" table:number-columns-repeated="3"/>
          <table:table-cell table:style-name="ce20" table:number-columns-repeated="5"/>
          <table:table-cell table:style-name="ce22"/>
          <table:table-cell table:style-name="ce32" table:number-columns-repeated="72"/>
          <table:table-cell table:number-columns-repeated="941"/>
        </table:table-row>
        <table:table-row table:style-name="ro3">
          <table:covered-table-cell table:style-name="ce8"/>
          <table:table-cell table:style-name="ce16" table:number-columns-repeated="4"/>
          <table:table-cell table:style-name="ce20" table:number-columns-repeated="5"/>
          <table:table-cell table:style-name="ce22"/>
          <table:table-cell table:style-name="ce32" table:number-columns-repeated="72"/>
          <table:table-cell table:number-columns-repeated="941"/>
        </table:table-row>
        <table:table-row table:style-name="ro3">
          <table:table-cell table:style-name="ce6" office:value-type="string" calcext:value-type="string">
            <text:p>软件</text:p>
          </table:table-cell>
          <table:table-cell table:style-name="ce16" table:number-columns-repeated="4"/>
          <table:table-cell table:style-name="ce20" table:number-columns-repeated="5"/>
          <table:table-cell table:style-name="ce22"/>
          <table:table-cell table:style-name="ce32" table:number-columns-repeated="72"/>
          <table:table-cell table:number-columns-repeated="941"/>
        </table:table-row>
        <table:table-row table:style-name="ro3">
          <table:table-cell table:style-name="ce6" office:value-type="string" calcext:value-type="string">
            <text:p>信息系统集成</text:p>
          </table:table-cell>
          <table:table-cell table:style-name="ce16" table:number-columns-repeated="4"/>
          <table:table-cell table:style-name="ce20" table:number-columns-repeated="5"/>
          <table:table-cell table:style-name="ce22"/>
          <table:table-cell table:style-name="ce32" table:number-columns-repeated="72"/>
          <table:table-cell table:number-columns-repeated="941"/>
        </table:table-row>
        <table:table-row table:style-name="ro3">
          <table:table-cell table:style-name="ce6" office:value-type="string" calcext:value-type="string">
            <text:p>广告品牌营销、活动策划</text:p>
          </table:table-cell>
          <table:table-cell table:style-name="ce16" table:number-columns-repeated="4"/>
          <table:table-cell table:style-name="ce20" table:number-columns-repeated="5"/>
          <table:table-cell table:style-name="ce22"/>
          <table:table-cell table:style-name="ce32" table:number-columns-repeated="72"/>
          <table:table-cell table:number-columns-repeated="941"/>
        </table:table-row>
        <table:table-row table:style-name="ro3" table:number-rows-repeated="2">
          <table:table-cell table:style-name="ce9"/>
          <table:table-cell table:style-name="ce17" table:number-columns-repeated="4"/>
          <table:table-cell table:style-name="Default" table:number-columns-repeated="4"/>
          <table:table-cell table:style-name="ce22" table:number-columns-repeated="2"/>
          <table:table-cell table:style-name="Default" table:number-columns-repeated="1013"/>
        </table:table-row>
        <table:table-row table:style-name="ro3" table:number-rows-repeated="2">
          <table:table-cell table:style-name="Default" table:number-columns-repeated="6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3">
          <table:table-cell table:style-name="ce4" office:value-type="string" calcext:value-type="string" table:number-columns-spanned="10" table:number-rows-spanned="1">
            <text:p>市场信息管理每月汇总（2017.8)</text:p>
          </table:table-cell>
          <table:covered-table-cell table:number-columns-repeated="9" table:style-name="ce14"/>
          <table:table-cell table:style-name="Default" table:number-columns-repeated="1014"/>
        </table:table-row>
        <table:table-row table:style-name="ro5">
          <table:table-cell table:style-name="ce5" office:value-type="string" calcext:value-type="string">
            <text:p>业务类型</text:p>
          </table:table-cell>
          <table:table-cell table:style-name="ce5" office:value-type="string" calcext:value-type="string">
            <office:annotation draw:style-name="gr1" draw:text-style-name="P2" svg:width="39.42mm" svg:height="16.67mm" svg:x="94.45mm" svg:y="270.92mm" draw:caption-point-x="-4.07mm" draw:caption-point-y="8.03mm">
              <dc:date>2017-10-17T00:00:00</dc:date>
              <text:p text:style-name="P1"><text:span text:style-name="T1">作者</text:span><text:span text:style-name="T1">:</text:span></text:p>
              <text:p text:style-name="P1"><text:span text:style-name="T1">从市场信息管理明细表</text:span><text:span text:style-name="T1">---</text:span><text:span text:style-name="T1">序号中链接来</text:span></text:p>
            </office:annotation>
            <text:p>现有市场信息</text:p>
          </table:table-cell>
          <table:table-cell table:style-name="ce5" office:value-type="string" calcext:value-type="string">
            <office:annotation draw:style-name="gr2" draw:text-style-name="P2" svg:width="40.75mm" svg:height="20.85mm" svg:x="129.11mm" svg:y="268.83mm" draw:caption-point-x="-4.07mm" draw:caption-point-y="10.12mm">
              <dc:date>2017-10-17T00:00:00</dc:date>
              <text:p text:style-name="P1"><text:span text:style-name="T1">作者</text:span><text:span text:style-name="T1">:</text:span></text:p>
              <text:p text:style-name="P1"><text:span text:style-name="T1">从市场信息管理</text:span><text:span text:style-name="T1">---</text:span><text:span text:style-name="T1">信息来源中筛选招投标的数量链接来</text:span></text:p>
            </office:annotation>
            <text:p>招投标数量</text:p>
          </table:table-cell>
          <table:table-cell table:style-name="ce5" office:value-type="string" calcext:value-type="string">
            <office:annotation draw:style-name="gr2" draw:text-style-name="P2" svg:width="43.39mm" svg:height="20.85mm" svg:x="170.92mm" svg:y="268.7mm" draw:caption-point-x="-4.07mm" draw:caption-point-y="10.25mm">
              <dc:date>2017-10-17T00:00:00</dc:date>
              <text:p text:style-name="P1"><text:span text:style-name="T1">作者</text:span><text:span text:style-name="T2">:</text:span></text:p>
              <text:p text:style-name="P1"><text:span text:style-name="T3">从市场信息管理明细表</text:span><text:span text:style-name="T4">-</text:span><text:span text:style-name="T3">信息来源中的市场拓展数量链接而来</text:span></text:p>
            </office:annotation>
            <text:p>市场招待获取的信息数量</text:p>
          </table:table-cell>
          <table:table-cell table:style-name="ce5" office:value-type="string" calcext:value-type="string">
            <office:annotation draw:style-name="gr2" draw:text-style-name="P2" svg:width="38.36mm" svg:height="20.85mm" svg:x="206.64mm" svg:y="268.83mm" draw:caption-point-x="-4.07mm" draw:caption-point-y="10.12mm">
              <dc:date>2017-10-17T00:00:00</dc:date>
              <text:p text:style-name="P1"><text:span text:style-name="T1">作者</text:span><text:span text:style-name="T1">:</text:span></text:p>
              <text:p text:style-name="P1"><text:span text:style-name="T1">从市场信息管理</text:span><text:span text:style-name="T1">---</text:span><text:span text:style-name="T1">信息来源中筛选客户介绍的数量链接来</text:span></text:p>
            </office:annotation>
            <text:p>介绍数量</text:p>
          </table:table-cell>
          <table:table-cell table:style-name="ce5" office:value-type="string" calcext:value-type="string">
            <text:p>商务洽谈获取的市场信息数量</text:p>
          </table:table-cell>
          <table:table-cell table:style-name="ce5" office:value-type="string" calcext:value-type="string">
            <office:annotation draw:style-name="gr3" draw:text-style-name="P2" svg:width="31.75mm" svg:height="38.68mm" svg:x="261.93mm" svg:y="270.77mm" draw:caption-point-x="-4.07mm" draw:caption-point-y="8.18mm">
              <dc:date>2017-10-17T00:00:00</dc:date>
              <text:p text:style-name="P1"><text:span text:style-name="T1">作者</text:span><text:span text:style-name="T1">:</text:span></text:p>
              <text:p text:style-name="P1"><text:span text:style-name="T1">从市场信息管理</text:span><text:span text:style-name="T1">---</text:span><text:span text:style-name="T1">是否为有效信息中筛选是的数量链接来</text:span></text:p>
              <text:p text:style-name="P1"><text:span text:style-name="T1"/></text:p>
              <text:p text:style-name="P1"><text:span text:style-name="T3">业务管理</text:span><text:span text:style-name="T3">-</text:span><text:span text:style-name="T3">项目测算</text:span><text:span text:style-name="T3">-</text:span><text:span text:style-name="T3">可执行项目数量</text:span></text:p>
            </office:annotation>
            <text:p>有效信息</text:p>
          </table:table-cell>
          <table:table-cell table:style-name="ce5" office:value-type="string" calcext:value-type="string">
            <office:annotation draw:style-name="gr4" draw:text-style-name="P4" svg:width="36.25mm" svg:height="34.66mm" svg:x="313.53mm" svg:y="270.92mm" draw:caption-point-x="-4.07mm" draw:caption-point-y="8.03mm">
              <dc:date>2017-10-17T00:00:00</dc:date>
              <text:p text:style-name="P3"><text:span text:style-name="T5"><text:s/></text:span></text:p>
            </office:annotation>
            <text:p>无效信息</text:p>
          </table:table-cell>
          <table:table-cell table:style-name="ce5" office:value-type="string" calcext:value-type="string">
            <office:annotation draw:style-name="gr5" draw:text-style-name="P2" svg:width="66.14mm" svg:height="24.55mm" svg:x="350.57mm" svg:y="269.36mm" draw:caption-point-x="-4.07mm" draw:caption-point-y="9.59mm">
              <dc:date>2017-10-17T00:00:00</dc:date>
              <text:p text:style-name="P1"><text:span text:style-name="T1">作者</text:span><text:span text:style-name="T1">:</text:span></text:p>
              <text:p text:style-name="P1"><text:span text:style-name="T1">从市场信息管理</text:span><text:span text:style-name="T1">---</text:span><text:span text:style-name="T1">是否转换为商机中筛选是的数量链接来</text:span></text:p>
              <text:p text:style-name="P1"><text:span text:style-name="T3">业务管理</text:span><text:span text:style-name="T3">-</text:span><text:span text:style-name="T3">招投标管理</text:span><text:span text:style-name="T3">-</text:span><text:span text:style-name="T3">招标信息数量</text:span></text:p>
              <text:p text:style-name="P1"><text:span text:style-name="T3"/></text:p>
            </office:annotation>
            <text:p>与商机关联的客户数量</text:p>
          </table:table-cell>
          <table:table-cell table:style-name="ce5" office:value-type="string" calcext:value-type="string">
            <office:annotation draw:style-name="gr6" draw:text-style-name="P2" svg:width="125.68mm" svg:height="19.84mm" svg:x="382.05mm" svg:y="269.21mm" draw:caption-point-x="-4.07mm" draw:caption-point-y="9.74mm">
              <dc:date>2017-10-17T00:00:00</dc:date>
              <text:p text:style-name="P1"><text:span text:style-name="T1">作者</text:span><text:span text:style-name="T1">:</text:span></text:p>
              <text:p text:style-name="P1"><text:span text:style-name="T1">从市场信息管理</text:span><text:span text:style-name="T1">---</text:span><text:span text:style-name="T1">竞争对手名称中链接来</text:span></text:p>
              <text:p text:style-name="P1"><text:span text:style-name="T3">业务管理</text:span><text:span text:style-name="T3">-</text:span><text:span text:style-name="T3">招投标管理</text:span><text:span text:style-name="T3">-</text:span><text:span text:style-name="T3">竞争对手</text:span></text:p>
              <text:p text:style-name="P1"><text:span text:style-name="T3"/></text:p>
            </office:annotation>
            <text:p>竞争对象数量</text:p>
          </table:table-cell>
          <table:table-cell table:style-name="ce5" office:value-type="string" calcext:value-type="string">
            <office:annotation draw:style-name="gr7" draw:text-style-name="P2" svg:width="54.24mm" svg:height="32.54mm" svg:x="413.01mm" svg:y="270.92mm" draw:caption-point-x="-4.07mm" draw:caption-point-y="8.03mm">
              <dc:date>2017-10-17T00:00:00</dc:date>
              <text:p text:style-name="P1"><text:span text:style-name="T1">作者</text:span><text:span text:style-name="T1">:</text:span></text:p>
              <text:p text:style-name="P1"><text:span text:style-name="T1">从市场信息管理</text:span><text:span text:style-name="T1">---</text:span><text:span text:style-name="T1">是否转换为商机中筛选是的数量链接来</text:span></text:p>
              <text:p text:style-name="P1"><text:span text:style-name="T3">业务管理</text:span><text:span text:style-name="T3">-</text:span><text:span text:style-name="T3">合同管理</text:span><text:span text:style-name="T3">-</text:span><text:span text:style-name="T3">已立项合同数量</text:span></text:p>
            </office:annotation>
            <text:p>已转换商机</text:p>
          </table:table-cell>
          <table:table-cell table:style-name="ce34" office:value-type="string" calcext:value-type="string">
            <office:annotation draw:style-name="gr1" draw:text-style-name="P2" svg:width="40.75mm" svg:height="16.67mm" svg:x="435.24mm" svg:y="270.92mm" draw:caption-point-x="-4.07mm" draw:caption-point-y="8.03mm">
              <dc:date>2017-10-17T00:00:00</dc:date>
              <text:p text:style-name="P1"><text:span text:style-name="T1">作者</text:span><text:span text:style-name="T1">:</text:span></text:p>
              <text:p text:style-name="P1"><text:span text:style-name="T1">从市场信息管理</text:span><text:span text:style-name="T1">---</text:span><text:span text:style-name="T1">总金额中链接来</text:span></text:p>
            </office:annotation>
            <text:p>预估转正金额</text:p>
          </table:table-cell>
          <table:table-cell table:style-name="ce38" office:value-type="string" calcext:value-type="string">
            <text:p>预估市场亏损金额</text:p>
          </table:table-cell>
          <table:table-cell table:style-name="ce5" office:value-type="string" calcext:value-type="string">
            <text:p>已初步分析数</text:p>
          </table:table-cell>
          <table:table-cell table:style-name="ce5" office:value-type="string" calcext:value-type="string">
            <text:p>转换为市场招待数</text:p>
          </table:table-cell>
          <table:table-cell table:style-name="ce5" office:value-type="string" calcext:value-type="string">
            <text:p>转换为商务洽谈数</text:p>
          </table:table-cell>
          <table:table-cell table:style-name="ce47" table:number-columns-repeated="68"/>
          <table:table-cell table:style-name="ce5" table:number-columns-repeated="940"/>
        </table:table-row>
        <table:table-row table:style-name="ro4">
          <table:table-cell table:style-name="ce6" office:value-type="string" calcext:value-type="string">
            <text:p>通信</text:p>
          </table:table-cell>
          <table:table-cell table:style-name="ce15" office:value-type="float" office:value="18" calcext:value-type="float">
            <text:p>18</text:p>
          </table:table-cell>
          <table:table-cell table:style-name="ce15" table:number-columns-repeated="4"/>
          <table:table-cell table:style-name="ce23" office:value-type="float" office:value="1" calcext:value-type="float">
            <text:p>1</text:p>
          </table:table-cell>
          <table:table-cell table:style-name="ce23" table:number-columns-repeated="5"/>
          <table:table-cell table:style-name="ce25" table:number-columns-repeated="4"/>
          <table:table-cell table:style-name="ce32" table:number-columns-repeated="68"/>
          <table:table-cell table:style-name="ce3" table:number-columns-repeated="940"/>
        </table:table-row>
        <table:table-row table:style-name="ro6">
          <table:table-cell table:style-name="ce6" office:value-type="string" calcext:value-type="string">
            <text:p>软件</text:p>
          </table:table-cell>
          <table:table-cell table:style-name="ce15" table:number-columns-repeated="5"/>
          <table:table-cell table:style-name="ce23" table:number-columns-repeated="5"/>
          <table:table-cell table:style-name="ce25" table:number-columns-repeated="5"/>
          <table:table-cell table:style-name="ce32" table:number-columns-repeated="68"/>
          <table:table-cell table:style-name="Default" table:number-columns-repeated="940"/>
        </table:table-row>
        <table:table-row table:style-name="ro6">
          <table:table-cell table:style-name="ce6" office:value-type="string" calcext:value-type="string">
            <text:p>信息系统集成</text:p>
          </table:table-cell>
          <table:table-cell table:style-name="ce15" table:number-columns-repeated="5"/>
          <table:table-cell table:style-name="ce23" table:number-columns-repeated="5"/>
          <table:table-cell table:style-name="ce25" table:number-columns-repeated="5"/>
          <table:table-cell table:style-name="ce32" table:number-columns-repeated="68"/>
          <table:table-cell table:style-name="Default" table:number-columns-repeated="940"/>
        </table:table-row>
        <table:table-row table:style-name="ro3">
          <table:table-cell table:style-name="ce6" office:value-type="string" calcext:value-type="string">
            <text:p>广告品牌营销、活动策划</text:p>
          </table:table-cell>
          <table:table-cell table:style-name="ce15" table:number-columns-repeated="5"/>
          <table:table-cell table:style-name="ce23" table:number-columns-repeated="5"/>
          <table:table-cell table:style-name="ce25" table:number-columns-repeated="5"/>
          <table:table-cell table:style-name="ce32" table:number-columns-repeated="68"/>
          <table:table-cell table:style-name="Default" table:number-columns-repeated="940"/>
        </table:table-row>
        <table:table-row table:style-name="ro3" table:number-rows-repeated="2">
          <table:table-cell table:style-name="ce7"/>
          <table:table-cell table:style-name="ce16" table:number-columns-repeated="4"/>
          <table:table-cell table:style-name="ce20" table:number-columns-repeated="5"/>
          <table:table-cell table:style-name="ce22"/>
          <table:table-cell table:style-name="ce32" table:number-columns-repeated="72"/>
          <table:table-cell table:number-columns-repeated="941"/>
        </table:table-row>
        <table:table-row table:style-name="ro5">
          <table:table-cell table:style-name="ce5" office:value-type="string" calcext:value-type="string">
            <text:p>业务类型</text:p>
          </table:table-cell>
          <table:table-cell table:style-name="ce5" office:value-type="string" calcext:value-type="string">
            <text:p>地区</text:p>
          </table:table-cell>
          <table:table-cell table:style-name="ce5" office:value-type="string" calcext:value-type="string">
            <office:annotation draw:style-name="gr8" draw:text-style-name="P2" svg:width="40.75mm" svg:height="16.66mm" svg:x="129.11mm" svg:y="317.49mm" draw:caption-point-x="-4.07mm" draw:caption-point-y="8.02mm">
              <dc:date>2017-10-17T00:00:00</dc:date>
              <text:p text:style-name="P1"><text:span text:style-name="T1">作者</text:span><text:span text:style-name="T1">:</text:span></text:p>
              <text:p text:style-name="P1"><text:span text:style-name="T1">从市场信息管理明细表</text:span><text:span text:style-name="T1">---</text:span><text:span text:style-name="T1">序号中链接来</text:span></text:p>
            </office:annotation>
            <text:p>现有市场信息</text:p>
          </table:table-cell>
          <table:table-cell table:style-name="ce5" office:value-type="string" calcext:value-type="string">
            <office:annotation draw:style-name="gr2" draw:text-style-name="P2" svg:width="39.69mm" svg:height="20.85mm" svg:x="170.92mm" svg:y="315.4mm" draw:caption-point-x="-4.07mm" draw:caption-point-y="10.11mm">
              <dc:date>2017-10-17T00:00:00</dc:date>
              <text:p text:style-name="P1"><text:span text:style-name="T1">作者</text:span><text:span text:style-name="T1">:</text:span></text:p>
              <text:p text:style-name="P1"><text:span text:style-name="T1">从市场信息管理</text:span><text:span text:style-name="T1">---</text:span><text:span text:style-name="T1">信息来源中筛选招投标的数量链接来</text:span></text:p>
            </office:annotation>
            <text:p>招投标数量</text:p>
          </table:table-cell>
          <table:table-cell table:style-name="ce5" office:value-type="string" calcext:value-type="string">
            <office:annotation draw:style-name="gr2" draw:text-style-name="P2" svg:width="42.06mm" svg:height="20.85mm" svg:x="206.64mm" svg:y="315.27mm" draw:caption-point-x="-4.07mm" draw:caption-point-y="10.24mm">
              <dc:date>2017-10-17T00:00:00</dc:date>
              <text:p text:style-name="P1"><text:span text:style-name="T1">作者</text:span><text:span text:style-name="T2">:</text:span></text:p>
              <text:p text:style-name="P1"><text:span text:style-name="T3">从市场信息管理明细表</text:span><text:span text:style-name="T4">-</text:span><text:span text:style-name="T3">信息来源中的市场拓展数量链接而来</text:span></text:p>
            </office:annotation>
            <text:p>市场招待获取的信息数量</text:p>
          </table:table-cell>
          <table:table-cell table:style-name="ce5" office:value-type="string" calcext:value-type="string">
            <office:annotation draw:style-name="gr2" draw:text-style-name="P2" svg:width="38.36mm" svg:height="20.85mm" svg:x="234.15mm" svg:y="315.4mm" draw:caption-point-x="-4.07mm" draw:caption-point-y="10.11mm">
              <dc:date>2017-10-17T00:00:00</dc:date>
              <text:p text:style-name="P1"><text:span text:style-name="T1">作者</text:span><text:span text:style-name="T1">:</text:span></text:p>
              <text:p text:style-name="P1"><text:span text:style-name="T1">从市场信息管理</text:span><text:span text:style-name="T1">---</text:span><text:span text:style-name="T1">信息来源中筛选客户介绍的数量链接来</text:span></text:p>
            </office:annotation>
            <text:p>介绍数量</text:p>
          </table:table-cell>
          <table:table-cell table:style-name="ce5" office:value-type="string" calcext:value-type="string">
            <text:p>商务洽谈获取的市场信息数量</text:p>
          </table:table-cell>
          <table:table-cell table:style-name="ce5" office:value-type="string" calcext:value-type="string">
            <office:annotation draw:style-name="gr9" draw:text-style-name="P2" svg:width="37.3mm" svg:height="38.36mm" svg:x="313.53mm" svg:y="317.49mm" draw:caption-point-x="-4.07mm" draw:caption-point-y="8.02mm">
              <dc:date>2017-10-17T00:00:00</dc:date>
              <text:p text:style-name="P1"><text:span text:style-name="T1">作者</text:span><text:span text:style-name="T1">:</text:span></text:p>
              <text:p text:style-name="P1"><text:span text:style-name="T1">从市场信息管理</text:span><text:span text:style-name="T1">---</text:span><text:span text:style-name="T1">是否为有效信息中筛选是的数量链接来</text:span></text:p>
              <text:p text:style-name="P1"><text:span text:style-name="T1"/></text:p>
              <text:p text:style-name="P1"><text:span text:style-name="T3">业务管理</text:span><text:span text:style-name="T3">-</text:span><text:span text:style-name="T3">项目测算</text:span><text:span text:style-name="T3">-</text:span><text:span text:style-name="T3">可执行项目数量</text:span></text:p>
            </office:annotation>
            <text:p>有效信息</text:p>
          </table:table-cell>
          <table:table-cell table:style-name="ce5" office:value-type="string" calcext:value-type="string">
            <office:annotation draw:style-name="gr4" draw:text-style-name="P4" svg:width="35.45mm" svg:height="34.66mm" svg:x="350.57mm" svg:y="317.49mm" draw:caption-point-x="-4.07mm" draw:caption-point-y="8.02mm">
              <dc:date>2017-10-17T00:00:00</dc:date>
              <text:p text:style-name="P3"><text:span text:style-name="T5"><text:s/></text:span></text:p>
            </office:annotation>
            <text:p>无效信息</text:p>
          </table:table-cell>
          <table:table-cell table:style-name="ce5" office:value-type="string" calcext:value-type="string">
            <office:annotation draw:style-name="gr5" draw:text-style-name="P2" svg:width="64.57mm" svg:height="24.55mm" svg:x="382.05mm" svg:y="315.93mm" draw:caption-point-x="-4.07mm" draw:caption-point-y="9.58mm">
              <dc:date>2017-10-17T00:00:00</dc:date>
              <text:p text:style-name="P1"><text:span text:style-name="T1">作者</text:span><text:span text:style-name="T1">:</text:span></text:p>
              <text:p text:style-name="P1"><text:span text:style-name="T1">从市场信息管理</text:span><text:span text:style-name="T1">---</text:span><text:span text:style-name="T1">是否转换为商机中筛选是的数量链接来</text:span></text:p>
              <text:p text:style-name="P1"><text:span text:style-name="T3">业务管理</text:span><text:span text:style-name="T3">-</text:span><text:span text:style-name="T3">招投标管理</text:span><text:span text:style-name="T3">-</text:span><text:span text:style-name="T3">招标信息数量</text:span></text:p>
              <text:p text:style-name="P1"><text:span text:style-name="T3"/></text:p>
            </office:annotation>
            <text:p>与商机关联的客户数量</text:p>
          </table:table-cell>
          <table:table-cell table:style-name="ce5" office:value-type="string" calcext:value-type="string">
            <office:annotation draw:style-name="gr6" draw:text-style-name="P2" svg:width="124.36mm" svg:height="19.84mm" svg:x="413.01mm" svg:y="315.77mm" draw:caption-point-x="-4.07mm" draw:caption-point-y="9.74mm">
              <dc:date>2017-10-17T00:00:00</dc:date>
              <text:p text:style-name="P1"><text:span text:style-name="T1">作者</text:span><text:span text:style-name="T1">:</text:span></text:p>
              <text:p text:style-name="P1"><text:span text:style-name="T1">从市场信息管理</text:span><text:span text:style-name="T1">---</text:span><text:span text:style-name="T1">竞争对手名称中链接来</text:span></text:p>
              <text:p text:style-name="P1"><text:span text:style-name="T3">业务管理</text:span><text:span text:style-name="T3">-</text:span><text:span text:style-name="T3">招投标管理</text:span><text:span text:style-name="T3">-</text:span><text:span text:style-name="T3">竞争对手</text:span></text:p>
              <text:p text:style-name="P1"><text:span text:style-name="T3"/></text:p>
            </office:annotation>
            <text:p>竞争对象数量</text:p>
          </table:table-cell>
          <table:table-cell table:style-name="ce5" office:value-type="string" calcext:value-type="string">
            <office:annotation draw:style-name="gr10" draw:text-style-name="P2" svg:width="54.24mm" svg:height="32.55mm" svg:x="435.24mm" svg:y="317.49mm" draw:caption-point-x="-4.07mm" draw:caption-point-y="8.02mm">
              <dc:date>2017-10-17T00:00:00</dc:date>
              <text:p text:style-name="P1"><text:span text:style-name="T1">作者</text:span><text:span text:style-name="T1">:</text:span></text:p>
              <text:p text:style-name="P1"><text:span text:style-name="T1">从市场信息管理</text:span><text:span text:style-name="T1">---</text:span><text:span text:style-name="T1">是否转换为商机中筛选是的数量链接来</text:span></text:p>
              <text:p text:style-name="P1"><text:span text:style-name="T3">业务管理</text:span><text:span text:style-name="T3">-</text:span><text:span text:style-name="T3">合同管理</text:span><text:span text:style-name="T3">-</text:span><text:span text:style-name="T3">已立项合同数量</text:span></text:p>
            </office:annotation>
            <text:p>已转换商机</text:p>
          </table:table-cell>
          <table:table-cell table:style-name="ce42" office:value-type="string" calcext:value-type="string">
            <office:annotation draw:style-name="gr8" draw:text-style-name="P2" svg:width="40.75mm" svg:height="16.66mm" svg:x="457.46mm" svg:y="317.49mm" draw:caption-point-x="-4.07mm" draw:caption-point-y="8.02mm">
              <dc:date>2017-10-17T00:00:00</dc:date>
              <text:p text:style-name="P1"><text:span text:style-name="T1">作者</text:span><text:span text:style-name="T1">:</text:span></text:p>
              <text:p text:style-name="P1"><text:span text:style-name="T1">从市场信息管理</text:span><text:span text:style-name="T1">---</text:span><text:span text:style-name="T1">总金额中链接来</text:span></text:p>
            </office:annotation>
            <text:p>预估转正金额</text:p>
          </table:table-cell>
          <table:table-cell table:style-name="ce38" office:value-type="string" calcext:value-type="string">
            <text:p>预估市场亏损金额</text:p>
          </table:table-cell>
          <table:table-cell table:style-name="ce5" office:value-type="string" calcext:value-type="string">
            <text:p>已初步分析数</text:p>
          </table:table-cell>
          <table:table-cell table:style-name="ce5" office:value-type="string" calcext:value-type="string">
            <text:p>转换为市场招待数</text:p>
          </table:table-cell>
          <table:table-cell table:style-name="ce5" office:value-type="string" calcext:value-type="string">
            <text:p>转换为商务洽谈数</text:p>
          </table:table-cell>
          <table:table-cell table:style-name="ce48" table:number-columns-repeated="66"/>
          <table:table-cell table:style-name="ce49" table:number-columns-repeated="941"/>
        </table:table-row>
        <table:table-row table:style-name="ro3">
          <table:table-cell table:style-name="ce8" office:value-type="string" calcext:value-type="string" table:number-columns-spanned="1" table:number-rows-spanned="2">
            <text:p>通信</text:p>
          </table:table-cell>
          <table:table-cell table:style-name="ce16" office:value-type="string" calcext:value-type="string">
            <text:p>广州</text:p>
          </table:table-cell>
          <table:table-cell table:style-name="ce16" table:number-columns-repeated="3"/>
          <table:table-cell table:style-name="ce20" table:number-columns-repeated="5"/>
          <table:table-cell table:style-name="ce22"/>
          <table:table-cell table:style-name="ce32" table:number-columns-repeated="72"/>
          <table:table-cell table:number-columns-repeated="941"/>
        </table:table-row>
        <table:table-row table:style-name="ro3">
          <table:covered-table-cell table:style-name="ce8"/>
          <table:table-cell table:style-name="ce16" table:number-columns-repeated="4"/>
          <table:table-cell table:style-name="ce20" table:number-columns-repeated="5"/>
          <table:table-cell table:style-name="ce22"/>
          <table:table-cell table:style-name="ce32" table:number-columns-repeated="72"/>
          <table:table-cell table:number-columns-repeated="941"/>
        </table:table-row>
        <table:table-row table:style-name="ro3">
          <table:table-cell table:style-name="ce6" office:value-type="string" calcext:value-type="string">
            <text:p>软件</text:p>
          </table:table-cell>
          <table:table-cell table:style-name="ce16" table:number-columns-repeated="4"/>
          <table:table-cell table:style-name="ce20" table:number-columns-repeated="5"/>
          <table:table-cell table:style-name="ce22"/>
          <table:table-cell table:style-name="ce32" table:number-columns-repeated="72"/>
          <table:table-cell table:number-columns-repeated="941"/>
        </table:table-row>
        <table:table-row table:style-name="ro8">
          <table:table-cell table:style-name="ce6" office:value-type="string" calcext:value-type="string">
            <text:p>信息系统集成</text:p>
          </table:table-cell>
          <table:table-cell table:style-name="ce16"/>
          <table:table-cell table:style-name="Default" table:number-columns-repeated="10"/>
          <table:table-cell table:style-name="ce32" table:number-columns-repeated="71"/>
          <table:table-cell table:number-columns-repeated="941"/>
        </table:table-row>
        <table:table-row table:style-name="ro8">
          <table:table-cell table:style-name="ce6" office:value-type="string" calcext:value-type="string">
            <text:p>广告品牌营销、活动策划</text:p>
          </table:table-cell>
          <table:table-cell table:style-name="ce16"/>
          <table:table-cell table:style-name="Default" table:number-columns-repeated="10"/>
          <table:table-cell table:style-name="ce32" table:number-columns-repeated="71"/>
          <table:table-cell table:number-columns-repeated="941"/>
        </table:table-row>
        <table:table-row table:style-name="ro8" table:number-rows-repeated="2">
          <table:table-cell table:style-name="ce9"/>
          <table:table-cell table:style-name="ce17"/>
          <table:table-cell table:style-name="Default" table:number-columns-repeated="1022"/>
        </table:table-row>
        <table:table-row table:style-name="ro8">
          <table:table-cell table:style-name="Default" table:number-columns-repeated="1024"/>
        </table:table-row>
        <table:table-row table:style-name="ro9">
          <table:table-cell table:style-name="ce4" office:value-type="string" calcext:value-type="string" table:number-columns-spanned="10" table:number-rows-spanned="1">
            <text:p>市场信息管理季度汇总（一年四季)</text:p>
          </table:table-cell>
          <table:covered-table-cell table:number-columns-repeated="9" table:style-name="ce14"/>
          <table:table-cell table:style-name="Default" table:number-columns-repeated="1014"/>
        </table:table-row>
        <table:table-row table:style-name="ro10">
          <table:table-cell table:style-name="ce5" office:value-type="string" calcext:value-type="string">
            <text:p>业务类型</text:p>
          </table:table-cell>
          <table:table-cell table:style-name="ce5" office:value-type="string" calcext:value-type="string">
            <office:annotation draw:style-name="gr8" draw:text-style-name="P2" svg:width="39.42mm" svg:height="16.66mm" svg:x="94.45mm" svg:y="379.23mm" draw:caption-point-x="-4.07mm" draw:caption-point-y="4.07mm">
              <dc:date>2017-10-21T00:00:00</dc:date>
              <text:p text:style-name="P1">作者:</text:p>
              <text:p text:style-name="P1"><text:span text:style-name="T6">从市场信息管理明细表</text:span><text:span text:style-name="T6">---</text:span><text:span text:style-name="T6">序号中链接来</text:span></text:p>
            </office:annotation>
            <text:p>现有市场信息</text:p>
          </table:table-cell>
          <table:table-cell table:style-name="ce5" office:value-type="string" calcext:value-type="string">
            <office:annotation draw:style-name="gr2" draw:text-style-name="P2" svg:width="40.75mm" svg:height="20.85mm" svg:x="129.11mm" svg:y="377.14mm" draw:caption-point-x="-4.07mm" draw:caption-point-y="6.16mm">
              <dc:date>2017-10-21T00:00:00</dc:date>
              <text:p text:style-name="P1">作者:</text:p>
              <text:p text:style-name="P1"><text:span text:style-name="T6">从市场信息管理</text:span><text:span text:style-name="T6">---</text:span><text:span text:style-name="T6">信息来源中筛选招投标的数量链接来</text:span></text:p>
            </office:annotation>
            <text:p>招投标数量</text:p>
          </table:table-cell>
          <table:table-cell table:style-name="ce5" office:value-type="string" calcext:value-type="string">
            <office:annotation draw:style-name="gr2" draw:text-style-name="P2" svg:width="43.39mm" svg:height="20.85mm" svg:x="170.92mm" svg:y="377.01mm" draw:caption-point-x="-4.07mm" draw:caption-point-y="6.29mm">
              <dc:date>2017-10-21T00:00:00</dc:date>
              <text:p text:style-name="P1">作者<text:span text:style-name="T7">:</text:span></text:p>
              <text:p text:style-name="P1"><text:span text:style-name="T8">从市场信息管理明细表</text:span><text:span text:style-name="T9">-</text:span><text:span text:style-name="T8">信息来源中的市场拓展数量链接而来</text:span></text:p>
            </office:annotation>
            <text:p>市场招待获取的信息数量</text:p>
          </table:table-cell>
          <table:table-cell table:style-name="ce5" office:value-type="string" calcext:value-type="string">
            <office:annotation draw:style-name="gr2" draw:text-style-name="P2" svg:width="38.36mm" svg:height="20.85mm" svg:x="206.64mm" svg:y="377.14mm" draw:caption-point-x="-4.07mm" draw:caption-point-y="6.16mm">
              <dc:date>2017-10-21T00:00:00</dc:date>
              <text:p text:style-name="P1">作者:</text:p>
              <text:p text:style-name="P1"><text:span text:style-name="T6">从市场信息管理</text:span><text:span text:style-name="T6">---</text:span><text:span text:style-name="T6">信息来源中筛选客户介绍的数量链接来</text:span></text:p>
            </office:annotation>
            <text:p>介绍数量</text:p>
          </table:table-cell>
          <table:table-cell table:style-name="ce5" office:value-type="string" calcext:value-type="string">
            <text:p>商务洽谈获取的市场信息数量</text:p>
          </table:table-cell>
          <table:table-cell table:style-name="ce5" office:value-type="string" calcext:value-type="string">
            <office:annotation draw:style-name="gr3" draw:text-style-name="P2" svg:width="31.75mm" svg:height="38.68mm" svg:x="261.93mm" svg:y="379.07mm" draw:caption-point-x="-4.07mm" draw:caption-point-y="4.23mm">
              <dc:date>2017-10-21T00:00:00</dc:date>
              <text:p text:style-name="P1">作者:</text:p>
              <text:p text:style-name="P1"><text:span text:style-name="T6">从市场信息管理</text:span><text:span text:style-name="T6">---</text:span><text:span text:style-name="T6">是否为有效信息中筛选是的数量链接来</text:span></text:p>
              <text:p text:style-name="P1"><text:span text:style-name="T6"/></text:p>
              <text:p text:style-name="P1"><text:span text:style-name="T8">业务管理</text:span><text:span text:style-name="T8">-</text:span><text:span text:style-name="T8">项目测算</text:span><text:span text:style-name="T8">-</text:span><text:span text:style-name="T8">可执行项目数量</text:span></text:p>
            </office:annotation>
            <text:p>有效信息</text:p>
          </table:table-cell>
          <table:table-cell table:style-name="ce5" office:value-type="string" calcext:value-type="string">
            <office:annotation draw:style-name="gr4" draw:text-style-name="P4" svg:width="36.25mm" svg:height="34.66mm" svg:x="313.53mm" svg:y="379.23mm" draw:caption-point-x="-4.07mm" draw:caption-point-y="4.07mm">
              <dc:date>2017-10-21T00:00:00</dc:date>
              <text:p text:style-name="P3"><text:s/></text:p>
            </office:annotation>
            <text:p>无效信息</text:p>
          </table:table-cell>
          <table:table-cell table:style-name="ce5" office:value-type="string" calcext:value-type="string">
            <office:annotation draw:style-name="gr5" draw:text-style-name="P2" svg:width="66.14mm" svg:height="24.55mm" svg:x="350.57mm" svg:y="377.67mm" draw:caption-point-x="-4.07mm" draw:caption-point-y="5.63mm">
              <dc:date>2017-10-21T00:00:00</dc:date>
              <text:p text:style-name="P1">作者:</text:p>
              <text:p text:style-name="P1"><text:span text:style-name="T6">从市场信息管理</text:span><text:span text:style-name="T6">---</text:span><text:span text:style-name="T6">是否转换为商机中筛选是的数量链接来</text:span></text:p>
              <text:p text:style-name="P1"><text:span text:style-name="T8">业务管理</text:span><text:span text:style-name="T8">-</text:span><text:span text:style-name="T8">招投标管理</text:span><text:span text:style-name="T8">-</text:span><text:span text:style-name="T8">招标信息数量</text:span></text:p>
              <text:p text:style-name="P1"><text:span text:style-name="T8"/></text:p>
            </office:annotation>
            <text:p>与商机关联的客户数量</text:p>
          </table:table-cell>
          <table:table-cell table:style-name="ce5" office:value-type="string" calcext:value-type="string">
            <office:annotation draw:style-name="gr6" draw:text-style-name="P2" svg:width="125.68mm" svg:height="19.84mm" svg:x="382.05mm" svg:y="377.51mm" draw:caption-point-x="-4.07mm" draw:caption-point-y="5.79mm">
              <dc:date>2017-10-21T00:00:00</dc:date>
              <text:p text:style-name="P1">作者:</text:p>
              <text:p text:style-name="P1"><text:span text:style-name="T6">从市场信息管理</text:span><text:span text:style-name="T6">---</text:span><text:span text:style-name="T6">竞争对手名称中链接来</text:span></text:p>
              <text:p text:style-name="P1"><text:span text:style-name="T8">业务管理</text:span><text:span text:style-name="T8">-</text:span><text:span text:style-name="T8">招投标管理</text:span><text:span text:style-name="T8">-</text:span><text:span text:style-name="T8">竞争对手</text:span></text:p>
              <text:p text:style-name="P1"><text:span text:style-name="T8"/></text:p>
            </office:annotation>
            <text:p>竞争对象数量</text:p>
          </table:table-cell>
          <table:table-cell table:style-name="ce5" office:value-type="string" calcext:value-type="string">
            <office:annotation draw:style-name="gr7" draw:text-style-name="P2" svg:width="54.24mm" svg:height="32.54mm" svg:x="413.01mm" svg:y="379.23mm" draw:caption-point-x="-4.07mm" draw:caption-point-y="4.07mm">
              <dc:date>2017-10-21T00:00:00</dc:date>
              <text:p text:style-name="P1">作者:</text:p>
              <text:p text:style-name="P1"><text:span text:style-name="T6">从市场信息管理</text:span><text:span text:style-name="T6">---</text:span><text:span text:style-name="T6">是否转换为商机中筛选是的数量链接来</text:span></text:p>
              <text:p text:style-name="P1"><text:span text:style-name="T8">业务管理</text:span><text:span text:style-name="T8">-</text:span><text:span text:style-name="T8">合同管理</text:span><text:span text:style-name="T8">-</text:span><text:span text:style-name="T8">已立项合同数量</text:span></text:p>
            </office:annotation>
            <text:p>已转换商机</text:p>
          </table:table-cell>
          <table:table-cell table:style-name="ce35" office:value-type="string" calcext:value-type="string">
            <office:annotation draw:style-name="gr8" draw:text-style-name="P2" svg:width="40.75mm" svg:height="16.66mm" svg:x="435.24mm" svg:y="379.23mm" draw:caption-point-x="-4.07mm" draw:caption-point-y="4.07mm">
              <dc:date>2017-10-21T00:00:00</dc:date>
              <text:p text:style-name="P1">作者:</text:p>
              <text:p text:style-name="P1"><text:span text:style-name="T6">从市场信息管理</text:span><text:span text:style-name="T6">---</text:span><text:span text:style-name="T6">总金额中链接来</text:span></text:p>
            </office:annotation>
            <text:p>预估转正金额</text:p>
          </table:table-cell>
          <table:table-cell table:style-name="ce43" office:value-type="string" calcext:value-type="string">
            <text:p>预估市场亏损金额</text:p>
          </table:table-cell>
          <table:table-cell table:style-name="ce5" office:value-type="string" calcext:value-type="string">
            <text:p>已初步分析数</text:p>
          </table:table-cell>
          <table:table-cell table:style-name="ce5" office:value-type="string" calcext:value-type="string">
            <text:p>转换为市场招待数</text:p>
          </table:table-cell>
          <table:table-cell table:style-name="ce5" office:value-type="string" calcext:value-type="string">
            <text:p>转换为商务洽谈数</text:p>
          </table:table-cell>
          <table:table-cell table:style-name="ce47"/>
          <table:table-cell table:style-name="Default" table:number-columns-repeated="1007"/>
        </table:table-row>
        <table:table-row table:style-name="ro11">
          <table:table-cell table:style-name="ce6" office:value-type="string" calcext:value-type="string">
            <text:p>通信</text:p>
          </table:table-cell>
          <table:table-cell table:style-name="ce15" office:value-type="float" office:value="18" calcext:value-type="float">
            <text:p>18</text:p>
          </table:table-cell>
          <table:table-cell table:style-name="ce15" table:number-columns-repeated="4"/>
          <table:table-cell table:style-name="ce23" office:value-type="float" office:value="1" calcext:value-type="float">
            <text:p>1</text:p>
          </table:table-cell>
          <table:table-cell table:style-name="ce23" table:number-columns-repeated="5"/>
          <table:table-cell table:style-name="ce25" table:number-columns-repeated="4"/>
          <table:table-cell table:style-name="ce32"/>
          <table:table-cell table:style-name="Default" table:number-columns-repeated="72"/>
          <table:table-cell table:style-name="ce5" table:number-columns-repeated="935"/>
        </table:table-row>
        <table:table-row table:style-name="ro4">
          <table:table-cell table:style-name="ce6" office:value-type="string" calcext:value-type="string">
            <text:p>软件</text:p>
          </table:table-cell>
          <table:table-cell table:style-name="ce15" table:number-columns-repeated="5"/>
          <table:table-cell table:style-name="ce23" table:number-columns-repeated="5"/>
          <table:table-cell table:style-name="ce25" table:number-columns-repeated="5"/>
          <table:table-cell table:style-name="ce32"/>
          <table:table-cell table:style-name="Default" table:number-columns-repeated="72"/>
          <table:table-cell table:style-name="ce3" table:number-columns-repeated="935"/>
        </table:table-row>
        <table:table-row table:style-name="ro6">
          <table:table-cell table:style-name="ce6" office:value-type="string" calcext:value-type="string">
            <text:p>信息系统集成</text:p>
          </table:table-cell>
          <table:table-cell table:style-name="ce15" table:number-columns-repeated="5"/>
          <table:table-cell table:style-name="ce23" table:number-columns-repeated="5"/>
          <table:table-cell table:style-name="ce25" table:number-columns-repeated="5"/>
          <table:table-cell table:style-name="ce32"/>
          <table:table-cell table:style-name="Default" table:number-columns-repeated="1007"/>
        </table:table-row>
        <table:table-row table:style-name="ro6">
          <table:table-cell table:style-name="ce6" office:value-type="string" calcext:value-type="string">
            <text:p>广告品牌营销、活动策划</text:p>
          </table:table-cell>
          <table:table-cell table:style-name="ce15" table:number-columns-repeated="5"/>
          <table:table-cell table:style-name="ce23" table:number-columns-repeated="5"/>
          <table:table-cell table:style-name="ce25" table:number-columns-repeated="5"/>
          <table:table-cell table:style-name="ce32"/>
          <table:table-cell table:style-name="Default" table:number-columns-repeated="1007"/>
        </table:table-row>
        <table:table-row table:style-name="ro8">
          <table:table-cell table:style-name="ce7"/>
          <table:table-cell table:style-name="ce16" table:number-columns-repeated="4"/>
          <table:table-cell table:style-name="ce20" table:number-columns-repeated="5"/>
          <table:table-cell table:style-name="ce22"/>
          <table:table-cell table:style-name="ce32" table:number-columns-repeated="6"/>
          <table:table-cell table:style-name="Default" table:number-columns-repeated="1007"/>
        </table:table-row>
        <table:table-row table:style-name="ro8">
          <table:table-cell table:style-name="ce7"/>
          <table:table-cell table:style-name="ce16" table:number-columns-repeated="4"/>
          <table:table-cell table:style-name="ce20" table:number-columns-repeated="5"/>
          <table:table-cell table:style-name="ce22"/>
          <table:table-cell table:style-name="ce32" table:number-columns-repeated="6"/>
          <table:table-cell table:style-name="Default" table:number-columns-repeated="72"/>
          <table:table-cell table:number-columns-repeated="935"/>
        </table:table-row>
        <table:table-row table:style-name="ro10">
          <table:table-cell table:style-name="ce5" office:value-type="string" calcext:value-type="string">
            <text:p>业务类型</text:p>
          </table:table-cell>
          <table:table-cell table:style-name="ce5" office:value-type="string" calcext:value-type="string">
            <text:p>地区</text:p>
          </table:table-cell>
          <table:table-cell table:style-name="ce5" office:value-type="string" calcext:value-type="string">
            <office:annotation draw:style-name="gr1" draw:text-style-name="P2" svg:width="40.75mm" svg:height="16.67mm" svg:x="129.11mm" svg:y="416.68mm" draw:caption-point-x="-4.07mm" draw:caption-point-y="4.08mm">
              <dc:date>2017-10-21T00:00:00</dc:date>
              <text:p text:style-name="P1">作者:</text:p>
              <text:p text:style-name="P1"><text:span text:style-name="T6">从市场信息管理明细表</text:span><text:span text:style-name="T6">---</text:span><text:span text:style-name="T6">序号中链接来</text:span></text:p>
            </office:annotation>
            <text:p>现有市场信息</text:p>
          </table:table-cell>
          <table:table-cell table:style-name="ce5" office:value-type="string" calcext:value-type="string">
            <office:annotation draw:style-name="gr2" draw:text-style-name="P2" svg:width="39.69mm" svg:height="20.85mm" svg:x="170.92mm" svg:y="414.59mm" draw:caption-point-x="-4.07mm" draw:caption-point-y="6.17mm">
              <dc:date>2017-10-21T00:00:00</dc:date>
              <text:p text:style-name="P1">作者:</text:p>
              <text:p text:style-name="P1"><text:span text:style-name="T6">从市场信息管理</text:span><text:span text:style-name="T6">---</text:span><text:span text:style-name="T6">信息来源中筛选招投标的数量链接来</text:span></text:p>
            </office:annotation>
            <text:p>招投标数量</text:p>
          </table:table-cell>
          <table:table-cell table:style-name="ce5" office:value-type="string" calcext:value-type="string">
            <office:annotation draw:style-name="gr2" draw:text-style-name="P2" svg:width="42.06mm" svg:height="20.85mm" svg:x="206.64mm" svg:y="414.46mm" draw:caption-point-x="-4.07mm" draw:caption-point-y="6.3mm">
              <dc:date>2017-10-21T00:00:00</dc:date>
              <text:p text:style-name="P1">作者<text:span text:style-name="T7">:</text:span></text:p>
              <text:p text:style-name="P1"><text:span text:style-name="T8">从市场信息管理明细表</text:span><text:span text:style-name="T9">-</text:span><text:span text:style-name="T8">信息来源中的市场拓展数量链接而来</text:span></text:p>
            </office:annotation>
            <text:p>市场招待获取的信息数量</text:p>
          </table:table-cell>
          <table:table-cell table:style-name="ce5" office:value-type="string" calcext:value-type="string">
            <office:annotation draw:style-name="gr2" draw:text-style-name="P2" svg:width="38.36mm" svg:height="20.85mm" svg:x="234.15mm" svg:y="414.59mm" draw:caption-point-x="-4.07mm" draw:caption-point-y="6.17mm">
              <dc:date>2017-10-21T00:00:00</dc:date>
              <text:p text:style-name="P1">作者:</text:p>
              <text:p text:style-name="P1"><text:span text:style-name="T6">从市场信息管理</text:span><text:span text:style-name="T6">---</text:span><text:span text:style-name="T6">信息来源中筛选客户介绍的数量链接来</text:span></text:p>
            </office:annotation>
            <text:p>介绍数量</text:p>
          </table:table-cell>
          <table:table-cell table:style-name="ce5" office:value-type="string" calcext:value-type="string">
            <text:p>商务洽谈获取的市场信息数量</text:p>
          </table:table-cell>
          <table:table-cell table:style-name="ce5" office:value-type="string" calcext:value-type="string">
            <office:annotation draw:style-name="gr9" draw:text-style-name="P2" svg:width="37.3mm" svg:height="38.36mm" svg:x="313.53mm" svg:y="416.68mm" draw:caption-point-x="-4.07mm" draw:caption-point-y="4.08mm">
              <dc:date>2017-10-21T00:00:00</dc:date>
              <text:p text:style-name="P1">作者:</text:p>
              <text:p text:style-name="P1"><text:span text:style-name="T6">从市场信息管理</text:span><text:span text:style-name="T6">---</text:span><text:span text:style-name="T6">是否为有效信息中筛选是的数量链接来</text:span></text:p>
              <text:p text:style-name="P1"><text:span text:style-name="T6"/></text:p>
              <text:p text:style-name="P1"><text:span text:style-name="T8">业务管理</text:span><text:span text:style-name="T8">-</text:span><text:span text:style-name="T8">项目测算</text:span><text:span text:style-name="T8">-</text:span><text:span text:style-name="T8">可执行项目数量</text:span></text:p>
            </office:annotation>
            <text:p>有效信息</text:p>
          </table:table-cell>
          <table:table-cell table:style-name="ce5" office:value-type="string" calcext:value-type="string">
            <office:annotation draw:style-name="gr4" draw:text-style-name="P4" svg:width="35.45mm" svg:height="34.66mm" svg:x="350.57mm" svg:y="416.68mm" draw:caption-point-x="-4.07mm" draw:caption-point-y="4.08mm">
              <dc:date>2017-10-21T00:00:00</dc:date>
              <text:p text:style-name="P3"><text:s/></text:p>
            </office:annotation>
            <text:p>无效信息</text:p>
          </table:table-cell>
          <table:table-cell table:style-name="ce5" office:value-type="string" calcext:value-type="string">
            <office:annotation draw:style-name="gr5" draw:text-style-name="P2" svg:width="64.57mm" svg:height="24.55mm" svg:x="382.05mm" svg:y="415.12mm" draw:caption-point-x="-4.07mm" draw:caption-point-y="5.64mm">
              <dc:date>2017-10-21T00:00:00</dc:date>
              <text:p text:style-name="P1">作者:</text:p>
              <text:p text:style-name="P1"><text:span text:style-name="T6">从市场信息管理</text:span><text:span text:style-name="T6">---</text:span><text:span text:style-name="T6">是否转换为商机中筛选是的数量链接来</text:span></text:p>
              <text:p text:style-name="P1"><text:span text:style-name="T8">业务管理</text:span><text:span text:style-name="T8">-</text:span><text:span text:style-name="T8">招投标管理</text:span><text:span text:style-name="T8">-</text:span><text:span text:style-name="T8">招标信息数量</text:span></text:p>
              <text:p text:style-name="P1"><text:span text:style-name="T8"/></text:p>
            </office:annotation>
            <text:p>与商机关联的客户数量</text:p>
          </table:table-cell>
          <table:table-cell table:style-name="ce5" office:value-type="string" calcext:value-type="string">
            <office:annotation draw:style-name="gr6" draw:text-style-name="P2" svg:width="124.36mm" svg:height="19.84mm" svg:x="413.01mm" svg:y="414.97mm" draw:caption-point-x="-4.07mm" draw:caption-point-y="5.79mm">
              <dc:date>2017-10-21T00:00:00</dc:date>
              <text:p text:style-name="P1">作者:</text:p>
              <text:p text:style-name="P1"><text:span text:style-name="T6">从市场信息管理</text:span><text:span text:style-name="T6">---</text:span><text:span text:style-name="T6">竞争对手名称中链接来</text:span></text:p>
              <text:p text:style-name="P1"><text:span text:style-name="T8">业务管理</text:span><text:span text:style-name="T8">-</text:span><text:span text:style-name="T8">招投标管理</text:span><text:span text:style-name="T8">-</text:span><text:span text:style-name="T8">竞争对手</text:span></text:p>
              <text:p text:style-name="P1"><text:span text:style-name="T8"/></text:p>
            </office:annotation>
            <text:p>竞争对象数量</text:p>
          </table:table-cell>
          <table:table-cell table:style-name="ce5" office:value-type="string" calcext:value-type="string">
            <office:annotation draw:style-name="gr10" draw:text-style-name="P2" svg:width="54.24mm" svg:height="32.55mm" svg:x="435.24mm" svg:y="416.68mm" draw:caption-point-x="-4.07mm" draw:caption-point-y="4.08mm">
              <dc:date>2017-10-21T00:00:00</dc:date>
              <text:p text:style-name="P1">作者:</text:p>
              <text:p text:style-name="P1"><text:span text:style-name="T6">从市场信息管理</text:span><text:span text:style-name="T6">---</text:span><text:span text:style-name="T6">是否转换为商机中筛选是的数量链接来</text:span></text:p>
              <text:p text:style-name="P1"><text:span text:style-name="T8">业务管理</text:span><text:span text:style-name="T8">-</text:span><text:span text:style-name="T8">合同管理</text:span><text:span text:style-name="T8">-</text:span><text:span text:style-name="T8">已立项合同数量</text:span></text:p>
            </office:annotation>
            <text:p>已转换商机</text:p>
          </table:table-cell>
          <table:table-cell table:style-name="ce44" office:value-type="string" calcext:value-type="string">
            <office:annotation draw:style-name="gr1" draw:text-style-name="P2" svg:width="40.75mm" svg:height="16.67mm" svg:x="457.46mm" svg:y="416.68mm" draw:caption-point-x="-4.07mm" draw:caption-point-y="4.08mm">
              <dc:date>2017-10-21T00:00:00</dc:date>
              <text:p text:style-name="P1">作者:</text:p>
              <text:p text:style-name="P1"><text:span text:style-name="T6">从市场信息管理</text:span><text:span text:style-name="T6">---</text:span><text:span text:style-name="T6">总金额中链接来</text:span></text:p>
            </office:annotation>
            <text:p>预估转正金额</text:p>
          </table:table-cell>
          <table:table-cell table:style-name="ce43" office:value-type="string" calcext:value-type="string">
            <text:p>预估市场亏损金额</text:p>
          </table:table-cell>
          <table:table-cell table:style-name="ce5" office:value-type="string" calcext:value-type="string">
            <text:p>已初步分析数</text:p>
          </table:table-cell>
          <table:table-cell table:style-name="ce5" office:value-type="string" calcext:value-type="string">
            <text:p>转换为市场招待数</text:p>
          </table:table-cell>
          <table:table-cell table:style-name="ce5" office:value-type="string" calcext:value-type="string">
            <text:p>转换为商务洽谈数</text:p>
          </table:table-cell>
          <table:table-cell table:style-name="Default" table:number-columns-repeated="72"/>
          <table:table-cell table:number-columns-repeated="935"/>
        </table:table-row>
        <table:table-row table:style-name="ro9">
          <table:table-cell table:style-name="ce8" office:value-type="string" calcext:value-type="string" table:number-columns-spanned="1" table:number-rows-spanned="2">
            <text:p>通信</text:p>
          </table:table-cell>
          <table:table-cell table:style-name="ce16" office:value-type="string" calcext:value-type="string">
            <text:p>广州</text:p>
          </table:table-cell>
          <table:table-cell table:style-name="ce16" table:number-columns-repeated="3"/>
          <table:table-cell table:style-name="ce20" table:number-columns-repeated="5"/>
          <table:table-cell table:style-name="ce22"/>
          <table:table-cell table:style-name="ce32" table:number-columns-repeated="6"/>
          <table:table-cell table:style-name="Default" table:number-columns-repeated="72"/>
          <table:table-cell table:style-name="ce49" table:number-columns-repeated="935"/>
        </table:table-row>
        <table:table-row table:style-name="ro8">
          <table:covered-table-cell table:style-name="ce8"/>
          <table:table-cell table:style-name="ce16" table:number-columns-repeated="4"/>
          <table:table-cell table:style-name="ce20" table:number-columns-repeated="5"/>
          <table:table-cell table:style-name="ce22"/>
          <table:table-cell table:style-name="ce32" table:number-columns-repeated="6"/>
          <table:table-cell table:style-name="Default" table:number-columns-repeated="72"/>
          <table:table-cell table:number-columns-repeated="935"/>
        </table:table-row>
        <table:table-row table:style-name="ro8">
          <table:table-cell table:style-name="ce6" office:value-type="string" calcext:value-type="string">
            <text:p>软件</text:p>
          </table:table-cell>
          <table:table-cell table:style-name="ce16" table:number-columns-repeated="4"/>
          <table:table-cell table:style-name="ce20" table:number-columns-repeated="5"/>
          <table:table-cell table:style-name="ce22"/>
          <table:table-cell table:style-name="ce32" table:number-columns-repeated="6"/>
          <table:table-cell table:style-name="Default" table:number-columns-repeated="72"/>
          <table:table-cell table:number-columns-repeated="935"/>
        </table:table-row>
        <table:table-row table:style-name="ro8">
          <table:table-cell table:style-name="ce6" office:value-type="string" calcext:value-type="string">
            <text:p>信息系统集成</text:p>
          </table:table-cell>
          <table:table-cell table:style-name="ce16" table:number-columns-repeated="4"/>
          <table:table-cell table:style-name="ce20" table:number-columns-repeated="5"/>
          <table:table-cell table:style-name="ce22"/>
          <table:table-cell table:style-name="ce32" table:number-columns-repeated="6"/>
          <table:table-cell table:style-name="Default" table:number-columns-repeated="72"/>
          <table:table-cell table:number-columns-repeated="935"/>
        </table:table-row>
        <table:table-row table:style-name="ro8">
          <table:table-cell table:style-name="ce6" office:value-type="string" calcext:value-type="string">
            <text:p>广告品牌营销、活动策划</text:p>
          </table:table-cell>
          <table:table-cell table:style-name="ce16" table:number-columns-repeated="4"/>
          <table:table-cell table:style-name="ce20" table:number-columns-repeated="5"/>
          <table:table-cell table:style-name="ce22"/>
          <table:table-cell table:style-name="ce32" table:number-columns-repeated="6"/>
          <table:table-cell table:style-name="Default" table:number-columns-repeated="72"/>
          <table:table-cell table:number-columns-repeated="935"/>
        </table:table-row>
        <table:table-row table:style-name="ro8">
          <table:table-cell table:style-name="ce9"/>
          <table:table-cell table:style-name="ce17" table:number-columns-repeated="4"/>
          <table:table-cell table:style-name="Default" table:number-columns-repeated="4"/>
          <table:table-cell table:style-name="ce22" table:number-columns-repeated="2"/>
          <table:table-cell table:style-name="Default" table:number-columns-repeated="78"/>
          <table:table-cell table:number-columns-repeated="935"/>
        </table:table-row>
        <table:table-row table:style-name="ro8">
          <table:table-cell table:style-name="Default" table:number-columns-repeated="6"/>
          <table:table-cell/>
          <table:table-cell table:style-name="Default"/>
          <table:table-cell/>
          <table:table-cell table:style-name="Default" table:number-columns-repeated="80"/>
          <table:table-cell table:number-columns-repeated="935"/>
        </table:table-row>
        <table:table-row table:style-name="ro9">
          <table:table-cell table:style-name="ce4" office:value-type="string" calcext:value-type="string" table:number-columns-spanned="10" table:number-rows-spanned="1">
            <text:p>市场信息管理年度汇总（2017年）</text:p>
          </table:table-cell>
          <table:covered-table-cell table:number-columns-repeated="9" table:style-name="ce14"/>
          <table:table-cell table:style-name="Default" table:number-columns-repeated="79"/>
          <table:table-cell table:number-columns-repeated="935"/>
        </table:table-row>
        <table:table-row table:style-name="ro10">
          <table:table-cell table:style-name="ce5" office:value-type="string" calcext:value-type="string">
            <text:p>业务类型</text:p>
          </table:table-cell>
          <table:table-cell table:style-name="ce5" office:value-type="string" calcext:value-type="string">
            <office:annotation draw:style-name="gr8" draw:text-style-name="P2" svg:width="39.42mm" svg:height="16.66mm" svg:x="94.45mm" svg:y="460.51mm" draw:caption-point-x="-4.07mm" draw:caption-point-y="4.07mm">
              <dc:date>2017-10-21T00:00:00</dc:date>
              <text:p text:style-name="P1">作者:</text:p>
              <text:p text:style-name="P1"><text:span text:style-name="T6">从市场信息管理明细表</text:span><text:span text:style-name="T6">---</text:span><text:span text:style-name="T6">序号中链接来</text:span></text:p>
            </office:annotation>
            <text:p>现有市场信息</text:p>
          </table:table-cell>
          <table:table-cell table:style-name="ce5" office:value-type="string" calcext:value-type="string">
            <office:annotation draw:style-name="gr2" draw:text-style-name="P2" svg:width="40.75mm" svg:height="20.85mm" svg:x="129.11mm" svg:y="458.42mm" draw:caption-point-x="-4.07mm" draw:caption-point-y="6.16mm">
              <dc:date>2017-10-21T00:00:00</dc:date>
              <text:p text:style-name="P1">作者:</text:p>
              <text:p text:style-name="P1"><text:span text:style-name="T6">从市场信息管理</text:span><text:span text:style-name="T6">---</text:span><text:span text:style-name="T6">信息来源中筛选招投标的数量链接来</text:span></text:p>
            </office:annotation>
            <text:p>招投标数量</text:p>
          </table:table-cell>
          <table:table-cell table:style-name="ce5" office:value-type="string" calcext:value-type="string">
            <office:annotation draw:style-name="gr2" draw:text-style-name="P2" svg:width="43.39mm" svg:height="20.85mm" svg:x="170.92mm" svg:y="458.29mm" draw:caption-point-x="-4.07mm" draw:caption-point-y="6.29mm">
              <dc:date>2017-10-21T00:00:00</dc:date>
              <text:p text:style-name="P1">作者<text:span text:style-name="T7">:</text:span></text:p>
              <text:p text:style-name="P1"><text:span text:style-name="T8">从市场信息管理明细表</text:span><text:span text:style-name="T9">-</text:span><text:span text:style-name="T8">信息来源中的市场拓展数量链接而来</text:span></text:p>
            </office:annotation>
            <text:p>市场招待获取的信息数量</text:p>
          </table:table-cell>
          <table:table-cell table:style-name="ce5" office:value-type="string" calcext:value-type="string">
            <office:annotation draw:style-name="gr2" draw:text-style-name="P2" svg:width="38.36mm" svg:height="20.85mm" svg:x="206.64mm" svg:y="458.42mm" draw:caption-point-x="-4.07mm" draw:caption-point-y="6.16mm">
              <dc:date>2017-10-21T00:00:00</dc:date>
              <text:p text:style-name="P1">作者:</text:p>
              <text:p text:style-name="P1"><text:span text:style-name="T6">从市场信息管理</text:span><text:span text:style-name="T6">---</text:span><text:span text:style-name="T6">信息来源中筛选客户介绍的数量链接来</text:span></text:p>
            </office:annotation>
            <text:p>介绍数量</text:p>
          </table:table-cell>
          <table:table-cell table:style-name="ce5" office:value-type="string" calcext:value-type="string">
            <text:p>商务洽谈获取的市场信息数量</text:p>
          </table:table-cell>
          <table:table-cell table:style-name="ce5" office:value-type="string" calcext:value-type="string">
            <office:annotation draw:style-name="gr3" draw:text-style-name="P2" svg:width="31.75mm" svg:height="38.68mm" svg:x="261.93mm" svg:y="460.35mm" draw:caption-point-x="-4.07mm" draw:caption-point-y="4.23mm">
              <dc:date>2017-10-21T00:00:00</dc:date>
              <text:p text:style-name="P1">作者:</text:p>
              <text:p text:style-name="P1"><text:span text:style-name="T6">从市场信息管理</text:span><text:span text:style-name="T6">---</text:span><text:span text:style-name="T6">是否为有效信息中筛选是的数量链接来</text:span></text:p>
              <text:p text:style-name="P1"><text:span text:style-name="T6"/></text:p>
              <text:p text:style-name="P1"><text:span text:style-name="T8">业务管理</text:span><text:span text:style-name="T8">-</text:span><text:span text:style-name="T8">项目测算</text:span><text:span text:style-name="T8">-</text:span><text:span text:style-name="T8">可执行项目数量</text:span></text:p>
            </office:annotation>
            <text:p>有效信息</text:p>
          </table:table-cell>
          <table:table-cell table:style-name="ce5" office:value-type="string" calcext:value-type="string">
            <office:annotation draw:style-name="gr4" draw:text-style-name="P4" svg:width="36.25mm" svg:height="34.66mm" svg:x="313.53mm" svg:y="460.51mm" draw:caption-point-x="-4.07mm" draw:caption-point-y="4.07mm">
              <dc:date>2017-10-21T00:00:00</dc:date>
              <text:p text:style-name="P3"><text:s/></text:p>
            </office:annotation>
            <text:p>无效信息</text:p>
          </table:table-cell>
          <table:table-cell table:style-name="ce5" office:value-type="string" calcext:value-type="string">
            <office:annotation draw:style-name="gr5" draw:text-style-name="P2" svg:width="66.14mm" svg:height="24.55mm" svg:x="350.57mm" svg:y="458.95mm" draw:caption-point-x="-4.07mm" draw:caption-point-y="5.63mm">
              <dc:date>2017-10-21T00:00:00</dc:date>
              <text:p text:style-name="P1">作者:</text:p>
              <text:p text:style-name="P1"><text:span text:style-name="T6">从市场信息管理</text:span><text:span text:style-name="T6">---</text:span><text:span text:style-name="T6">是否转换为商机中筛选是的数量链接来</text:span></text:p>
              <text:p text:style-name="P1"><text:span text:style-name="T8">业务管理</text:span><text:span text:style-name="T8">-</text:span><text:span text:style-name="T8">招投标管理</text:span><text:span text:style-name="T8">-</text:span><text:span text:style-name="T8">招标信息数量</text:span></text:p>
              <text:p text:style-name="P1"><text:span text:style-name="T8"/></text:p>
            </office:annotation>
            <text:p>与商机关联的客户数量</text:p>
          </table:table-cell>
          <table:table-cell table:style-name="ce5" office:value-type="string" calcext:value-type="string">
            <office:annotation draw:style-name="gr6" draw:text-style-name="P2" svg:width="125.68mm" svg:height="19.84mm" svg:x="382.05mm" svg:y="458.79mm" draw:caption-point-x="-4.07mm" draw:caption-point-y="5.79mm">
              <dc:date>2017-10-21T00:00:00</dc:date>
              <text:p text:style-name="P1">作者:</text:p>
              <text:p text:style-name="P1"><text:span text:style-name="T6">从市场信息管理</text:span><text:span text:style-name="T6">---</text:span><text:span text:style-name="T6">竞争对手名称中链接来</text:span></text:p>
              <text:p text:style-name="P1"><text:span text:style-name="T8">业务管理</text:span><text:span text:style-name="T8">-</text:span><text:span text:style-name="T8">招投标管理</text:span><text:span text:style-name="T8">-</text:span><text:span text:style-name="T8">竞争对手</text:span></text:p>
              <text:p text:style-name="P1"><text:span text:style-name="T8"/></text:p>
            </office:annotation>
            <text:p>竞争对象数量</text:p>
          </table:table-cell>
          <table:table-cell table:style-name="ce5" office:value-type="string" calcext:value-type="string">
            <office:annotation draw:style-name="gr7" draw:text-style-name="P2" svg:width="54.24mm" svg:height="32.54mm" svg:x="413.01mm" svg:y="460.51mm" draw:caption-point-x="-4.07mm" draw:caption-point-y="4.07mm">
              <dc:date>2017-10-21T00:00:00</dc:date>
              <text:p text:style-name="P1">作者:</text:p>
              <text:p text:style-name="P1"><text:span text:style-name="T6">从市场信息管理</text:span><text:span text:style-name="T6">---</text:span><text:span text:style-name="T6">是否转换为商机中筛选是的数量链接来</text:span></text:p>
              <text:p text:style-name="P1"><text:span text:style-name="T8">业务管理</text:span><text:span text:style-name="T8">-</text:span><text:span text:style-name="T8">合同管理</text:span><text:span text:style-name="T8">-</text:span><text:span text:style-name="T8">已立项合同数量</text:span></text:p>
            </office:annotation>
            <text:p>已转换商机</text:p>
          </table:table-cell>
          <table:table-cell table:style-name="ce36" office:value-type="string" calcext:value-type="string">
            <office:annotation draw:style-name="gr8" draw:text-style-name="P2" svg:width="40.75mm" svg:height="16.66mm" svg:x="435.24mm" svg:y="460.51mm" draw:caption-point-x="-4.07mm" draw:caption-point-y="4.07mm">
              <dc:date>2017-10-21T00:00:00</dc:date>
              <text:p text:style-name="P1">作者:</text:p>
              <text:p text:style-name="P1"><text:span text:style-name="T6">从市场信息管理</text:span><text:span text:style-name="T6">---</text:span><text:span text:style-name="T6">总金额中链接来</text:span></text:p>
            </office:annotation>
            <text:p>预估转正金额</text:p>
          </table:table-cell>
          <table:table-cell table:style-name="ce43" office:value-type="string" calcext:value-type="string">
            <text:p>预估市场亏损金额</text:p>
          </table:table-cell>
          <table:table-cell table:style-name="ce5" office:value-type="string" calcext:value-type="string">
            <text:p>已初步分析数</text:p>
          </table:table-cell>
          <table:table-cell table:style-name="ce5" office:value-type="string" calcext:value-type="string">
            <text:p>转换为市场招待数</text:p>
          </table:table-cell>
          <table:table-cell table:style-name="ce5" office:value-type="string" calcext:value-type="string">
            <text:p>转换为商务洽谈数</text:p>
          </table:table-cell>
          <table:table-cell table:style-name="ce47"/>
          <table:table-cell table:style-name="Default" table:number-columns-repeated="72"/>
          <table:table-cell table:number-columns-repeated="935"/>
        </table:table-row>
        <table:table-row table:style-name="ro11">
          <table:table-cell table:style-name="ce6" office:value-type="string" calcext:value-type="string">
            <text:p>通信</text:p>
          </table:table-cell>
          <table:table-cell table:style-name="ce15" office:value-type="float" office:value="18" calcext:value-type="float">
            <text:p>18</text:p>
          </table:table-cell>
          <table:table-cell table:style-name="ce15" table:number-columns-repeated="4"/>
          <table:table-cell table:style-name="ce23" office:value-type="float" office:value="1" calcext:value-type="float">
            <text:p>1</text:p>
          </table:table-cell>
          <table:table-cell table:style-name="ce23" table:number-columns-repeated="5"/>
          <table:table-cell table:style-name="ce25" table:number-columns-repeated="4"/>
          <table:table-cell table:style-name="ce32"/>
          <table:table-cell table:style-name="Default" table:number-columns-repeated="72"/>
          <table:table-cell table:number-columns-repeated="935"/>
        </table:table-row>
        <table:table-row table:style-name="ro8">
          <table:table-cell table:style-name="ce6" office:value-type="string" calcext:value-type="string">
            <text:p>软件</text:p>
          </table:table-cell>
          <table:table-cell table:style-name="ce15" table:number-columns-repeated="5"/>
          <table:table-cell table:style-name="ce23" table:number-columns-repeated="5"/>
          <table:table-cell table:style-name="ce25" table:number-columns-repeated="5"/>
          <table:table-cell table:style-name="ce32"/>
          <table:table-cell table:style-name="Default" table:number-columns-repeated="72"/>
          <table:table-cell table:number-columns-repeated="935"/>
        </table:table-row>
        <table:table-row table:style-name="ro8">
          <table:table-cell table:style-name="ce6" office:value-type="string" calcext:value-type="string">
            <text:p>信息系统集成</text:p>
          </table:table-cell>
          <table:table-cell table:style-name="ce15" table:number-columns-repeated="5"/>
          <table:table-cell table:style-name="ce23" table:number-columns-repeated="5"/>
          <table:table-cell table:style-name="ce25" table:number-columns-repeated="5"/>
          <table:table-cell table:style-name="ce32"/>
          <table:table-cell table:style-name="Default" table:number-columns-repeated="72"/>
          <table:table-cell table:number-columns-repeated="935"/>
        </table:table-row>
        <table:table-row table:style-name="ro8">
          <table:table-cell table:style-name="ce6" office:value-type="string" calcext:value-type="string">
            <text:p>广告品牌营销、活动策划</text:p>
          </table:table-cell>
          <table:table-cell table:style-name="ce15" table:number-columns-repeated="5"/>
          <table:table-cell table:style-name="ce23" table:number-columns-repeated="5"/>
          <table:table-cell table:style-name="ce25" table:number-columns-repeated="5"/>
          <table:table-cell table:style-name="ce32"/>
          <table:table-cell table:style-name="Default" table:number-columns-repeated="72"/>
          <table:table-cell table:number-columns-repeated="935"/>
        </table:table-row>
        <table:table-row table:style-name="ro8" table:number-rows-repeated="2">
          <table:table-cell table:style-name="ce7"/>
          <table:table-cell table:style-name="ce16" table:number-columns-repeated="4"/>
          <table:table-cell table:style-name="ce20" table:number-columns-repeated="5"/>
          <table:table-cell table:style-name="ce22"/>
          <table:table-cell table:style-name="ce32" table:number-columns-repeated="6"/>
          <table:table-cell table:style-name="Default" table:number-columns-repeated="72"/>
          <table:table-cell table:number-columns-repeated="935"/>
        </table:table-row>
        <table:table-row table:style-name="ro10">
          <table:table-cell table:style-name="ce5" office:value-type="string" calcext:value-type="string">
            <text:p>业务类型</text:p>
          </table:table-cell>
          <table:table-cell table:style-name="ce5" office:value-type="string" calcext:value-type="string">
            <text:p>地区</text:p>
          </table:table-cell>
          <table:table-cell table:style-name="ce5" office:value-type="string" calcext:value-type="string">
            <office:annotation draw:style-name="gr8" draw:text-style-name="P2" svg:width="40.75mm" svg:height="16.66mm" svg:x="129.11mm" svg:y="494.59mm" draw:caption-point-x="-4.07mm" draw:caption-point-y="4.07mm">
              <dc:date>2017-10-21T00:00:00</dc:date>
              <text:p text:style-name="P1">作者:</text:p>
              <text:p text:style-name="P1"><text:span text:style-name="T6">从市场信息管理明细表</text:span><text:span text:style-name="T6">---</text:span><text:span text:style-name="T6">序号中链接来</text:span></text:p>
            </office:annotation>
            <text:p>现有市场信息</text:p>
          </table:table-cell>
          <table:table-cell table:style-name="ce5" office:value-type="string" calcext:value-type="string">
            <office:annotation draw:style-name="gr2" draw:text-style-name="P2" svg:width="39.69mm" svg:height="20.85mm" svg:x="170.92mm" svg:y="492.5mm" draw:caption-point-x="-4.07mm" draw:caption-point-y="6.16mm">
              <dc:date>2017-10-21T00:00:00</dc:date>
              <text:p text:style-name="P1">作者:</text:p>
              <text:p text:style-name="P1"><text:span text:style-name="T6">从市场信息管理</text:span><text:span text:style-name="T6">---</text:span><text:span text:style-name="T6">信息来源中筛选招投标的数量链接来</text:span></text:p>
            </office:annotation>
            <text:p>招投标数量</text:p>
          </table:table-cell>
          <table:table-cell table:style-name="ce5" office:value-type="string" calcext:value-type="string">
            <office:annotation draw:style-name="gr2" draw:text-style-name="P2" svg:width="42.06mm" svg:height="20.85mm" svg:x="206.64mm" svg:y="492.37mm" draw:caption-point-x="-4.07mm" draw:caption-point-y="6.29mm">
              <dc:date>2017-10-21T00:00:00</dc:date>
              <text:p text:style-name="P1">作者<text:span text:style-name="T7">:</text:span></text:p>
              <text:p text:style-name="P1"><text:span text:style-name="T8">从市场信息管理明细表</text:span><text:span text:style-name="T9">-</text:span><text:span text:style-name="T8">信息来源中的市场拓展数量链接而来</text:span></text:p>
            </office:annotation>
            <text:p>市场招待获取的信息数量</text:p>
          </table:table-cell>
          <table:table-cell table:style-name="ce5" office:value-type="string" calcext:value-type="string">
            <office:annotation draw:style-name="gr2" draw:text-style-name="P2" svg:width="38.36mm" svg:height="20.85mm" svg:x="234.15mm" svg:y="492.5mm" draw:caption-point-x="-4.07mm" draw:caption-point-y="6.16mm">
              <dc:date>2017-10-21T00:00:00</dc:date>
              <text:p text:style-name="P1">作者:</text:p>
              <text:p text:style-name="P1"><text:span text:style-name="T6">从市场信息管理</text:span><text:span text:style-name="T6">---</text:span><text:span text:style-name="T6">信息来源中筛选客户介绍的数量链接来</text:span></text:p>
            </office:annotation>
            <text:p>介绍数量</text:p>
          </table:table-cell>
          <table:table-cell table:style-name="ce5" office:value-type="string" calcext:value-type="string">
            <text:p>商务洽谈获取的市场信息数量</text:p>
          </table:table-cell>
          <table:table-cell table:style-name="ce5" office:value-type="string" calcext:value-type="string">
            <office:annotation draw:style-name="gr9" draw:text-style-name="P2" svg:width="37.3mm" svg:height="38.36mm" svg:x="313.53mm" svg:y="494.59mm" draw:caption-point-x="-4.07mm" draw:caption-point-y="4.07mm">
              <dc:date>2017-10-21T00:00:00</dc:date>
              <text:p text:style-name="P1">作者:</text:p>
              <text:p text:style-name="P1"><text:span text:style-name="T6">从市场信息管理</text:span><text:span text:style-name="T6">---</text:span><text:span text:style-name="T6">是否为有效信息中筛选是的数量链接来</text:span></text:p>
              <text:p text:style-name="P1"><text:span text:style-name="T6"/></text:p>
              <text:p text:style-name="P1"><text:span text:style-name="T8">业务管理</text:span><text:span text:style-name="T8">-</text:span><text:span text:style-name="T8">项目测算</text:span><text:span text:style-name="T8">-</text:span><text:span text:style-name="T8">可执行项目数量</text:span></text:p>
            </office:annotation>
            <text:p>有效信息</text:p>
          </table:table-cell>
          <table:table-cell table:style-name="ce5" office:value-type="string" calcext:value-type="string">
            <office:annotation draw:style-name="gr11" draw:text-style-name="P4" svg:width="35.45mm" svg:height="34.65mm" svg:x="350.57mm" svg:y="494.59mm" draw:caption-point-x="-4.07mm" draw:caption-point-y="4.07mm">
              <dc:date>2017-10-21T00:00:00</dc:date>
              <text:p text:style-name="P3"><text:s/></text:p>
            </office:annotation>
            <text:p>无效信息</text:p>
          </table:table-cell>
          <table:table-cell table:style-name="ce5" office:value-type="string" calcext:value-type="string">
            <office:annotation draw:style-name="gr5" draw:text-style-name="P2" svg:width="64.57mm" svg:height="24.55mm" svg:x="382.05mm" svg:y="493.03mm" draw:caption-point-x="-4.07mm" draw:caption-point-y="5.63mm">
              <dc:date>2017-10-21T00:00:00</dc:date>
              <text:p text:style-name="P1">作者:</text:p>
              <text:p text:style-name="P1"><text:span text:style-name="T6">从市场信息管理</text:span><text:span text:style-name="T6">---</text:span><text:span text:style-name="T6">是否转换为商机中筛选是的数量链接来</text:span></text:p>
              <text:p text:style-name="P1"><text:span text:style-name="T8">业务管理</text:span><text:span text:style-name="T8">-</text:span><text:span text:style-name="T8">招投标管理</text:span><text:span text:style-name="T8">-</text:span><text:span text:style-name="T8">招标信息数量</text:span></text:p>
              <text:p text:style-name="P1"><text:span text:style-name="T8"/></text:p>
            </office:annotation>
            <text:p>与商机关联的客户数量</text:p>
          </table:table-cell>
          <table:table-cell table:style-name="ce5" office:value-type="string" calcext:value-type="string">
            <office:annotation draw:style-name="gr6" draw:text-style-name="P2" svg:width="124.36mm" svg:height="19.84mm" svg:x="413.01mm" svg:y="492.87mm" draw:caption-point-x="-4.07mm" draw:caption-point-y="5.79mm">
              <dc:date>2017-10-21T00:00:00</dc:date>
              <text:p text:style-name="P1">作者:</text:p>
              <text:p text:style-name="P1"><text:span text:style-name="T6">从市场信息管理</text:span><text:span text:style-name="T6">---</text:span><text:span text:style-name="T6">竞争对手名称中链接来</text:span></text:p>
              <text:p text:style-name="P1"><text:span text:style-name="T8">业务管理</text:span><text:span text:style-name="T8">-</text:span><text:span text:style-name="T8">招投标管理</text:span><text:span text:style-name="T8">-</text:span><text:span text:style-name="T8">竞争对手</text:span></text:p>
              <text:p text:style-name="P1"><text:span text:style-name="T8"/></text:p>
            </office:annotation>
            <text:p>竞争对象数量</text:p>
          </table:table-cell>
          <table:table-cell table:style-name="ce5" office:value-type="string" calcext:value-type="string">
            <office:annotation draw:style-name="gr7" draw:text-style-name="P2" svg:width="54.24mm" svg:height="32.54mm" svg:x="435.24mm" svg:y="494.59mm" draw:caption-point-x="-4.07mm" draw:caption-point-y="4.07mm">
              <dc:date>2017-10-21T00:00:00</dc:date>
              <text:p text:style-name="P1">作者:</text:p>
              <text:p text:style-name="P1"><text:span text:style-name="T6">从市场信息管理</text:span><text:span text:style-name="T6">---</text:span><text:span text:style-name="T6">是否转换为商机中筛选是的数量链接来</text:span></text:p>
              <text:p text:style-name="P1"><text:span text:style-name="T8">业务管理</text:span><text:span text:style-name="T8">-</text:span><text:span text:style-name="T8">合同管理</text:span><text:span text:style-name="T8">-</text:span><text:span text:style-name="T8">已立项合同数量</text:span></text:p>
            </office:annotation>
            <text:p>已转换商机</text:p>
          </table:table-cell>
          <table:table-cell table:style-name="ce45" office:value-type="string" calcext:value-type="string">
            <office:annotation draw:style-name="gr8" draw:text-style-name="P2" svg:width="40.75mm" svg:height="16.66mm" svg:x="457.46mm" svg:y="494.59mm" draw:caption-point-x="-4.07mm" draw:caption-point-y="4.07mm">
              <dc:date>2017-10-21T00:00:00</dc:date>
              <text:p text:style-name="P1">作者:</text:p>
              <text:p text:style-name="P1"><text:span text:style-name="T6">从市场信息管理</text:span><text:span text:style-name="T6">---</text:span><text:span text:style-name="T6">总金额中链接来</text:span></text:p>
            </office:annotation>
            <text:p>预估转正金额</text:p>
          </table:table-cell>
          <table:table-cell table:style-name="ce43" office:value-type="string" calcext:value-type="string">
            <text:p>预估市场亏损金额</text:p>
          </table:table-cell>
          <table:table-cell table:style-name="ce5" office:value-type="string" calcext:value-type="string">
            <text:p>已初步分析数</text:p>
          </table:table-cell>
          <table:table-cell table:style-name="ce5" office:value-type="string" calcext:value-type="string">
            <text:p>转换为市场招待数</text:p>
          </table:table-cell>
          <table:table-cell table:style-name="ce5" office:value-type="string" calcext:value-type="string">
            <text:p>转换为商务洽谈数</text:p>
          </table:table-cell>
          <table:table-cell table:style-name="Default" table:number-columns-repeated="72"/>
          <table:table-cell table:number-columns-repeated="935"/>
        </table:table-row>
        <table:table-row table:style-name="ro9">
          <table:table-cell table:style-name="ce8" office:value-type="string" calcext:value-type="string" table:number-columns-spanned="1" table:number-rows-spanned="2">
            <text:p>通信</text:p>
          </table:table-cell>
          <table:table-cell table:style-name="ce16" office:value-type="string" calcext:value-type="string">
            <text:p>广州</text:p>
          </table:table-cell>
          <table:table-cell table:style-name="ce16" table:number-columns-repeated="3"/>
          <table:table-cell table:style-name="ce20" table:number-columns-repeated="5"/>
          <table:table-cell table:style-name="ce22"/>
          <table:table-cell table:style-name="ce32" table:number-columns-repeated="6"/>
          <table:table-cell table:style-name="Default" table:number-columns-repeated="72"/>
          <table:table-cell table:number-columns-repeated="935"/>
        </table:table-row>
        <table:table-row table:style-name="ro8">
          <table:covered-table-cell table:style-name="ce8"/>
          <table:table-cell table:style-name="ce16" table:number-columns-repeated="4"/>
          <table:table-cell table:style-name="ce20" table:number-columns-repeated="5"/>
          <table:table-cell table:style-name="ce22"/>
          <table:table-cell table:style-name="ce32" table:number-columns-repeated="6"/>
          <table:table-cell table:style-name="Default" table:number-columns-repeated="72"/>
          <table:table-cell table:number-columns-repeated="935"/>
        </table:table-row>
        <table:table-row table:style-name="ro8">
          <table:table-cell table:style-name="ce6" office:value-type="string" calcext:value-type="string">
            <text:p>软件</text:p>
          </table:table-cell>
          <table:table-cell table:style-name="ce16" table:number-columns-repeated="4"/>
          <table:table-cell table:style-name="ce20" table:number-columns-repeated="5"/>
          <table:table-cell table:style-name="ce22"/>
          <table:table-cell table:style-name="ce32" table:number-columns-repeated="6"/>
          <table:table-cell table:style-name="Default" table:number-columns-repeated="72"/>
          <table:table-cell table:number-columns-repeated="935"/>
        </table:table-row>
        <table:table-row table:style-name="ro8">
          <table:table-cell table:style-name="ce6" office:value-type="string" calcext:value-type="string">
            <text:p>信息系统集成</text:p>
          </table:table-cell>
          <table:table-cell table:style-name="ce16" table:number-columns-repeated="4"/>
          <table:table-cell table:style-name="ce20" table:number-columns-repeated="5"/>
          <table:table-cell table:style-name="ce22"/>
          <table:table-cell table:style-name="ce32" table:number-columns-repeated="6"/>
          <table:table-cell table:style-name="Default" table:number-columns-repeated="72"/>
          <table:table-cell table:number-columns-repeated="935"/>
        </table:table-row>
        <table:table-row table:style-name="ro8">
          <table:table-cell table:style-name="ce6" office:value-type="string" calcext:value-type="string">
            <text:p>广告品牌营销、活动策划</text:p>
          </table:table-cell>
          <table:table-cell table:style-name="ce16" table:number-columns-repeated="4"/>
          <table:table-cell table:style-name="ce20" table:number-columns-repeated="5"/>
          <table:table-cell table:style-name="ce22"/>
          <table:table-cell table:style-name="ce32" table:number-columns-repeated="6"/>
          <table:table-cell table:style-name="Default" table:number-columns-repeated="72"/>
          <table:table-cell table:number-columns-repeated="935"/>
        </table:table-row>
        <table:table-row table:style-name="ro8" table:number-rows-repeated="4">
          <table:table-cell table:style-name="ce7"/>
          <table:table-cell table:style-name="ce16" table:number-columns-repeated="4"/>
          <table:table-cell table:style-name="ce20" table:number-columns-repeated="5"/>
          <table:table-cell table:style-name="ce22"/>
          <table:table-cell table:style-name="ce32" table:number-columns-repeated="6"/>
          <table:table-cell table:style-name="Default" table:number-columns-repeated="72"/>
          <table:table-cell table:number-columns-repeated="935"/>
        </table:table-row>
        <table:table-row table:style-name="ro8">
          <table:table-cell table:style-name="Default" table:number-columns-repeated="6"/>
          <table:table-cell/>
          <table:table-cell table:style-name="Default"/>
          <table:table-cell/>
          <table:table-cell table:style-name="Default" table:number-columns-repeated="80"/>
          <table:table-cell table:number-columns-repeated="935"/>
        </table:table-row>
        <table:table-row table:style-name="ro8">
          <table:table-cell table:style-name="ce4" office:value-type="string" calcext:value-type="string" table:number-columns-spanned="10" table:number-rows-spanned="1">
            <text:p>市场信息管理累计汇总</text:p>
          </table:table-cell>
          <table:covered-table-cell table:number-columns-repeated="9" table:style-name="ce14"/>
          <table:table-cell table:style-name="Default" table:number-columns-repeated="79"/>
          <table:table-cell table:number-columns-repeated="935"/>
        </table:table-row>
        <table:table-row table:style-name="ro10">
          <table:table-cell table:style-name="ce5" office:value-type="string" calcext:value-type="string">
            <text:p>业务类型</text:p>
          </table:table-cell>
          <table:table-cell table:style-name="ce5" office:value-type="string" calcext:value-type="string">
            <office:annotation draw:style-name="gr8" draw:text-style-name="P2" svg:width="39.42mm" svg:height="16.66mm" svg:x="94.45mm" svg:y="553.01mm" draw:caption-point-x="-4.07mm" draw:caption-point-y="4.07mm">
              <dc:date>2017-10-21T00:00:00</dc:date>
              <text:p text:style-name="P1">作者:</text:p>
              <text:p text:style-name="P1"><text:span text:style-name="T6">从市场信息管理明细表</text:span><text:span text:style-name="T6">---</text:span><text:span text:style-name="T6">序号中链接来</text:span></text:p>
            </office:annotation>
            <text:p>现有市场信息</text:p>
          </table:table-cell>
          <table:table-cell table:style-name="ce5" office:value-type="string" calcext:value-type="string">
            <office:annotation draw:style-name="gr2" draw:text-style-name="P2" svg:width="40.75mm" svg:height="20.85mm" svg:x="129.11mm" svg:y="550.92mm" draw:caption-point-x="-4.07mm" draw:caption-point-y="6.16mm">
              <dc:date>2017-10-21T00:00:00</dc:date>
              <text:p text:style-name="P1">作者:</text:p>
              <text:p text:style-name="P1"><text:span text:style-name="T6">从市场信息管理</text:span><text:span text:style-name="T6">---</text:span><text:span text:style-name="T6">信息来源中筛选招投标的数量链接来</text:span></text:p>
            </office:annotation>
            <text:p>招投标数量</text:p>
          </table:table-cell>
          <table:table-cell table:style-name="ce5" office:value-type="string" calcext:value-type="string">
            <office:annotation draw:style-name="gr2" draw:text-style-name="P2" svg:width="43.39mm" svg:height="20.85mm" svg:x="170.92mm" svg:y="550.79mm" draw:caption-point-x="-4.07mm" draw:caption-point-y="6.29mm">
              <dc:date>2017-10-21T00:00:00</dc:date>
              <text:p text:style-name="P1">作者<text:span text:style-name="T7">:</text:span></text:p>
              <text:p text:style-name="P1"><text:span text:style-name="T8">从市场信息管理明细表</text:span><text:span text:style-name="T9">-</text:span><text:span text:style-name="T8">信息来源中的市场拓展数量链接而来</text:span></text:p>
            </office:annotation>
            <text:p>市场招待获取的信息数量</text:p>
          </table:table-cell>
          <table:table-cell table:style-name="ce5" office:value-type="string" calcext:value-type="string">
            <office:annotation draw:style-name="gr2" draw:text-style-name="P2" svg:width="38.36mm" svg:height="20.85mm" svg:x="206.64mm" svg:y="550.92mm" draw:caption-point-x="-4.07mm" draw:caption-point-y="6.16mm">
              <dc:date>2017-10-21T00:00:00</dc:date>
              <text:p text:style-name="P1">作者:</text:p>
              <text:p text:style-name="P1"><text:span text:style-name="T6">从市场信息管理</text:span><text:span text:style-name="T6">---</text:span><text:span text:style-name="T6">信息来源中筛选客户介绍的数量链接来</text:span></text:p>
            </office:annotation>
            <text:p>介绍数量</text:p>
          </table:table-cell>
          <table:table-cell table:style-name="ce5" office:value-type="string" calcext:value-type="string">
            <text:p>商务洽谈获取的市场信息数量</text:p>
          </table:table-cell>
          <table:table-cell table:style-name="ce5" office:value-type="string" calcext:value-type="string">
            <office:annotation draw:style-name="gr3" draw:text-style-name="P2" svg:width="31.75mm" svg:height="38.68mm" svg:x="261.93mm" svg:y="552.85mm" draw:caption-point-x="-4.07mm" draw:caption-point-y="4.23mm">
              <dc:date>2017-10-21T00:00:00</dc:date>
              <text:p text:style-name="P1">作者:</text:p>
              <text:p text:style-name="P1"><text:span text:style-name="T6">从市场信息管理</text:span><text:span text:style-name="T6">---</text:span><text:span text:style-name="T6">是否为有效信息中筛选是的数量链接来</text:span></text:p>
              <text:p text:style-name="P1"><text:span text:style-name="T6"/></text:p>
              <text:p text:style-name="P1"><text:span text:style-name="T8">业务管理</text:span><text:span text:style-name="T8">-</text:span><text:span text:style-name="T8">项目测算</text:span><text:span text:style-name="T8">-</text:span><text:span text:style-name="T8">可执行项目数量</text:span></text:p>
            </office:annotation>
            <text:p>有效信息</text:p>
          </table:table-cell>
          <table:table-cell table:style-name="ce5" office:value-type="string" calcext:value-type="string">
            <office:annotation draw:style-name="gr4" draw:text-style-name="P4" svg:width="36.25mm" svg:height="34.66mm" svg:x="313.53mm" svg:y="553.01mm" draw:caption-point-x="-4.07mm" draw:caption-point-y="4.07mm">
              <dc:date>2017-10-21T00:00:00</dc:date>
              <text:p text:style-name="P3"><text:s/></text:p>
            </office:annotation>
            <text:p>无效信息</text:p>
          </table:table-cell>
          <table:table-cell table:style-name="ce5" office:value-type="string" calcext:value-type="string">
            <office:annotation draw:style-name="gr5" draw:text-style-name="P2" svg:width="66.14mm" svg:height="24.55mm" svg:x="350.57mm" svg:y="551.45mm" draw:caption-point-x="-4.07mm" draw:caption-point-y="5.63mm">
              <dc:date>2017-10-21T00:00:00</dc:date>
              <text:p text:style-name="P1">作者:</text:p>
              <text:p text:style-name="P1"><text:span text:style-name="T6">从市场信息管理</text:span><text:span text:style-name="T6">---</text:span><text:span text:style-name="T6">是否转换为商机中筛选是的数量链接来</text:span></text:p>
              <text:p text:style-name="P1"><text:span text:style-name="T8">业务管理</text:span><text:span text:style-name="T8">-</text:span><text:span text:style-name="T8">招投标管理</text:span><text:span text:style-name="T8">-</text:span><text:span text:style-name="T8">招标信息数量</text:span></text:p>
              <text:p text:style-name="P1"><text:span text:style-name="T8"/></text:p>
            </office:annotation>
            <text:p>与商机关联的客户数量</text:p>
          </table:table-cell>
          <table:table-cell table:style-name="ce5" office:value-type="string" calcext:value-type="string">
            <office:annotation draw:style-name="gr6" draw:text-style-name="P2" svg:width="125.68mm" svg:height="19.84mm" svg:x="382.05mm" svg:y="551.29mm" draw:caption-point-x="-4.07mm" draw:caption-point-y="5.79mm">
              <dc:date>2017-10-21T00:00:00</dc:date>
              <text:p text:style-name="P1">作者:</text:p>
              <text:p text:style-name="P1"><text:span text:style-name="T6">从市场信息管理</text:span><text:span text:style-name="T6">---</text:span><text:span text:style-name="T6">竞争对手名称中链接来</text:span></text:p>
              <text:p text:style-name="P1"><text:span text:style-name="T8">业务管理</text:span><text:span text:style-name="T8">-</text:span><text:span text:style-name="T8">招投标管理</text:span><text:span text:style-name="T8">-</text:span><text:span text:style-name="T8">竞争对手</text:span></text:p>
              <text:p text:style-name="P1"><text:span text:style-name="T8"/></text:p>
            </office:annotation>
            <text:p>竞争对象数量</text:p>
          </table:table-cell>
          <table:table-cell table:style-name="ce5" office:value-type="string" calcext:value-type="string">
            <office:annotation draw:style-name="gr7" draw:text-style-name="P2" svg:width="54.24mm" svg:height="32.54mm" svg:x="413.01mm" svg:y="553.01mm" draw:caption-point-x="-4.07mm" draw:caption-point-y="4.07mm">
              <dc:date>2017-10-21T00:00:00</dc:date>
              <text:p text:style-name="P1">作者:</text:p>
              <text:p text:style-name="P1"><text:span text:style-name="T6">从市场信息管理</text:span><text:span text:style-name="T6">---</text:span><text:span text:style-name="T6">是否转换为商机中筛选是的数量链接来</text:span></text:p>
              <text:p text:style-name="P1"><text:span text:style-name="T8">业务管理</text:span><text:span text:style-name="T8">-</text:span><text:span text:style-name="T8">合同管理</text:span><text:span text:style-name="T8">-</text:span><text:span text:style-name="T8">已立项合同数量</text:span></text:p>
            </office:annotation>
            <text:p>已转换商机</text:p>
          </table:table-cell>
          <table:table-cell table:style-name="ce37" office:value-type="string" calcext:value-type="string">
            <office:annotation draw:style-name="gr8" draw:text-style-name="P2" svg:width="40.75mm" svg:height="16.66mm" svg:x="435.24mm" svg:y="553.01mm" draw:caption-point-x="-4.07mm" draw:caption-point-y="4.07mm">
              <dc:date>2017-10-21T00:00:00</dc:date>
              <text:p text:style-name="P1">作者:</text:p>
              <text:p text:style-name="P1"><text:span text:style-name="T6">从市场信息管理</text:span><text:span text:style-name="T6">---</text:span><text:span text:style-name="T6">总金额中链接来</text:span></text:p>
            </office:annotation>
            <text:p>预估转正金额</text:p>
          </table:table-cell>
          <table:table-cell table:style-name="ce43" office:value-type="string" calcext:value-type="string">
            <text:p>预估市场亏损金额</text:p>
          </table:table-cell>
          <table:table-cell table:style-name="ce5" office:value-type="string" calcext:value-type="string">
            <text:p>已初步分析数</text:p>
          </table:table-cell>
          <table:table-cell table:style-name="ce5" office:value-type="string" calcext:value-type="string">
            <text:p>转换为市场招待数</text:p>
          </table:table-cell>
          <table:table-cell table:style-name="ce5" office:value-type="string" calcext:value-type="string">
            <text:p>转换为商务洽谈数</text:p>
          </table:table-cell>
          <table:table-cell table:style-name="ce47"/>
          <table:table-cell table:style-name="Default" table:number-columns-repeated="72"/>
          <table:table-cell table:number-columns-repeated="935"/>
        </table:table-row>
        <table:table-row table:style-name="ro11">
          <table:table-cell table:style-name="ce6" office:value-type="string" calcext:value-type="string">
            <text:p>通信</text:p>
          </table:table-cell>
          <table:table-cell table:style-name="ce15" office:value-type="float" office:value="18" calcext:value-type="float">
            <text:p>18</text:p>
          </table:table-cell>
          <table:table-cell table:style-name="ce15" table:number-columns-repeated="4"/>
          <table:table-cell table:style-name="ce23" office:value-type="float" office:value="1" calcext:value-type="float">
            <text:p>1</text:p>
          </table:table-cell>
          <table:table-cell table:style-name="ce23" table:number-columns-repeated="5"/>
          <table:table-cell table:style-name="ce25" table:number-columns-repeated="4"/>
          <table:table-cell table:style-name="ce32"/>
          <table:table-cell table:style-name="Default" table:number-columns-repeated="72"/>
          <table:table-cell table:number-columns-repeated="935"/>
        </table:table-row>
        <table:table-row table:style-name="ro8">
          <table:table-cell table:style-name="ce6" office:value-type="string" calcext:value-type="string">
            <text:p>软件</text:p>
          </table:table-cell>
          <table:table-cell table:style-name="ce15" table:number-columns-repeated="5"/>
          <table:table-cell table:style-name="ce23" table:number-columns-repeated="5"/>
          <table:table-cell table:style-name="ce25" table:number-columns-repeated="5"/>
          <table:table-cell table:style-name="ce32"/>
          <table:table-cell table:style-name="Default" table:number-columns-repeated="72"/>
          <table:table-cell table:number-columns-repeated="935"/>
        </table:table-row>
        <table:table-row table:style-name="ro8">
          <table:table-cell table:style-name="ce6" office:value-type="string" calcext:value-type="string">
            <text:p>信息系统集成</text:p>
          </table:table-cell>
          <table:table-cell table:style-name="ce15" table:number-columns-repeated="5"/>
          <table:table-cell table:style-name="ce23" table:number-columns-repeated="5"/>
          <table:table-cell table:style-name="ce25" table:number-columns-repeated="5"/>
          <table:table-cell table:style-name="ce32"/>
          <table:table-cell table:style-name="Default" table:number-columns-repeated="72"/>
          <table:table-cell table:number-columns-repeated="935"/>
        </table:table-row>
        <table:table-row table:style-name="ro8">
          <table:table-cell table:style-name="ce6" office:value-type="string" calcext:value-type="string">
            <text:p>广告品牌营销、活动策划</text:p>
          </table:table-cell>
          <table:table-cell table:style-name="ce15" table:number-columns-repeated="5"/>
          <table:table-cell table:style-name="ce23" table:number-columns-repeated="5"/>
          <table:table-cell table:style-name="ce25" table:number-columns-repeated="5"/>
          <table:table-cell table:style-name="ce32"/>
          <table:table-cell table:style-name="Default" table:number-columns-repeated="72"/>
          <table:table-cell table:number-columns-repeated="935"/>
        </table:table-row>
        <table:table-row table:style-name="ro8" table:number-rows-repeated="2">
          <table:table-cell table:style-name="ce7"/>
          <table:table-cell table:style-name="ce16" table:number-columns-repeated="4"/>
          <table:table-cell table:style-name="ce20" table:number-columns-repeated="5"/>
          <table:table-cell table:style-name="ce22"/>
          <table:table-cell table:style-name="ce32" table:number-columns-repeated="6"/>
          <table:table-cell table:style-name="Default" table:number-columns-repeated="72"/>
          <table:table-cell table:number-columns-repeated="935"/>
        </table:table-row>
        <table:table-row table:style-name="ro10">
          <table:table-cell table:style-name="ce5" office:value-type="string" calcext:value-type="string">
            <text:p>业务类型</text:p>
          </table:table-cell>
          <table:table-cell table:style-name="ce5" office:value-type="string" calcext:value-type="string">
            <text:p>地区</text:p>
          </table:table-cell>
          <table:table-cell table:style-name="ce5" office:value-type="string" calcext:value-type="string">
            <office:annotation draw:style-name="gr8" draw:text-style-name="P2" svg:width="40.75mm" svg:height="16.66mm" svg:x="129.11mm" svg:y="587.09mm" draw:caption-point-x="-4.07mm" draw:caption-point-y="4.07mm">
              <dc:date>2017-10-21T00:00:00</dc:date>
              <text:p text:style-name="P1">作者:</text:p>
              <text:p text:style-name="P1"><text:span text:style-name="T6">从市场信息管理明细表</text:span><text:span text:style-name="T6">---</text:span><text:span text:style-name="T6">序号中链接来</text:span></text:p>
            </office:annotation>
            <text:p>现有市场信息</text:p>
          </table:table-cell>
          <table:table-cell table:style-name="ce5" office:value-type="string" calcext:value-type="string">
            <office:annotation draw:style-name="gr2" draw:text-style-name="P2" svg:width="39.69mm" svg:height="20.85mm" svg:x="170.92mm" svg:y="585mm" draw:caption-point-x="-4.07mm" draw:caption-point-y="6.16mm">
              <dc:date>2017-10-21T00:00:00</dc:date>
              <text:p text:style-name="P1">作者:</text:p>
              <text:p text:style-name="P1"><text:span text:style-name="T6">从市场信息管理</text:span><text:span text:style-name="T6">---</text:span><text:span text:style-name="T6">信息来源中筛选招投标的数量链接来</text:span></text:p>
            </office:annotation>
            <text:p>招投标数量</text:p>
          </table:table-cell>
          <table:table-cell table:style-name="ce5" office:value-type="string" calcext:value-type="string">
            <office:annotation draw:style-name="gr2" draw:text-style-name="P2" svg:width="42.06mm" svg:height="20.85mm" svg:x="206.64mm" svg:y="584.87mm" draw:caption-point-x="-4.07mm" draw:caption-point-y="6.29mm">
              <dc:date>2017-10-21T00:00:00</dc:date>
              <text:p text:style-name="P1">作者<text:span text:style-name="T7">:</text:span></text:p>
              <text:p text:style-name="P1"><text:span text:style-name="T8">从市场信息管理明细表</text:span><text:span text:style-name="T9">-</text:span><text:span text:style-name="T8">信息来源中的市场拓展数量链接而来</text:span></text:p>
            </office:annotation>
            <text:p>市场招待获取的信息数量</text:p>
          </table:table-cell>
          <table:table-cell table:style-name="ce5" office:value-type="string" calcext:value-type="string">
            <office:annotation draw:style-name="gr2" draw:text-style-name="P2" svg:width="38.36mm" svg:height="20.85mm" svg:x="234.15mm" svg:y="585mm" draw:caption-point-x="-4.07mm" draw:caption-point-y="6.16mm">
              <dc:date>2017-10-21T00:00:00</dc:date>
              <text:p text:style-name="P1">作者:</text:p>
              <text:p text:style-name="P1"><text:span text:style-name="T6">从市场信息管理</text:span><text:span text:style-name="T6">---</text:span><text:span text:style-name="T6">信息来源中筛选客户介绍的数量链接来</text:span></text:p>
            </office:annotation>
            <text:p>介绍数量</text:p>
          </table:table-cell>
          <table:table-cell table:style-name="ce5" office:value-type="string" calcext:value-type="string">
            <text:p>商务洽谈获取的市场信息数量</text:p>
          </table:table-cell>
          <table:table-cell table:style-name="ce5" office:value-type="string" calcext:value-type="string">
            <office:annotation draw:style-name="gr9" draw:text-style-name="P2" svg:width="37.3mm" svg:height="38.36mm" svg:x="313.53mm" svg:y="587.09mm" draw:caption-point-x="-4.07mm" draw:caption-point-y="4.07mm">
              <dc:date>2017-10-21T00:00:00</dc:date>
              <text:p text:style-name="P1">作者:</text:p>
              <text:p text:style-name="P1"><text:span text:style-name="T6">从市场信息管理</text:span><text:span text:style-name="T6">---</text:span><text:span text:style-name="T6">是否为有效信息中筛选是的数量链接来</text:span></text:p>
              <text:p text:style-name="P1"><text:span text:style-name="T6"/></text:p>
              <text:p text:style-name="P1"><text:span text:style-name="T8">业务管理</text:span><text:span text:style-name="T8">-</text:span><text:span text:style-name="T8">项目测算</text:span><text:span text:style-name="T8">-</text:span><text:span text:style-name="T8">可执行项目数量</text:span></text:p>
            </office:annotation>
            <text:p>有效信息</text:p>
          </table:table-cell>
          <table:table-cell table:style-name="ce5" office:value-type="string" calcext:value-type="string">
            <office:annotation draw:style-name="gr4" draw:text-style-name="P4" svg:width="35.45mm" svg:height="34.66mm" svg:x="350.57mm" svg:y="587.09mm" draw:caption-point-x="-4.07mm" draw:caption-point-y="4.07mm">
              <dc:date>2017-10-21T00:00:00</dc:date>
              <text:p text:style-name="P3"><text:s/></text:p>
            </office:annotation>
            <text:p>无效信息</text:p>
          </table:table-cell>
          <table:table-cell table:style-name="ce5" office:value-type="string" calcext:value-type="string">
            <office:annotation draw:style-name="gr5" draw:text-style-name="P2" svg:width="64.57mm" svg:height="24.55mm" svg:x="382.05mm" svg:y="585.53mm" draw:caption-point-x="-4.07mm" draw:caption-point-y="5.63mm">
              <dc:date>2017-10-21T00:00:00</dc:date>
              <text:p text:style-name="P1">作者:</text:p>
              <text:p text:style-name="P1"><text:span text:style-name="T6">从市场信息管理</text:span><text:span text:style-name="T6">---</text:span><text:span text:style-name="T6">是否转换为商机中筛选是的数量链接来</text:span></text:p>
              <text:p text:style-name="P1"><text:span text:style-name="T8">业务管理</text:span><text:span text:style-name="T8">-</text:span><text:span text:style-name="T8">招投标管理</text:span><text:span text:style-name="T8">-</text:span><text:span text:style-name="T8">招标信息数量</text:span></text:p>
              <text:p text:style-name="P1"><text:span text:style-name="T8"/></text:p>
            </office:annotation>
            <text:p>与商机关联的客户数量</text:p>
          </table:table-cell>
          <table:table-cell table:style-name="ce5" office:value-type="string" calcext:value-type="string">
            <office:annotation draw:style-name="gr6" draw:text-style-name="P2" svg:width="124.36mm" svg:height="19.84mm" svg:x="413.01mm" svg:y="585.37mm" draw:caption-point-x="-4.07mm" draw:caption-point-y="5.79mm">
              <dc:date>2017-10-21T00:00:00</dc:date>
              <text:p text:style-name="P1">作者:</text:p>
              <text:p text:style-name="P1"><text:span text:style-name="T6">从市场信息管理</text:span><text:span text:style-name="T6">---</text:span><text:span text:style-name="T6">竞争对手名称中链接来</text:span></text:p>
              <text:p text:style-name="P1"><text:span text:style-name="T8">业务管理</text:span><text:span text:style-name="T8">-</text:span><text:span text:style-name="T8">招投标管理</text:span><text:span text:style-name="T8">-</text:span><text:span text:style-name="T8">竞争对手</text:span></text:p>
              <text:p text:style-name="P1"><text:span text:style-name="T8"/></text:p>
            </office:annotation>
            <text:p>竞争对象数量</text:p>
          </table:table-cell>
          <table:table-cell table:style-name="ce5" office:value-type="string" calcext:value-type="string">
            <office:annotation draw:style-name="gr10" draw:text-style-name="P2" svg:width="54.24mm" svg:height="32.55mm" svg:x="435.24mm" svg:y="587.09mm" draw:caption-point-x="-4.07mm" draw:caption-point-y="4.07mm">
              <dc:date>2017-10-21T00:00:00</dc:date>
              <text:p text:style-name="P1">作者:</text:p>
              <text:p text:style-name="P1"><text:span text:style-name="T6">从市场信息管理</text:span><text:span text:style-name="T6">---</text:span><text:span text:style-name="T6">是否转换为商机中筛选是的数量链接来</text:span></text:p>
              <text:p text:style-name="P1"><text:span text:style-name="T8">业务管理</text:span><text:span text:style-name="T8">-</text:span><text:span text:style-name="T8">合同管理</text:span><text:span text:style-name="T8">-</text:span><text:span text:style-name="T8">已立项合同数量</text:span></text:p>
            </office:annotation>
            <text:p>已转换商机</text:p>
          </table:table-cell>
          <table:table-cell table:style-name="ce46" office:value-type="string" calcext:value-type="string">
            <office:annotation draw:style-name="gr8" draw:text-style-name="P2" svg:width="40.75mm" svg:height="16.66mm" svg:x="457.46mm" svg:y="587.09mm" draw:caption-point-x="-4.07mm" draw:caption-point-y="4.07mm">
              <dc:date>2017-10-21T00:00:00</dc:date>
              <text:p text:style-name="P1">作者:</text:p>
              <text:p text:style-name="P1"><text:span text:style-name="T6">从市场信息管理</text:span><text:span text:style-name="T6">---</text:span><text:span text:style-name="T6">总金额中链接来</text:span></text:p>
            </office:annotation>
            <text:p>预估转正金额</text:p>
          </table:table-cell>
          <table:table-cell table:style-name="ce43" office:value-type="string" calcext:value-type="string">
            <text:p>预估市场亏损金额</text:p>
          </table:table-cell>
          <table:table-cell table:style-name="ce5" office:value-type="string" calcext:value-type="string">
            <text:p>已初步分析数</text:p>
          </table:table-cell>
          <table:table-cell table:style-name="ce5" office:value-type="string" calcext:value-type="string">
            <text:p>转换为市场招待数</text:p>
          </table:table-cell>
          <table:table-cell table:style-name="ce5" office:value-type="string" calcext:value-type="string">
            <text:p>转换为商务洽谈数</text:p>
          </table:table-cell>
          <table:table-cell table:style-name="Default" table:number-columns-repeated="72"/>
          <table:table-cell table:number-columns-repeated="935"/>
        </table:table-row>
        <table:table-row table:style-name="ro9">
          <table:table-cell table:style-name="ce10" office:value-type="string" calcext:value-type="string">
            <text:p>通信</text:p>
          </table:table-cell>
          <table:table-cell table:style-name="ce16" office:value-type="string" calcext:value-type="string">
            <text:p>广州</text:p>
          </table:table-cell>
          <table:table-cell table:style-name="ce16" table:number-columns-repeated="3"/>
          <table:table-cell table:style-name="ce20" table:number-columns-repeated="5"/>
          <table:table-cell table:style-name="ce22"/>
          <table:table-cell table:style-name="ce32" table:number-columns-repeated="6"/>
          <table:table-cell table:style-name="Default" table:number-columns-repeated="72"/>
          <table:table-cell table:number-columns-repeated="935"/>
        </table:table-row>
        <table:table-row table:style-name="ro8">
          <table:table-cell table:style-name="ce6" office:value-type="string" calcext:value-type="string">
            <text:p>软件</text:p>
          </table:table-cell>
          <table:table-cell table:style-name="ce15" table:number-columns-repeated="5"/>
          <table:table-cell table:style-name="ce23" table:number-columns-repeated="5"/>
          <table:table-cell table:style-name="ce25" table:number-columns-repeated="5"/>
          <table:table-cell table:style-name="ce32"/>
          <table:table-cell table:style-name="Default" table:number-columns-repeated="72"/>
          <table:table-cell table:number-columns-repeated="935"/>
        </table:table-row>
        <table:table-row table:style-name="ro8">
          <table:table-cell table:style-name="ce6" office:value-type="string" calcext:value-type="string">
            <text:p>软件</text:p>
          </table:table-cell>
          <table:table-cell table:style-name="ce16" table:number-columns-repeated="4"/>
          <table:table-cell table:style-name="ce20" table:number-columns-repeated="5"/>
          <table:table-cell table:style-name="ce22"/>
          <table:table-cell table:style-name="ce32" table:number-columns-repeated="6"/>
          <table:table-cell table:style-name="Default" table:number-columns-repeated="72"/>
          <table:table-cell table:number-columns-repeated="935"/>
        </table:table-row>
        <table:table-row table:style-name="ro8">
          <table:table-cell table:style-name="ce6" office:value-type="string" calcext:value-type="string">
            <text:p>信息系统集成</text:p>
          </table:table-cell>
          <table:table-cell table:style-name="ce16" table:number-columns-repeated="4"/>
          <table:table-cell table:style-name="ce20" table:number-columns-repeated="5"/>
          <table:table-cell table:style-name="ce22"/>
          <table:table-cell table:style-name="ce32" table:number-columns-repeated="6"/>
          <table:table-cell table:style-name="Default" table:number-columns-repeated="72"/>
          <table:table-cell table:number-columns-repeated="935"/>
        </table:table-row>
        <table:table-row table:style-name="ro8">
          <table:table-cell table:style-name="ce6" office:value-type="string" calcext:value-type="string">
            <text:p>广告品牌营销、活动策划</text:p>
          </table:table-cell>
          <table:table-cell table:style-name="ce16" table:number-columns-repeated="4"/>
          <table:table-cell table:style-name="ce20" table:number-columns-repeated="5"/>
          <table:table-cell table:style-name="ce22"/>
          <table:table-cell table:style-name="ce32" table:number-columns-repeated="6"/>
          <table:table-cell table:style-name="Default" table:number-columns-repeated="72"/>
          <table:table-cell table:number-columns-repeated="935"/>
        </table:table-row>
        <table:table-row table:style-name="ro8" table:number-rows-repeated="114">
          <table:table-cell table:style-name="Default" table:number-columns-repeated="89"/>
          <table:table-cell table:number-columns-repeated="935"/>
        </table:table-row>
        <table:table-row table:style-name="ro3" table:number-rows-repeated="1048349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市场信息管理汇总.L11:市场信息管理汇总.L11">
            <calcext:condition calcext:apply-style-name="ConditionalStyle_1" calcext:value="duplicate" calcext:base-cell-address="市场信息管理汇总.L11"/>
          </calcext:conditional-format>
          <calcext:conditional-format calcext:target-range-address="市场信息管理汇总.M18:市场信息管理汇总.M18">
            <calcext:condition calcext:apply-style-name="ConditionalStyle_1" calcext:value="duplicate" calcext:base-cell-address="市场信息管理汇总.M18"/>
          </calcext:conditional-format>
          <calcext:conditional-format calcext:target-range-address="市场信息管理汇总.L30:市场信息管理汇总.L30">
            <calcext:condition calcext:apply-style-name="ConditionalStyle_1" calcext:value="duplicate" calcext:base-cell-address="市场信息管理汇总.L30"/>
          </calcext:conditional-format>
          <calcext:conditional-format calcext:target-range-address="市场信息管理汇总.M37:市场信息管理汇总.M37">
            <calcext:condition calcext:apply-style-name="ConditionalStyle_1" calcext:value="duplicate" calcext:base-cell-address="市场信息管理汇总.M37"/>
          </calcext:conditional-format>
          <calcext:conditional-format calcext:target-range-address="市场信息管理汇总.L48:市场信息管理汇总.L48">
            <calcext:condition calcext:apply-style-name="ConditionalStyle_1" calcext:value="duplicate" calcext:base-cell-address="市场信息管理汇总.L48"/>
          </calcext:conditional-format>
          <calcext:conditional-format calcext:target-range-address="市场信息管理汇总.M55:市场信息管理汇总.M55">
            <calcext:condition calcext:apply-style-name="ConditionalStyle_1" calcext:value="duplicate" calcext:base-cell-address="市场信息管理汇总.M55"/>
          </calcext:conditional-format>
          <calcext:conditional-format calcext:target-range-address="市场信息管理汇总.L65:市场信息管理汇总.L65">
            <calcext:condition calcext:apply-style-name="ConditionalStyle_1" calcext:value="duplicate" calcext:base-cell-address="市场信息管理汇总.L65"/>
          </calcext:conditional-format>
          <calcext:conditional-format calcext:target-range-address="市场信息管理汇总.M72:市场信息管理汇总.M72">
            <calcext:condition calcext:apply-style-name="ConditionalStyle_1" calcext:value="duplicate" calcext:base-cell-address="市场信息管理汇总.M72"/>
          </calcext:conditional-format>
          <calcext:conditional-format calcext:target-range-address="市场信息管理汇总.L81:市场信息管理汇总.L81">
            <calcext:condition calcext:apply-style-name="ConditionalStyle_1" calcext:value="duplicate" calcext:base-cell-address="市场信息管理汇总.L81"/>
          </calcext:conditional-format>
          <calcext:conditional-format calcext:target-range-address="市场信息管理汇总.M88:市场信息管理汇总.M88">
            <calcext:condition calcext:apply-style-name="ConditionalStyle_1" calcext:value="duplicate" calcext:base-cell-address="市场信息管理汇总.M88"/>
          </calcext:conditional-format>
          <calcext:conditional-format calcext:target-range-address="市场信息管理汇总.L100:市场信息管理汇总.L100">
            <calcext:condition calcext:apply-style-name="ConditionalStyle_1" calcext:value="duplicate" calcext:base-cell-address="市场信息管理汇总.L100"/>
          </calcext:conditional-format>
          <calcext:conditional-format calcext:target-range-address="市场信息管理汇总.M107:市场信息管理汇总.M107">
            <calcext:condition calcext:apply-style-name="ConditionalStyle_1" calcext:value="duplicate" calcext:base-cell-address="市场信息管理汇总.M107"/>
          </calcext:conditional-format>
        </calcext:conditional-formats>
      </table:table>
      <table:table table:name="市场信息记录" table:style-name="ta2">
        <office:forms form:automatic-focus="false" form:apply-design-mode="false"/>
        <table:table-column table:style-name="co12" table:number-columns-repeated="2" table:default-cell-style-name="ce53"/>
        <table:table-column table:style-name="co2" table:default-cell-style-name="ce53"/>
        <table:table-column table:style-name="co10" table:default-cell-style-name="ce53"/>
        <table:table-column table:style-name="co13" table:default-cell-style-name="ce53"/>
        <table:table-column table:style-name="co14" table:default-cell-style-name="ce53"/>
        <table:table-column table:style-name="co12" table:default-cell-style-name="ce53"/>
        <table:table-column table:style-name="co15" table:default-cell-style-name="ce53"/>
        <table:table-column table:style-name="co12" table:default-cell-style-name="ce53"/>
        <table:table-column table:style-name="co16" table:default-cell-style-name="ce53"/>
        <table:table-column table:style-name="co17" table:default-cell-style-name="ce53"/>
        <table:table-column table:style-name="co12" table:default-cell-style-name="ce53"/>
        <table:table-column table:style-name="co18" table:default-cell-style-name="ce53"/>
        <table:table-column table:style-name="co19" table:number-columns-repeated="6" table:default-cell-style-name="ce53"/>
        <table:table-column table:style-name="co7" table:default-cell-style-name="ce53"/>
        <table:table-column table:style-name="co20" table:number-columns-repeated="4" table:default-cell-style-name="ce53"/>
        <table:table-column table:style-name="co21" table:default-cell-style-name="ce53"/>
        <table:table-column table:style-name="co10" table:default-cell-style-name="ce53"/>
        <table:table-column table:style-name="co22" table:number-columns-repeated="3" table:default-cell-style-name="ce53"/>
        <table:table-column table:style-name="co12" table:number-columns-repeated="2" table:default-cell-style-name="ce53"/>
        <table:table-column table:style-name="co23" table:default-cell-style-name="ce53"/>
        <table:table-column table:style-name="co24" table:default-cell-style-name="ce53"/>
        <table:table-column table:style-name="co12" table:number-columns-repeated="244" table:default-cell-style-name="ce53"/>
        <table:table-column table:style-name="co25" table:default-cell-style-name="ce53"/>
        <table:table-column table:style-name="co12" table:number-columns-repeated="3" table:default-cell-style-name="ce53"/>
        <table:table-column table:style-name="co15" table:default-cell-style-name="ce53"/>
        <table:table-column table:style-name="co26" table:default-cell-style-name="ce53"/>
        <table:table-column table:style-name="co12" table:number-columns-repeated="250" table:default-cell-style-name="ce53"/>
        <table:table-column table:style-name="co25" table:default-cell-style-name="ce53"/>
        <table:table-column table:style-name="co12" table:number-columns-repeated="3" table:default-cell-style-name="ce53"/>
        <table:table-column table:style-name="co15" table:default-cell-style-name="ce53"/>
        <table:table-column table:style-name="co26" table:default-cell-style-name="ce53"/>
        <table:table-column table:style-name="co12" table:number-columns-repeated="250" table:default-cell-style-name="ce53"/>
        <table:table-column table:style-name="co25" table:default-cell-style-name="ce53"/>
        <table:table-column table:style-name="co12" table:number-columns-repeated="3" table:default-cell-style-name="ce53"/>
        <table:table-column table:style-name="co15" table:default-cell-style-name="ce53"/>
        <table:table-column table:style-name="co26" table:default-cell-style-name="ce53"/>
        <table:table-column table:style-name="co12" table:number-columns-repeated="229" table:default-cell-style-name="ce53"/>
        <table:table-row table:style-name="ro6" table:visibility="collapse">
          <table:table-cell table:style-name="Default" table:number-columns-repeated="8"/>
          <table:table-cell table:style-name="ce65"/>
          <table:table-cell table:style-name="Default" table:number-columns-repeated="10"/>
          <table:table-cell table:style-name="ce72" table:number-columns-repeated="2"/>
          <table:table-cell table:style-name="ce75" office:value-type="string" calcext:value-type="string" table:number-columns-spanned="3" table:number-rows-spanned="1">
            <text:p>项目描述</text:p>
          </table:table-cell>
          <table:covered-table-cell table:number-columns-repeated="2" table:style-name="ce75"/>
          <table:table-cell table:style-name="Default" table:number-columns-repeated="1000"/>
        </table:table-row>
        <table:table-row table:style-name="ro12" table:visibility="collapse">
          <table:table-cell table:style-name="ce50" office:value-type="string" calcext:value-type="string">
            <text:p>审核人</text:p>
          </table:table-cell>
          <table:table-cell table:style-name="ce50" office:value-type="string" calcext:value-type="string">
            <text:p>审核意见</text:p>
          </table:table-cell>
          <table:table-cell table:style-name="ce57" office:value-type="string" calcext:value-type="string">
            <text:p>市场信息编号</text:p>
          </table:table-cell>
          <table:table-cell table:style-name="ce57" office:value-type="string" calcext:value-type="string">
            <text:p>信息收集日期</text:p>
          </table:table-cell>
          <table:table-cell table:style-name="ce60" office:value-type="string" calcext:value-type="string">
            <text:p>专业</text:p>
          </table:table-cell>
          <table:table-cell table:style-name="ce60" office:value-type="string" calcext:value-type="string">
            <text:p>技术类别</text:p>
          </table:table-cell>
          <table:table-cell table:style-name="ce60" office:value-type="string" calcext:value-type="string">
            <text:p>地区（省级，地市级，区或片）</text:p>
          </table:table-cell>
          <table:table-cell table:style-name="ce64" office:value-type="string" calcext:value-type="string">
            <text:p>项目名称</text:p>
          </table:table-cell>
          <table:table-cell table:style-name="ce60" office:value-type="string" calcext:value-type="string">
            <text:p>规模</text:p>
          </table:table-cell>
          <table:table-cell table:style-name="ce60" office:value-type="string" calcext:value-type="string">
            <text:p>发起时间</text:p>
          </table:table-cell>
          <table:table-cell table:style-name="ce60" office:value-type="string" calcext:value-type="string">
            <text:p>重要时间点</text:p>
          </table:table-cell>
          <table:table-cell table:style-name="ce60" office:value-type="string" calcext:value-type="string">
            <text:p>结束时间</text:p>
          </table:table-cell>
          <table:table-cell table:style-name="ce60" office:value-type="string" calcext:value-type="string">
            <text:p>信息来源</text:p>
          </table:table-cell>
          <table:table-cell table:style-name="ce69" office:value-type="string" calcext:value-type="string">
            <text:p>市场信息收集人</text:p>
          </table:table-cell>
          <table:table-cell table:style-name="ce70" office:value-type="string" calcext:value-type="string">
            <text:p>是否为有效信息</text:p>
          </table:table-cell>
          <table:table-cell table:style-name="ce70" table:number-columns-repeated="4"/>
          <table:table-cell table:style-name="ce57" office:value-type="string" calcext:value-type="string">
            <text:p>项目性质</text:p>
          </table:table-cell>
          <table:table-cell table:style-name="ce57" office:value-type="string" calcext:value-type="string">
            <text:p>市场分析人员</text:p>
          </table:table-cell>
          <table:table-cell table:style-name="ce76" office:value-type="string" calcext:value-type="string">
            <text:p>配置要求</text:p>
          </table:table-cell>
          <table:table-cell table:style-name="ce76" office:value-type="string" calcext:value-type="string">
            <text:p>技术要求</text:p>
          </table:table-cell>
          <table:table-cell table:style-name="ce77" office:value-type="string" calcext:value-type="string">
            <text:p>资质要求</text:p>
          </table:table-cell>
          <table:table-cell table:style-name="ce79" office:value-type="string" calcext:value-type="string">
            <text:p>客户信息编号</text:p>
          </table:table-cell>
          <table:table-cell table:style-name="ce79" office:value-type="string" calcext:value-type="string">
            <text:p>客户姓名</text:p>
          </table:table-cell>
          <table:table-cell table:style-name="ce79" office:value-type="string" calcext:value-type="string">
            <text:p>组织机构名称</text:p>
          </table:table-cell>
          <table:table-cell table:style-name="ce82" office:value-type="string" calcext:value-type="string">
            <text:p>竞争对手名称</text:p>
          </table:table-cell>
          <table:table-cell table:style-name="ce79" office:value-type="string" calcext:value-type="string">
            <text:p>客户/竞争对手信息填写人</text:p>
          </table:table-cell>
          <table:table-cell table:style-name="ce79" office:value-type="string" calcext:value-type="string">
            <text:p>备注</text:p>
          </table:table-cell>
          <table:table-cell table:style-name="ce86" table:number-columns-repeated="994"/>
        </table:table-row>
        <table:table-row table:style-name="ro13" table:visibility="collapse">
          <table:table-cell table:style-name="ce51" office:value-type="string" calcext:value-type="string" table:number-columns-spanned="1" table:number-rows-spanned="3">
            <text:p>***</text:p>
          </table:table-cell>
          <table:table-cell table:style-name="ce54" office:value-type="string" calcext:value-type="string" table:number-columns-spanned="1" table:number-rows-spanned="3">
            <text:p>准备商务洽谈</text:p>
          </table:table-cell>
          <table:table-cell table:style-name="ce51" office:value-type="string" calcext:value-type="string" table:number-columns-spanned="1" table:number-rows-spanned="3">
            <text:p>SWSC201603001</text:p>
          </table:table-cell>
          <table:table-cell table:style-name="ce51" office:value-type="float" office:value="20160315" calcext:value-type="float" table:number-columns-spanned="1" table:number-rows-spanned="3">
            <text:p>20160315</text:p>
          </table:table-cell>
          <table:table-cell table:style-name="ce51" table:content-validation-name="val1" office:value-type="string" calcext:value-type="string" table:number-columns-spanned="1" table:number-rows-spanned="3">
            <text:p>网优</text:p>
          </table:table-cell>
          <table:table-cell table:style-name="ce51" table:content-validation-name="val2" office:value-type="string" calcext:value-type="string" table:number-columns-spanned="1" table:number-rows-spanned="3">
            <text:p>工程网优</text:p>
          </table:table-cell>
          <table:table-cell table:style-name="ce51" office:value-type="string" calcext:value-type="string" table:number-columns-spanned="1" table:number-rows-spanned="3">
            <text:p>广州</text:p>
          </table:table-cell>
          <table:table-cell table:style-name="ce51" office:value-type="string" calcext:value-type="string" table:number-columns-spanned="1" table:number-rows-spanned="3">
            <text:p>AAA</text:p>
          </table:table-cell>
          <table:table-cell table:style-name="ce51" office:value-type="string" calcext:value-type="string" table:number-columns-spanned="1" table:number-rows-spanned="3">
            <text:p>55人</text:p>
          </table:table-cell>
          <table:table-cell table:style-name="ce51" office:value-type="float" office:value="20160311" calcext:value-type="float" table:number-columns-spanned="1" table:number-rows-spanned="3">
            <text:p>20160311</text:p>
          </table:table-cell>
          <table:table-cell table:style-name="ce51" office:value-type="string" calcext:value-type="string" table:number-columns-spanned="1" table:number-rows-spanned="3">
            <text:p>****</text:p>
          </table:table-cell>
          <table:table-cell table:style-name="ce51" office:value-type="string" calcext:value-type="string" table:number-columns-spanned="1" table:number-rows-spanned="3">
            <text:p>*****</text:p>
          </table:table-cell>
          <table:table-cell table:style-name="ce51" office:value-type="string" calcext:value-type="string" table:number-columns-spanned="1" table:number-rows-spanned="3">
            <text:p>***网络</text:p>
          </table:table-cell>
          <table:table-cell table:style-name="ce51" office:value-type="string" calcext:value-type="string" table:number-columns-spanned="1" table:number-rows-spanned="3">
            <text:p>蔡佳</text:p>
          </table:table-cell>
          <table:table-cell table:style-name="ce51" table:content-validation-name="val3" office:value-type="string" calcext:value-type="string" table:number-columns-spanned="1" table:number-rows-spanned="3">
            <text:p>信息有效</text:p>
          </table:table-cell>
          <table:table-cell table:style-name="ce51" table:content-validation-name="val3" table:number-columns-repeated="4"/>
          <table:table-cell table:style-name="ce51" table:content-validation-name="val4" office:value-type="string" calcext:value-type="string" table:number-columns-spanned="1" table:number-rows-spanned="3">
            <text:p>新项目</text:p>
          </table:table-cell>
          <table:table-cell table:style-name="ce51" office:value-type="string" calcext:value-type="string" table:number-columns-spanned="1" table:number-rows-spanned="3">
            <text:p>卢雁</text:p>
          </table:table-cell>
          <table:table-cell table:style-name="ce51" office:value-type="string" calcext:value-type="string" table:number-columns-spanned="1" table:number-rows-spanned="3">
            <text:p>****</text:p>
          </table:table-cell>
          <table:table-cell table:style-name="ce51" office:value-type="string" calcext:value-type="string" table:number-columns-spanned="1" table:number-rows-spanned="3">
            <text:p>****</text:p>
          </table:table-cell>
          <table:table-cell table:style-name="ce51" office:value-type="string" calcext:value-type="string" table:number-columns-spanned="1" table:number-rows-spanned="3">
            <text:p>*****</text:p>
          </table:table-cell>
          <table:table-cell table:style-name="ce80" office:value-type="string" calcext:value-type="string">
            <text:p>SWKH201603001</text:p>
          </table:table-cell>
          <table:table-cell table:style-name="ce80" office:value-type="string" calcext:value-type="string">
            <text:p>AAAA</text:p>
          </table:table-cell>
          <table:table-cell table:style-name="ce80" office:value-type="string" calcext:value-type="string">
            <text:p>uuu</text:p>
          </table:table-cell>
          <table:table-cell table:style-name="ce83" office:value-type="string" calcext:value-type="string">
            <text:p>PPPP</text:p>
          </table:table-cell>
          <table:table-cell table:style-name="ce80" office:value-type="string" calcext:value-type="string">
            <text:p>卢雁</text:p>
          </table:table-cell>
          <table:table-cell table:style-name="ce80"/>
          <table:table-cell table:style-name="Default" table:number-columns-repeated="238"/>
          <table:table-cell table:style-name="Default" table:content-validation-name="val5"/>
          <table:table-cell table:style-name="Default" table:content-validation-name="val1"/>
          <table:table-cell table:style-name="Default" table:content-validation-name="val2"/>
          <table:table-cell table:style-name="Default"/>
          <table:table-cell table:style-name="Default" table:content-validation-name="val6"/>
          <table:table-cell table:style-name="Default" table:number-columns-repeated="251"/>
          <table:table-cell table:style-name="Default" table:content-validation-name="val5"/>
          <table:table-cell table:style-name="Default" table:content-validation-name="val1"/>
          <table:table-cell table:style-name="Default" table:content-validation-name="val2"/>
          <table:table-cell table:style-name="Default"/>
          <table:table-cell table:style-name="Default" table:content-validation-name="val6"/>
          <table:table-cell table:style-name="Default" table:number-columns-repeated="251"/>
          <table:table-cell table:style-name="Default" table:content-validation-name="val5"/>
          <table:table-cell table:style-name="Default" table:content-validation-name="val1"/>
          <table:table-cell table:style-name="Default" table:content-validation-name="val2"/>
          <table:table-cell table:style-name="Default"/>
          <table:table-cell table:style-name="Default" table:content-validation-name="val6"/>
          <table:table-cell table:style-name="Default" table:number-columns-repeated="239"/>
        </table:table-row>
        <table:table-row table:style-name="ro13" table:visibility="collapse">
          <table:covered-table-cell table:style-name="ce51"/>
          <table:covered-table-cell table:style-name="ce54"/>
          <table:covered-table-cell table:number-columns-repeated="2" table:style-name="ce51"/>
          <table:covered-table-cell table:style-name="ce51" table:content-validation-name="val1"/>
          <table:covered-table-cell table:number-columns-repeated="10" table:style-name="ce51"/>
          <table:table-cell table:style-name="ce51" table:number-columns-repeated="4"/>
          <table:covered-table-cell table:number-columns-repeated="5" table:style-name="ce51"/>
          <table:table-cell table:style-name="ce80" office:value-type="string" calcext:value-type="string">
            <text:p>SWKH201603002</text:p>
          </table:table-cell>
          <table:table-cell table:style-name="ce80" office:value-type="string" calcext:value-type="string">
            <text:p>BBBB</text:p>
          </table:table-cell>
          <table:table-cell table:style-name="ce80" office:value-type="string" calcext:value-type="string">
            <text:p>IIII</text:p>
          </table:table-cell>
          <table:table-cell table:style-name="ce83" office:value-type="string" calcext:value-type="string">
            <text:p>LLL</text:p>
          </table:table-cell>
          <table:table-cell table:style-name="ce80" office:value-type="string" calcext:value-type="string">
            <text:p>李四</text:p>
          </table:table-cell>
          <table:table-cell table:style-name="ce80"/>
          <table:table-cell table:style-name="Default" table:number-columns-repeated="238"/>
          <table:table-cell table:style-name="Default" table:content-validation-name="val5"/>
          <table:table-cell table:style-name="Default" table:content-validation-name="val1"/>
          <table:table-cell table:style-name="Default" table:number-columns-repeated="254"/>
          <table:table-cell table:style-name="Default" table:content-validation-name="val5"/>
          <table:table-cell table:style-name="Default" table:content-validation-name="val1"/>
          <table:table-cell table:style-name="Default" table:number-columns-repeated="254"/>
          <table:table-cell table:style-name="Default" table:content-validation-name="val5"/>
          <table:table-cell table:style-name="Default" table:content-validation-name="val1"/>
          <table:table-cell table:style-name="Default" table:number-columns-repeated="242"/>
        </table:table-row>
        <table:table-row table:style-name="ro13" table:visibility="collapse">
          <table:covered-table-cell table:style-name="ce51"/>
          <table:covered-table-cell table:style-name="ce54"/>
          <table:covered-table-cell table:number-columns-repeated="2" table:style-name="ce51"/>
          <table:covered-table-cell table:style-name="ce51" table:content-validation-name="val1"/>
          <table:covered-table-cell table:number-columns-repeated="10" table:style-name="ce51"/>
          <table:table-cell table:style-name="ce51" table:number-columns-repeated="4"/>
          <table:covered-table-cell table:number-columns-repeated="5" table:style-name="ce51"/>
          <table:table-cell table:style-name="ce80" office:value-type="string" calcext:value-type="string">
            <text:p>SWKH201603003</text:p>
          </table:table-cell>
          <table:table-cell table:style-name="ce80" office:value-type="string" calcext:value-type="string">
            <text:p>VVVVV</text:p>
          </table:table-cell>
          <table:table-cell table:style-name="ce80" office:value-type="string" calcext:value-type="string">
            <text:p>OOOO</text:p>
          </table:table-cell>
          <table:table-cell table:style-name="ce83" office:value-type="string" calcext:value-type="string">
            <text:p>JJJJ</text:p>
          </table:table-cell>
          <table:table-cell table:style-name="ce80" office:value-type="string" calcext:value-type="string">
            <text:p>张三</text:p>
          </table:table-cell>
          <table:table-cell table:style-name="ce80"/>
          <table:table-cell table:style-name="Default" table:number-columns-repeated="238"/>
          <table:table-cell table:style-name="Default" table:content-validation-name="val5"/>
          <table:table-cell table:style-name="Default" table:content-validation-name="val1"/>
          <table:table-cell table:style-name="Default" table:number-columns-repeated="254"/>
          <table:table-cell table:style-name="Default" table:content-validation-name="val5"/>
          <table:table-cell table:style-name="Default" table:content-validation-name="val1"/>
          <table:table-cell table:style-name="Default" table:number-columns-repeated="254"/>
          <table:table-cell table:style-name="Default" table:content-validation-name="val5"/>
          <table:table-cell table:style-name="Default" table:content-validation-name="val1"/>
          <table:table-cell table:style-name="Default" table:number-columns-repeated="242"/>
        </table:table-row>
        <table:table-row table:style-name="ro13" table:visibility="collapse" table:number-rows-repeated="4">
          <table:table-cell table:style-name="Default" table:number-columns-repeated="4"/>
          <table:table-cell table:style-name="Default" table:content-validation-name="val1"/>
          <table:table-cell table:style-name="Default" table:number-columns-repeated="263"/>
          <table:table-cell table:style-name="Default" table:content-validation-name="val5"/>
          <table:table-cell table:style-name="Default" table:content-validation-name="val1"/>
          <table:table-cell table:style-name="Default" table:number-columns-repeated="254"/>
          <table:table-cell table:style-name="Default" table:content-validation-name="val5"/>
          <table:table-cell table:style-name="Default" table:content-validation-name="val1"/>
          <table:table-cell table:style-name="Default" table:number-columns-repeated="254"/>
          <table:table-cell table:style-name="Default" table:content-validation-name="val5"/>
          <table:table-cell table:style-name="Default" table:content-validation-name="val1"/>
          <table:table-cell table:style-name="Default" table:number-columns-repeated="242"/>
        </table:table-row>
        <table:table-row table:style-name="ro14">
          <table:table-cell table:style-name="ce52" office:value-type="string" calcext:value-type="string">
            <text:p>序号</text:p>
          </table:table-cell>
          <table:table-cell table:style-name="ce55" office:value-type="string" calcext:value-type="string">
            <text:p>市场信息编号</text:p>
          </table:table-cell>
          <table:table-cell table:style-name="ce58" office:value-type="string" calcext:value-type="string">
            <text:p>信息收集日期</text:p>
          </table:table-cell>
          <table:table-cell table:style-name="ce59" office:value-type="string" calcext:value-type="string">
            <text:p>业务类型（项目性质）</text:p>
          </table:table-cell>
          <table:table-cell table:style-name="ce59" office:value-type="string" calcext:value-type="string">
            <text:p>业务方向-科目</text:p>
          </table:table-cell>
          <table:table-cell table:style-name="ce61" office:value-type="string" calcext:value-type="string">
            <text:p>专业</text:p>
          </table:table-cell>
          <table:table-cell table:style-name="ce61" office:value-type="string" calcext:value-type="string">
            <text:p>合作方式</text:p>
          </table:table-cell>
          <table:table-cell table:style-name="ce61" office:value-type="string" calcext:value-type="string">
            <text:p>项目类型</text:p>
          </table:table-cell>
          <table:table-cell table:style-name="ce61" office:value-type="string" calcext:value-type="string">
            <text:p>需求</text:p>
          </table:table-cell>
          <table:table-cell table:style-name="ce61" office:value-type="string" calcext:value-type="string">
            <text:p>合同金额</text:p>
          </table:table-cell>
          <table:table-cell table:style-name="ce66" office:value-type="string" calcext:value-type="string">
            <office:annotation draw:style-name="gr13" draw:text-style-name="P2" svg:width="39.16mm" svg:height="26.46mm" svg:x="280.19mm" svg:y="52.36mm" draw:caption-point-x="14.72mm" draw:caption-point-y="-52.26mm">
              <dc:date>2017-10-17T00:00:00</dc:date>
              <text:p text:style-name="P1"><text:span text:style-name="T1">作者</text:span><text:span text:style-name="T1">:</text:span></text:p>
              <text:p text:style-name="P1"><text:span text:style-name="T3">项目测算</text:span><text:span text:style-name="T3">-</text:span><text:span text:style-name="T3">测算项目名称</text:span></text:p>
              <text:p text:style-name="P1"><text:span text:style-name="T3"/></text:p>
            </office:annotation>
            <text:p>项目名称</text:p>
          </table:table-cell>
          <table:table-cell table:style-name="ce67" office:value-type="string" calcext:value-type="string">
            <text:p>地区</text:p>
          </table:table-cell>
          <table:table-cell table:style-name="ce67" office:value-type="string" calcext:value-type="string">
            <text:p>地区框架</text:p>
          </table:table-cell>
          <table:table-cell table:style-name="ce67" office:value-type="string" calcext:value-type="string">
            <text:p>参加竞标单位</text:p>
          </table:table-cell>
          <table:table-cell table:style-name="ce66" office:value-type="string" calcext:value-type="string">
            <text:p>信息来源</text:p>
          </table:table-cell>
          <table:table-cell table:style-name="ce71" office:value-type="string" calcext:value-type="string">
            <text:p>合作项目区域分布</text:p>
          </table:table-cell>
          <table:table-cell table:style-name="ce71" office:value-type="string" calcext:value-type="string">
            <text:p>以前合作过的公司</text:p>
          </table:table-cell>
          <table:table-cell table:style-name="ce71" office:value-type="string" calcext:value-type="string">
            <text:p>现业务有关联公司</text:p>
          </table:table-cell>
          <table:table-cell table:style-name="ce71" office:value-type="string" calcext:value-type="string">
            <text:p>未来发展方向</text:p>
          </table:table-cell>
          <table:table-cell table:style-name="ce73" office:value-type="string" calcext:value-type="string">
            <text:p>信息收集人</text:p>
          </table:table-cell>
          <table:table-cell table:style-name="ce74" office:value-type="string" calcext:value-type="string">
            <office:annotation draw:style-name="gr14" draw:text-style-name="P2" svg:width="30.17mm" svg:height="22.76mm" svg:x="631.02mm" svg:y="52.36mm" draw:caption-point-x="27.69mm" draw:caption-point-y="-52.26mm">
              <dc:date>2017-10-17T00:00:00</dc:date>
              <text:p text:style-name="P1"><text:span text:style-name="T1">作者</text:span><text:span text:style-name="T1">:</text:span></text:p>
              <text:p text:style-name="P1"><text:span text:style-name="T3">与项目测算</text:span><text:span text:style-name="T3">-</text:span><text:span text:style-name="T3">总金额</text:span></text:p>
              <text:p text:style-name="P1"><text:span text:style-name="T3"/></text:p>
              <text:p text:style-name="P1"><text:span text:style-name="T3"/></text:p>
              <text:p text:style-name="P1"><text:span text:style-name="T3"/></text:p>
            </office:annotation>
            <text:p>总金额</text:p>
          </table:table-cell>
          <table:table-cell table:style-name="ce74" office:value-type="string" calcext:value-type="string">
            <office:annotation draw:style-name="gr13" draw:text-style-name="P2" svg:width="38.89mm" svg:height="26.46mm" svg:x="663.57mm" svg:y="52.36mm" draw:caption-point-x="27.68mm" draw:caption-point-y="-52.26mm">
              <dc:date>2017-10-17T00:00:00</dc:date>
              <text:p text:style-name="P1"><text:span text:style-name="T1">作者</text:span><text:span text:style-name="T1">:</text:span></text:p>
              <text:p text:style-name="P1"><text:span text:style-name="T3">跟项目测算</text:span><text:span text:style-name="T3">-</text:span><text:span text:style-name="T3">规模关联</text:span></text:p>
              <text:p text:style-name="P1"><text:span text:style-name="T3"/></text:p>
            </office:annotation>
            <text:p>工作量/规模数量</text:p>
          </table:table-cell>
          <table:table-cell table:style-name="ce74" office:value-type="string" calcext:value-type="string">
            <text:p>人员数量</text:p>
          </table:table-cell>
          <table:table-cell table:style-name="ce78" office:value-type="string" calcext:value-type="string">
            <text:p>配置要求</text:p>
          </table:table-cell>
          <table:table-cell table:style-name="ce81" office:value-type="string" calcext:value-type="string">
            <text:p>设备费用</text:p>
          </table:table-cell>
          <table:table-cell table:style-name="ce81" office:value-type="string" calcext:value-type="string">
            <text:p>车辆费用</text:p>
          </table:table-cell>
          <table:table-cell table:style-name="ce74" office:value-type="string" calcext:value-type="string">
            <text:p>服务费用</text:p>
          </table:table-cell>
          <table:table-cell table:style-name="ce84" office:value-type="string" calcext:value-type="string">
            <text:p>配置费用</text:p>
          </table:table-cell>
          <table:table-cell table:style-name="ce74" office:value-type="string" calcext:value-type="string">
            <text:p>资质要求</text:p>
          </table:table-cell>
          <table:table-cell table:style-name="ce66" office:value-type="string" calcext:value-type="string">
            <text:p>发起时间</text:p>
          </table:table-cell>
          <table:table-cell table:style-name="ce59" office:value-type="string" calcext:value-type="string">
            <text:p>时效开始时间</text:p>
          </table:table-cell>
          <table:table-cell table:style-name="ce59" office:value-type="string" calcext:value-type="string">
            <text:p>时效结束时间</text:p>
          </table:table-cell>
          <table:table-cell table:style-name="ce66" office:value-type="string" calcext:value-type="string">
            <text:p>结束时间</text:p>
          </table:table-cell>
          <table:table-cell table:style-name="ce38" office:value-type="string" calcext:value-type="string">
            <text:p>付款形式</text:p>
          </table:table-cell>
          <table:table-cell table:style-name="ce38" office:value-type="string" calcext:value-type="string">
            <text:p>发票类型</text:p>
          </table:table-cell>
          <table:table-cell table:style-name="ce87" office:value-type="string" calcext:value-type="string">
            <text:p>回款时间</text:p>
          </table:table-cell>
          <table:table-cell table:style-name="ce87" office:value-type="string" calcext:value-type="string">
            <text:p>回款方式</text:p>
          </table:table-cell>
          <table:table-cell table:style-name="ce38" office:value-type="string" calcext:value-type="string">
            <text:p>汇款内容</text:p>
          </table:table-cell>
          <table:table-cell table:style-name="ce66" office:value-type="string" calcext:value-type="string">
            <text:p>是否为有效信息</text:p>
          </table:table-cell>
          <table:table-cell table:style-name="ce59" office:value-type="string" calcext:value-type="string">
            <text:p>是否进行初步分析</text:p>
          </table:table-cell>
          <table:table-cell table:style-name="ce88" office:value-type="string" calcext:value-type="string">
            <text:p>内部项目名称</text:p>
          </table:table-cell>
          <table:table-cell table:style-name="ce89" office:value-type="string" calcext:value-type="string">
            <text:p>客户信息编号</text:p>
          </table:table-cell>
          <table:table-cell table:style-name="ce89" office:value-type="string" calcext:value-type="string">
            <text:p>客户姓名</text:p>
          </table:table-cell>
          <table:table-cell table:style-name="ce89" office:value-type="string" calcext:value-type="string">
            <text:p>组织机构名称</text:p>
          </table:table-cell>
          <table:table-cell table:style-name="ce89" office:value-type="string" calcext:value-type="string">
            <text:p>竞争对手名称</text:p>
          </table:table-cell>
          <table:table-cell table:style-name="ce89" office:value-type="string" calcext:value-type="string">
            <text:p>客户/竞争对手信息填写人</text:p>
          </table:table-cell>
          <table:table-cell table:style-name="ce38" office:value-type="string" calcext:value-type="string">
            <text:p>是否转换商机</text:p>
          </table:table-cell>
          <table:table-cell table:style-name="ce87" office:value-type="string" calcext:value-type="string">
            <text:p>是否转换为市场招待</text:p>
          </table:table-cell>
          <table:table-cell table:style-name="ce87" office:value-type="string" calcext:value-type="string">
            <text:p>是否转换为商务洽谈</text:p>
          </table:table-cell>
          <table:table-cell table:style-name="ce38" office:value-type="string" calcext:value-type="string">
            <text:p>预估转正金额</text:p>
          </table:table-cell>
          <table:table-cell table:style-name="ce38" office:value-type="string" calcext:value-type="string">
            <text:p>预估市场亏损金额</text:p>
          </table:table-cell>
          <table:table-cell table:style-name="ce90" office:value-type="string" calcext:value-type="string">
            <text:p>备注</text:p>
          </table:table-cell>
          <table:table-cell table:style-name="ce38" table:number-columns-repeated="972"/>
        </table:table-row>
        <table:table-row table:style-name="ro15">
          <table:table-cell table:number-columns-repeated="3"/>
          <table:table-cell table:content-validation-name="val1" office:value-type="string" calcext:value-type="string">
            <text:p>软件开发</text:p>
          </table:table-cell>
          <table:table-cell/>
          <table:table-cell table:style-name="ce62" office:value-type="string" calcext:value-type="string">
            <text:p>对应多个</text:p>
          </table:table-cell>
          <table:table-cell table:style-name="ce63" office:value-type="string" calcext:value-type="string">
            <text:p>人员租赁</text:p>
          </table:table-cell>
          <table:table-cell office:value-type="string" calcext:value-type="string">
            <text:p>工程</text:p>
          </table:table-cell>
          <table:table-cell office:value-type="string" calcext:value-type="string">
            <text:p>需求概述</text:p>
          </table:table-cell>
          <table:table-cell table:number-columns-repeated="2"/>
          <table:table-cell table:style-name="ce68"/>
          <table:table-cell table:style-name="ce68" office:value-type="string" calcext:value-type="string">
            <text:p><text:span text:style-name="T11">1：</text:span><text:span text:style-name="T12">深圳、潮州、汕头 </text:span><text:span text:style-name="T13"> 2：</text:span><text:span text:style-name="T14">深圳、湛江、茂名</text:span><text:span text:style-name="T15">  3：</text:span><text:span text:style-name="T16">东莞、江门、阳江  </text:span><text:span text:style-name="T17">4和6：</text:span><text:span text:style-name="T18">广州、肇庆、云浮、清远、韶关 </text:span><text:span text:style-name="T13"> 5：</text:span><text:span text:style-name="T18">梅州、汕尾、惠州、河源    </text:span><text:span text:style-name="T13">7:</text:span><text:span text:style-name="T18">中山、珠海、佛山、揭阳</text:span></text:p>
          </table:table-cell>
          <table:table-cell table:style-name="ce56" office:value-type="string" calcext:value-type="string">
            <text:p>非</text:p>
          </table:table-cell>
          <table:table-cell office:value-type="string" calcext:value-type="string">
            <text:p>商务洽谈</text:p>
          </table:table-cell>
          <table:table-cell table:number-columns-repeated="3" table:style-name="ce56" office:value-type="string" calcext:value-type="string">
            <text:p>非必填</text:p>
          </table:table-cell>
          <table:table-cell office:value-type="string" calcext:value-type="string">
            <text:p>非必填</text:p>
          </table:table-cell>
          <table:table-cell office:value-type="string" calcext:value-type="string">
            <text:p>填写姓自动匹配姓名</text:p>
          </table:table-cell>
          <table:table-cell table:number-columns-repeated="3"/>
          <table:table-cell office:value-type="string" calcext:value-type="string">
            <text:p>手填</text:p>
          </table:table-cell>
          <table:table-cell office:value-type="string" calcext:value-type="string">
            <text:p>根据市场编号到项目测算-项目测算记录</text:p>
          </table:table-cell>
          <table:table-cell table:number-columns-repeated="4"/>
          <table:table-cell table:style-name="ce85" office:value-type="string" calcext:value-type="string">
            <text:p>填了发起时间就通知客户模块负责人进行初步分析</text:p>
          </table:table-cell>
          <table:table-cell table:number-columns-repeated="12"/>
          <table:table-cell table:style-name="ce85" office:value-type="string" calcext:value-type="string">
            <text:p>到客户信息管理-客户信息中拿姓名(自动匹配姓名)如果没有就手填,如果有就自动根据姓名获取客户信息编号组织结构名称</text:p>
          </table:table-cell>
          <table:table-cell/>
          <table:table-cell office:value-type="string" calcext:value-type="string">
            <text:p>到竞争对手中拿名称(有可能有多个)</text:p>
          </table:table-cell>
          <table:table-cell table:style-name="ce85" office:value-type="string" calcext:value-type="string">
            <text:p>客户姓名和竞争对手的收集人(创建客户信息和竞争对手的人)</text:p>
          </table:table-cell>
          <table:table-cell table:number-columns-repeated="3"/>
          <table:table-cell office:value-type="string" calcext:value-type="string">
            <text:p>商务合同</text:p>
          </table:table-cell>
          <table:table-cell table:number-columns-repeated="219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42"/>
        </table:table-row>
        <table:table-row table:style-name="ro13">
          <table:table-cell table:number-columns-repeated="3"/>
          <table:table-cell table:content-validation-name="val1"/>
          <table:table-cell table:number-columns-repeated="2"/>
          <table:table-cell table:style-name="ce63" office:value-type="string" calcext:value-type="string">
            <text:p>分包合作</text:p>
          </table:table-cell>
          <table:table-cell office:value-type="string" calcext:value-type="string">
            <text:p>租赁</text:p>
          </table:table-cell>
          <table:table-cell table:number-columns-repeated="6"/>
          <table:table-cell office:value-type="string" calcext:value-type="string">
            <text:p>市场招待</text:p>
          </table:table-cell>
          <table:table-cell table:number-columns-repeated="25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42"/>
        </table:table-row>
        <table:table-row table:style-name="ro16">
          <table:table-cell table:number-columns-repeated="3"/>
          <table:table-cell office:value-type="string" calcext:value-type="string">
            <text:p>市场信息进度管理-业务方向-业务方向分类(可手填)</text:p>
          </table:table-cell>
          <table:table-cell table:style-name="ce56" office:value-type="string" calcext:value-type="string">
            <text:p>市场信息进度管理-业务方向-科目(可手填)</text:p>
          </table:table-cell>
          <table:table-cell table:number-columns-repeated="9"/>
          <table:table-cell office:value-type="string" calcext:value-type="string">
            <text:p>介绍</text:p>
          </table:table-cell>
          <table:table-cell table:number-columns-repeated="22"/>
          <table:table-cell office:value-type="string" calcext:value-type="string">
            <text:p>添加字段截止</text:p>
          </table:table-cell>
          <table:table-cell office:value-type="string" calcext:value-type="string">
            <text:p>到分析信息里面获取</text:p>
          </table:table-cell>
          <table:table-cell table:style-name="ce56" office:value-type="string" calcext:value-type="string">
            <text:p>到分析信息里面获取</text:p>
          </table:table-cell>
          <table:table-cell office:value-type="string" calcext:value-type="string">
            <text:p>从商务合同-商务项目合同(根据市场信息编号)</text:p>
          </table:table-cell>
          <table:table-cell office:value-type="string" calcext:value-type="string">
            <text:p>添加字段</text:p>
          </table:table-cell>
          <table:table-cell table:number-columns-repeated="4" table:style-name="ce56" office:value-type="string" calcext:value-type="string">
            <text:p>添加字段</text:p>
          </table:table-cell>
          <table:table-cell table:number-columns-repeated="3" table:style-name="ce56" office:value-type="string" calcext:value-type="string">
            <text:p>到分析信息里面获取</text:p>
          </table:table-cell>
          <table:table-cell table:number-columns-repeated="2" table:style-name="ce56" office:value-type="string" calcext:value-type="string">
            <text:p>从商务合同-商务项目合同(根据市场信息编号)</text:p>
          </table:table-cell>
          <table:table-cell table:number-columns-repeated="973"/>
        </table:table-row>
        <table:table-row table:style-name="ro13">
          <table:table-cell table:number-columns-repeated="14"/>
          <table:table-cell office:value-type="string" calcext:value-type="string">
            <text:p>招投标</text:p>
          </table:table-cell>
          <table:table-cell table:number-columns-repeated="36"/>
          <table:table-cell office:value-type="string" calcext:value-type="string">
            <text:p>添加字段</text:p>
          </table:table-cell>
          <table:table-cell table:number-columns-repeated="972"/>
        </table:table-row>
        <table:table-row table:style-name="ro13">
          <table:table-cell table:number-columns-repeated="5"/>
          <table:table-cell office:value-type="string" calcext:value-type="string">
            <text:p>列表合并</text:p>
          </table:table-cell>
          <table:table-cell table:number-columns-repeated="1018"/>
        </table:table-row>
        <table:table-row table:style-name="ro17">
          <table:table-cell table:number-columns-repeated="8"/>
          <table:table-cell office:value-type="string" calcext:value-type="string">
            <text:p>text</text:p>
          </table:table-cell>
          <table:table-cell/>
          <table:table-cell table:style-name="ce56"/>
          <table:table-cell/>
          <table:table-cell table:style-name="ce56" office:value-type="string" calcext:value-type="string">
            <text:p>text</text:p>
          </table:table-cell>
          <table:table-cell table:number-columns-repeated="28"/>
          <table:table-cell table:number-columns-repeated="2" office:value-type="string" calcext:value-type="string">
            <text:p>必填</text:p>
          </table:table-cell>
          <table:table-cell/>
          <table:table-cell table:number-columns-repeated="2" office:value-type="string" calcext:value-type="string">
            <text:p>必填</text:p>
          </table:table-cell>
          <table:table-cell table:number-columns-repeated="3"/>
          <table:table-cell table:number-columns-repeated="2" office:value-type="string" calcext:value-type="string">
            <text:p>必填</text:p>
          </table:table-cell>
          <table:table-cell table:number-columns-repeated="973"/>
        </table:table-row>
        <table:table-row table:style-name="ro13">
          <table:table-cell table:number-columns-repeated="11"/>
          <table:table-cell office:value-type="string" calcext:value-type="string">
            <text:p>必填</text:p>
          </table:table-cell>
          <table:table-cell table:number-columns-repeated="1012"/>
        </table:table-row>
        <table:table-row table:style-name="ro17">
          <table:table-cell/>
          <table:table-cell table:number-columns-repeated="2" table:style-name="ce56" office:value-type="string" calcext:value-type="string">
            <text:p>必填</text:p>
          </table:table-cell>
          <table:table-cell table:number-columns-repeated="2" office:value-type="string" calcext:value-type="string">
            <text:p>必填</text:p>
          </table:table-cell>
          <table:table-cell table:number-columns-repeated="9"/>
          <table:table-cell office:value-type="string" calcext:value-type="string">
            <text:p>必填</text:p>
          </table:table-cell>
          <table:table-cell table:number-columns-repeated="1009"/>
        </table:table-row>
        <table:table-row table:style-name="ro13" table:number-rows-repeated="65512">
          <table:table-cell table:number-columns-repeated="1024"/>
        </table:table-row>
        <table:table-row table:style-name="ro13">
          <table:table-cell table:number-columns-repeated="4"/>
          <table:table-cell table:content-validation-name="val1"/>
          <table:table-cell table:content-validation-name="val2"/>
          <table:table-cell table:number-columns-repeated="262"/>
          <table:table-cell table:content-validation-name="val5"/>
          <table:table-cell table:content-validation-name="val1"/>
          <table:table-cell table:content-validation-name="val2"/>
          <table:table-cell/>
          <table:table-cell table:content-validation-name="val6"/>
          <table:table-cell table:number-columns-repeated="251"/>
          <table:table-cell table:content-validation-name="val5"/>
          <table:table-cell table:content-validation-name="val1"/>
          <table:table-cell table:content-validation-name="val2"/>
          <table:table-cell/>
          <table:table-cell table:content-validation-name="val6"/>
          <table:table-cell table:number-columns-repeated="251"/>
          <table:table-cell table:content-validation-name="val5"/>
          <table:table-cell table:content-validation-name="val1"/>
          <table:table-cell table:content-validation-name="val2"/>
          <table:table-cell/>
          <table:table-cell table:content-validation-name="val6"/>
          <table:table-cell table:number-columns-repeated="239"/>
        </table:table-row>
        <table:table-row table:style-name="ro13" table:number-rows-repeated="7">
          <table:table-cell table:number-columns-repeated="4"/>
          <table:table-cell table:content-validation-name="val1"/>
          <table:table-cell table:number-columns-repeated="263"/>
          <table:table-cell table:content-validation-name="val5"/>
          <table:table-cell table:content-validation-name="val1"/>
          <table:table-cell table:number-columns-repeated="254"/>
          <table:table-cell table:content-validation-name="val5"/>
          <table:table-cell table:content-validation-name="val1"/>
          <table:table-cell table:number-columns-repeated="254"/>
          <table:table-cell table:content-validation-name="val5"/>
          <table:table-cell table:content-validation-name="val1"/>
          <table:table-cell table:number-columns-repeated="242"/>
        </table:table-row>
        <table:table-row table:style-name="ro13" table:number-rows-repeated="2">
          <table:table-cell table:number-columns-repeated="4"/>
          <table:table-cell table:content-validation-name="val1"/>
          <table:table-cell table:number-columns-repeated="26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42"/>
        </table:table-row>
        <table:table-row table:style-name="ro13" table:number-rows-repeated="65526">
          <table:table-cell table:number-columns-repeated="1024"/>
        </table:table-row>
        <table:table-row table:style-name="ro13">
          <table:table-cell table:number-columns-repeated="4"/>
          <table:table-cell table:content-validation-name="val1"/>
          <table:table-cell table:content-validation-name="val2"/>
          <table:table-cell table:number-columns-repeated="262"/>
          <table:table-cell table:content-validation-name="val5"/>
          <table:table-cell table:content-validation-name="val1"/>
          <table:table-cell table:content-validation-name="val2"/>
          <table:table-cell/>
          <table:table-cell table:content-validation-name="val6"/>
          <table:table-cell table:number-columns-repeated="251"/>
          <table:table-cell table:content-validation-name="val5"/>
          <table:table-cell table:content-validation-name="val1"/>
          <table:table-cell table:content-validation-name="val2"/>
          <table:table-cell/>
          <table:table-cell table:content-validation-name="val6"/>
          <table:table-cell table:number-columns-repeated="251"/>
          <table:table-cell table:content-validation-name="val5"/>
          <table:table-cell table:content-validation-name="val1"/>
          <table:table-cell table:content-validation-name="val2"/>
          <table:table-cell/>
          <table:table-cell table:content-validation-name="val6"/>
          <table:table-cell table:number-columns-repeated="239"/>
        </table:table-row>
        <table:table-row table:style-name="ro13" table:number-rows-repeated="7">
          <table:table-cell table:number-columns-repeated="4"/>
          <table:table-cell table:content-validation-name="val1"/>
          <table:table-cell table:number-columns-repeated="263"/>
          <table:table-cell table:content-validation-name="val5"/>
          <table:table-cell table:content-validation-name="val1"/>
          <table:table-cell table:number-columns-repeated="254"/>
          <table:table-cell table:content-validation-name="val5"/>
          <table:table-cell table:content-validation-name="val1"/>
          <table:table-cell table:number-columns-repeated="254"/>
          <table:table-cell table:content-validation-name="val5"/>
          <table:table-cell table:content-validation-name="val1"/>
          <table:table-cell table:number-columns-repeated="242"/>
        </table:table-row>
        <table:table-row table:style-name="ro13" table:number-rows-repeated="2">
          <table:table-cell table:number-columns-repeated="4"/>
          <table:table-cell table:content-validation-name="val1"/>
          <table:table-cell table:number-columns-repeated="26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42"/>
        </table:table-row>
        <table:table-row table:style-name="ro13" table:number-rows-repeated="65526">
          <table:table-cell table:number-columns-repeated="1024"/>
        </table:table-row>
        <table:table-row table:style-name="ro13">
          <table:table-cell table:number-columns-repeated="4"/>
          <table:table-cell table:content-validation-name="val1"/>
          <table:table-cell table:content-validation-name="val2"/>
          <table:table-cell table:number-columns-repeated="262"/>
          <table:table-cell table:content-validation-name="val5"/>
          <table:table-cell table:content-validation-name="val1"/>
          <table:table-cell table:content-validation-name="val2"/>
          <table:table-cell/>
          <table:table-cell table:content-validation-name="val6"/>
          <table:table-cell table:number-columns-repeated="251"/>
          <table:table-cell table:content-validation-name="val5"/>
          <table:table-cell table:content-validation-name="val1"/>
          <table:table-cell table:content-validation-name="val2"/>
          <table:table-cell/>
          <table:table-cell table:content-validation-name="val6"/>
          <table:table-cell table:number-columns-repeated="251"/>
          <table:table-cell table:content-validation-name="val5"/>
          <table:table-cell table:content-validation-name="val1"/>
          <table:table-cell table:content-validation-name="val2"/>
          <table:table-cell/>
          <table:table-cell table:content-validation-name="val6"/>
          <table:table-cell table:number-columns-repeated="239"/>
        </table:table-row>
        <table:table-row table:style-name="ro13" table:number-rows-repeated="7">
          <table:table-cell table:number-columns-repeated="4"/>
          <table:table-cell table:content-validation-name="val1"/>
          <table:table-cell table:number-columns-repeated="263"/>
          <table:table-cell table:content-validation-name="val5"/>
          <table:table-cell table:content-validation-name="val1"/>
          <table:table-cell table:number-columns-repeated="254"/>
          <table:table-cell table:content-validation-name="val5"/>
          <table:table-cell table:content-validation-name="val1"/>
          <table:table-cell table:number-columns-repeated="254"/>
          <table:table-cell table:content-validation-name="val5"/>
          <table:table-cell table:content-validation-name="val1"/>
          <table:table-cell table:number-columns-repeated="242"/>
        </table:table-row>
        <table:table-row table:style-name="ro13" table:number-rows-repeated="2">
          <table:table-cell table:number-columns-repeated="4"/>
          <table:table-cell table:content-validation-name="val1"/>
          <table:table-cell table:number-columns-repeated="26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42"/>
        </table:table-row>
        <table:table-row table:style-name="ro13" table:number-rows-repeated="65526">
          <table:table-cell table:number-columns-repeated="1024"/>
        </table:table-row>
        <table:table-row table:style-name="ro13">
          <table:table-cell table:number-columns-repeated="4"/>
          <table:table-cell table:content-validation-name="val1"/>
          <table:table-cell table:content-validation-name="val2"/>
          <table:table-cell table:number-columns-repeated="262"/>
          <table:table-cell table:content-validation-name="val5"/>
          <table:table-cell table:content-validation-name="val1"/>
          <table:table-cell table:content-validation-name="val2"/>
          <table:table-cell/>
          <table:table-cell table:content-validation-name="val6"/>
          <table:table-cell table:number-columns-repeated="251"/>
          <table:table-cell table:content-validation-name="val5"/>
          <table:table-cell table:content-validation-name="val1"/>
          <table:table-cell table:content-validation-name="val2"/>
          <table:table-cell/>
          <table:table-cell table:content-validation-name="val6"/>
          <table:table-cell table:number-columns-repeated="251"/>
          <table:table-cell table:content-validation-name="val5"/>
          <table:table-cell table:content-validation-name="val1"/>
          <table:table-cell table:content-validation-name="val2"/>
          <table:table-cell/>
          <table:table-cell table:content-validation-name="val6"/>
          <table:table-cell table:number-columns-repeated="239"/>
        </table:table-row>
        <table:table-row table:style-name="ro13" table:number-rows-repeated="7">
          <table:table-cell table:number-columns-repeated="4"/>
          <table:table-cell table:content-validation-name="val1"/>
          <table:table-cell table:number-columns-repeated="263"/>
          <table:table-cell table:content-validation-name="val5"/>
          <table:table-cell table:content-validation-name="val1"/>
          <table:table-cell table:number-columns-repeated="254"/>
          <table:table-cell table:content-validation-name="val5"/>
          <table:table-cell table:content-validation-name="val1"/>
          <table:table-cell table:number-columns-repeated="254"/>
          <table:table-cell table:content-validation-name="val5"/>
          <table:table-cell table:content-validation-name="val1"/>
          <table:table-cell table:number-columns-repeated="242"/>
        </table:table-row>
        <table:table-row table:style-name="ro13" table:number-rows-repeated="2">
          <table:table-cell table:number-columns-repeated="4"/>
          <table:table-cell table:content-validation-name="val1"/>
          <table:table-cell table:number-columns-repeated="26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42"/>
        </table:table-row>
        <table:table-row table:style-name="ro13" table:number-rows-repeated="65526">
          <table:table-cell table:number-columns-repeated="1024"/>
        </table:table-row>
        <table:table-row table:style-name="ro13">
          <table:table-cell table:number-columns-repeated="4"/>
          <table:table-cell table:content-validation-name="val1"/>
          <table:table-cell table:content-validation-name="val2"/>
          <table:table-cell table:number-columns-repeated="262"/>
          <table:table-cell table:content-validation-name="val5"/>
          <table:table-cell table:content-validation-name="val1"/>
          <table:table-cell table:content-validation-name="val2"/>
          <table:table-cell/>
          <table:table-cell table:content-validation-name="val6"/>
          <table:table-cell table:number-columns-repeated="251"/>
          <table:table-cell table:content-validation-name="val5"/>
          <table:table-cell table:content-validation-name="val1"/>
          <table:table-cell table:content-validation-name="val2"/>
          <table:table-cell/>
          <table:table-cell table:content-validation-name="val6"/>
          <table:table-cell table:number-columns-repeated="251"/>
          <table:table-cell table:content-validation-name="val5"/>
          <table:table-cell table:content-validation-name="val1"/>
          <table:table-cell table:content-validation-name="val2"/>
          <table:table-cell/>
          <table:table-cell table:content-validation-name="val6"/>
          <table:table-cell table:number-columns-repeated="239"/>
        </table:table-row>
        <table:table-row table:style-name="ro13" table:number-rows-repeated="7">
          <table:table-cell table:number-columns-repeated="4"/>
          <table:table-cell table:content-validation-name="val1"/>
          <table:table-cell table:number-columns-repeated="263"/>
          <table:table-cell table:content-validation-name="val5"/>
          <table:table-cell table:content-validation-name="val1"/>
          <table:table-cell table:number-columns-repeated="254"/>
          <table:table-cell table:content-validation-name="val5"/>
          <table:table-cell table:content-validation-name="val1"/>
          <table:table-cell table:number-columns-repeated="254"/>
          <table:table-cell table:content-validation-name="val5"/>
          <table:table-cell table:content-validation-name="val1"/>
          <table:table-cell table:number-columns-repeated="242"/>
        </table:table-row>
        <table:table-row table:style-name="ro13" table:number-rows-repeated="2">
          <table:table-cell table:number-columns-repeated="4"/>
          <table:table-cell table:content-validation-name="val1"/>
          <table:table-cell table:number-columns-repeated="26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42"/>
        </table:table-row>
        <table:table-row table:style-name="ro13" table:number-rows-repeated="65526">
          <table:table-cell table:number-columns-repeated="1024"/>
        </table:table-row>
        <table:table-row table:style-name="ro13">
          <table:table-cell table:number-columns-repeated="4"/>
          <table:table-cell table:content-validation-name="val1"/>
          <table:table-cell table:content-validation-name="val2"/>
          <table:table-cell table:number-columns-repeated="262"/>
          <table:table-cell table:content-validation-name="val5"/>
          <table:table-cell table:content-validation-name="val1"/>
          <table:table-cell table:content-validation-name="val2"/>
          <table:table-cell/>
          <table:table-cell table:content-validation-name="val6"/>
          <table:table-cell table:number-columns-repeated="251"/>
          <table:table-cell table:content-validation-name="val5"/>
          <table:table-cell table:content-validation-name="val1"/>
          <table:table-cell table:content-validation-name="val2"/>
          <table:table-cell/>
          <table:table-cell table:content-validation-name="val6"/>
          <table:table-cell table:number-columns-repeated="251"/>
          <table:table-cell table:content-validation-name="val5"/>
          <table:table-cell table:content-validation-name="val1"/>
          <table:table-cell table:content-validation-name="val2"/>
          <table:table-cell/>
          <table:table-cell table:content-validation-name="val6"/>
          <table:table-cell table:number-columns-repeated="239"/>
        </table:table-row>
        <table:table-row table:style-name="ro13" table:number-rows-repeated="7">
          <table:table-cell table:number-columns-repeated="4"/>
          <table:table-cell table:content-validation-name="val1"/>
          <table:table-cell table:number-columns-repeated="263"/>
          <table:table-cell table:content-validation-name="val5"/>
          <table:table-cell table:content-validation-name="val1"/>
          <table:table-cell table:number-columns-repeated="254"/>
          <table:table-cell table:content-validation-name="val5"/>
          <table:table-cell table:content-validation-name="val1"/>
          <table:table-cell table:number-columns-repeated="254"/>
          <table:table-cell table:content-validation-name="val5"/>
          <table:table-cell table:content-validation-name="val1"/>
          <table:table-cell table:number-columns-repeated="242"/>
        </table:table-row>
        <table:table-row table:style-name="ro13" table:number-rows-repeated="2">
          <table:table-cell table:number-columns-repeated="4"/>
          <table:table-cell table:content-validation-name="val1"/>
          <table:table-cell table:number-columns-repeated="26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42"/>
        </table:table-row>
        <table:table-row table:style-name="ro13" table:number-rows-repeated="65526">
          <table:table-cell table:number-columns-repeated="1024"/>
        </table:table-row>
        <table:table-row table:style-name="ro13">
          <table:table-cell table:number-columns-repeated="4"/>
          <table:table-cell table:content-validation-name="val1"/>
          <table:table-cell table:content-validation-name="val2"/>
          <table:table-cell table:number-columns-repeated="262"/>
          <table:table-cell table:content-validation-name="val5"/>
          <table:table-cell table:content-validation-name="val1"/>
          <table:table-cell table:content-validation-name="val2"/>
          <table:table-cell/>
          <table:table-cell table:content-validation-name="val6"/>
          <table:table-cell table:number-columns-repeated="251"/>
          <table:table-cell table:content-validation-name="val5"/>
          <table:table-cell table:content-validation-name="val1"/>
          <table:table-cell table:content-validation-name="val2"/>
          <table:table-cell/>
          <table:table-cell table:content-validation-name="val6"/>
          <table:table-cell table:number-columns-repeated="251"/>
          <table:table-cell table:content-validation-name="val5"/>
          <table:table-cell table:content-validation-name="val1"/>
          <table:table-cell table:content-validation-name="val2"/>
          <table:table-cell/>
          <table:table-cell table:content-validation-name="val6"/>
          <table:table-cell table:number-columns-repeated="239"/>
        </table:table-row>
        <table:table-row table:style-name="ro13" table:number-rows-repeated="7">
          <table:table-cell table:number-columns-repeated="4"/>
          <table:table-cell table:content-validation-name="val1"/>
          <table:table-cell table:number-columns-repeated="263"/>
          <table:table-cell table:content-validation-name="val5"/>
          <table:table-cell table:content-validation-name="val1"/>
          <table:table-cell table:number-columns-repeated="254"/>
          <table:table-cell table:content-validation-name="val5"/>
          <table:table-cell table:content-validation-name="val1"/>
          <table:table-cell table:number-columns-repeated="254"/>
          <table:table-cell table:content-validation-name="val5"/>
          <table:table-cell table:content-validation-name="val1"/>
          <table:table-cell table:number-columns-repeated="242"/>
        </table:table-row>
        <table:table-row table:style-name="ro13" table:number-rows-repeated="2">
          <table:table-cell table:number-columns-repeated="4"/>
          <table:table-cell table:content-validation-name="val1"/>
          <table:table-cell table:number-columns-repeated="26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42"/>
        </table:table-row>
        <table:table-row table:style-name="ro13" table:number-rows-repeated="65526">
          <table:table-cell table:number-columns-repeated="1024"/>
        </table:table-row>
        <table:table-row table:style-name="ro13">
          <table:table-cell table:number-columns-repeated="4"/>
          <table:table-cell table:content-validation-name="val1"/>
          <table:table-cell table:content-validation-name="val2"/>
          <table:table-cell table:number-columns-repeated="262"/>
          <table:table-cell table:content-validation-name="val5"/>
          <table:table-cell table:content-validation-name="val1"/>
          <table:table-cell table:content-validation-name="val2"/>
          <table:table-cell/>
          <table:table-cell table:content-validation-name="val6"/>
          <table:table-cell table:number-columns-repeated="251"/>
          <table:table-cell table:content-validation-name="val5"/>
          <table:table-cell table:content-validation-name="val1"/>
          <table:table-cell table:content-validation-name="val2"/>
          <table:table-cell/>
          <table:table-cell table:content-validation-name="val6"/>
          <table:table-cell table:number-columns-repeated="251"/>
          <table:table-cell table:content-validation-name="val5"/>
          <table:table-cell table:content-validation-name="val1"/>
          <table:table-cell table:content-validation-name="val2"/>
          <table:table-cell/>
          <table:table-cell table:content-validation-name="val6"/>
          <table:table-cell table:number-columns-repeated="239"/>
        </table:table-row>
        <table:table-row table:style-name="ro13" table:number-rows-repeated="7">
          <table:table-cell table:number-columns-repeated="4"/>
          <table:table-cell table:content-validation-name="val1"/>
          <table:table-cell table:number-columns-repeated="263"/>
          <table:table-cell table:content-validation-name="val5"/>
          <table:table-cell table:content-validation-name="val1"/>
          <table:table-cell table:number-columns-repeated="254"/>
          <table:table-cell table:content-validation-name="val5"/>
          <table:table-cell table:content-validation-name="val1"/>
          <table:table-cell table:number-columns-repeated="254"/>
          <table:table-cell table:content-validation-name="val5"/>
          <table:table-cell table:content-validation-name="val1"/>
          <table:table-cell table:number-columns-repeated="242"/>
        </table:table-row>
        <table:table-row table:style-name="ro13" table:number-rows-repeated="2">
          <table:table-cell table:number-columns-repeated="4"/>
          <table:table-cell table:content-validation-name="val1"/>
          <table:table-cell table:number-columns-repeated="26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42"/>
        </table:table-row>
        <table:table-row table:style-name="ro13" table:number-rows-repeated="65526">
          <table:table-cell table:number-columns-repeated="1024"/>
        </table:table-row>
        <table:table-row table:style-name="ro13">
          <table:table-cell table:number-columns-repeated="4"/>
          <table:table-cell table:content-validation-name="val1"/>
          <table:table-cell table:content-validation-name="val2"/>
          <table:table-cell table:number-columns-repeated="262"/>
          <table:table-cell table:content-validation-name="val5"/>
          <table:table-cell table:content-validation-name="val1"/>
          <table:table-cell table:content-validation-name="val2"/>
          <table:table-cell/>
          <table:table-cell table:content-validation-name="val6"/>
          <table:table-cell table:number-columns-repeated="251"/>
          <table:table-cell table:content-validation-name="val5"/>
          <table:table-cell table:content-validation-name="val1"/>
          <table:table-cell table:content-validation-name="val2"/>
          <table:table-cell/>
          <table:table-cell table:content-validation-name="val6"/>
          <table:table-cell table:number-columns-repeated="251"/>
          <table:table-cell table:content-validation-name="val5"/>
          <table:table-cell table:content-validation-name="val1"/>
          <table:table-cell table:content-validation-name="val2"/>
          <table:table-cell/>
          <table:table-cell table:content-validation-name="val6"/>
          <table:table-cell table:number-columns-repeated="239"/>
        </table:table-row>
        <table:table-row table:style-name="ro13" table:number-rows-repeated="7">
          <table:table-cell table:number-columns-repeated="4"/>
          <table:table-cell table:content-validation-name="val1"/>
          <table:table-cell table:number-columns-repeated="263"/>
          <table:table-cell table:content-validation-name="val5"/>
          <table:table-cell table:content-validation-name="val1"/>
          <table:table-cell table:number-columns-repeated="254"/>
          <table:table-cell table:content-validation-name="val5"/>
          <table:table-cell table:content-validation-name="val1"/>
          <table:table-cell table:number-columns-repeated="254"/>
          <table:table-cell table:content-validation-name="val5"/>
          <table:table-cell table:content-validation-name="val1"/>
          <table:table-cell table:number-columns-repeated="242"/>
        </table:table-row>
        <table:table-row table:style-name="ro13" table:number-rows-repeated="2">
          <table:table-cell table:number-columns-repeated="4"/>
          <table:table-cell table:content-validation-name="val1"/>
          <table:table-cell table:number-columns-repeated="26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42"/>
        </table:table-row>
        <table:table-row table:style-name="ro13" table:number-rows-repeated="65526">
          <table:table-cell table:number-columns-repeated="1024"/>
        </table:table-row>
        <table:table-row table:style-name="ro13">
          <table:table-cell table:number-columns-repeated="4"/>
          <table:table-cell table:content-validation-name="val1"/>
          <table:table-cell table:content-validation-name="val2"/>
          <table:table-cell table:number-columns-repeated="262"/>
          <table:table-cell table:content-validation-name="val5"/>
          <table:table-cell table:content-validation-name="val1"/>
          <table:table-cell table:content-validation-name="val2"/>
          <table:table-cell/>
          <table:table-cell table:content-validation-name="val6"/>
          <table:table-cell table:number-columns-repeated="251"/>
          <table:table-cell table:content-validation-name="val5"/>
          <table:table-cell table:content-validation-name="val1"/>
          <table:table-cell table:content-validation-name="val2"/>
          <table:table-cell/>
          <table:table-cell table:content-validation-name="val6"/>
          <table:table-cell table:number-columns-repeated="251"/>
          <table:table-cell table:content-validation-name="val5"/>
          <table:table-cell table:content-validation-name="val1"/>
          <table:table-cell table:content-validation-name="val2"/>
          <table:table-cell/>
          <table:table-cell table:content-validation-name="val6"/>
          <table:table-cell table:number-columns-repeated="239"/>
        </table:table-row>
        <table:table-row table:style-name="ro13" table:number-rows-repeated="7">
          <table:table-cell table:number-columns-repeated="4"/>
          <table:table-cell table:content-validation-name="val1"/>
          <table:table-cell table:number-columns-repeated="263"/>
          <table:table-cell table:content-validation-name="val5"/>
          <table:table-cell table:content-validation-name="val1"/>
          <table:table-cell table:number-columns-repeated="254"/>
          <table:table-cell table:content-validation-name="val5"/>
          <table:table-cell table:content-validation-name="val1"/>
          <table:table-cell table:number-columns-repeated="254"/>
          <table:table-cell table:content-validation-name="val5"/>
          <table:table-cell table:content-validation-name="val1"/>
          <table:table-cell table:number-columns-repeated="242"/>
        </table:table-row>
        <table:table-row table:style-name="ro13" table:number-rows-repeated="2">
          <table:table-cell table:number-columns-repeated="4"/>
          <table:table-cell table:content-validation-name="val1"/>
          <table:table-cell table:number-columns-repeated="26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42"/>
        </table:table-row>
        <table:table-row table:style-name="ro13" table:number-rows-repeated="65526">
          <table:table-cell table:number-columns-repeated="1024"/>
        </table:table-row>
        <table:table-row table:style-name="ro13">
          <table:table-cell table:number-columns-repeated="4"/>
          <table:table-cell table:content-validation-name="val1"/>
          <table:table-cell table:content-validation-name="val2"/>
          <table:table-cell table:number-columns-repeated="262"/>
          <table:table-cell table:content-validation-name="val5"/>
          <table:table-cell table:content-validation-name="val1"/>
          <table:table-cell table:content-validation-name="val2"/>
          <table:table-cell/>
          <table:table-cell table:content-validation-name="val6"/>
          <table:table-cell table:number-columns-repeated="251"/>
          <table:table-cell table:content-validation-name="val5"/>
          <table:table-cell table:content-validation-name="val1"/>
          <table:table-cell table:content-validation-name="val2"/>
          <table:table-cell/>
          <table:table-cell table:content-validation-name="val6"/>
          <table:table-cell table:number-columns-repeated="251"/>
          <table:table-cell table:content-validation-name="val5"/>
          <table:table-cell table:content-validation-name="val1"/>
          <table:table-cell table:content-validation-name="val2"/>
          <table:table-cell/>
          <table:table-cell table:content-validation-name="val6"/>
          <table:table-cell table:number-columns-repeated="239"/>
        </table:table-row>
        <table:table-row table:style-name="ro13" table:number-rows-repeated="7">
          <table:table-cell table:number-columns-repeated="4"/>
          <table:table-cell table:content-validation-name="val1"/>
          <table:table-cell table:number-columns-repeated="263"/>
          <table:table-cell table:content-validation-name="val5"/>
          <table:table-cell table:content-validation-name="val1"/>
          <table:table-cell table:number-columns-repeated="254"/>
          <table:table-cell table:content-validation-name="val5"/>
          <table:table-cell table:content-validation-name="val1"/>
          <table:table-cell table:number-columns-repeated="254"/>
          <table:table-cell table:content-validation-name="val5"/>
          <table:table-cell table:content-validation-name="val1"/>
          <table:table-cell table:number-columns-repeated="242"/>
        </table:table-row>
        <table:table-row table:style-name="ro13" table:number-rows-repeated="2">
          <table:table-cell table:number-columns-repeated="4"/>
          <table:table-cell table:content-validation-name="val1"/>
          <table:table-cell table:number-columns-repeated="26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42"/>
        </table:table-row>
        <table:table-row table:style-name="ro13" table:number-rows-repeated="65526">
          <table:table-cell table:number-columns-repeated="1024"/>
        </table:table-row>
        <table:table-row table:style-name="ro13">
          <table:table-cell table:number-columns-repeated="4"/>
          <table:table-cell table:content-validation-name="val1"/>
          <table:table-cell table:content-validation-name="val2"/>
          <table:table-cell table:number-columns-repeated="262"/>
          <table:table-cell table:content-validation-name="val5"/>
          <table:table-cell table:content-validation-name="val1"/>
          <table:table-cell table:content-validation-name="val2"/>
          <table:table-cell/>
          <table:table-cell table:content-validation-name="val6"/>
          <table:table-cell table:number-columns-repeated="251"/>
          <table:table-cell table:content-validation-name="val5"/>
          <table:table-cell table:content-validation-name="val1"/>
          <table:table-cell table:content-validation-name="val2"/>
          <table:table-cell/>
          <table:table-cell table:content-validation-name="val6"/>
          <table:table-cell table:number-columns-repeated="251"/>
          <table:table-cell table:content-validation-name="val5"/>
          <table:table-cell table:content-validation-name="val1"/>
          <table:table-cell table:content-validation-name="val2"/>
          <table:table-cell/>
          <table:table-cell table:content-validation-name="val6"/>
          <table:table-cell table:number-columns-repeated="239"/>
        </table:table-row>
        <table:table-row table:style-name="ro13" table:number-rows-repeated="7">
          <table:table-cell table:number-columns-repeated="4"/>
          <table:table-cell table:content-validation-name="val1"/>
          <table:table-cell table:number-columns-repeated="263"/>
          <table:table-cell table:content-validation-name="val5"/>
          <table:table-cell table:content-validation-name="val1"/>
          <table:table-cell table:number-columns-repeated="254"/>
          <table:table-cell table:content-validation-name="val5"/>
          <table:table-cell table:content-validation-name="val1"/>
          <table:table-cell table:number-columns-repeated="254"/>
          <table:table-cell table:content-validation-name="val5"/>
          <table:table-cell table:content-validation-name="val1"/>
          <table:table-cell table:number-columns-repeated="242"/>
        </table:table-row>
        <table:table-row table:style-name="ro13" table:number-rows-repeated="2">
          <table:table-cell table:number-columns-repeated="4"/>
          <table:table-cell table:content-validation-name="val1"/>
          <table:table-cell table:number-columns-repeated="26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42"/>
        </table:table-row>
        <table:table-row table:style-name="ro13" table:number-rows-repeated="65526">
          <table:table-cell table:number-columns-repeated="1024"/>
        </table:table-row>
        <table:table-row table:style-name="ro13">
          <table:table-cell table:number-columns-repeated="4"/>
          <table:table-cell table:content-validation-name="val1"/>
          <table:table-cell table:content-validation-name="val2"/>
          <table:table-cell table:number-columns-repeated="262"/>
          <table:table-cell table:content-validation-name="val5"/>
          <table:table-cell table:content-validation-name="val1"/>
          <table:table-cell table:content-validation-name="val2"/>
          <table:table-cell/>
          <table:table-cell table:content-validation-name="val6"/>
          <table:table-cell table:number-columns-repeated="251"/>
          <table:table-cell table:content-validation-name="val5"/>
          <table:table-cell table:content-validation-name="val1"/>
          <table:table-cell table:content-validation-name="val2"/>
          <table:table-cell/>
          <table:table-cell table:content-validation-name="val6"/>
          <table:table-cell table:number-columns-repeated="251"/>
          <table:table-cell table:content-validation-name="val5"/>
          <table:table-cell table:content-validation-name="val1"/>
          <table:table-cell table:content-validation-name="val2"/>
          <table:table-cell/>
          <table:table-cell table:content-validation-name="val6"/>
          <table:table-cell table:number-columns-repeated="239"/>
        </table:table-row>
        <table:table-row table:style-name="ro13" table:number-rows-repeated="7">
          <table:table-cell table:number-columns-repeated="4"/>
          <table:table-cell table:content-validation-name="val1"/>
          <table:table-cell table:number-columns-repeated="263"/>
          <table:table-cell table:content-validation-name="val5"/>
          <table:table-cell table:content-validation-name="val1"/>
          <table:table-cell table:number-columns-repeated="254"/>
          <table:table-cell table:content-validation-name="val5"/>
          <table:table-cell table:content-validation-name="val1"/>
          <table:table-cell table:number-columns-repeated="254"/>
          <table:table-cell table:content-validation-name="val5"/>
          <table:table-cell table:content-validation-name="val1"/>
          <table:table-cell table:number-columns-repeated="242"/>
        </table:table-row>
        <table:table-row table:style-name="ro13" table:number-rows-repeated="2">
          <table:table-cell table:number-columns-repeated="4"/>
          <table:table-cell table:content-validation-name="val1"/>
          <table:table-cell table:number-columns-repeated="26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42"/>
        </table:table-row>
        <table:table-row table:style-name="ro13" table:number-rows-repeated="65526">
          <table:table-cell table:number-columns-repeated="1024"/>
        </table:table-row>
        <table:table-row table:style-name="ro13">
          <table:table-cell table:number-columns-repeated="4"/>
          <table:table-cell table:content-validation-name="val1"/>
          <table:table-cell table:content-validation-name="val2"/>
          <table:table-cell table:number-columns-repeated="262"/>
          <table:table-cell table:content-validation-name="val5"/>
          <table:table-cell table:content-validation-name="val1"/>
          <table:table-cell table:content-validation-name="val2"/>
          <table:table-cell/>
          <table:table-cell table:content-validation-name="val6"/>
          <table:table-cell table:number-columns-repeated="251"/>
          <table:table-cell table:content-validation-name="val5"/>
          <table:table-cell table:content-validation-name="val1"/>
          <table:table-cell table:content-validation-name="val2"/>
          <table:table-cell/>
          <table:table-cell table:content-validation-name="val6"/>
          <table:table-cell table:number-columns-repeated="251"/>
          <table:table-cell table:content-validation-name="val5"/>
          <table:table-cell table:content-validation-name="val1"/>
          <table:table-cell table:content-validation-name="val2"/>
          <table:table-cell/>
          <table:table-cell table:content-validation-name="val6"/>
          <table:table-cell table:number-columns-repeated="239"/>
        </table:table-row>
        <table:table-row table:style-name="ro13" table:number-rows-repeated="7">
          <table:table-cell table:number-columns-repeated="4"/>
          <table:table-cell table:content-validation-name="val1"/>
          <table:table-cell table:number-columns-repeated="263"/>
          <table:table-cell table:content-validation-name="val5"/>
          <table:table-cell table:content-validation-name="val1"/>
          <table:table-cell table:number-columns-repeated="254"/>
          <table:table-cell table:content-validation-name="val5"/>
          <table:table-cell table:content-validation-name="val1"/>
          <table:table-cell table:number-columns-repeated="254"/>
          <table:table-cell table:content-validation-name="val5"/>
          <table:table-cell table:content-validation-name="val1"/>
          <table:table-cell table:number-columns-repeated="242"/>
        </table:table-row>
        <table:table-row table:style-name="ro13" table:number-rows-repeated="2">
          <table:table-cell table:number-columns-repeated="4"/>
          <table:table-cell table:content-validation-name="val1"/>
          <table:table-cell table:number-columns-repeated="26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42"/>
        </table:table-row>
        <table:table-row table:style-name="ro13" table:number-rows-repeated="65526">
          <table:table-cell table:number-columns-repeated="1024"/>
        </table:table-row>
        <table:table-row table:style-name="ro13">
          <table:table-cell table:number-columns-repeated="4"/>
          <table:table-cell table:content-validation-name="val1"/>
          <table:table-cell table:content-validation-name="val2"/>
          <table:table-cell table:number-columns-repeated="262"/>
          <table:table-cell table:content-validation-name="val5"/>
          <table:table-cell table:content-validation-name="val1"/>
          <table:table-cell table:content-validation-name="val2"/>
          <table:table-cell/>
          <table:table-cell table:content-validation-name="val6"/>
          <table:table-cell table:number-columns-repeated="251"/>
          <table:table-cell table:content-validation-name="val5"/>
          <table:table-cell table:content-validation-name="val1"/>
          <table:table-cell table:content-validation-name="val2"/>
          <table:table-cell/>
          <table:table-cell table:content-validation-name="val6"/>
          <table:table-cell table:number-columns-repeated="251"/>
          <table:table-cell table:content-validation-name="val5"/>
          <table:table-cell table:content-validation-name="val1"/>
          <table:table-cell table:content-validation-name="val2"/>
          <table:table-cell/>
          <table:table-cell table:content-validation-name="val6"/>
          <table:table-cell table:number-columns-repeated="239"/>
        </table:table-row>
        <table:table-row table:style-name="ro13" table:number-rows-repeated="7">
          <table:table-cell table:number-columns-repeated="4"/>
          <table:table-cell table:content-validation-name="val1"/>
          <table:table-cell table:number-columns-repeated="263"/>
          <table:table-cell table:content-validation-name="val5"/>
          <table:table-cell table:content-validation-name="val1"/>
          <table:table-cell table:number-columns-repeated="254"/>
          <table:table-cell table:content-validation-name="val5"/>
          <table:table-cell table:content-validation-name="val1"/>
          <table:table-cell table:number-columns-repeated="254"/>
          <table:table-cell table:content-validation-name="val5"/>
          <table:table-cell table:content-validation-name="val1"/>
          <table:table-cell table:number-columns-repeated="242"/>
        </table:table-row>
        <table:table-row table:style-name="ro13" table:number-rows-repeated="2">
          <table:table-cell table:number-columns-repeated="4"/>
          <table:table-cell table:content-validation-name="val1"/>
          <table:table-cell table:number-columns-repeated="26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42"/>
        </table:table-row>
        <table:table-row table:style-name="ro13" table:number-rows-repeated="65531">
          <table:table-cell table:number-columns-repeated="1024"/>
        </table:table-row>
        <table:table-row table:style-name="ro13">
          <table:table-cell table:number-columns-repeated="1024"/>
        </table:table-row>
        <calcext:conditional-formats>
          <calcext:conditional-format calcext:target-range-address="市场信息记录.B10:市场信息记录.B10">
            <calcext:condition calcext:apply-style-name="ConditionalStyle_1" calcext:value="duplicate" calcext:base-cell-address="市场信息记录.B10"/>
          </calcext:conditional-format>
          <calcext:conditional-format calcext:target-range-address="市场信息记录.C10:市场信息记录.C10">
            <calcext:condition calcext:apply-style-name="ConditionalStyle_1" calcext:value="duplicate" calcext:base-cell-address="市场信息记录.C10"/>
          </calcext:conditional-format>
          <calcext:conditional-format calcext:target-range-address="市场信息记录.F10:市场信息记录.J10">
            <calcext:condition calcext:apply-style-name="ConditionalStyle_1" calcext:value="duplicate" calcext:base-cell-address="市场信息记录.F10"/>
          </calcext:conditional-format>
          <calcext:conditional-format calcext:target-range-address="市场信息记录.L10:市场信息记录.N10">
            <calcext:condition calcext:apply-style-name="ConditionalStyle_1" calcext:value="duplicate" calcext:base-cell-address="市场信息记录.L10"/>
          </calcext:conditional-format>
          <calcext:conditional-format calcext:target-range-address="市场信息记录.T10:市场信息记录.T10">
            <calcext:condition calcext:apply-style-name="ConditionalStyle_1" calcext:value="duplicate" calcext:base-cell-address="市场信息记录.T10"/>
          </calcext:conditional-format>
          <calcext:conditional-format calcext:target-range-address="市场信息记录.X10:市场信息记录.X10">
            <calcext:condition calcext:apply-style-name="ConditionalStyle_1" calcext:value="duplicate" calcext:base-cell-address="市场信息记录.X10"/>
          </calcext:conditional-format>
          <calcext:conditional-format calcext:target-range-address="市场信息记录.AP10:市场信息记录.AT10">
            <calcext:condition calcext:apply-style-name="ConditionalStyle_1" calcext:value="duplicate" calcext:base-cell-address="市场信息记录.AP10"/>
          </calcext:conditional-format>
          <calcext:conditional-format calcext:target-range-address="市场信息记录.O10:市场信息记录.O10 市场信息记录.D10:市场信息记录.E10 市场信息记录.K10:市场信息记录.K10 市场信息记录.AC10:市场信息记录.AG10 市场信息记录.Y10:市场信息记录.AA10 市场信息记录.U10:市场信息记录.W10 市场信息记录.AM10:市场信息记录.AN10">
            <calcext:condition calcext:apply-style-name="ConditionalStyle_1" calcext:value="duplicate" calcext:base-cell-address="市场信息记录.O10"/>
          </calcext:conditional-format>
        </calcext:conditional-formats>
      </table:table>
      <table:table table:name="市场信息初步分析" table:style-name="ta3">
        <office:forms form:automatic-focus="false" form:apply-design-mode="false"/>
        <table:table-column table:style-name="co12" table:number-columns-repeated="3" table:default-cell-style-name="Default"/>
        <table:table-column table:style-name="co17" table:default-cell-style-name="Default"/>
        <table:table-column table:style-name="co12" table:number-columns-repeated="41" table:default-cell-style-name="Default"/>
        <table:table-column table:style-name="co17" table:default-cell-style-name="Default"/>
        <table:table-column table:style-name="co27" table:default-cell-style-name="Default"/>
        <table:table-column table:style-name="co12" table:number-columns-repeated="977" table:default-cell-style-name="Default"/>
        <table:table-row table:style-name="ro14">
          <table:table-cell table:style-name="ce52" office:value-type="string" calcext:value-type="string">
            <text:p>序号</text:p>
          </table:table-cell>
          <table:table-cell table:style-name="ce91" office:value-type="string" calcext:value-type="string">
            <text:p>市场信息编号</text:p>
          </table:table-cell>
          <table:table-cell table:style-name="ce92" office:value-type="string" calcext:value-type="string">
            <text:p>信息收集日期</text:p>
          </table:table-cell>
          <table:table-cell table:style-name="ce93" office:value-type="string" calcext:value-type="string">
            <text:p>业务类型（项目性质）</text:p>
          </table:table-cell>
          <table:table-cell table:style-name="ce93" office:value-type="string" calcext:value-type="string">
            <text:p>业务方向-科目</text:p>
          </table:table-cell>
          <table:table-cell table:style-name="ce94" office:value-type="string" calcext:value-type="string">
            <text:p>专业</text:p>
          </table:table-cell>
          <table:table-cell table:style-name="ce94" office:value-type="string" calcext:value-type="string">
            <text:p>合作方式</text:p>
          </table:table-cell>
          <table:table-cell table:style-name="ce94" office:value-type="string" calcext:value-type="string">
            <text:p>项目类型</text:p>
          </table:table-cell>
          <table:table-cell table:style-name="ce94" office:value-type="string" calcext:value-type="string">
            <text:p>需求</text:p>
          </table:table-cell>
          <table:table-cell table:style-name="ce94" office:value-type="string" calcext:value-type="string">
            <text:p>合同金额</text:p>
          </table:table-cell>
          <table:table-cell table:style-name="ce95" office:value-type="string" calcext:value-type="string">
            <office:annotation draw:style-name="gr15" draw:text-style-name="P2" svg:width="31.22mm" svg:height="24.67mm" svg:x="249.23mm" svg:y="0.53mm" draw:caption-point-x="-0.1mm" draw:caption-point-y="-0.43mm">
              <dc:date>2017-10-17T00:00:00</dc:date>
              <text:p text:style-name="P1"><text:span text:style-name="T1">作者</text:span><text:span text:style-name="T1">:</text:span></text:p>
              <text:p text:style-name="P1"><text:span text:style-name="T3">项目测算</text:span><text:span text:style-name="T3">-</text:span><text:span text:style-name="T3">测算项目名称</text:span></text:p>
              <text:p text:style-name="P1"><text:span text:style-name="T3"/></text:p>
            </office:annotation>
            <text:p>项目名称</text:p>
          </table:table-cell>
          <table:table-cell table:style-name="ce96" office:value-type="string" calcext:value-type="string">
            <text:p>地区</text:p>
          </table:table-cell>
          <table:table-cell table:style-name="ce96" office:value-type="string" calcext:value-type="string">
            <text:p>地区框架</text:p>
          </table:table-cell>
          <table:table-cell table:style-name="ce96" office:value-type="string" calcext:value-type="string">
            <text:p>参加竞标单位</text:p>
          </table:table-cell>
          <table:table-cell table:style-name="ce95" office:value-type="string" calcext:value-type="string">
            <text:p>信息来源</text:p>
          </table:table-cell>
          <table:table-cell table:style-name="ce97" office:value-type="string" calcext:value-type="string">
            <text:p>信息收集人</text:p>
          </table:table-cell>
          <table:table-cell table:style-name="ce98" office:value-type="string" calcext:value-type="string">
            <text:p>人员数量</text:p>
          </table:table-cell>
          <table:table-cell table:style-name="ce99" office:value-type="string" calcext:value-type="string">
            <text:p>配置要求</text:p>
          </table:table-cell>
          <table:table-cell table:style-name="ce98" office:value-type="string" calcext:value-type="string">
            <text:p>设备费用</text:p>
          </table:table-cell>
          <table:table-cell table:style-name="ce98" office:value-type="string" calcext:value-type="string">
            <text:p>车辆费用</text:p>
          </table:table-cell>
          <table:table-cell table:style-name="ce98" office:value-type="string" calcext:value-type="string">
            <text:p>服务费用</text:p>
          </table:table-cell>
          <table:table-cell table:style-name="ce100" office:value-type="string" calcext:value-type="string">
            <text:p>配置费用</text:p>
          </table:table-cell>
          <table:table-cell table:style-name="ce98" office:value-type="string" calcext:value-type="string">
            <text:p>资质要求</text:p>
          </table:table-cell>
          <table:table-cell table:style-name="ce95" office:value-type="string" calcext:value-type="string">
            <text:p>发起时间</text:p>
          </table:table-cell>
          <table:table-cell table:style-name="ce93" office:value-type="string" calcext:value-type="string">
            <text:p>时效开始时间</text:p>
          </table:table-cell>
          <table:table-cell table:style-name="ce93" office:value-type="string" calcext:value-type="string">
            <text:p>时效结束时间</text:p>
          </table:table-cell>
          <table:table-cell table:style-name="ce95" office:value-type="string" calcext:value-type="string">
            <text:p>结束时间</text:p>
          </table:table-cell>
          <table:table-cell table:style-name="ce38" office:value-type="string" calcext:value-type="string">
            <text:p>付款形式</text:p>
          </table:table-cell>
          <table:table-cell table:style-name="ce38" office:value-type="string" calcext:value-type="string">
            <text:p>发票类型</text:p>
          </table:table-cell>
          <table:table-cell table:style-name="ce87" office:value-type="string" calcext:value-type="string">
            <text:p>回款时间</text:p>
          </table:table-cell>
          <table:table-cell table:style-name="ce87" office:value-type="string" calcext:value-type="string">
            <text:p>回款方式</text:p>
          </table:table-cell>
          <table:table-cell table:style-name="ce38" office:value-type="string" calcext:value-type="string">
            <text:p>汇款内容</text:p>
          </table:table-cell>
          <table:table-cell table:style-name="ce95" office:value-type="string" calcext:value-type="string">
            <text:p>是否为有效信息</text:p>
          </table:table-cell>
          <table:table-cell table:style-name="ce101" office:value-type="string" calcext:value-type="string">
            <text:p>客户信息编号</text:p>
          </table:table-cell>
          <table:table-cell table:style-name="ce101" office:value-type="string" calcext:value-type="string">
            <text:p>客户姓名</text:p>
          </table:table-cell>
          <table:table-cell table:style-name="ce101" office:value-type="string" calcext:value-type="string">
            <text:p>组织机构名称</text:p>
          </table:table-cell>
          <table:table-cell table:style-name="ce101" office:value-type="string" calcext:value-type="string">
            <text:p>竞争对手名称</text:p>
          </table:table-cell>
          <table:table-cell table:style-name="ce101" office:value-type="string" calcext:value-type="string">
            <text:p>客户/竞争对手信息填写人</text:p>
          </table:table-cell>
          <table:table-cell table:style-name="ce38" office:value-type="string" calcext:value-type="string">
            <text:p>初步分析时间</text:p>
          </table:table-cell>
          <table:table-cell table:style-name="ce38" office:value-type="string" calcext:value-type="string">
            <office:annotation draw:style-name="gr16" draw:text-style-name="P2" svg:width="40.75mm" svg:height="20.97mm" svg:x="897.73mm" svg:y="0.53mm" draw:caption-point-x="-4.07mm" draw:caption-point-y="-0.43mm">
              <dc:date>2017-10-17T00:00:00</dc:date>
              <text:p text:style-name="P1"><text:span text:style-name="T1">Administrator:</text:span></text:p>
              <text:p text:style-name="P1"><text:span text:style-name="T3">资金模块意见</text:span></text:p>
            </office:annotation>
            <text:p>是否有资金运营</text:p>
          </table:table-cell>
          <table:table-cell table:style-name="ce38" office:value-type="string" calcext:value-type="string">
            <office:annotation draw:style-name="gr16" draw:text-style-name="P2" svg:width="40.75mm" svg:height="20.97mm" svg:x="919.95mm" svg:y="0.53mm" draw:caption-point-x="-4.07mm" draw:caption-point-y="-0.43mm">
              <dc:date>2017-10-17T00:00:00</dc:date>
              <text:p text:style-name="P1"><text:span text:style-name="T1">Administrator:</text:span></text:p>
              <text:p text:style-name="P1"><text:span text:style-name="T3">综合资源部</text:span></text:p>
            </office:annotation>
            <text:p>技术人员是否能够提供</text:p>
          </table:table-cell>
          <table:table-cell table:style-name="ce38" office:value-type="string" calcext:value-type="string">
            <text:p>合作方是否有合作风险</text:p>
          </table:table-cell>
          <table:table-cell table:style-name="ce38" office:value-type="string" calcext:value-type="string">
            <text:p>风险描述</text:p>
          </table:table-cell>
          <table:table-cell table:style-name="ce95" office:value-type="string" calcext:value-type="string">
            <text:p>是否进行初步分析</text:p>
          </table:table-cell>
          <table:table-cell table:style-name="ce38" office:value-type="string" calcext:value-type="string">
            <text:p>是否转换商机</text:p>
          </table:table-cell>
          <table:table-cell table:style-name="ce38" office:value-type="string" calcext:value-type="string">
            <text:p>是否转换为市场招待</text:p>
          </table:table-cell>
          <table:table-cell table:style-name="ce38" office:value-type="string" calcext:value-type="string">
            <text:p>是否转换为商务洽谈</text:p>
          </table:table-cell>
          <table:table-cell table:style-name="ce90" office:value-type="string" calcext:value-type="string">
            <text:p>备注</text:p>
          </table:table-cell>
          <table:table-cell table:style-name="ce38" table:number-columns-repeated="976"/>
        </table:table-row>
        <table:table-row table:style-name="ro3" table:number-rows-repeated="2">
          <table:table-cell table:number-columns-repeated="1024"/>
        </table:table-row>
        <table:table-row table:style-name="ro8">
          <table:table-cell table:number-columns-repeated="32"/>
          <table:table-cell office:value-type="string" calcext:value-type="string">
            <text:p>在本表中填写的字段</text:p>
          </table:table-cell>
          <table:table-cell table:number-columns-repeated="5"/>
          <table:table-cell table:style-name="ce102" office:value-type="string" calcext:value-type="string">
            <text:p>在本表中填写的字段</text:p>
          </table:table-cell>
          <table:table-cell table:number-columns-repeated="2"/>
          <table:table-cell table:number-columns-repeated="7" table:style-name="ce102" office:value-type="string" calcext:value-type="string">
            <text:p>在本表中填写的字段</text:p>
          </table:table-cell>
          <table:table-cell table:number-columns-repeated="976"/>
        </table:table-row>
        <table:table-row table:style-name="ro3" table:number-rows-repeated="2">
          <table:table-cell table:number-columns-repeated="1024"/>
        </table:table-row>
        <table:table-row table:style-name="ro8">
          <table:table-cell table:number-columns-repeated="32"/>
          <table:table-cell office:value-type="string" calcext:value-type="string">
            <text:p>必填</text:p>
          </table:table-cell>
          <table:table-cell table:number-columns-repeated="5"/>
          <table:table-cell office:value-type="string" calcext:value-type="string">
            <text:p>必填</text:p>
          </table:table-cell>
          <table:table-cell office:value-type="string" calcext:value-type="string">
            <text:p>预算模块分析字段</text:p>
          </table:table-cell>
          <table:table-cell table:style-name="ce102" office:value-type="string" calcext:value-type="string">
            <text:p>规划模块分析字段</text:p>
          </table:table-cell>
          <table:table-cell office:value-type="string" calcext:value-type="string">
            <text:p>必填</text:p>
          </table:table-cell>
          <table:table-cell/>
          <table:table-cell table:number-columns-repeated="4" office:value-type="string" calcext:value-type="string">
            <text:p>必填</text:p>
          </table:table-cell>
          <table:table-cell table:number-columns-repeated="97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9"/>
          <table:table-cell table:number-columns-repeated="2" office:value-type="string" calcext:value-type="string">
            <text:p>必填</text:p>
          </table:table-cell>
          <table:table-cell table:number-columns-repeated="98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市场信息初步分析.B1:市场信息初步分析.B1">
            <calcext:condition calcext:apply-style-name="ConditionalStyle_1" calcext:value="duplicate" calcext:base-cell-address="市场信息初步分析.B1"/>
          </calcext:conditional-format>
          <calcext:conditional-format calcext:target-range-address="市场信息初步分析.C1:市场信息初步分析.C1">
            <calcext:condition calcext:apply-style-name="ConditionalStyle_1" calcext:value="duplicate" calcext:base-cell-address="市场信息初步分析.C1"/>
          </calcext:conditional-format>
          <calcext:conditional-format calcext:target-range-address="市场信息初步分析.F1:市场信息初步分析.J1">
            <calcext:condition calcext:apply-style-name="ConditionalStyle_1" calcext:value="duplicate" calcext:base-cell-address="市场信息初步分析.F1"/>
          </calcext:conditional-format>
          <calcext:conditional-format calcext:target-range-address="市场信息初步分析.L1:市场信息初步分析.N1">
            <calcext:condition calcext:apply-style-name="ConditionalStyle_1" calcext:value="duplicate" calcext:base-cell-address="市场信息初步分析.L1"/>
          </calcext:conditional-format>
          <calcext:conditional-format calcext:target-range-address="市场信息初步分析.P1:市场信息初步分析.P1">
            <calcext:condition calcext:apply-style-name="ConditionalStyle_1" calcext:value="duplicate" calcext:base-cell-address="市场信息初步分析.P1"/>
          </calcext:conditional-format>
          <calcext:conditional-format calcext:target-range-address="市场信息初步分析.R1:市场信息初步分析.R1">
            <calcext:condition calcext:apply-style-name="ConditionalStyle_1" calcext:value="duplicate" calcext:base-cell-address="市场信息初步分析.R1"/>
          </calcext:conditional-format>
          <calcext:conditional-format calcext:target-range-address="市场信息初步分析.AH1:市场信息初步分析.AL1">
            <calcext:condition calcext:apply-style-name="ConditionalStyle_1" calcext:value="duplicate" calcext:base-cell-address="市场信息初步分析.AH1"/>
          </calcext:conditional-format>
          <calcext:conditional-format calcext:target-range-address="市场信息初步分析.O1:市场信息初步分析.O1 市场信息初步分析.K1:市场信息初步分析.K1 市场信息初步分析.D1:市场信息初步分析.E1 市场信息初步分析.AG1:市场信息初步分析.AG1 市场信息初步分析.W1:市场信息初步分析.AA1 市场信息初步分析.Q1:市场信息初步分析.Q1 市场信息初步分析.S1:市场信息初步分析.U1 市场信息初步分析.AR1:市场信息初步分析.AR1">
            <calcext:condition calcext:apply-style-name="ConditionalStyle_1" calcext:value="duplicate" calcext:base-cell-address="市场信息初步分析.O1"/>
          </calcext:conditional-format>
        </calcext:conditional-formats>
      </table:table>
      <table:table table:name="市场信息管理汇总-图表" table:style-name="ta4">
        <office:forms form:automatic-focus="false" form:apply-design-mode="false"/>
        <table:table-column table:style-name="co28" table:default-cell-style-name="Default"/>
        <table:table-column table:style-name="co12" table:number-columns-repeated="1023" table:default-cell-style-name="Default"/>
        <table:table-row table:style-name="ro18">
          <table:table-cell table:style-name="ce103" office:value-type="string" calcext:value-type="string" table:number-columns-spanned="14" table:number-rows-spanned="1">
            <text:p>市场信息汇总</text:p>
          </table:table-cell>
          <table:covered-table-cell table:number-columns-repeated="13" table:style-name="ce104"/>
          <table:table-cell table:number-columns-repeated="1010"/>
        </table:table-row>
        <table:table-row table:style-name="ro19">
          <table:table-cell table:style-name="ce5" office:value-type="string" calcext:value-type="string">
            <text:p>业务类型</text:p>
          </table:table-cell>
          <table:table-cell table:style-name="ce5" office:value-type="string" calcext:value-type="string">
            <text:p>现有市场信息</text:p>
          </table:table-cell>
          <table:table-cell table:style-name="ce5" office:value-type="string" calcext:value-type="string">
            <text:p>招投标数量</text:p>
          </table:table-cell>
          <table:table-cell table:style-name="ce5" office:value-type="string" calcext:value-type="string">
            <text:p>市场招待获取的信息数量</text:p>
          </table:table-cell>
          <table:table-cell table:style-name="ce5" office:value-type="string" calcext:value-type="string">
            <text:p>介绍数量</text:p>
          </table:table-cell>
          <table:table-cell table:style-name="ce5" office:value-type="string" calcext:value-type="string">
            <text:p>商务洽谈获取的市场信息数量</text:p>
          </table:table-cell>
          <table:table-cell table:style-name="ce5" office:value-type="string" calcext:value-type="string">
            <text:p>有效信息</text:p>
          </table:table-cell>
          <table:table-cell table:style-name="ce5" office:value-type="string" calcext:value-type="string">
            <text:p>无效信息</text:p>
          </table:table-cell>
          <table:table-cell table:style-name="ce5" office:value-type="string" calcext:value-type="string">
            <text:p>与商机关联的客户数量</text:p>
          </table:table-cell>
          <table:table-cell table:style-name="ce5" office:value-type="string" calcext:value-type="string">
            <text:p>竞争对象数量</text:p>
          </table:table-cell>
          <table:table-cell table:style-name="ce5" office:value-type="string" calcext:value-type="string">
            <text:p>已转换商机</text:p>
          </table:table-cell>
          <table:table-cell table:style-name="ce5" office:value-type="string" calcext:value-type="string">
            <text:p>已初步分析数</text:p>
          </table:table-cell>
          <table:table-cell table:style-name="ce5" office:value-type="string" calcext:value-type="string">
            <text:p>转换为市场招待数</text:p>
          </table:table-cell>
          <table:table-cell table:style-name="ce5" office:value-type="string" calcext:value-type="string">
            <text:p>转换为商务洽谈数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通信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105" office:value-type="float" office:value="6" calcext:value-type="float">
            <text:p>6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4" calcext:value-type="float">
            <text:p>4</text:p>
          </table:table-cell>
          <table:table-cell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3" calcext:value-type="float">
            <text:p>3</text:p>
          </table:table-cell>
          <table:table-cell table:style-name="ce105" office:value-type="float" office:value="6" calcext:value-type="float">
            <text:p>6</text:p>
          </table:table-cell>
          <table:table-cell table:style-name="ce10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软件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10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105" office:value-type="float" office:value="6" calcext:value-type="float">
            <text:p>6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4" calcext:value-type="float">
            <text:p>4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信息系统集成</text:p>
          </table:table-cell>
          <table:table-cell table:style-name="ce5" office:value-type="float" office:value="10" calcext:value-type="float">
            <text:p>1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10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10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广告品牌营销、活动策划</text:p>
          </table:table-cell>
          <table:table-cell table:style-name="ce5" office:value-type="float" office:value="9" calcext:value-type="float">
            <text:p>9</text:p>
          </table:table-cell>
          <table:table-cell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10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10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105" office:value-type="float" office:value="3" calcext:value-type="float">
            <text:p>3</text:p>
          </table:table-cell>
          <table:table-cell table:number-columns-repeated="101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>
            <draw:frame table:end-cell-address="'市场信息管理汇总-图表'.J25" table:end-x="10.33mm" table:end-y="3.54mm" draw:z-index="0" draw:name="图表 1" draw:style-name="gr17" draw:text-style-name="P5" svg:width="242.1mm" svg:height="76.17mm" svg:x="0.02mm" svg:y="3.59mm">
              <loext:p draw:notify-on-update-of-ranges="'市场信息管理汇总-图表'.A3:'市场信息管理汇总-图表'.A6 '市场信息管理汇总-图表'.B2:'市场信息管理汇总-图表'.B2 '市场信息管理汇总-图表'.B3:'市场信息管理汇总-图表'.B6 '市场信息管理汇总-图表'.C2:'市场信息管理汇总-图表'.C2 '市场信息管理汇总-图表'.C3:'市场信息管理汇总-图表'.C6 '市场信息管理汇总-图表'.D2:'市场信息管理汇总-图表'.D2 '市场信息管理汇总-图表'.D3:'市场信息管理汇总-图表'.D6 '市场信息管理汇总-图表'.E2:'市场信息管理汇总-图表'.E2 '市场信息管理汇总-图表'.E3:'市场信息管理汇总-图表'.E6 '市场信息管理汇总-图表'.F2:'市场信息管理汇总-图表'.F2 '市场信息管理汇总-图表'.F3:'市场信息管理汇总-图表'.F6 '市场信息管理汇总-图表'.G2:'市场信息管理汇总-图表'.G2 '市场信息管理汇总-图表'.G3:'市场信息管理汇总-图表'.G6 '市场信息管理汇总-图表'.H2:'市场信息管理汇总-图表'.H2 '市场信息管理汇总-图表'.H3:'市场信息管理汇总-图表'.H6 '市场信息管理汇总-图表'.I2:'市场信息管理汇总-图表'.I2 '市场信息管理汇总-图表'.I3:'市场信息管理汇总-图表'.I6 '市场信息管理汇总-图表'.J2:'市场信息管理汇总-图表'.J2 '市场信息管理汇总-图表'.J3:'市场信息管理汇总-图表'.J6 '市场信息管理汇总-图表'.K2:'市场信息管理汇总-图表'.K2 '市场信息管理汇总-图表'.K3:'市场信息管理汇总-图表'.K6 '市场信息管理汇总-图表'.L2:'市场信息管理汇总-图表'.L2 '市场信息管理汇总-图表'.L3:'市场信息管理汇总-图表'.L6 '市场信息管理汇总-图表'.M2:'市场信息管理汇总-图表'.M2 '市场信息管理汇总-图表'.M3:'市场信息管理汇总-图表'.M6 '市场信息管理汇总-图表'.N2:'市场信息管理汇总-图表'.N2 '市场信息管理汇总-图表'.N3:'市场信息管理汇总-图表'.N6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9">
          <table:table-cell table:number-columns-repeated="1024"/>
        </table:table-row>
        <table:table-row table:style-name="ro3">
          <table:table-cell>
            <draw:frame table:end-cell-address="'市场信息管理汇总-图表'.J44" table:end-x="10.31mm" table:end-y="4.75mm" draw:z-index="1" draw:name="图表 2" draw:style-name="gr17" draw:text-style-name="P5" svg:width="242.1mm" svg:height="76.13mm" svg:x="0mm" svg:y="0.06mm">
              <loext:p draw:notify-on-update-of-ranges="'市场信息管理汇总-图表'.A3:'市场信息管理汇总-图表'.A6 '市场信息管理汇总-图表'.B2:'市场信息管理汇总-图表'.B2 '市场信息管理汇总-图表'.B3:'市场信息管理汇总-图表'.B6 '市场信息管理汇总-图表'.C2:'市场信息管理汇总-图表'.C2 '市场信息管理汇总-图表'.C3:'市场信息管理汇总-图表'.C6 '市场信息管理汇总-图表'.D2:'市场信息管理汇总-图表'.D2 '市场信息管理汇总-图表'.D3:'市场信息管理汇总-图表'.D6 '市场信息管理汇总-图表'.E2:'市场信息管理汇总-图表'.E2 '市场信息管理汇总-图表'.E3:'市场信息管理汇总-图表'.E6 '市场信息管理汇总-图表'.F2:'市场信息管理汇总-图表'.F2 '市场信息管理汇总-图表'.F3:'市场信息管理汇总-图表'.F6 '市场信息管理汇总-图表'.G2:'市场信息管理汇总-图表'.G2 '市场信息管理汇总-图表'.G3:'市场信息管理汇总-图表'.G6 '市场信息管理汇总-图表'.H2:'市场信息管理汇总-图表'.H2 '市场信息管理汇总-图表'.H3:'市场信息管理汇总-图表'.H6 '市场信息管理汇总-图表'.I2:'市场信息管理汇总-图表'.I2 '市场信息管理汇总-图表'.I3:'市场信息管理汇总-图表'.I6 '市场信息管理汇总-图表'.J2:'市场信息管理汇总-图表'.J2 '市场信息管理汇总-图表'.J3:'市场信息管理汇总-图表'.J6 '市场信息管理汇总-图表'.K2:'市场信息管理汇总-图表'.K2 '市场信息管理汇总-图表'.K3:'市场信息管理汇总-图表'.K6 '市场信息管理汇总-图表'.L2:'市场信息管理汇总-图表'.L2 '市场信息管理汇总-图表'.L3:'市场信息管理汇总-图表'.L6 '市场信息管理汇总-图表'.M2:'市场信息管理汇总-图表'.M2 '市场信息管理汇总-图表'.M3:'市场信息管理汇总-图表'.M6 '市场信息管理汇总-图表'.N2:'市场信息管理汇总-图表'.N2 '市场信息管理汇总-图表'.N3:'市场信息管理汇总-图表'.N6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9">
          <table:table-cell table:number-columns-repeated="1024"/>
        </table:table-row>
        <table:table-row table:style-name="ro3">
          <table:table-cell>
            <draw:frame table:end-cell-address="'市场信息管理汇总-图表'.J64" table:end-x="10.31mm" table:end-y="4.75mm" draw:z-index="2" draw:name="图表 3" draw:style-name="gr17" draw:text-style-name="P5" svg:width="242.1mm" svg:height="76.13mm" svg:x="0mm" svg:y="0.06mm">
              <loext:p draw:notify-on-update-of-ranges="'市场信息管理汇总-图表'.A3:'市场信息管理汇总-图表'.A6 '市场信息管理汇总-图表'.B2:'市场信息管理汇总-图表'.B2 '市场信息管理汇总-图表'.B3:'市场信息管理汇总-图表'.B6 '市场信息管理汇总-图表'.C2:'市场信息管理汇总-图表'.C2 '市场信息管理汇总-图表'.C3:'市场信息管理汇总-图表'.C6 '市场信息管理汇总-图表'.D2:'市场信息管理汇总-图表'.D2 '市场信息管理汇总-图表'.D3:'市场信息管理汇总-图表'.D6 '市场信息管理汇总-图表'.E2:'市场信息管理汇总-图表'.E2 '市场信息管理汇总-图表'.E3:'市场信息管理汇总-图表'.E6 '市场信息管理汇总-图表'.F2:'市场信息管理汇总-图表'.F2 '市场信息管理汇总-图表'.F3:'市场信息管理汇总-图表'.F6 '市场信息管理汇总-图表'.G2:'市场信息管理汇总-图表'.G2 '市场信息管理汇总-图表'.G3:'市场信息管理汇总-图表'.G6 '市场信息管理汇总-图表'.H2:'市场信息管理汇总-图表'.H2 '市场信息管理汇总-图表'.H3:'市场信息管理汇总-图表'.H6 '市场信息管理汇总-图表'.I2:'市场信息管理汇总-图表'.I2 '市场信息管理汇总-图表'.I3:'市场信息管理汇总-图表'.I6 '市场信息管理汇总-图表'.J2:'市场信息管理汇总-图表'.J2 '市场信息管理汇总-图表'.J3:'市场信息管理汇总-图表'.J6 '市场信息管理汇总-图表'.K2:'市场信息管理汇总-图表'.K2 '市场信息管理汇总-图表'.K3:'市场信息管理汇总-图表'.K6 '市场信息管理汇总-图表'.L2:'市场信息管理汇总-图表'.L2 '市场信息管理汇总-图表'.L3:'市场信息管理汇总-图表'.L6 '市场信息管理汇总-图表'.M2:'市场信息管理汇总-图表'.M2 '市场信息管理汇总-图表'.M3:'市场信息管理汇总-图表'.M6 '市场信息管理汇总-图表'.N2:'市场信息管理汇总-图表'.N2 '市场信息管理汇总-图表'.N3:'市场信息管理汇总-图表'.N6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6">
          <table:table-cell table:number-columns-repeated="1024"/>
        </table:table-row>
        <table:table-row table:style-name="ro3">
          <table:table-cell>
            <draw:frame table:end-cell-address="'市场信息管理汇总-图表'.J82" table:end-x="10.29mm" table:end-y="0.25mm" draw:z-index="6" draw:name="图表 5" draw:style-name="gr17" draw:text-style-name="P5" svg:width="242.08mm" svg:height="76.19mm" svg:x="0mm" svg:y="0.28mm">
              <loext:p/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>
            <draw:frame table:end-cell-address="'市场信息管理汇总-图表'.J84" table:end-x="10.31mm" table:end-y="4.75mm" draw:z-index="3" draw:name="图表 4" draw:style-name="gr17" draw:text-style-name="P5" svg:width="242.1mm" svg:height="76.13mm" svg:x="0mm" svg:y="0.06mm">
              <loext:p draw:notify-on-update-of-ranges="'市场信息管理汇总-图表'.A3:'市场信息管理汇总-图表'.A6 '市场信息管理汇总-图表'.B2:'市场信息管理汇总-图表'.B2 '市场信息管理汇总-图表'.B3:'市场信息管理汇总-图表'.B6 '市场信息管理汇总-图表'.C2:'市场信息管理汇总-图表'.C2 '市场信息管理汇总-图表'.C3:'市场信息管理汇总-图表'.C6 '市场信息管理汇总-图表'.D2:'市场信息管理汇总-图表'.D2 '市场信息管理汇总-图表'.D3:'市场信息管理汇总-图表'.D6 '市场信息管理汇总-图表'.E2:'市场信息管理汇总-图表'.E2 '市场信息管理汇总-图表'.E3:'市场信息管理汇总-图表'.E6 '市场信息管理汇总-图表'.F2:'市场信息管理汇总-图表'.F2 '市场信息管理汇总-图表'.F3:'市场信息管理汇总-图表'.F6 '市场信息管理汇总-图表'.G2:'市场信息管理汇总-图表'.G2 '市场信息管理汇总-图表'.G3:'市场信息管理汇总-图表'.G6 '市场信息管理汇总-图表'.H2:'市场信息管理汇总-图表'.H2 '市场信息管理汇总-图表'.H3:'市场信息管理汇总-图表'.H6 '市场信息管理汇总-图表'.I2:'市场信息管理汇总-图表'.I2 '市场信息管理汇总-图表'.I3:'市场信息管理汇总-图表'.I6 '市场信息管理汇总-图表'.J2:'市场信息管理汇总-图表'.J2 '市场信息管理汇总-图表'.J3:'市场信息管理汇总-图表'.J6 '市场信息管理汇总-图表'.K2:'市场信息管理汇总-图表'.K2 '市场信息管理汇总-图表'.K3:'市场信息管理汇总-图表'.K6 '市场信息管理汇总-图表'.L2:'市场信息管理汇总-图表'.L2 '市场信息管理汇总-图表'.L3:'市场信息管理汇总-图表'.L6 '市场信息管理汇总-图表'.M2:'市场信息管理汇总-图表'.M2 '市场信息管理汇总-图表'.M3:'市场信息管理汇总-图表'.M6 '市场信息管理汇总-图表'.N2:'市场信息管理汇总-图表'.N2 '市场信息管理汇总-图表'.N3:'市场信息管理汇总-图表'.N6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  <draw:frame table:end-cell-address="'市场信息管理汇总-图表'.J85" table:end-x="10.29mm" table:end-y="0.18mm" draw:z-index="4" draw:name="图表 4" draw:style-name="gr17" draw:text-style-name="P5" svg:width="242.08mm" svg:height="76.19mm" svg:x="0mm" svg:y="0.21mm">
              <loext:p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6">
          <table:table-cell table:number-columns-repeated="1024"/>
        </table:table-row>
        <table:table-row table:style-name="ro3">
          <table:table-cell>
            <draw:frame table:end-cell-address="'市场信息管理汇总-图表'.J102" table:end-x="10.29mm" table:end-y="0.25mm" draw:z-index="7" draw:name="图表 6" draw:style-name="gr17" draw:text-style-name="P5" svg:width="242.08mm" svg:height="76.19mm" svg:x="0mm" svg:y="0.28mm">
              <loext:p/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22">
          <table:table-cell table:number-columns-repeated="1024"/>
        </table:table-row>
        <table:table-row table:style-name="ro3">
          <table:table-cell>
            <draw:frame table:end-cell-address="'市场信息管理汇总-图表'.J125" table:end-x="10.33mm" table:end-y="2.36mm" draw:z-index="5" draw:name="图表 4" draw:style-name="gr17" draw:text-style-name="P5" svg:width="242.08mm" svg:height="76.19mm" svg:x="0.04mm" svg:y="2.39mm">
              <lo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0484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微软雅黑" svg:font-family="微软雅黑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思源黑体 CN Regular" style:font-size-asian="12pt" style:language-asian="zh" style:country-asian="CN" style:font-name-complex="思源黑体 CN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39P0" style:volatile="true">
      <number:currency-symbol number:language="zh" number:country="CN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currency-symbol number:language="zh" number:country="CN">€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">
      <number:currency-symbol number:language="zh" number:country="CN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39P0"/>
      <style:map style:condition="value()&lt;0" style:apply-style-name="N139P1"/>
    </number:currency-style>
    <number:number-style style:name="N14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text> </loext:text>
      <loext:fill-character> </loext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1P2" style:volatile="true">
      <loext:text> ￥</loext:text>
      <loext:fill-character> </loext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4P0" style:volatile="true">
      <number:text> </number:text>
      <number:currency-symbol number:language="zh" number:country="CN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4P1" style:volatile="true">
      <number:text> </number:text>
      <number:currency-symbol number:language="zh" number:country="CN">€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44">
      <number:text> </number:text>
      <number:currency-symbol number:language="zh" number:country="CN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44P0"/>
      <style:map style:condition="value()&lt;0" style:apply-style-name="N144P1"/>
    </number:currency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number:number-style style:name="N10146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46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46P0"/>
    </number:number-style>
    <number:number-style style:name="N1014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47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47P0"/>
    </number:number-style>
    <number:number-style style:name="N10148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48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48P0"/>
    </number:number-style>
    <number:number-style style:name="N10149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49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49P0"/>
    </number:number-style>
    <number:currency-style style:name="N10150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currency-style>
    <number:currency-style style:name="N10150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50P0"/>
    </number:currency-style>
    <number:currency-style style:name="N10151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currency-style>
    <number:currency-style style:name="N10151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51P0"/>
    </number:currency-style>
    <number:currency-style style:name="N10152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currency-style>
    <number:currency-style style:name="N10152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52P0"/>
    </number:currency-style>
    <number:currency-style style:name="N10153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currency-style>
    <number:currency-style style:name="N10153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53P0"/>
    </number:currency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1pt" style:font-name-asian="思源黑体 CN Regular" style:font-family-asian="'思源黑体 CN Regular'" style:font-family-generic-asian="system" style:font-pitch-asian="variable" style:font-size-asian="11pt" style:font-name-complex="宋体" style:font-family-complex="宋体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常规_20_2" style:display-name="常规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name-complex="宋体" style:font-family-complex="宋体" style:font-size-complex="12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6mm" fo:margin-right="17.76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00/00/00</text:date>, <text:time style:data-style-name="N2" text:time-value="11:00:16.0273883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市场信息记录" style:display-name="PageStyle_市场信息记录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市场信息初步分析" style:display-name="PageStyle_市场信息初步分析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市场信息管理汇总-图表" style:display-name="PageStyle_市场信息管理汇总-图表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市场信息管理汇总" style:display-name="PageStyle_市场信息管理汇总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3T11:21:00</meta:creation-date>
    <dc:date>2017-10-24T09:46:08.785818984</dc:date>
    <meta:generator>LibreOffice/5.1.3.2$Linux_X86_64 LibreOffice_project/10$Build-2</meta:generator>
    <meta:editing-duration>P1DT15H21M58S</meta:editing-duration>
    <meta:editing-cycles>7</meta:editing-cycles>
    <meta:document-statistic meta:table-count="4" meta:cell-count="621" meta:object-count="8"/>
    <meta:user-defined meta:name="KSOProductBuildVer">2052-10.1.0.6876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c0504d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9bbb59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064a2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4bacc6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79646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2c4d75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72c2a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5f7530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d3b62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276a7c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b65708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729aca"/>
      <style:text-properties fo:font-size="10pt" style:font-size-asian="10pt" style:font-size-complex="10pt"/>
    </style:style>
    <style:style style:name="ch21" style:family="chart">
      <style:graphic-properties draw:fill="none" draw:fill-color="#d9d9d9"/>
    </style:style>
    <style:style style:name="ch22" style:family="chart">
      <style:graphic-properties draw:fill-color="#d9d9d9"/>
    </style:style>
  </office:automatic-styles>
  <office:body>
    <office:chart>
      <chart:chart svg:width="24.207cm" svg:height="7.62cm" xlink:href=".." xlink:type="simple" chart:class="chart:bar" chart:style-name="ch1">
        <chart:title svg:x="10.254cm" svg:y="0.287cm" chart:style-name="ch2">
          <text:p>日市场信息汇总</text:p>
        </chart:title>
        <chart:legend chart:legend-position="bottom" svg:x="3.865cm" svg:y="5.604cm" style:legend-expansion="wide" chart:style-name="ch3"/>
        <chart:plot-area chart:style-name="ch4" table:cell-range-address="'市场信息管理汇总-图表'.A2:'市场信息管理汇总-图表'.N6" chart:data-source-has-labels="both" svg:x="0.484cm" svg:y="1.53cm" svg:width="23.239cm" svg:height="3.922cm">
          <chartooo:coordinate-region svg:x="0.903cm" svg:y="1.69cm" svg:width="22.82cm" svg:height="3.186cm"/>
          <chart:axis chart:dimension="x" chart:name="primary-x" chart:style-name="ch5" chartooo:axis-type="auto">
            <chartooo:date-scale/>
            <chart:categories table:cell-range-address="'市场信息管理汇总-图表'.A3:'市场信息管理汇总-图表'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市场信息管理汇总-图表'.B3:'市场信息管理汇总-图表'.B6" chart:label-cell-address="'市场信息管理汇总-图表'.B2:'市场信息管理汇总-图表'.B2" chart:class="chart:bar">
            <chart:data-point chart:repeated="4"/>
          </chart:series>
          <chart:series chart:style-name="ch9" chart:values-cell-range-address="'市场信息管理汇总-图表'.C3:'市场信息管理汇总-图表'.C6" chart:label-cell-address="'市场信息管理汇总-图表'.C2:'市场信息管理汇总-图表'.C2" chart:class="chart:bar">
            <chart:data-point chart:repeated="4"/>
          </chart:series>
          <chart:series chart:style-name="ch10" chart:values-cell-range-address="'市场信息管理汇总-图表'.D3:'市场信息管理汇总-图表'.D6" chart:label-cell-address="'市场信息管理汇总-图表'.D2:'市场信息管理汇总-图表'.D2" chart:class="chart:bar">
            <chart:data-point chart:repeated="4"/>
          </chart:series>
          <chart:series chart:style-name="ch11" chart:values-cell-range-address="'市场信息管理汇总-图表'.E3:'市场信息管理汇总-图表'.E6" chart:label-cell-address="'市场信息管理汇总-图表'.E2:'市场信息管理汇总-图表'.E2" chart:class="chart:bar">
            <chart:data-point chart:repeated="4"/>
          </chart:series>
          <chart:series chart:style-name="ch12" chart:values-cell-range-address="'市场信息管理汇总-图表'.F3:'市场信息管理汇总-图表'.F6" chart:label-cell-address="'市场信息管理汇总-图表'.F2:'市场信息管理汇总-图表'.F2" chart:class="chart:bar">
            <chart:data-point chart:repeated="4"/>
          </chart:series>
          <chart:series chart:style-name="ch13" chart:values-cell-range-address="'市场信息管理汇总-图表'.G3:'市场信息管理汇总-图表'.G6" chart:label-cell-address="'市场信息管理汇总-图表'.G2:'市场信息管理汇总-图表'.G2" chart:class="chart:bar">
            <chart:data-point chart:repeated="4"/>
          </chart:series>
          <chart:series chart:style-name="ch14" chart:values-cell-range-address="'市场信息管理汇总-图表'.H3:'市场信息管理汇总-图表'.H6" chart:label-cell-address="'市场信息管理汇总-图表'.H2:'市场信息管理汇总-图表'.H2" chart:class="chart:bar">
            <chart:data-point chart:repeated="4"/>
          </chart:series>
          <chart:series chart:style-name="ch15" chart:values-cell-range-address="'市场信息管理汇总-图表'.I3:'市场信息管理汇总-图表'.I6" chart:label-cell-address="'市场信息管理汇总-图表'.I2:'市场信息管理汇总-图表'.I2" chart:class="chart:bar">
            <chart:data-point chart:repeated="4"/>
          </chart:series>
          <chart:series chart:style-name="ch16" chart:values-cell-range-address="'市场信息管理汇总-图表'.J3:'市场信息管理汇总-图表'.J6" chart:label-cell-address="'市场信息管理汇总-图表'.J2:'市场信息管理汇总-图表'.J2" chart:class="chart:bar">
            <chart:data-point chart:repeated="4"/>
          </chart:series>
          <chart:series chart:style-name="ch17" chart:values-cell-range-address="'市场信息管理汇总-图表'.K3:'市场信息管理汇总-图表'.K6" chart:label-cell-address="'市场信息管理汇总-图表'.K2:'市场信息管理汇总-图表'.K2" chart:class="chart:bar">
            <chart:data-point chart:repeated="4"/>
          </chart:series>
          <chart:series chart:style-name="ch18" chart:values-cell-range-address="'市场信息管理汇总-图表'.L3:'市场信息管理汇总-图表'.L6" chart:label-cell-address="'市场信息管理汇总-图表'.L2:'市场信息管理汇总-图表'.L2" chart:class="chart:bar">
            <chart:data-point chart:repeated="4"/>
          </chart:series>
          <chart:series chart:style-name="ch19" chart:values-cell-range-address="'市场信息管理汇总-图表'.M3:'市场信息管理汇总-图表'.M6" chart:label-cell-address="'市场信息管理汇总-图表'.M2:'市场信息管理汇总-图表'.M2" chart:class="chart:bar">
            <chart:data-point chart:repeated="4"/>
          </chart:series>
          <chart:series chart:style-name="ch20" chart:values-cell-range-address="'市场信息管理汇总-图表'.N3:'市场信息管理汇总-图表'.N6" chart:label-cell-address="'市场信息管理汇总-图表'.N2:'市场信息管理汇总-图表'.N2" chart:class="chart:bar"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现有市场信息</text:p>
                <draw:g>
                  <svg:desc>'市场信息管理汇总-图表'.B2:'市场信息管理汇总-图表'.B2</svg:desc>
                </draw:g>
              </table:table-cell>
              <table:table-cell office:value-type="string">
                <text:p>招投标数量</text:p>
                <draw:g>
                  <svg:desc>'市场信息管理汇总-图表'.C2:'市场信息管理汇总-图表'.C2</svg:desc>
                </draw:g>
              </table:table-cell>
              <table:table-cell office:value-type="string">
                <text:p>市场招待获取的信息数量</text:p>
                <draw:g>
                  <svg:desc>'市场信息管理汇总-图表'.D2:'市场信息管理汇总-图表'.D2</svg:desc>
                </draw:g>
              </table:table-cell>
              <table:table-cell office:value-type="string">
                <text:p>介绍数量</text:p>
                <draw:g>
                  <svg:desc>'市场信息管理汇总-图表'.E2:'市场信息管理汇总-图表'.E2</svg:desc>
                </draw:g>
              </table:table-cell>
              <table:table-cell office:value-type="string">
                <text:p>商务洽谈获取的市场信息数量</text:p>
                <draw:g>
                  <svg:desc>'市场信息管理汇总-图表'.F2:'市场信息管理汇总-图表'.F2</svg:desc>
                </draw:g>
              </table:table-cell>
              <table:table-cell office:value-type="string">
                <text:p>有效信息</text:p>
                <draw:g>
                  <svg:desc>'市场信息管理汇总-图表'.G2:'市场信息管理汇总-图表'.G2</svg:desc>
                </draw:g>
              </table:table-cell>
              <table:table-cell office:value-type="string">
                <text:p>无效信息</text:p>
                <draw:g>
                  <svg:desc>'市场信息管理汇总-图表'.H2:'市场信息管理汇总-图表'.H2</svg:desc>
                </draw:g>
              </table:table-cell>
              <table:table-cell office:value-type="string">
                <text:p>与商机关联的客户数量</text:p>
                <draw:g>
                  <svg:desc>'市场信息管理汇总-图表'.I2:'市场信息管理汇总-图表'.I2</svg:desc>
                </draw:g>
              </table:table-cell>
              <table:table-cell office:value-type="string">
                <text:p>竞争对象数量</text:p>
                <draw:g>
                  <svg:desc>'市场信息管理汇总-图表'.J2:'市场信息管理汇总-图表'.J2</svg:desc>
                </draw:g>
              </table:table-cell>
              <table:table-cell office:value-type="string">
                <text:p>已转换商机</text:p>
                <draw:g>
                  <svg:desc>'市场信息管理汇总-图表'.K2:'市场信息管理汇总-图表'.K2</svg:desc>
                </draw:g>
              </table:table-cell>
              <table:table-cell office:value-type="string">
                <text:p>已初步分析数</text:p>
                <draw:g>
                  <svg:desc>'市场信息管理汇总-图表'.L2:'市场信息管理汇总-图表'.L2</svg:desc>
                </draw:g>
              </table:table-cell>
              <table:table-cell office:value-type="string">
                <text:p>转换为市场招待数</text:p>
                <draw:g>
                  <svg:desc>'市场信息管理汇总-图表'.M2:'市场信息管理汇总-图表'.M2</svg:desc>
                </draw:g>
              </table:table-cell>
              <table:table-cell office:value-type="string">
                <text:p>转换为商务洽谈数</text:p>
                <draw:g>
                  <svg:desc>'市场信息管理汇总-图表'.N2:'市场信息管理汇总-图表'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通信</text:p>
                <draw:g>
                  <svg:desc>'市场信息管理汇总-图表'.A3:'市场信息管理汇总-图表'.A6</svg:desc>
                </draw:g>
              </table:table-cell>
              <table:table-cell office:value-type="float" office:value="18">
                <text:p>18</text:p>
                <draw:g>
                  <svg:desc>'市场信息管理汇总-图表'.B3:'市场信息管理汇总-图表'.B6</svg:desc>
                </draw:g>
              </table:table-cell>
              <table:table-cell office:value-type="float" office:value="3">
                <text:p>3</text:p>
                <draw:g>
                  <svg:desc>'市场信息管理汇总-图表'.C3:'市场信息管理汇总-图表'.C6</svg:desc>
                </draw:g>
              </table:table-cell>
              <table:table-cell office:value-type="float" office:value="3">
                <text:p>3</text:p>
                <draw:g>
                  <svg:desc>'市场信息管理汇总-图表'.D3:'市场信息管理汇总-图表'.D6</svg:desc>
                </draw:g>
              </table:table-cell>
              <table:table-cell office:value-type="float" office:value="2">
                <text:p>2</text:p>
                <draw:g>
                  <svg:desc>'市场信息管理汇总-图表'.E3:'市场信息管理汇总-图表'.E6</svg:desc>
                </draw:g>
              </table:table-cell>
              <table:table-cell office:value-type="float" office:value="5">
                <text:p>5</text:p>
                <draw:g>
                  <svg:desc>'市场信息管理汇总-图表'.F3:'市场信息管理汇总-图表'.F6</svg:desc>
                </draw:g>
              </table:table-cell>
              <table:table-cell office:value-type="float" office:value="6">
                <text:p>6</text:p>
                <draw:g>
                  <svg:desc>'市场信息管理汇总-图表'.G3:'市场信息管理汇总-图表'.G6</svg:desc>
                </draw:g>
              </table:table-cell>
              <table:table-cell office:value-type="float" office:value="3">
                <text:p>3</text:p>
                <draw:g>
                  <svg:desc>'市场信息管理汇总-图表'.H3:'市场信息管理汇总-图表'.H6</svg:desc>
                </draw:g>
              </table:table-cell>
              <table:table-cell office:value-type="float" office:value="4">
                <text:p>4</text:p>
                <draw:g>
                  <svg:desc>'市场信息管理汇总-图表'.I3:'市场信息管理汇总-图表'.I6</svg:desc>
                </draw:g>
              </table:table-cell>
              <table:table-cell office:value-type="float" office:value="2">
                <text:p>2</text:p>
                <draw:g>
                  <svg:desc>'市场信息管理汇总-图表'.J3:'市场信息管理汇总-图表'.J6</svg:desc>
                </draw:g>
              </table:table-cell>
              <table:table-cell office:value-type="float" office:value="3">
                <text:p>3</text:p>
                <draw:g>
                  <svg:desc>'市场信息管理汇总-图表'.K3:'市场信息管理汇总-图表'.K6</svg:desc>
                </draw:g>
              </table:table-cell>
              <table:table-cell office:value-type="float" office:value="3">
                <text:p>3</text:p>
                <draw:g>
                  <svg:desc>'市场信息管理汇总-图表'.L3:'市场信息管理汇总-图表'.L6</svg:desc>
                </draw:g>
              </table:table-cell>
              <table:table-cell office:value-type="float" office:value="6">
                <text:p>6</text:p>
                <draw:g>
                  <svg:desc>'市场信息管理汇总-图表'.M3:'市场信息管理汇总-图表'.M6</svg:desc>
                </draw:g>
              </table:table-cell>
              <table:table-cell office:value-type="float" office:value="4">
                <text:p>4</text:p>
                <draw:g>
                  <svg:desc>'市场信息管理汇总-图表'.N3:'市场信息管理汇总-图表'.N6</svg:desc>
                </draw:g>
              </table:table-cell>
            </table:table-row>
            <table:table-row>
              <table:table-cell office:value-type="string">
                <text:p>软件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信息系统集成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广告品牌营销、活动策划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loext:external-data="xl/charts/style2.xml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c0504d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9bbb59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064a2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4bacc6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79646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2c4d75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72c2a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5f7530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d3b62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276a7c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b65708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729aca"/>
      <style:text-properties fo:font-size="10pt" style:font-size-asian="10pt" style:font-size-complex="10pt"/>
    </style:style>
    <style:style style:name="ch21" style:family="chart">
      <style:graphic-properties draw:fill="none" draw:fill-color="#d9d9d9"/>
    </style:style>
    <style:style style:name="ch22" style:family="chart">
      <style:graphic-properties draw:fill-color="#d9d9d9"/>
    </style:style>
  </office:automatic-styles>
  <office:body>
    <office:chart>
      <chart:chart svg:width="24.207cm" svg:height="7.62cm" xlink:href=".." xlink:type="simple" chart:class="chart:bar" chart:style-name="ch1">
        <chart:title svg:x="10.254cm" svg:y="0.287cm" chart:style-name="ch2">
          <text:p>周市场信息汇总</text:p>
        </chart:title>
        <chart:legend chart:legend-position="bottom" svg:x="3.865cm" svg:y="5.604cm" style:legend-expansion="wide" chart:style-name="ch3"/>
        <chart:plot-area chart:style-name="ch4" table:cell-range-address="'市场信息管理汇总-图表'.A2:'市场信息管理汇总-图表'.N6" chart:data-source-has-labels="both" svg:x="0.484cm" svg:y="1.53cm" svg:width="23.239cm" svg:height="3.922cm">
          <chartooo:coordinate-region svg:x="0.903cm" svg:y="1.69cm" svg:width="22.82cm" svg:height="3.186cm"/>
          <chart:axis chart:dimension="x" chart:name="primary-x" chart:style-name="ch5" chartooo:axis-type="auto">
            <chartooo:date-scale/>
            <chart:categories table:cell-range-address="'市场信息管理汇总-图表'.A3:'市场信息管理汇总-图表'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市场信息管理汇总-图表'.B3:'市场信息管理汇总-图表'.B6" chart:label-cell-address="'市场信息管理汇总-图表'.B2:'市场信息管理汇总-图表'.B2" chart:class="chart:bar">
            <chart:data-point chart:repeated="4"/>
          </chart:series>
          <chart:series chart:style-name="ch9" chart:values-cell-range-address="'市场信息管理汇总-图表'.C3:'市场信息管理汇总-图表'.C6" chart:label-cell-address="'市场信息管理汇总-图表'.C2:'市场信息管理汇总-图表'.C2" chart:class="chart:bar">
            <chart:data-point chart:repeated="4"/>
          </chart:series>
          <chart:series chart:style-name="ch10" chart:values-cell-range-address="'市场信息管理汇总-图表'.D3:'市场信息管理汇总-图表'.D6" chart:label-cell-address="'市场信息管理汇总-图表'.D2:'市场信息管理汇总-图表'.D2" chart:class="chart:bar">
            <chart:data-point chart:repeated="4"/>
          </chart:series>
          <chart:series chart:style-name="ch11" chart:values-cell-range-address="'市场信息管理汇总-图表'.E3:'市场信息管理汇总-图表'.E6" chart:label-cell-address="'市场信息管理汇总-图表'.E2:'市场信息管理汇总-图表'.E2" chart:class="chart:bar">
            <chart:data-point chart:repeated="4"/>
          </chart:series>
          <chart:series chart:style-name="ch12" chart:values-cell-range-address="'市场信息管理汇总-图表'.F3:'市场信息管理汇总-图表'.F6" chart:label-cell-address="'市场信息管理汇总-图表'.F2:'市场信息管理汇总-图表'.F2" chart:class="chart:bar">
            <chart:data-point chart:repeated="4"/>
          </chart:series>
          <chart:series chart:style-name="ch13" chart:values-cell-range-address="'市场信息管理汇总-图表'.G3:'市场信息管理汇总-图表'.G6" chart:label-cell-address="'市场信息管理汇总-图表'.G2:'市场信息管理汇总-图表'.G2" chart:class="chart:bar">
            <chart:data-point chart:repeated="4"/>
          </chart:series>
          <chart:series chart:style-name="ch14" chart:values-cell-range-address="'市场信息管理汇总-图表'.H3:'市场信息管理汇总-图表'.H6" chart:label-cell-address="'市场信息管理汇总-图表'.H2:'市场信息管理汇总-图表'.H2" chart:class="chart:bar">
            <chart:data-point chart:repeated="4"/>
          </chart:series>
          <chart:series chart:style-name="ch15" chart:values-cell-range-address="'市场信息管理汇总-图表'.I3:'市场信息管理汇总-图表'.I6" chart:label-cell-address="'市场信息管理汇总-图表'.I2:'市场信息管理汇总-图表'.I2" chart:class="chart:bar">
            <chart:data-point chart:repeated="4"/>
          </chart:series>
          <chart:series chart:style-name="ch16" chart:values-cell-range-address="'市场信息管理汇总-图表'.J3:'市场信息管理汇总-图表'.J6" chart:label-cell-address="'市场信息管理汇总-图表'.J2:'市场信息管理汇总-图表'.J2" chart:class="chart:bar">
            <chart:data-point chart:repeated="4"/>
          </chart:series>
          <chart:series chart:style-name="ch17" chart:values-cell-range-address="'市场信息管理汇总-图表'.K3:'市场信息管理汇总-图表'.K6" chart:label-cell-address="'市场信息管理汇总-图表'.K2:'市场信息管理汇总-图表'.K2" chart:class="chart:bar">
            <chart:data-point chart:repeated="4"/>
          </chart:series>
          <chart:series chart:style-name="ch18" chart:values-cell-range-address="'市场信息管理汇总-图表'.L3:'市场信息管理汇总-图表'.L6" chart:label-cell-address="'市场信息管理汇总-图表'.L2:'市场信息管理汇总-图表'.L2" chart:class="chart:bar">
            <chart:data-point chart:repeated="4"/>
          </chart:series>
          <chart:series chart:style-name="ch19" chart:values-cell-range-address="'市场信息管理汇总-图表'.M3:'市场信息管理汇总-图表'.M6" chart:label-cell-address="'市场信息管理汇总-图表'.M2:'市场信息管理汇总-图表'.M2" chart:class="chart:bar">
            <chart:data-point chart:repeated="4"/>
          </chart:series>
          <chart:series chart:style-name="ch20" chart:values-cell-range-address="'市场信息管理汇总-图表'.N3:'市场信息管理汇总-图表'.N6" chart:label-cell-address="'市场信息管理汇总-图表'.N2:'市场信息管理汇总-图表'.N2" chart:class="chart:bar"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现有市场信息</text:p>
                <draw:g>
                  <svg:desc>'市场信息管理汇总-图表'.B2:'市场信息管理汇总-图表'.B2</svg:desc>
                </draw:g>
              </table:table-cell>
              <table:table-cell office:value-type="string">
                <text:p>招投标数量</text:p>
                <draw:g>
                  <svg:desc>'市场信息管理汇总-图表'.C2:'市场信息管理汇总-图表'.C2</svg:desc>
                </draw:g>
              </table:table-cell>
              <table:table-cell office:value-type="string">
                <text:p>市场招待获取的信息数量</text:p>
                <draw:g>
                  <svg:desc>'市场信息管理汇总-图表'.D2:'市场信息管理汇总-图表'.D2</svg:desc>
                </draw:g>
              </table:table-cell>
              <table:table-cell office:value-type="string">
                <text:p>介绍数量</text:p>
                <draw:g>
                  <svg:desc>'市场信息管理汇总-图表'.E2:'市场信息管理汇总-图表'.E2</svg:desc>
                </draw:g>
              </table:table-cell>
              <table:table-cell office:value-type="string">
                <text:p>商务洽谈获取的市场信息数量</text:p>
                <draw:g>
                  <svg:desc>'市场信息管理汇总-图表'.F2:'市场信息管理汇总-图表'.F2</svg:desc>
                </draw:g>
              </table:table-cell>
              <table:table-cell office:value-type="string">
                <text:p>有效信息</text:p>
                <draw:g>
                  <svg:desc>'市场信息管理汇总-图表'.G2:'市场信息管理汇总-图表'.G2</svg:desc>
                </draw:g>
              </table:table-cell>
              <table:table-cell office:value-type="string">
                <text:p>无效信息</text:p>
                <draw:g>
                  <svg:desc>'市场信息管理汇总-图表'.H2:'市场信息管理汇总-图表'.H2</svg:desc>
                </draw:g>
              </table:table-cell>
              <table:table-cell office:value-type="string">
                <text:p>与商机关联的客户数量</text:p>
                <draw:g>
                  <svg:desc>'市场信息管理汇总-图表'.I2:'市场信息管理汇总-图表'.I2</svg:desc>
                </draw:g>
              </table:table-cell>
              <table:table-cell office:value-type="string">
                <text:p>竞争对象数量</text:p>
                <draw:g>
                  <svg:desc>'市场信息管理汇总-图表'.J2:'市场信息管理汇总-图表'.J2</svg:desc>
                </draw:g>
              </table:table-cell>
              <table:table-cell office:value-type="string">
                <text:p>已转换商机</text:p>
                <draw:g>
                  <svg:desc>'市场信息管理汇总-图表'.K2:'市场信息管理汇总-图表'.K2</svg:desc>
                </draw:g>
              </table:table-cell>
              <table:table-cell office:value-type="string">
                <text:p>已初步分析数</text:p>
                <draw:g>
                  <svg:desc>'市场信息管理汇总-图表'.L2:'市场信息管理汇总-图表'.L2</svg:desc>
                </draw:g>
              </table:table-cell>
              <table:table-cell office:value-type="string">
                <text:p>转换为市场招待数</text:p>
                <draw:g>
                  <svg:desc>'市场信息管理汇总-图表'.M2:'市场信息管理汇总-图表'.M2</svg:desc>
                </draw:g>
              </table:table-cell>
              <table:table-cell office:value-type="string">
                <text:p>转换为商务洽谈数</text:p>
                <draw:g>
                  <svg:desc>'市场信息管理汇总-图表'.N2:'市场信息管理汇总-图表'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通信</text:p>
                <draw:g>
                  <svg:desc>'市场信息管理汇总-图表'.A3:'市场信息管理汇总-图表'.A6</svg:desc>
                </draw:g>
              </table:table-cell>
              <table:table-cell office:value-type="float" office:value="18">
                <text:p>18</text:p>
                <draw:g>
                  <svg:desc>'市场信息管理汇总-图表'.B3:'市场信息管理汇总-图表'.B6</svg:desc>
                </draw:g>
              </table:table-cell>
              <table:table-cell office:value-type="float" office:value="3">
                <text:p>3</text:p>
                <draw:g>
                  <svg:desc>'市场信息管理汇总-图表'.C3:'市场信息管理汇总-图表'.C6</svg:desc>
                </draw:g>
              </table:table-cell>
              <table:table-cell office:value-type="float" office:value="3">
                <text:p>3</text:p>
                <draw:g>
                  <svg:desc>'市场信息管理汇总-图表'.D3:'市场信息管理汇总-图表'.D6</svg:desc>
                </draw:g>
              </table:table-cell>
              <table:table-cell office:value-type="float" office:value="2">
                <text:p>2</text:p>
                <draw:g>
                  <svg:desc>'市场信息管理汇总-图表'.E3:'市场信息管理汇总-图表'.E6</svg:desc>
                </draw:g>
              </table:table-cell>
              <table:table-cell office:value-type="float" office:value="5">
                <text:p>5</text:p>
                <draw:g>
                  <svg:desc>'市场信息管理汇总-图表'.F3:'市场信息管理汇总-图表'.F6</svg:desc>
                </draw:g>
              </table:table-cell>
              <table:table-cell office:value-type="float" office:value="6">
                <text:p>6</text:p>
                <draw:g>
                  <svg:desc>'市场信息管理汇总-图表'.G3:'市场信息管理汇总-图表'.G6</svg:desc>
                </draw:g>
              </table:table-cell>
              <table:table-cell office:value-type="float" office:value="3">
                <text:p>3</text:p>
                <draw:g>
                  <svg:desc>'市场信息管理汇总-图表'.H3:'市场信息管理汇总-图表'.H6</svg:desc>
                </draw:g>
              </table:table-cell>
              <table:table-cell office:value-type="float" office:value="4">
                <text:p>4</text:p>
                <draw:g>
                  <svg:desc>'市场信息管理汇总-图表'.I3:'市场信息管理汇总-图表'.I6</svg:desc>
                </draw:g>
              </table:table-cell>
              <table:table-cell office:value-type="float" office:value="2">
                <text:p>2</text:p>
                <draw:g>
                  <svg:desc>'市场信息管理汇总-图表'.J3:'市场信息管理汇总-图表'.J6</svg:desc>
                </draw:g>
              </table:table-cell>
              <table:table-cell office:value-type="float" office:value="3">
                <text:p>3</text:p>
                <draw:g>
                  <svg:desc>'市场信息管理汇总-图表'.K3:'市场信息管理汇总-图表'.K6</svg:desc>
                </draw:g>
              </table:table-cell>
              <table:table-cell office:value-type="float" office:value="3">
                <text:p>3</text:p>
                <draw:g>
                  <svg:desc>'市场信息管理汇总-图表'.L3:'市场信息管理汇总-图表'.L6</svg:desc>
                </draw:g>
              </table:table-cell>
              <table:table-cell office:value-type="float" office:value="6">
                <text:p>6</text:p>
                <draw:g>
                  <svg:desc>'市场信息管理汇总-图表'.M3:'市场信息管理汇总-图表'.M6</svg:desc>
                </draw:g>
              </table:table-cell>
              <table:table-cell office:value-type="float" office:value="4">
                <text:p>4</text:p>
                <draw:g>
                  <svg:desc>'市场信息管理汇总-图表'.N3:'市场信息管理汇总-图表'.N6</svg:desc>
                </draw:g>
              </table:table-cell>
            </table:table-row>
            <table:table-row>
              <table:table-cell office:value-type="string">
                <text:p>软件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信息系统集成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广告品牌营销、活动策划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loext:external-data="xl/charts/style3.xml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c0504d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9bbb59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064a2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4bacc6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79646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2c4d75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72c2a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5f7530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d3b62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276a7c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b65708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729aca"/>
      <style:text-properties fo:font-size="10pt" style:font-size-asian="10pt" style:font-size-complex="10pt"/>
    </style:style>
    <style:style style:name="ch21" style:family="chart">
      <style:graphic-properties draw:fill="none" draw:fill-color="#d9d9d9"/>
    </style:style>
    <style:style style:name="ch22" style:family="chart">
      <style:graphic-properties draw:fill-color="#d9d9d9"/>
    </style:style>
  </office:automatic-styles>
  <office:body>
    <office:chart>
      <chart:chart svg:width="24.207cm" svg:height="7.62cm" xlink:href=".." xlink:type="simple" chart:class="chart:bar" chart:style-name="ch1">
        <chart:title svg:x="10.254cm" svg:y="0.287cm" chart:style-name="ch2">
          <text:p>月市场信息汇总</text:p>
        </chart:title>
        <chart:legend chart:legend-position="bottom" svg:x="3.865cm" svg:y="5.604cm" style:legend-expansion="wide" chart:style-name="ch3"/>
        <chart:plot-area chart:style-name="ch4" table:cell-range-address="'市场信息管理汇总-图表'.A2:'市场信息管理汇总-图表'.N6" chart:data-source-has-labels="both" svg:x="0.484cm" svg:y="1.53cm" svg:width="23.239cm" svg:height="3.922cm">
          <chartooo:coordinate-region svg:x="0.903cm" svg:y="1.69cm" svg:width="22.82cm" svg:height="3.186cm"/>
          <chart:axis chart:dimension="x" chart:name="primary-x" chart:style-name="ch5" chartooo:axis-type="auto">
            <chartooo:date-scale/>
            <chart:categories table:cell-range-address="'市场信息管理汇总-图表'.A3:'市场信息管理汇总-图表'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市场信息管理汇总-图表'.B3:'市场信息管理汇总-图表'.B6" chart:label-cell-address="'市场信息管理汇总-图表'.B2:'市场信息管理汇总-图表'.B2" chart:class="chart:bar">
            <chart:data-point chart:repeated="4"/>
          </chart:series>
          <chart:series chart:style-name="ch9" chart:values-cell-range-address="'市场信息管理汇总-图表'.C3:'市场信息管理汇总-图表'.C6" chart:label-cell-address="'市场信息管理汇总-图表'.C2:'市场信息管理汇总-图表'.C2" chart:class="chart:bar">
            <chart:data-point chart:repeated="4"/>
          </chart:series>
          <chart:series chart:style-name="ch10" chart:values-cell-range-address="'市场信息管理汇总-图表'.D3:'市场信息管理汇总-图表'.D6" chart:label-cell-address="'市场信息管理汇总-图表'.D2:'市场信息管理汇总-图表'.D2" chart:class="chart:bar">
            <chart:data-point chart:repeated="4"/>
          </chart:series>
          <chart:series chart:style-name="ch11" chart:values-cell-range-address="'市场信息管理汇总-图表'.E3:'市场信息管理汇总-图表'.E6" chart:label-cell-address="'市场信息管理汇总-图表'.E2:'市场信息管理汇总-图表'.E2" chart:class="chart:bar">
            <chart:data-point chart:repeated="4"/>
          </chart:series>
          <chart:series chart:style-name="ch12" chart:values-cell-range-address="'市场信息管理汇总-图表'.F3:'市场信息管理汇总-图表'.F6" chart:label-cell-address="'市场信息管理汇总-图表'.F2:'市场信息管理汇总-图表'.F2" chart:class="chart:bar">
            <chart:data-point chart:repeated="4"/>
          </chart:series>
          <chart:series chart:style-name="ch13" chart:values-cell-range-address="'市场信息管理汇总-图表'.G3:'市场信息管理汇总-图表'.G6" chart:label-cell-address="'市场信息管理汇总-图表'.G2:'市场信息管理汇总-图表'.G2" chart:class="chart:bar">
            <chart:data-point chart:repeated="4"/>
          </chart:series>
          <chart:series chart:style-name="ch14" chart:values-cell-range-address="'市场信息管理汇总-图表'.H3:'市场信息管理汇总-图表'.H6" chart:label-cell-address="'市场信息管理汇总-图表'.H2:'市场信息管理汇总-图表'.H2" chart:class="chart:bar">
            <chart:data-point chart:repeated="4"/>
          </chart:series>
          <chart:series chart:style-name="ch15" chart:values-cell-range-address="'市场信息管理汇总-图表'.I3:'市场信息管理汇总-图表'.I6" chart:label-cell-address="'市场信息管理汇总-图表'.I2:'市场信息管理汇总-图表'.I2" chart:class="chart:bar">
            <chart:data-point chart:repeated="4"/>
          </chart:series>
          <chart:series chart:style-name="ch16" chart:values-cell-range-address="'市场信息管理汇总-图表'.J3:'市场信息管理汇总-图表'.J6" chart:label-cell-address="'市场信息管理汇总-图表'.J2:'市场信息管理汇总-图表'.J2" chart:class="chart:bar">
            <chart:data-point chart:repeated="4"/>
          </chart:series>
          <chart:series chart:style-name="ch17" chart:values-cell-range-address="'市场信息管理汇总-图表'.K3:'市场信息管理汇总-图表'.K6" chart:label-cell-address="'市场信息管理汇总-图表'.K2:'市场信息管理汇总-图表'.K2" chart:class="chart:bar">
            <chart:data-point chart:repeated="4"/>
          </chart:series>
          <chart:series chart:style-name="ch18" chart:values-cell-range-address="'市场信息管理汇总-图表'.L3:'市场信息管理汇总-图表'.L6" chart:label-cell-address="'市场信息管理汇总-图表'.L2:'市场信息管理汇总-图表'.L2" chart:class="chart:bar">
            <chart:data-point chart:repeated="4"/>
          </chart:series>
          <chart:series chart:style-name="ch19" chart:values-cell-range-address="'市场信息管理汇总-图表'.M3:'市场信息管理汇总-图表'.M6" chart:label-cell-address="'市场信息管理汇总-图表'.M2:'市场信息管理汇总-图表'.M2" chart:class="chart:bar">
            <chart:data-point chart:repeated="4"/>
          </chart:series>
          <chart:series chart:style-name="ch20" chart:values-cell-range-address="'市场信息管理汇总-图表'.N3:'市场信息管理汇总-图表'.N6" chart:label-cell-address="'市场信息管理汇总-图表'.N2:'市场信息管理汇总-图表'.N2" chart:class="chart:bar"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现有市场信息</text:p>
                <draw:g>
                  <svg:desc>'市场信息管理汇总-图表'.B2:'市场信息管理汇总-图表'.B2</svg:desc>
                </draw:g>
              </table:table-cell>
              <table:table-cell office:value-type="string">
                <text:p>招投标数量</text:p>
                <draw:g>
                  <svg:desc>'市场信息管理汇总-图表'.C2:'市场信息管理汇总-图表'.C2</svg:desc>
                </draw:g>
              </table:table-cell>
              <table:table-cell office:value-type="string">
                <text:p>市场招待获取的信息数量</text:p>
                <draw:g>
                  <svg:desc>'市场信息管理汇总-图表'.D2:'市场信息管理汇总-图表'.D2</svg:desc>
                </draw:g>
              </table:table-cell>
              <table:table-cell office:value-type="string">
                <text:p>介绍数量</text:p>
                <draw:g>
                  <svg:desc>'市场信息管理汇总-图表'.E2:'市场信息管理汇总-图表'.E2</svg:desc>
                </draw:g>
              </table:table-cell>
              <table:table-cell office:value-type="string">
                <text:p>商务洽谈获取的市场信息数量</text:p>
                <draw:g>
                  <svg:desc>'市场信息管理汇总-图表'.F2:'市场信息管理汇总-图表'.F2</svg:desc>
                </draw:g>
              </table:table-cell>
              <table:table-cell office:value-type="string">
                <text:p>有效信息</text:p>
                <draw:g>
                  <svg:desc>'市场信息管理汇总-图表'.G2:'市场信息管理汇总-图表'.G2</svg:desc>
                </draw:g>
              </table:table-cell>
              <table:table-cell office:value-type="string">
                <text:p>无效信息</text:p>
                <draw:g>
                  <svg:desc>'市场信息管理汇总-图表'.H2:'市场信息管理汇总-图表'.H2</svg:desc>
                </draw:g>
              </table:table-cell>
              <table:table-cell office:value-type="string">
                <text:p>与商机关联的客户数量</text:p>
                <draw:g>
                  <svg:desc>'市场信息管理汇总-图表'.I2:'市场信息管理汇总-图表'.I2</svg:desc>
                </draw:g>
              </table:table-cell>
              <table:table-cell office:value-type="string">
                <text:p>竞争对象数量</text:p>
                <draw:g>
                  <svg:desc>'市场信息管理汇总-图表'.J2:'市场信息管理汇总-图表'.J2</svg:desc>
                </draw:g>
              </table:table-cell>
              <table:table-cell office:value-type="string">
                <text:p>已转换商机</text:p>
                <draw:g>
                  <svg:desc>'市场信息管理汇总-图表'.K2:'市场信息管理汇总-图表'.K2</svg:desc>
                </draw:g>
              </table:table-cell>
              <table:table-cell office:value-type="string">
                <text:p>已初步分析数</text:p>
                <draw:g>
                  <svg:desc>'市场信息管理汇总-图表'.L2:'市场信息管理汇总-图表'.L2</svg:desc>
                </draw:g>
              </table:table-cell>
              <table:table-cell office:value-type="string">
                <text:p>转换为市场招待数</text:p>
                <draw:g>
                  <svg:desc>'市场信息管理汇总-图表'.M2:'市场信息管理汇总-图表'.M2</svg:desc>
                </draw:g>
              </table:table-cell>
              <table:table-cell office:value-type="string">
                <text:p>转换为商务洽谈数</text:p>
                <draw:g>
                  <svg:desc>'市场信息管理汇总-图表'.N2:'市场信息管理汇总-图表'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通信</text:p>
                <draw:g>
                  <svg:desc>'市场信息管理汇总-图表'.A3:'市场信息管理汇总-图表'.A6</svg:desc>
                </draw:g>
              </table:table-cell>
              <table:table-cell office:value-type="float" office:value="18">
                <text:p>18</text:p>
                <draw:g>
                  <svg:desc>'市场信息管理汇总-图表'.B3:'市场信息管理汇总-图表'.B6</svg:desc>
                </draw:g>
              </table:table-cell>
              <table:table-cell office:value-type="float" office:value="3">
                <text:p>3</text:p>
                <draw:g>
                  <svg:desc>'市场信息管理汇总-图表'.C3:'市场信息管理汇总-图表'.C6</svg:desc>
                </draw:g>
              </table:table-cell>
              <table:table-cell office:value-type="float" office:value="3">
                <text:p>3</text:p>
                <draw:g>
                  <svg:desc>'市场信息管理汇总-图表'.D3:'市场信息管理汇总-图表'.D6</svg:desc>
                </draw:g>
              </table:table-cell>
              <table:table-cell office:value-type="float" office:value="2">
                <text:p>2</text:p>
                <draw:g>
                  <svg:desc>'市场信息管理汇总-图表'.E3:'市场信息管理汇总-图表'.E6</svg:desc>
                </draw:g>
              </table:table-cell>
              <table:table-cell office:value-type="float" office:value="5">
                <text:p>5</text:p>
                <draw:g>
                  <svg:desc>'市场信息管理汇总-图表'.F3:'市场信息管理汇总-图表'.F6</svg:desc>
                </draw:g>
              </table:table-cell>
              <table:table-cell office:value-type="float" office:value="6">
                <text:p>6</text:p>
                <draw:g>
                  <svg:desc>'市场信息管理汇总-图表'.G3:'市场信息管理汇总-图表'.G6</svg:desc>
                </draw:g>
              </table:table-cell>
              <table:table-cell office:value-type="float" office:value="3">
                <text:p>3</text:p>
                <draw:g>
                  <svg:desc>'市场信息管理汇总-图表'.H3:'市场信息管理汇总-图表'.H6</svg:desc>
                </draw:g>
              </table:table-cell>
              <table:table-cell office:value-type="float" office:value="4">
                <text:p>4</text:p>
                <draw:g>
                  <svg:desc>'市场信息管理汇总-图表'.I3:'市场信息管理汇总-图表'.I6</svg:desc>
                </draw:g>
              </table:table-cell>
              <table:table-cell office:value-type="float" office:value="2">
                <text:p>2</text:p>
                <draw:g>
                  <svg:desc>'市场信息管理汇总-图表'.J3:'市场信息管理汇总-图表'.J6</svg:desc>
                </draw:g>
              </table:table-cell>
              <table:table-cell office:value-type="float" office:value="3">
                <text:p>3</text:p>
                <draw:g>
                  <svg:desc>'市场信息管理汇总-图表'.K3:'市场信息管理汇总-图表'.K6</svg:desc>
                </draw:g>
              </table:table-cell>
              <table:table-cell office:value-type="float" office:value="3">
                <text:p>3</text:p>
                <draw:g>
                  <svg:desc>'市场信息管理汇总-图表'.L3:'市场信息管理汇总-图表'.L6</svg:desc>
                </draw:g>
              </table:table-cell>
              <table:table-cell office:value-type="float" office:value="6">
                <text:p>6</text:p>
                <draw:g>
                  <svg:desc>'市场信息管理汇总-图表'.M3:'市场信息管理汇总-图表'.M6</svg:desc>
                </draw:g>
              </table:table-cell>
              <table:table-cell office:value-type="float" office:value="4">
                <text:p>4</text:p>
                <draw:g>
                  <svg:desc>'市场信息管理汇总-图表'.N3:'市场信息管理汇总-图表'.N6</svg:desc>
                </draw:g>
              </table:table-cell>
            </table:table-row>
            <table:table-row>
              <table:table-cell office:value-type="string">
                <text:p>软件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信息系统集成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广告品牌营销、活动策划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loext:external-data="xl/charts/style4.xml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c0504d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9bbb59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064a2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4bacc6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79646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2c4d75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72c2a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5f7530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d3b62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276a7c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b65708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729aca"/>
      <style:text-properties fo:font-size="10pt" style:font-size-asian="10pt" style:font-size-complex="10pt"/>
    </style:style>
    <style:style style:name="ch21" style:family="chart">
      <style:graphic-properties draw:fill="none" draw:fill-color="#d9d9d9"/>
    </style:style>
    <style:style style:name="ch22" style:family="chart">
      <style:graphic-properties draw:fill-color="#d9d9d9"/>
    </style:style>
  </office:automatic-styles>
  <office:body>
    <office:chart>
      <chart:chart svg:width="24.207cm" svg:height="7.62cm" xlink:href=".." xlink:type="simple" chart:class="chart:bar" chart:style-name="ch1">
        <chart:title svg:x="10.003cm" svg:y="0.287cm" chart:style-name="ch2">
          <text:p>累计市场信息汇总</text:p>
        </chart:title>
        <chart:legend chart:legend-position="bottom" svg:x="3.865cm" svg:y="5.604cm" style:legend-expansion="wide" chart:style-name="ch3"/>
        <chart:plot-area chart:style-name="ch4" table:cell-range-address="'市场信息管理汇总-图表'.A2:'市场信息管理汇总-图表'.N6" chart:data-source-has-labels="both" svg:x="0.484cm" svg:y="1.53cm" svg:width="23.239cm" svg:height="3.922cm">
          <chartooo:coordinate-region svg:x="0.903cm" svg:y="1.69cm" svg:width="22.82cm" svg:height="3.186cm"/>
          <chart:axis chart:dimension="x" chart:name="primary-x" chart:style-name="ch5" chartooo:axis-type="auto">
            <chartooo:date-scale/>
            <chart:categories table:cell-range-address="'市场信息管理汇总-图表'.A3:'市场信息管理汇总-图表'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市场信息管理汇总-图表'.B3:'市场信息管理汇总-图表'.B6" chart:label-cell-address="'市场信息管理汇总-图表'.B2:'市场信息管理汇总-图表'.B2" chart:class="chart:bar">
            <chart:data-point chart:repeated="4"/>
          </chart:series>
          <chart:series chart:style-name="ch9" chart:values-cell-range-address="'市场信息管理汇总-图表'.C3:'市场信息管理汇总-图表'.C6" chart:label-cell-address="'市场信息管理汇总-图表'.C2:'市场信息管理汇总-图表'.C2" chart:class="chart:bar">
            <chart:data-point chart:repeated="4"/>
          </chart:series>
          <chart:series chart:style-name="ch10" chart:values-cell-range-address="'市场信息管理汇总-图表'.D3:'市场信息管理汇总-图表'.D6" chart:label-cell-address="'市场信息管理汇总-图表'.D2:'市场信息管理汇总-图表'.D2" chart:class="chart:bar">
            <chart:data-point chart:repeated="4"/>
          </chart:series>
          <chart:series chart:style-name="ch11" chart:values-cell-range-address="'市场信息管理汇总-图表'.E3:'市场信息管理汇总-图表'.E6" chart:label-cell-address="'市场信息管理汇总-图表'.E2:'市场信息管理汇总-图表'.E2" chart:class="chart:bar">
            <chart:data-point chart:repeated="4"/>
          </chart:series>
          <chart:series chart:style-name="ch12" chart:values-cell-range-address="'市场信息管理汇总-图表'.F3:'市场信息管理汇总-图表'.F6" chart:label-cell-address="'市场信息管理汇总-图表'.F2:'市场信息管理汇总-图表'.F2" chart:class="chart:bar">
            <chart:data-point chart:repeated="4"/>
          </chart:series>
          <chart:series chart:style-name="ch13" chart:values-cell-range-address="'市场信息管理汇总-图表'.G3:'市场信息管理汇总-图表'.G6" chart:label-cell-address="'市场信息管理汇总-图表'.G2:'市场信息管理汇总-图表'.G2" chart:class="chart:bar">
            <chart:data-point chart:repeated="4"/>
          </chart:series>
          <chart:series chart:style-name="ch14" chart:values-cell-range-address="'市场信息管理汇总-图表'.H3:'市场信息管理汇总-图表'.H6" chart:label-cell-address="'市场信息管理汇总-图表'.H2:'市场信息管理汇总-图表'.H2" chart:class="chart:bar">
            <chart:data-point chart:repeated="4"/>
          </chart:series>
          <chart:series chart:style-name="ch15" chart:values-cell-range-address="'市场信息管理汇总-图表'.I3:'市场信息管理汇总-图表'.I6" chart:label-cell-address="'市场信息管理汇总-图表'.I2:'市场信息管理汇总-图表'.I2" chart:class="chart:bar">
            <chart:data-point chart:repeated="4"/>
          </chart:series>
          <chart:series chart:style-name="ch16" chart:values-cell-range-address="'市场信息管理汇总-图表'.J3:'市场信息管理汇总-图表'.J6" chart:label-cell-address="'市场信息管理汇总-图表'.J2:'市场信息管理汇总-图表'.J2" chart:class="chart:bar">
            <chart:data-point chart:repeated="4"/>
          </chart:series>
          <chart:series chart:style-name="ch17" chart:values-cell-range-address="'市场信息管理汇总-图表'.K3:'市场信息管理汇总-图表'.K6" chart:label-cell-address="'市场信息管理汇总-图表'.K2:'市场信息管理汇总-图表'.K2" chart:class="chart:bar">
            <chart:data-point chart:repeated="4"/>
          </chart:series>
          <chart:series chart:style-name="ch18" chart:values-cell-range-address="'市场信息管理汇总-图表'.L3:'市场信息管理汇总-图表'.L6" chart:label-cell-address="'市场信息管理汇总-图表'.L2:'市场信息管理汇总-图表'.L2" chart:class="chart:bar">
            <chart:data-point chart:repeated="4"/>
          </chart:series>
          <chart:series chart:style-name="ch19" chart:values-cell-range-address="'市场信息管理汇总-图表'.M3:'市场信息管理汇总-图表'.M6" chart:label-cell-address="'市场信息管理汇总-图表'.M2:'市场信息管理汇总-图表'.M2" chart:class="chart:bar">
            <chart:data-point chart:repeated="4"/>
          </chart:series>
          <chart:series chart:style-name="ch20" chart:values-cell-range-address="'市场信息管理汇总-图表'.N3:'市场信息管理汇总-图表'.N6" chart:label-cell-address="'市场信息管理汇总-图表'.N2:'市场信息管理汇总-图表'.N2" chart:class="chart:bar"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现有市场信息</text:p>
                <draw:g>
                  <svg:desc>'市场信息管理汇总-图表'.B2:'市场信息管理汇总-图表'.B2</svg:desc>
                </draw:g>
              </table:table-cell>
              <table:table-cell office:value-type="string">
                <text:p>招投标数量</text:p>
                <draw:g>
                  <svg:desc>'市场信息管理汇总-图表'.C2:'市场信息管理汇总-图表'.C2</svg:desc>
                </draw:g>
              </table:table-cell>
              <table:table-cell office:value-type="string">
                <text:p>市场招待获取的信息数量</text:p>
                <draw:g>
                  <svg:desc>'市场信息管理汇总-图表'.D2:'市场信息管理汇总-图表'.D2</svg:desc>
                </draw:g>
              </table:table-cell>
              <table:table-cell office:value-type="string">
                <text:p>介绍数量</text:p>
                <draw:g>
                  <svg:desc>'市场信息管理汇总-图表'.E2:'市场信息管理汇总-图表'.E2</svg:desc>
                </draw:g>
              </table:table-cell>
              <table:table-cell office:value-type="string">
                <text:p>商务洽谈获取的市场信息数量</text:p>
                <draw:g>
                  <svg:desc>'市场信息管理汇总-图表'.F2:'市场信息管理汇总-图表'.F2</svg:desc>
                </draw:g>
              </table:table-cell>
              <table:table-cell office:value-type="string">
                <text:p>有效信息</text:p>
                <draw:g>
                  <svg:desc>'市场信息管理汇总-图表'.G2:'市场信息管理汇总-图表'.G2</svg:desc>
                </draw:g>
              </table:table-cell>
              <table:table-cell office:value-type="string">
                <text:p>无效信息</text:p>
                <draw:g>
                  <svg:desc>'市场信息管理汇总-图表'.H2:'市场信息管理汇总-图表'.H2</svg:desc>
                </draw:g>
              </table:table-cell>
              <table:table-cell office:value-type="string">
                <text:p>与商机关联的客户数量</text:p>
                <draw:g>
                  <svg:desc>'市场信息管理汇总-图表'.I2:'市场信息管理汇总-图表'.I2</svg:desc>
                </draw:g>
              </table:table-cell>
              <table:table-cell office:value-type="string">
                <text:p>竞争对象数量</text:p>
                <draw:g>
                  <svg:desc>'市场信息管理汇总-图表'.J2:'市场信息管理汇总-图表'.J2</svg:desc>
                </draw:g>
              </table:table-cell>
              <table:table-cell office:value-type="string">
                <text:p>已转换商机</text:p>
                <draw:g>
                  <svg:desc>'市场信息管理汇总-图表'.K2:'市场信息管理汇总-图表'.K2</svg:desc>
                </draw:g>
              </table:table-cell>
              <table:table-cell office:value-type="string">
                <text:p>已初步分析数</text:p>
                <draw:g>
                  <svg:desc>'市场信息管理汇总-图表'.L2:'市场信息管理汇总-图表'.L2</svg:desc>
                </draw:g>
              </table:table-cell>
              <table:table-cell office:value-type="string">
                <text:p>转换为市场招待数</text:p>
                <draw:g>
                  <svg:desc>'市场信息管理汇总-图表'.M2:'市场信息管理汇总-图表'.M2</svg:desc>
                </draw:g>
              </table:table-cell>
              <table:table-cell office:value-type="string">
                <text:p>转换为商务洽谈数</text:p>
                <draw:g>
                  <svg:desc>'市场信息管理汇总-图表'.N2:'市场信息管理汇总-图表'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通信</text:p>
                <draw:g>
                  <svg:desc>'市场信息管理汇总-图表'.A3:'市场信息管理汇总-图表'.A6</svg:desc>
                </draw:g>
              </table:table-cell>
              <table:table-cell office:value-type="float" office:value="18">
                <text:p>18</text:p>
                <draw:g>
                  <svg:desc>'市场信息管理汇总-图表'.B3:'市场信息管理汇总-图表'.B6</svg:desc>
                </draw:g>
              </table:table-cell>
              <table:table-cell office:value-type="float" office:value="3">
                <text:p>3</text:p>
                <draw:g>
                  <svg:desc>'市场信息管理汇总-图表'.C3:'市场信息管理汇总-图表'.C6</svg:desc>
                </draw:g>
              </table:table-cell>
              <table:table-cell office:value-type="float" office:value="3">
                <text:p>3</text:p>
                <draw:g>
                  <svg:desc>'市场信息管理汇总-图表'.D3:'市场信息管理汇总-图表'.D6</svg:desc>
                </draw:g>
              </table:table-cell>
              <table:table-cell office:value-type="float" office:value="2">
                <text:p>2</text:p>
                <draw:g>
                  <svg:desc>'市场信息管理汇总-图表'.E3:'市场信息管理汇总-图表'.E6</svg:desc>
                </draw:g>
              </table:table-cell>
              <table:table-cell office:value-type="float" office:value="5">
                <text:p>5</text:p>
                <draw:g>
                  <svg:desc>'市场信息管理汇总-图表'.F3:'市场信息管理汇总-图表'.F6</svg:desc>
                </draw:g>
              </table:table-cell>
              <table:table-cell office:value-type="float" office:value="6">
                <text:p>6</text:p>
                <draw:g>
                  <svg:desc>'市场信息管理汇总-图表'.G3:'市场信息管理汇总-图表'.G6</svg:desc>
                </draw:g>
              </table:table-cell>
              <table:table-cell office:value-type="float" office:value="3">
                <text:p>3</text:p>
                <draw:g>
                  <svg:desc>'市场信息管理汇总-图表'.H3:'市场信息管理汇总-图表'.H6</svg:desc>
                </draw:g>
              </table:table-cell>
              <table:table-cell office:value-type="float" office:value="4">
                <text:p>4</text:p>
                <draw:g>
                  <svg:desc>'市场信息管理汇总-图表'.I3:'市场信息管理汇总-图表'.I6</svg:desc>
                </draw:g>
              </table:table-cell>
              <table:table-cell office:value-type="float" office:value="2">
                <text:p>2</text:p>
                <draw:g>
                  <svg:desc>'市场信息管理汇总-图表'.J3:'市场信息管理汇总-图表'.J6</svg:desc>
                </draw:g>
              </table:table-cell>
              <table:table-cell office:value-type="float" office:value="3">
                <text:p>3</text:p>
                <draw:g>
                  <svg:desc>'市场信息管理汇总-图表'.K3:'市场信息管理汇总-图表'.K6</svg:desc>
                </draw:g>
              </table:table-cell>
              <table:table-cell office:value-type="float" office:value="3">
                <text:p>3</text:p>
                <draw:g>
                  <svg:desc>'市场信息管理汇总-图表'.L3:'市场信息管理汇总-图表'.L6</svg:desc>
                </draw:g>
              </table:table-cell>
              <table:table-cell office:value-type="float" office:value="6">
                <text:p>6</text:p>
                <draw:g>
                  <svg:desc>'市场信息管理汇总-图表'.M3:'市场信息管理汇总-图表'.M6</svg:desc>
                </draw:g>
              </table:table-cell>
              <table:table-cell office:value-type="float" office:value="4">
                <text:p>4</text:p>
                <draw:g>
                  <svg:desc>'市场信息管理汇总-图表'.N3:'市场信息管理汇总-图表'.N6</svg:desc>
                </draw:g>
              </table:table-cell>
            </table:table-row>
            <table:table-row>
              <table:table-cell office:value-type="string">
                <text:p>软件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信息系统集成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广告品牌营销、活动策划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loext:external-data="xl/charts/style4.xml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c0504d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9bbb59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064a2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4bacc6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79646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2c4d75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72c2a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5f7530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d3b62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276a7c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b65708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729aca"/>
      <style:text-properties fo:font-size="10pt" style:font-size-asian="10pt" style:font-size-complex="10pt"/>
    </style:style>
    <style:style style:name="ch21" style:family="chart">
      <style:graphic-properties draw:fill="none" draw:fill-color="#d9d9d9"/>
    </style:style>
    <style:style style:name="ch22" style:family="chart">
      <style:graphic-properties draw:fill-color="#d9d9d9"/>
    </style:style>
  </office:automatic-styles>
  <office:body>
    <office:chart>
      <chart:chart svg:width="24.207cm" svg:height="7.62cm" xlink:href="." xlink:type="simple" chart:class="chart:bar" chart:style-name="ch1">
        <chart:title svg:x="10.003cm" svg:y="0.287cm" chart:style-name="ch2">
          <text:p>累计市场信息汇总</text:p>
        </chart:title>
        <chart:legend chart:legend-position="bottom" svg:x="3.865cm" svg:y="5.604cm" style:legend-expansion="wide" chart:style-name="ch3"/>
        <chart:plot-area chart:style-name="ch4" chart:data-source-has-labels="both" svg:x="0.484cm" svg:y="1.53cm" svg:width="23.239cm" svg:height="3.922cm">
          <chartooo:coordinate-region svg:x="0.903cm" svg:y="1.69cm" svg:width="22.82cm" svg:height="3.186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series chart:style-name="ch10" chart:values-cell-range-address="local-table.$D$2:.$D$5" chart:label-cell-address="local-table.$D$1" chart:class="chart:bar">
            <chart:data-point chart:repeated="4"/>
          </chart:series>
          <chart:series chart:style-name="ch11" chart:values-cell-range-address="local-table.$E$2:.$E$5" chart:label-cell-address="local-table.$E$1" chart:class="chart:bar">
            <chart:data-point chart:repeated="4"/>
          </chart:series>
          <chart:series chart:style-name="ch12" chart:values-cell-range-address="local-table.$F$2:.$F$5" chart:label-cell-address="local-table.$F$1" chart:class="chart:bar">
            <chart:data-point chart:repeated="4"/>
          </chart:series>
          <chart:series chart:style-name="ch13" chart:values-cell-range-address="local-table.$G$2:.$G$5" chart:label-cell-address="local-table.$G$1" chart:class="chart:bar">
            <chart:data-point chart:repeated="4"/>
          </chart:series>
          <chart:series chart:style-name="ch14" chart:values-cell-range-address="local-table.$H$2:.$H$5" chart:label-cell-address="local-table.$H$1" chart:class="chart:bar">
            <chart:data-point chart:repeated="4"/>
          </chart:series>
          <chart:series chart:style-name="ch15" chart:values-cell-range-address="local-table.$I$2:.$I$5" chart:label-cell-address="local-table.$I$1" chart:class="chart:bar">
            <chart:data-point chart:repeated="4"/>
          </chart:series>
          <chart:series chart:style-name="ch16" chart:values-cell-range-address="local-table.$J$2:.$J$5" chart:label-cell-address="local-table.$J$1" chart:class="chart:bar">
            <chart:data-point chart:repeated="4"/>
          </chart:series>
          <chart:series chart:style-name="ch17" chart:values-cell-range-address="local-table.$K$2:.$K$5" chart:label-cell-address="local-table.$K$1" chart:class="chart:bar">
            <chart:data-point chart:repeated="4"/>
          </chart:series>
          <chart:series chart:style-name="ch18" chart:values-cell-range-address="local-table.$L$2:.$L$5" chart:label-cell-address="local-table.$L$1" chart:class="chart:bar">
            <chart:data-point chart:repeated="4"/>
          </chart:series>
          <chart:series chart:style-name="ch19" chart:values-cell-range-address="local-table.$M$2:.$M$5" chart:label-cell-address="local-table.$M$1" chart:class="chart:bar">
            <chart:data-point chart:repeated="4"/>
          </chart:series>
          <chart:series chart:style-name="ch20" chart:values-cell-range-address="local-table.$N$2:.$N$5" chart:label-cell-address="local-table.$N$1" chart:class="chart:bar"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现有市场信息</text:p>
              </table:table-cell>
              <table:table-cell office:value-type="string">
                <text:p>招投标数量</text:p>
              </table:table-cell>
              <table:table-cell office:value-type="string">
                <text:p>市场招待获取的信息数量</text:p>
              </table:table-cell>
              <table:table-cell office:value-type="string">
                <text:p>介绍数量</text:p>
              </table:table-cell>
              <table:table-cell office:value-type="string">
                <text:p>商务洽谈获取的市场信息数量</text:p>
              </table:table-cell>
              <table:table-cell office:value-type="string">
                <text:p>有效信息</text:p>
              </table:table-cell>
              <table:table-cell office:value-type="string">
                <text:p>无效信息</text:p>
              </table:table-cell>
              <table:table-cell office:value-type="string">
                <text:p>与商机关联的客户数量</text:p>
              </table:table-cell>
              <table:table-cell office:value-type="string">
                <text:p>竞争对象数量</text:p>
              </table:table-cell>
              <table:table-cell office:value-type="string">
                <text:p>已转换商机</text:p>
              </table:table-cell>
              <table:table-cell office:value-type="string">
                <text:p>已初步分析数</text:p>
              </table:table-cell>
              <table:table-cell office:value-type="string">
                <text:p>转换为市场招待数</text:p>
              </table:table-cell>
              <table:table-cell office:value-type="string">
                <text:p>转换为商务洽谈数</text:p>
              </table:table-cell>
            </table:table-row>
          </table:table-header-rows>
          <table:table-rows>
            <table:table-row>
              <table:table-cell office:value-type="string">
                <text:p>通信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软件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信息系统集成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广告品牌营销、活动策划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loext:external-data="xl/charts/style4.xml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c0504d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9bbb59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064a2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4bacc6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79646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2c4d75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72c2a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5f7530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d3b62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276a7c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b65708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729aca"/>
      <style:text-properties fo:font-size="10pt" style:font-size-asian="10pt" style:font-size-complex="10pt"/>
    </style:style>
    <style:style style:name="ch21" style:family="chart">
      <style:graphic-properties draw:fill="none" draw:fill-color="#d9d9d9"/>
    </style:style>
    <style:style style:name="ch22" style:family="chart">
      <style:graphic-properties draw:fill-color="#d9d9d9"/>
    </style:style>
  </office:automatic-styles>
  <office:body>
    <office:chart>
      <chart:chart svg:width="24.207cm" svg:height="7.62cm" xlink:href="." xlink:type="simple" chart:class="chart:bar" chart:style-name="ch1">
        <chart:title svg:x="10.003cm" svg:y="0.287cm" chart:style-name="ch2">
          <text:p>累计市场信息汇总</text:p>
        </chart:title>
        <chart:legend chart:legend-position="bottom" svg:x="3.865cm" svg:y="5.604cm" style:legend-expansion="wide" chart:style-name="ch3"/>
        <chart:plot-area chart:style-name="ch4" chart:data-source-has-labels="both" svg:x="0.484cm" svg:y="1.53cm" svg:width="23.239cm" svg:height="3.922cm">
          <chartooo:coordinate-region svg:x="0.903cm" svg:y="1.69cm" svg:width="22.82cm" svg:height="3.186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series chart:style-name="ch10" chart:values-cell-range-address="local-table.$D$2:.$D$5" chart:label-cell-address="local-table.$D$1" chart:class="chart:bar">
            <chart:data-point chart:repeated="4"/>
          </chart:series>
          <chart:series chart:style-name="ch11" chart:values-cell-range-address="local-table.$E$2:.$E$5" chart:label-cell-address="local-table.$E$1" chart:class="chart:bar">
            <chart:data-point chart:repeated="4"/>
          </chart:series>
          <chart:series chart:style-name="ch12" chart:values-cell-range-address="local-table.$F$2:.$F$5" chart:label-cell-address="local-table.$F$1" chart:class="chart:bar">
            <chart:data-point chart:repeated="4"/>
          </chart:series>
          <chart:series chart:style-name="ch13" chart:values-cell-range-address="local-table.$G$2:.$G$5" chart:label-cell-address="local-table.$G$1" chart:class="chart:bar">
            <chart:data-point chart:repeated="4"/>
          </chart:series>
          <chart:series chart:style-name="ch14" chart:values-cell-range-address="local-table.$H$2:.$H$5" chart:label-cell-address="local-table.$H$1" chart:class="chart:bar">
            <chart:data-point chart:repeated="4"/>
          </chart:series>
          <chart:series chart:style-name="ch15" chart:values-cell-range-address="local-table.$I$2:.$I$5" chart:label-cell-address="local-table.$I$1" chart:class="chart:bar">
            <chart:data-point chart:repeated="4"/>
          </chart:series>
          <chart:series chart:style-name="ch16" chart:values-cell-range-address="local-table.$J$2:.$J$5" chart:label-cell-address="local-table.$J$1" chart:class="chart:bar">
            <chart:data-point chart:repeated="4"/>
          </chart:series>
          <chart:series chart:style-name="ch17" chart:values-cell-range-address="local-table.$K$2:.$K$5" chart:label-cell-address="local-table.$K$1" chart:class="chart:bar">
            <chart:data-point chart:repeated="4"/>
          </chart:series>
          <chart:series chart:style-name="ch18" chart:values-cell-range-address="local-table.$L$2:.$L$5" chart:label-cell-address="local-table.$L$1" chart:class="chart:bar">
            <chart:data-point chart:repeated="4"/>
          </chart:series>
          <chart:series chart:style-name="ch19" chart:values-cell-range-address="local-table.$M$2:.$M$5" chart:label-cell-address="local-table.$M$1" chart:class="chart:bar">
            <chart:data-point chart:repeated="4"/>
          </chart:series>
          <chart:series chart:style-name="ch20" chart:values-cell-range-address="local-table.$N$2:.$N$5" chart:label-cell-address="local-table.$N$1" chart:class="chart:bar"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现有市场信息</text:p>
              </table:table-cell>
              <table:table-cell office:value-type="string">
                <text:p>招投标数量</text:p>
              </table:table-cell>
              <table:table-cell office:value-type="string">
                <text:p>市场招待获取的信息数量</text:p>
              </table:table-cell>
              <table:table-cell office:value-type="string">
                <text:p>介绍数量</text:p>
              </table:table-cell>
              <table:table-cell office:value-type="string">
                <text:p>商务洽谈获取的市场信息数量</text:p>
              </table:table-cell>
              <table:table-cell office:value-type="string">
                <text:p>有效信息</text:p>
              </table:table-cell>
              <table:table-cell office:value-type="string">
                <text:p>无效信息</text:p>
              </table:table-cell>
              <table:table-cell office:value-type="string">
                <text:p>与商机关联的客户数量</text:p>
              </table:table-cell>
              <table:table-cell office:value-type="string">
                <text:p>竞争对象数量</text:p>
              </table:table-cell>
              <table:table-cell office:value-type="string">
                <text:p>已转换商机</text:p>
              </table:table-cell>
              <table:table-cell office:value-type="string">
                <text:p>已初步分析数</text:p>
              </table:table-cell>
              <table:table-cell office:value-type="string">
                <text:p>转换为市场招待数</text:p>
              </table:table-cell>
              <table:table-cell office:value-type="string">
                <text:p>转换为商务洽谈数</text:p>
              </table:table-cell>
            </table:table-row>
          </table:table-header-rows>
          <table:table-rows>
            <table:table-row>
              <table:table-cell office:value-type="string">
                <text:p>通信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软件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信息系统集成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广告品牌营销、活动策划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loext:external-data="xl/charts/style5.xml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c0504d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9bbb59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064a2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4bacc6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79646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2c4d75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72c2a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5f7530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d3b62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276a7c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b65708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729aca"/>
      <style:text-properties fo:font-size="10pt" style:font-size-asian="10pt" style:font-size-complex="10pt"/>
    </style:style>
    <style:style style:name="ch21" style:family="chart">
      <style:graphic-properties draw:fill="none" draw:fill-color="#d9d9d9"/>
    </style:style>
    <style:style style:name="ch22" style:family="chart">
      <style:graphic-properties draw:fill-color="#d9d9d9"/>
    </style:style>
  </office:automatic-styles>
  <office:body>
    <office:chart>
      <chart:chart svg:width="24.207cm" svg:height="7.62cm" xlink:href="." xlink:type="simple" chart:class="chart:bar" chart:style-name="ch1">
        <chart:title svg:x="6.894cm" svg:y="0.287cm" chart:style-name="ch2">
          <text:p>XXXX年XX月-XXXX年XX月季度市场信息汇总</text:p>
        </chart:title>
        <chart:legend chart:legend-position="bottom" svg:x="3.865cm" svg:y="5.604cm" style:legend-expansion="wide" chart:style-name="ch3"/>
        <chart:plot-area chart:style-name="ch4" chart:data-source-has-labels="both" svg:x="0.484cm" svg:y="1.53cm" svg:width="23.239cm" svg:height="3.922cm">
          <chartooo:coordinate-region svg:x="0.903cm" svg:y="1.69cm" svg:width="22.82cm" svg:height="3.186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series chart:style-name="ch10" chart:values-cell-range-address="local-table.$D$2:.$D$5" chart:label-cell-address="local-table.$D$1" chart:class="chart:bar">
            <chart:data-point chart:repeated="4"/>
          </chart:series>
          <chart:series chart:style-name="ch11" chart:values-cell-range-address="local-table.$E$2:.$E$5" chart:label-cell-address="local-table.$E$1" chart:class="chart:bar">
            <chart:data-point chart:repeated="4"/>
          </chart:series>
          <chart:series chart:style-name="ch12" chart:values-cell-range-address="local-table.$F$2:.$F$5" chart:label-cell-address="local-table.$F$1" chart:class="chart:bar">
            <chart:data-point chart:repeated="4"/>
          </chart:series>
          <chart:series chart:style-name="ch13" chart:values-cell-range-address="local-table.$G$2:.$G$5" chart:label-cell-address="local-table.$G$1" chart:class="chart:bar">
            <chart:data-point chart:repeated="4"/>
          </chart:series>
          <chart:series chart:style-name="ch14" chart:values-cell-range-address="local-table.$H$2:.$H$5" chart:label-cell-address="local-table.$H$1" chart:class="chart:bar">
            <chart:data-point chart:repeated="4"/>
          </chart:series>
          <chart:series chart:style-name="ch15" chart:values-cell-range-address="local-table.$I$2:.$I$5" chart:label-cell-address="local-table.$I$1" chart:class="chart:bar">
            <chart:data-point chart:repeated="4"/>
          </chart:series>
          <chart:series chart:style-name="ch16" chart:values-cell-range-address="local-table.$J$2:.$J$5" chart:label-cell-address="local-table.$J$1" chart:class="chart:bar">
            <chart:data-point chart:repeated="4"/>
          </chart:series>
          <chart:series chart:style-name="ch17" chart:values-cell-range-address="local-table.$K$2:.$K$5" chart:label-cell-address="local-table.$K$1" chart:class="chart:bar">
            <chart:data-point chart:repeated="4"/>
          </chart:series>
          <chart:series chart:style-name="ch18" chart:values-cell-range-address="local-table.$L$2:.$L$5" chart:label-cell-address="local-table.$L$1" chart:class="chart:bar">
            <chart:data-point chart:repeated="4"/>
          </chart:series>
          <chart:series chart:style-name="ch19" chart:values-cell-range-address="local-table.$M$2:.$M$5" chart:label-cell-address="local-table.$M$1" chart:class="chart:bar">
            <chart:data-point chart:repeated="4"/>
          </chart:series>
          <chart:series chart:style-name="ch20" chart:values-cell-range-address="local-table.$N$2:.$N$5" chart:label-cell-address="local-table.$N$1" chart:class="chart:bar"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现有市场信息</text:p>
              </table:table-cell>
              <table:table-cell office:value-type="string">
                <text:p>招投标数量</text:p>
              </table:table-cell>
              <table:table-cell office:value-type="string">
                <text:p>市场招待获取的信息数量</text:p>
              </table:table-cell>
              <table:table-cell office:value-type="string">
                <text:p>介绍数量</text:p>
              </table:table-cell>
              <table:table-cell office:value-type="string">
                <text:p>商务洽谈获取的市场信息数量</text:p>
              </table:table-cell>
              <table:table-cell office:value-type="string">
                <text:p>有效信息</text:p>
              </table:table-cell>
              <table:table-cell office:value-type="string">
                <text:p>无效信息</text:p>
              </table:table-cell>
              <table:table-cell office:value-type="string">
                <text:p>与商机关联的客户数量</text:p>
              </table:table-cell>
              <table:table-cell office:value-type="string">
                <text:p>竞争对象数量</text:p>
              </table:table-cell>
              <table:table-cell office:value-type="string">
                <text:p>已转换商机</text:p>
              </table:table-cell>
              <table:table-cell office:value-type="string">
                <text:p>已初步分析数</text:p>
              </table:table-cell>
              <table:table-cell office:value-type="string">
                <text:p>转换为市场招待数</text:p>
              </table:table-cell>
              <table:table-cell office:value-type="string">
                <text:p>转换为商务洽谈数</text:p>
              </table:table-cell>
            </table:table-row>
          </table:table-header-rows>
          <table:table-rows>
            <table:table-row>
              <table:table-cell office:value-type="string">
                <text:p>通信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软件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信息系统集成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广告品牌营销、活动策划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loext:external-data="xl/charts/style6.xml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c0504d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9bbb59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064a2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4bacc6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79646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2c4d75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72c2a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5f7530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d3b62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276a7c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b65708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729aca"/>
      <style:text-properties fo:font-size="10pt" style:font-size-asian="10pt" style:font-size-complex="10pt"/>
    </style:style>
    <style:style style:name="ch21" style:family="chart">
      <style:graphic-properties draw:fill="none" draw:fill-color="#d9d9d9"/>
    </style:style>
    <style:style style:name="ch22" style:family="chart">
      <style:graphic-properties draw:fill-color="#d9d9d9"/>
    </style:style>
  </office:automatic-styles>
  <office:body>
    <office:chart>
      <chart:chart svg:width="24.207cm" svg:height="7.62cm" xlink:href="." xlink:type="simple" chart:class="chart:bar" chart:style-name="ch1">
        <chart:title svg:x="9.424cm" svg:y="0.287cm" chart:style-name="ch2">
          <text:p>XXXX年度市场信息汇总</text:p>
        </chart:title>
        <chart:legend chart:legend-position="bottom" svg:x="3.865cm" svg:y="5.604cm" style:legend-expansion="wide" chart:style-name="ch3"/>
        <chart:plot-area chart:style-name="ch4" chart:data-source-has-labels="both" svg:x="0.484cm" svg:y="1.53cm" svg:width="23.239cm" svg:height="3.922cm">
          <chartooo:coordinate-region svg:x="0.903cm" svg:y="1.69cm" svg:width="22.82cm" svg:height="3.186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series chart:style-name="ch10" chart:values-cell-range-address="local-table.$D$2:.$D$5" chart:label-cell-address="local-table.$D$1" chart:class="chart:bar">
            <chart:data-point chart:repeated="4"/>
          </chart:series>
          <chart:series chart:style-name="ch11" chart:values-cell-range-address="local-table.$E$2:.$E$5" chart:label-cell-address="local-table.$E$1" chart:class="chart:bar">
            <chart:data-point chart:repeated="4"/>
          </chart:series>
          <chart:series chart:style-name="ch12" chart:values-cell-range-address="local-table.$F$2:.$F$5" chart:label-cell-address="local-table.$F$1" chart:class="chart:bar">
            <chart:data-point chart:repeated="4"/>
          </chart:series>
          <chart:series chart:style-name="ch13" chart:values-cell-range-address="local-table.$G$2:.$G$5" chart:label-cell-address="local-table.$G$1" chart:class="chart:bar">
            <chart:data-point chart:repeated="4"/>
          </chart:series>
          <chart:series chart:style-name="ch14" chart:values-cell-range-address="local-table.$H$2:.$H$5" chart:label-cell-address="local-table.$H$1" chart:class="chart:bar">
            <chart:data-point chart:repeated="4"/>
          </chart:series>
          <chart:series chart:style-name="ch15" chart:values-cell-range-address="local-table.$I$2:.$I$5" chart:label-cell-address="local-table.$I$1" chart:class="chart:bar">
            <chart:data-point chart:repeated="4"/>
          </chart:series>
          <chart:series chart:style-name="ch16" chart:values-cell-range-address="local-table.$J$2:.$J$5" chart:label-cell-address="local-table.$J$1" chart:class="chart:bar">
            <chart:data-point chart:repeated="4"/>
          </chart:series>
          <chart:series chart:style-name="ch17" chart:values-cell-range-address="local-table.$K$2:.$K$5" chart:label-cell-address="local-table.$K$1" chart:class="chart:bar">
            <chart:data-point chart:repeated="4"/>
          </chart:series>
          <chart:series chart:style-name="ch18" chart:values-cell-range-address="local-table.$L$2:.$L$5" chart:label-cell-address="local-table.$L$1" chart:class="chart:bar">
            <chart:data-point chart:repeated="4"/>
          </chart:series>
          <chart:series chart:style-name="ch19" chart:values-cell-range-address="local-table.$M$2:.$M$5" chart:label-cell-address="local-table.$M$1" chart:class="chart:bar">
            <chart:data-point chart:repeated="4"/>
          </chart:series>
          <chart:series chart:style-name="ch20" chart:values-cell-range-address="local-table.$N$2:.$N$5" chart:label-cell-address="local-table.$N$1" chart:class="chart:bar"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现有市场信息</text:p>
              </table:table-cell>
              <table:table-cell office:value-type="string">
                <text:p>招投标数量</text:p>
              </table:table-cell>
              <table:table-cell office:value-type="string">
                <text:p>市场招待获取的信息数量</text:p>
              </table:table-cell>
              <table:table-cell office:value-type="string">
                <text:p>介绍数量</text:p>
              </table:table-cell>
              <table:table-cell office:value-type="string">
                <text:p>商务洽谈获取的市场信息数量</text:p>
              </table:table-cell>
              <table:table-cell office:value-type="string">
                <text:p>有效信息</text:p>
              </table:table-cell>
              <table:table-cell office:value-type="string">
                <text:p>无效信息</text:p>
              </table:table-cell>
              <table:table-cell office:value-type="string">
                <text:p>与商机关联的客户数量</text:p>
              </table:table-cell>
              <table:table-cell office:value-type="string">
                <text:p>竞争对象数量</text:p>
              </table:table-cell>
              <table:table-cell office:value-type="string">
                <text:p>已转换商机</text:p>
              </table:table-cell>
              <table:table-cell office:value-type="string">
                <text:p>已初步分析数</text:p>
              </table:table-cell>
              <table:table-cell office:value-type="string">
                <text:p>转换为市场招待数</text:p>
              </table:table-cell>
              <table:table-cell office:value-type="string">
                <text:p>转换为商务洽谈数</text:p>
              </table:table-cell>
            </table:table-row>
          </table:table-header-rows>
          <table:table-rows>
            <table:table-row>
              <table:table-cell office:value-type="string">
                <text:p>通信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软件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信息系统集成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广告品牌营销、活动策划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